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" table:style-name="ta1">
        <table:shapes>
          <draw:frame draw:z-index="0" draw:style-name="gr1" draw:text-style-name="P1" svg:width="453.51pt" svg:height="255.09pt" svg:x="18.48pt" svg:y="57.03pt">
            <draw:object draw:notify-on-update-of-ranges="source_1.D1:source_1.D1 source_1.D2:source_1.D288 source_1.E1:source_1.E1 source_1.E2:source_1.E2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7.91pt" svg:y="323.57pt">
            <draw:object draw:notify-on-update-of-ranges="source_1.H1:source_1.H1 source_1.H2:source_1.H288 source_1.I1:source_1.I1 source_1.I2:source_1.I28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3424.16062" calcext:value-type="float">
            <text:p>1443133424.16062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3424.36082" calcext:value-type="float">
            <text:p>1443133424.36082</text:p>
          </table:table-cell>
          <table:table-cell table:formula="of:=[.G2]-[.$B$2]" office:value-type="float" office:value="0.200198888778687" calcext:value-type="float">
            <text:p>0.2001988888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200198888778687" calcext:value-type="float">
            <text:p>0.2001988888</text:p>
          </table:table-cell>
          <table:table-cell table:formula="of:=MAX([.J2:.J2001])" office:value-type="float" office:value="3.13433122634888" calcext:value-type="float">
            <text:p>3.13433122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3424.24259" calcext:value-type="float">
            <text:p>1443133424.24259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0.0819714069366455" calcext:value-type="float">
            <text:p>0.0819714069</text:p>
          </table:table-cell>
          <table:table-cell table:formula="of:=[.C3]/([.D3]-[.D2])" office:value-type="float" office:value="100327.666772344" calcext:value-type="float">
            <text:p>100327.666772344</text:p>
          </table:table-cell>
          <table:table-cell/>
          <table:table-cell office:value-type="float" office:value="1443133424.44269" calcext:value-type="float">
            <text:p>1443133424.44269</text:p>
          </table:table-cell>
          <table:table-cell table:formula="of:=[.G3]-[.$B$2]" office:value-type="float" office:value="0.282072067260742" calcext:value-type="float">
            <text:p>0.2820720673</text:p>
          </table:table-cell>
          <table:table-cell table:formula="of:=[.C3]/([.H3]-[.H2])" office:value-type="float" office:value="100448.036249166" calcext:value-type="float">
            <text:p>100448.036249166</text:p>
          </table:table-cell>
          <table:table-cell table:formula="of:=[.G3]-[.$B3]" office:value-type="float" office:value="0.200100660324097" calcext:value-type="float">
            <text:p>0.20010066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3424.32456" calcext:value-type="float">
            <text:p>1443133424.32456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0.163939952850342" calcext:value-type="float">
            <text:p>0.1639399529</text:p>
          </table:table-cell>
          <table:table-cell table:formula="of:=[.C4]/([.D4]-[.D3])" office:value-type="float" office:value="100331.16860044" calcext:value-type="float">
            <text:p>100331.16860044</text:p>
          </table:table-cell>
          <table:table-cell/>
          <table:table-cell office:value-type="float" office:value="1443133424.52466" calcext:value-type="float">
            <text:p>1443133424.52466</text:p>
          </table:table-cell>
          <table:table-cell table:formula="of:=[.G4]-[.$B$2]" office:value-type="float" office:value="0.364037990570068" calcext:value-type="float">
            <text:p>0.3640379906</text:p>
          </table:table-cell>
          <table:table-cell table:formula="of:=[.C4]/([.H4]-[.H3])" office:value-type="float" office:value="100334.378824282" calcext:value-type="float">
            <text:p>100334.378824282</text:p>
          </table:table-cell>
          <table:table-cell table:formula="of:=[.G4]-[.$B4]" office:value-type="float" office:value="0.200098037719727" calcext:value-type="float">
            <text:p>0.200098037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3424.40653" calcext:value-type="float">
            <text:p>1443133424.40653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0.245911836624145" calcext:value-type="float">
            <text:p>0.2459118366</text:p>
          </table:table-cell>
          <table:table-cell table:formula="of:=[.C5]/([.D5]-[.D4])" office:value-type="float" office:value="100327.083158094" calcext:value-type="float">
            <text:p>100327.083158094</text:p>
          </table:table-cell>
          <table:table-cell/>
          <table:table-cell office:value-type="float" office:value="1443133424.60657" calcext:value-type="float">
            <text:p>1443133424.60657</text:p>
          </table:table-cell>
          <table:table-cell table:formula="of:=[.G5]-[.$B$2]" office:value-type="float" office:value="0.44595193862915" calcext:value-type="float">
            <text:p>0.4459519386</text:p>
          </table:table-cell>
          <table:table-cell table:formula="of:=[.C5]/([.H5]-[.H4])" office:value-type="float" office:value="100398.042029036" calcext:value-type="float">
            <text:p>100398.042029036</text:p>
          </table:table-cell>
          <table:table-cell table:formula="of:=[.G5]-[.$B5]" office:value-type="float" office:value="0.200040102005005" calcext:value-type="float">
            <text:p>0.2000401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3424.48851" calcext:value-type="float">
            <text:p>1443133424.48851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0.327890157699585" calcext:value-type="float">
            <text:p>0.3278901577</text:p>
          </table:table-cell>
          <table:table-cell table:formula="of:=[.C6]/([.D6]-[.D5])" office:value-type="float" office:value="100319.205030217" calcext:value-type="float">
            <text:p>100319.205030217</text:p>
          </table:table-cell>
          <table:table-cell/>
          <table:table-cell office:value-type="float" office:value="1443133424.68863" calcext:value-type="float">
            <text:p>1443133424.68863</text:p>
          </table:table-cell>
          <table:table-cell table:formula="of:=[.G6]-[.$B$2]" office:value-type="float" office:value="0.528011322021484" calcext:value-type="float">
            <text:p>0.528011322</text:p>
          </table:table-cell>
          <table:table-cell table:formula="of:=[.C6]/([.H6]-[.H5])" office:value-type="float" office:value="100220.104758529" calcext:value-type="float">
            <text:p>100220.104758529</text:p>
          </table:table-cell>
          <table:table-cell table:formula="of:=[.G6]-[.$B6]" office:value-type="float" office:value="0.200121164321899" calcext:value-type="float">
            <text:p>0.20012116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3424.57048" calcext:value-type="float">
            <text:p>1443133424.57048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0.409857749938965" calcext:value-type="float">
            <text:p>0.4098577499</text:p>
          </table:table-cell>
          <table:table-cell table:formula="of:=[.C7]/([.D7]-[.D6])" office:value-type="float" office:value="100332.335930796" calcext:value-type="float">
            <text:p>100332.335930796</text:p>
          </table:table-cell>
          <table:table-cell/>
          <table:table-cell office:value-type="float" office:value="1443133424.77057" calcext:value-type="float">
            <text:p>1443133424.77057</text:p>
          </table:table-cell>
          <table:table-cell table:formula="of:=[.G7]-[.$B$2]" office:value-type="float" office:value="0.609949827194214" calcext:value-type="float">
            <text:p>0.6099498272</text:p>
          </table:table-cell>
          <table:table-cell table:formula="of:=[.C7]/([.H7]-[.H6])" office:value-type="float" office:value="100367.952559831" calcext:value-type="float">
            <text:p>100367.952559831</text:p>
          </table:table-cell>
          <table:table-cell table:formula="of:=[.G7]-[.$B7]" office:value-type="float" office:value="0.200092077255249" calcext:value-type="float">
            <text:p>0.200092077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3424.65245" calcext:value-type="float">
            <text:p>1443133424.65245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0.491826057434082" calcext:value-type="float">
            <text:p>0.4918260574</text:p>
          </table:table-cell>
          <table:table-cell table:formula="of:=[.C8]/([.D8]-[.D7])" office:value-type="float" office:value="100331.460430483" calcext:value-type="float">
            <text:p>100331.460430483</text:p>
          </table:table-cell>
          <table:table-cell/>
          <table:table-cell office:value-type="float" office:value="1443133424.85252" calcext:value-type="float">
            <text:p>1443133424.85252</text:p>
          </table:table-cell>
          <table:table-cell table:formula="of:=[.G8]-[.$B$2]" office:value-type="float" office:value="0.691901445388794" calcext:value-type="float">
            <text:p>0.6919014454</text:p>
          </table:table-cell>
          <table:table-cell table:formula="of:=[.C8]/([.H8]-[.H7])" office:value-type="float" office:value="100351.892753033" calcext:value-type="float">
            <text:p>100351.892753033</text:p>
          </table:table-cell>
          <table:table-cell table:formula="of:=[.G8]-[.$B8]" office:value-type="float" office:value="0.200075387954712" calcext:value-type="float">
            <text:p>0.20007538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3424.73441" calcext:value-type="float">
            <text:p>1443133424.73441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0.57379150390625" calcext:value-type="float">
            <text:p>0.5737915039</text:p>
          </table:table-cell>
          <table:table-cell table:formula="of:=[.C9]/([.D9]-[.D8])" office:value-type="float" office:value="100334.962523416" calcext:value-type="float">
            <text:p>100334.962523416</text:p>
          </table:table-cell>
          <table:table-cell/>
          <table:table-cell office:value-type="float" office:value="1443133424.93452" calcext:value-type="float">
            <text:p>1443133424.93452</text:p>
          </table:table-cell>
          <table:table-cell table:formula="of:=[.G9]-[.$B$2]" office:value-type="float" office:value="0.77389669418335" calcext:value-type="float">
            <text:p>0.7738966942</text:p>
          </table:table-cell>
          <table:table-cell table:formula="of:=[.C9]/([.H9]-[.H8])" office:value-type="float" office:value="100298.494375031" calcext:value-type="float">
            <text:p>100298.494375031</text:p>
          </table:table-cell>
          <table:table-cell table:formula="of:=[.G9]-[.$B9]" office:value-type="float" office:value="0.2001051902771" calcext:value-type="float">
            <text:p>0.20010519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3424.81639" calcext:value-type="float">
            <text:p>1443133424.81639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0.655766487121582" calcext:value-type="float">
            <text:p>0.6557664871</text:p>
          </table:table-cell>
          <table:table-cell table:formula="of:=[.C10]/([.D10]-[.D9])" office:value-type="float" office:value="100323.289830962" calcext:value-type="float">
            <text:p>100323.289830962</text:p>
          </table:table-cell>
          <table:table-cell/>
          <table:table-cell office:value-type="float" office:value="1443133425.01669" calcext:value-type="float">
            <text:p>1443133425.01669</text:p>
          </table:table-cell>
          <table:table-cell table:formula="of:=[.G10]-[.$B$2]" office:value-type="float" office:value="0.856069087982178" calcext:value-type="float">
            <text:p>0.856069088</text:p>
          </table:table-cell>
          <table:table-cell table:formula="of:=[.C10]/([.H10]-[.H9])" office:value-type="float" office:value="100082.273617752" calcext:value-type="float">
            <text:p>100082.273617752</text:p>
          </table:table-cell>
          <table:table-cell table:formula="of:=[.G10]-[.$B10]" office:value-type="float" office:value="0.200302600860596" calcext:value-type="float">
            <text:p>0.200302600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3424.89836" calcext:value-type="float">
            <text:p>1443133424.89836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0.737740278244019" calcext:value-type="float">
            <text:p>0.7377402782</text:p>
          </table:table-cell>
          <table:table-cell table:formula="of:=[.C11]/([.D11]-[.D10])" office:value-type="float" office:value="100324.748768989" calcext:value-type="float">
            <text:p>100324.748768989</text:p>
          </table:table-cell>
          <table:table-cell/>
          <table:table-cell office:value-type="float" office:value="1443133425.09844" calcext:value-type="float">
            <text:p>1443133425.09844</text:p>
          </table:table-cell>
          <table:table-cell table:formula="of:=[.G11]-[.$B$2]" office:value-type="float" office:value="0.937821626663208" calcext:value-type="float">
            <text:p>0.9378216267</text:p>
          </table:table-cell>
          <table:table-cell table:formula="of:=[.C11]/([.H11]-[.H10])" office:value-type="float" office:value="100596.264442468" calcext:value-type="float">
            <text:p>100596.264442468</text:p>
          </table:table-cell>
          <table:table-cell table:formula="of:=[.G11]-[.$B11]" office:value-type="float" office:value="0.200081348419189" calcext:value-type="float">
            <text:p>0.20008134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3424.98034" calcext:value-type="float">
            <text:p>1443133424.98034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0.819718360900879" calcext:value-type="float">
            <text:p>0.8197183609</text:p>
          </table:table-cell>
          <table:table-cell table:formula="of:=[.C12]/([.D12]-[.D11])" office:value-type="float" office:value="100319.496790668" calcext:value-type="float">
            <text:p>100319.496790668</text:p>
          </table:table-cell>
          <table:table-cell/>
          <table:table-cell office:value-type="float" office:value="1443133425.18041" calcext:value-type="float">
            <text:p>1443133425.18041</text:p>
          </table:table-cell>
          <table:table-cell table:formula="of:=[.G12]-[.$B$2]" office:value-type="float" office:value="1.01978373527527" calcext:value-type="float">
            <text:p>1.0197837353</text:p>
          </table:table-cell>
          <table:table-cell table:formula="of:=[.C12]/([.H12]-[.H11])" office:value-type="float" office:value="100339.048607515" calcext:value-type="float">
            <text:p>100339.048607515</text:p>
          </table:table-cell>
          <table:table-cell table:formula="of:=[.G12]-[.$B12]" office:value-type="float" office:value="0.20006537437439" calcext:value-type="float">
            <text:p>0.20006537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3425.05965" calcext:value-type="float">
            <text:p>1443133425.05965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0.899023771286011" calcext:value-type="float">
            <text:p>0.8990237713</text:p>
          </table:table-cell>
          <table:table-cell table:formula="of:=[.C13]/([.D13]-[.D12])" office:value-type="float" office:value="103700.364956964" calcext:value-type="float">
            <text:p>103700.364956964</text:p>
          </table:table-cell>
          <table:table-cell/>
          <table:table-cell office:value-type="float" office:value="1443133425.25973" calcext:value-type="float">
            <text:p>1443133425.25973</text:p>
          </table:table-cell>
          <table:table-cell table:formula="of:=[.G13]-[.$B$2]" office:value-type="float" office:value="1.09911036491394" calcext:value-type="float">
            <text:p>1.0991103649</text:p>
          </table:table-cell>
          <table:table-cell table:formula="of:=[.C13]/([.H13]-[.H12])" office:value-type="float" office:value="103672.625919692" calcext:value-type="float">
            <text:p>103672.625919692</text:p>
          </table:table-cell>
          <table:table-cell table:formula="of:=[.G13]-[.$B13]" office:value-type="float" office:value="0.20008659362793" calcext:value-type="float">
            <text:p>0.20008659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3425.13811" calcext:value-type="float">
            <text:p>1443133425.13811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0.977488279342651" calcext:value-type="float">
            <text:p>0.9774882793</text:p>
          </table:table-cell>
          <table:table-cell table:formula="of:=[.C14]/([.D14]-[.D13])" office:value-type="float" office:value="104811.719383538" calcext:value-type="float">
            <text:p>104811.719383538</text:p>
          </table:table-cell>
          <table:table-cell/>
          <table:table-cell office:value-type="float" office:value="1443133425.33816" calcext:value-type="float">
            <text:p>1443133425.33816</text:p>
          </table:table-cell>
          <table:table-cell table:formula="of:=[.G14]-[.$B$2]" office:value-type="float" office:value="1.17754244804382" calcext:value-type="float">
            <text:p>1.177542448</text:p>
          </table:table-cell>
          <table:table-cell table:formula="of:=[.C14]/([.H14]-[.H13])" office:value-type="float" office:value="104855.050023103" calcext:value-type="float">
            <text:p>104855.050023103</text:p>
          </table:table-cell>
          <table:table-cell table:formula="of:=[.G14]-[.$B14]" office:value-type="float" office:value="0.200054168701172" calcext:value-type="float">
            <text:p>0.200054168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3425.21657" calcext:value-type="float">
            <text:p>1443133425.21657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.05595135688782" calcext:value-type="float">
            <text:p>1.0559513569</text:p>
          </table:table-cell>
          <table:table-cell table:formula="of:=[.C15]/([.D15]-[.D14])" office:value-type="float" office:value="104813.630274265" calcext:value-type="float">
            <text:p>104813.630274265</text:p>
          </table:table-cell>
          <table:table-cell/>
          <table:table-cell office:value-type="float" office:value="1443133425.4166" calcext:value-type="float">
            <text:p>1443133425.4166</text:p>
          </table:table-cell>
          <table:table-cell table:formula="of:=[.G15]-[.$B$2]" office:value-type="float" office:value="1.25598120689392" calcext:value-type="float">
            <text:p>1.2559812069</text:p>
          </table:table-cell>
          <table:table-cell table:formula="of:=[.C15]/([.H15]-[.H14])" office:value-type="float" office:value="104846.12608056" calcext:value-type="float">
            <text:p>104846.12608056</text:p>
          </table:table-cell>
          <table:table-cell table:formula="of:=[.G15]-[.$B15]" office:value-type="float" office:value="0.200029850006104" calcext:value-type="float">
            <text:p>0.2000298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3425.29504" calcext:value-type="float">
            <text:p>1443133425.29504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.13441514968872" calcext:value-type="float">
            <text:p>1.1344151497</text:p>
          </table:table-cell>
          <table:table-cell table:formula="of:=[.C16]/([.D16]-[.D15])" office:value-type="float" office:value="104812.674820192" calcext:value-type="float">
            <text:p>104812.674820192</text:p>
          </table:table-cell>
          <table:table-cell/>
          <table:table-cell office:value-type="float" office:value="1443133425.4951" calcext:value-type="float">
            <text:p>1443133425.4951</text:p>
          </table:table-cell>
          <table:table-cell table:formula="of:=[.G16]-[.$B$2]" office:value-type="float" office:value="1.33448076248169" calcext:value-type="float">
            <text:p>1.3344807625</text:p>
          </table:table-cell>
          <table:table-cell table:formula="of:=[.C16]/([.H16]-[.H15])" office:value-type="float" office:value="104764.924316099" calcext:value-type="float">
            <text:p>104764.924316099</text:p>
          </table:table-cell>
          <table:table-cell table:formula="of:=[.G16]-[.$B16]" office:value-type="float" office:value="0.200065612792969" calcext:value-type="float">
            <text:p>0.200065612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3425.37351" calcext:value-type="float">
            <text:p>1443133425.37351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.21288657188416" calcext:value-type="float">
            <text:p>1.2128865719</text:p>
          </table:table-cell>
          <table:table-cell table:formula="of:=[.C17]/([.D17]-[.D16])" office:value-type="float" office:value="104802.484393847" calcext:value-type="float">
            <text:p>104802.484393847</text:p>
          </table:table-cell>
          <table:table-cell/>
          <table:table-cell office:value-type="float" office:value="1443133425.57359" calcext:value-type="float">
            <text:p>1443133425.57359</text:p>
          </table:table-cell>
          <table:table-cell table:formula="of:=[.G17]-[.$B$2]" office:value-type="float" office:value="1.41297006607056" calcext:value-type="float">
            <text:p>1.4129700661</text:p>
          </table:table-cell>
          <table:table-cell table:formula="of:=[.C17]/([.H17]-[.H16])" office:value-type="float" office:value="104778.608344876" calcext:value-type="float">
            <text:p>104778.608344876</text:p>
          </table:table-cell>
          <table:table-cell table:formula="of:=[.G17]-[.$B17]" office:value-type="float" office:value="0.200083494186401" calcext:value-type="float">
            <text:p>0.200083494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3425.452" calcext:value-type="float">
            <text:p>1443133425.452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.29137778282166" calcext:value-type="float">
            <text:p>1.2913777828</text:p>
          </table:table-cell>
          <table:table-cell table:formula="of:=[.C18]/([.D18]-[.D17])" office:value-type="float" office:value="104776.062208398" calcext:value-type="float">
            <text:p>104776.062208398</text:p>
          </table:table-cell>
          <table:table-cell/>
          <table:table-cell office:value-type="float" office:value="1443133425.65202" calcext:value-type="float">
            <text:p>1443133425.65202</text:p>
          </table:table-cell>
          <table:table-cell table:formula="of:=[.G18]-[.$B$2]" office:value-type="float" office:value="1.49139356613159" calcext:value-type="float">
            <text:p>1.4913935661</text:p>
          </table:table-cell>
          <table:table-cell table:formula="of:=[.C18]/([.H18]-[.H17])" office:value-type="float" office:value="104866.52589593" calcext:value-type="float">
            <text:p>104866.52589593</text:p>
          </table:table-cell>
          <table:table-cell table:formula="of:=[.G18]-[.$B18]" office:value-type="float" office:value="0.200015783309937" calcext:value-type="float">
            <text:p>0.200015783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3425.53046" calcext:value-type="float">
            <text:p>1443133425.53046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.36984014511108" calcext:value-type="float">
            <text:p>1.3698401451</text:p>
          </table:table-cell>
          <table:table-cell table:formula="of:=[.C19]/([.D19]-[.D18])" office:value-type="float" office:value="104814.585745757" calcext:value-type="float">
            <text:p>104814.585745757</text:p>
          </table:table-cell>
          <table:table-cell/>
          <table:table-cell office:value-type="float" office:value="1443133425.73077" calcext:value-type="float">
            <text:p>1443133425.73077</text:p>
          </table:table-cell>
          <table:table-cell table:formula="of:=[.G19]-[.$B$2]" office:value-type="float" office:value="1.57014799118042" calcext:value-type="float">
            <text:p>1.5701479912</text:p>
          </table:table-cell>
          <table:table-cell table:formula="of:=[.C19]/([.H19]-[.H18])" office:value-type="float" office:value="104425.878227174" calcext:value-type="float">
            <text:p>104425.878227174</text:p>
          </table:table-cell>
          <table:table-cell table:formula="of:=[.G19]-[.$B19]" office:value-type="float" office:value="0.200307846069336" calcext:value-type="float">
            <text:p>0.200307846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3425.60892" calcext:value-type="float">
            <text:p>1443133425.60892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.44829845428467" calcext:value-type="float">
            <text:p>1.4482984543</text:p>
          </table:table-cell>
          <table:table-cell table:formula="of:=[.C20]/([.D20]-[.D19])" office:value-type="float" office:value="104820.000413276" calcext:value-type="float">
            <text:p>104820.000413276</text:p>
          </table:table-cell>
          <table:table-cell/>
          <table:table-cell office:value-type="float" office:value="1443133425.86004" calcext:value-type="float">
            <text:p>1443133425.86004</text:p>
          </table:table-cell>
          <table:table-cell table:formula="of:=[.G20]-[.$B$2]" office:value-type="float" office:value="1.69941806793213" calcext:value-type="float">
            <text:p>1.6994180679</text:p>
          </table:table-cell>
          <table:table-cell table:formula="of:=[.C20]/([.H20]-[.H19])" office:value-type="float" office:value="63618.7446209687" calcext:value-type="float">
            <text:p>63618.7446209687</text:p>
          </table:table-cell>
          <table:table-cell table:formula="of:=[.G20]-[.$B20]" office:value-type="float" office:value="0.251119613647461" calcext:value-type="float">
            <text:p>0.25111961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3425.68738" calcext:value-type="float">
            <text:p>1443133425.68738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.52675890922546" calcext:value-type="float">
            <text:p>1.5267589092</text:p>
          </table:table-cell>
          <table:table-cell table:formula="of:=[.C21]/([.D21]-[.D20])" office:value-type="float" office:value="104817.133754904" calcext:value-type="float">
            <text:p>104817.133754904</text:p>
          </table:table-cell>
          <table:table-cell/>
          <table:table-cell office:value-type="float" office:value="1443133425.9385" calcext:value-type="float">
            <text:p>1443133425.9385</text:p>
          </table:table-cell>
          <table:table-cell table:formula="of:=[.G21]-[.$B$2]" office:value-type="float" office:value="1.77788257598877" calcext:value-type="float">
            <text:p>1.777882576</text:p>
          </table:table-cell>
          <table:table-cell table:formula="of:=[.C21]/([.H21]-[.H20])" office:value-type="float" office:value="104811.719383538" calcext:value-type="float">
            <text:p>104811.719383538</text:p>
          </table:table-cell>
          <table:table-cell table:formula="of:=[.G21]-[.$B21]" office:value-type="float" office:value="0.251123666763306" calcext:value-type="float">
            <text:p>0.251123666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3425.76584" calcext:value-type="float">
            <text:p>1443133425.76584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.60522294044495" calcext:value-type="float">
            <text:p>1.6052229404</text:p>
          </table:table-cell>
          <table:table-cell table:formula="of:=[.C22]/([.D22]-[.D21])" office:value-type="float" office:value="104812.356339372" calcext:value-type="float">
            <text:p>104812.356339372</text:p>
          </table:table-cell>
          <table:table-cell/>
          <table:table-cell office:value-type="float" office:value="1443133426.01701" calcext:value-type="float">
            <text:p>1443133426.01701</text:p>
          </table:table-cell>
          <table:table-cell table:formula="of:=[.G22]-[.$B$2]" office:value-type="float" office:value="1.85638332366943" calcext:value-type="float">
            <text:p>1.8563833237</text:p>
          </table:table-cell>
          <table:table-cell table:formula="of:=[.C22]/([.H22]-[.H21])" office:value-type="float" office:value="104763.333381928" calcext:value-type="float">
            <text:p>104763.333381928</text:p>
          </table:table-cell>
          <table:table-cell table:formula="of:=[.G22]-[.$B22]" office:value-type="float" office:value="0.251160383224487" calcext:value-type="float">
            <text:p>0.25116038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3425.84431" calcext:value-type="float">
            <text:p>1443133425.84431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1.68368864059448" calcext:value-type="float">
            <text:p>1.6836886406</text:p>
          </table:table-cell>
          <table:table-cell table:formula="of:=[.C23]/([.D23]-[.D22])" office:value-type="float" office:value="104810.127027824" calcext:value-type="float">
            <text:p>104810.127027824</text:p>
          </table:table-cell>
          <table:table-cell/>
          <table:table-cell office:value-type="float" office:value="1443133426.0443" calcext:value-type="float">
            <text:p>1443133426.0443</text:p>
          </table:table-cell>
          <table:table-cell table:formula="of:=[.G23]-[.$B$2]" office:value-type="float" office:value="1.88367652893066" calcext:value-type="float">
            <text:p>1.8836765289</text:p>
          </table:table-cell>
          <table:table-cell table:formula="of:=[.C23]/([.H23]-[.H22])" office:value-type="float" office:value="301320.41734512" calcext:value-type="float">
            <text:p>301320.41734512</text:p>
          </table:table-cell>
          <table:table-cell table:formula="of:=[.G23]-[.$B23]" office:value-type="float" office:value="0.199987888336182" calcext:value-type="float">
            <text:p>0.199987888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3425.92279" calcext:value-type="float">
            <text:p>1443133425.92279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1.76216888427734" calcext:value-type="float">
            <text:p>1.7621688843</text:p>
          </table:table-cell>
          <table:table-cell table:formula="of:=[.C24]/([.D24]-[.D23])" office:value-type="float" office:value="104790.704183249" calcext:value-type="float">
            <text:p>104790.704183249</text:p>
          </table:table-cell>
          <table:table-cell/>
          <table:table-cell office:value-type="float" office:value="1443133426.1229" calcext:value-type="float">
            <text:p>1443133426.1229</text:p>
          </table:table-cell>
          <table:table-cell table:formula="of:=[.G24]-[.$B$2]" office:value-type="float" office:value="1.96227931976318" calcext:value-type="float">
            <text:p>1.9622793198</text:p>
          </table:table-cell>
          <table:table-cell table:formula="of:=[.C24]/([.H24]-[.H23])" office:value-type="float" office:value="104627.328277987" calcext:value-type="float">
            <text:p>104627.328277987</text:p>
          </table:table-cell>
          <table:table-cell table:formula="of:=[.G24]-[.$B24]" office:value-type="float" office:value="0.20011043548584" calcext:value-type="float">
            <text:p>0.200110435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3426.00118" calcext:value-type="float">
            <text:p>1443133426.00118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1.84055638313293" calcext:value-type="float">
            <text:p>1.8405563831</text:p>
          </table:table-cell>
          <table:table-cell table:formula="of:=[.C25]/([.D25]-[.D24])" office:value-type="float" office:value="104914.688184536" calcext:value-type="float">
            <text:p>104914.688184536</text:p>
          </table:table-cell>
          <table:table-cell/>
          <table:table-cell office:value-type="float" office:value="1443133426.20127" calcext:value-type="float">
            <text:p>1443133426.20127</text:p>
          </table:table-cell>
          <table:table-cell table:formula="of:=[.G25]-[.$B$2]" office:value-type="float" office:value="2.04064679145813" calcext:value-type="float">
            <text:p>2.0406467915</text:p>
          </table:table-cell>
          <table:table-cell table:formula="of:=[.C25]/([.H25]-[.H24])" office:value-type="float" office:value="104941.49960602" calcext:value-type="float">
            <text:p>104941.49960602</text:p>
          </table:table-cell>
          <table:table-cell table:formula="of:=[.G25]-[.$B25]" office:value-type="float" office:value="0.200090408325195" calcext:value-type="float">
            <text:p>0.200090408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3426.07609" calcext:value-type="float">
            <text:p>1443133426.07609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1.91547155380249" calcext:value-type="float">
            <text:p>1.9154715538</text:p>
          </table:table-cell>
          <table:table-cell table:formula="of:=[.C26]/([.D26]-[.D25])" office:value-type="float" office:value="109777.498022068" calcext:value-type="float">
            <text:p>109777.498022068</text:p>
          </table:table-cell>
          <table:table-cell/>
          <table:table-cell office:value-type="float" office:value="1443133426.27618" calcext:value-type="float">
            <text:p>1443133426.27618</text:p>
          </table:table-cell>
          <table:table-cell table:formula="of:=[.G26]-[.$B$2]" office:value-type="float" office:value="2.1155571937561" calcext:value-type="float">
            <text:p>2.1155571938</text:p>
          </table:table-cell>
          <table:table-cell table:formula="of:=[.C26]/([.H26]-[.H25])" office:value-type="float" office:value="109784.48583532" calcext:value-type="float">
            <text:p>109784.48583532</text:p>
          </table:table-cell>
          <table:table-cell table:formula="of:=[.G26]-[.$B26]" office:value-type="float" office:value="0.200085639953613" calcext:value-type="float">
            <text:p>0.2000856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3426.151" calcext:value-type="float">
            <text:p>1443133426.151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1.99038004875183" calcext:value-type="float">
            <text:p>1.9903800488</text:p>
          </table:table-cell>
          <table:table-cell table:formula="of:=[.C27]/([.D27]-[.D26])" office:value-type="float" office:value="109787.281209718" calcext:value-type="float">
            <text:p>109787.281209718</text:p>
          </table:table-cell>
          <table:table-cell/>
          <table:table-cell office:value-type="float" office:value="1443133426.39971" calcext:value-type="float">
            <text:p>1443133426.39971</text:p>
          </table:table-cell>
          <table:table-cell table:formula="of:=[.G27]-[.$B$2]" office:value-type="float" office:value="2.23908400535583" calcext:value-type="float">
            <text:p>2.2390840054</text:p>
          </table:table-cell>
          <table:table-cell table:formula="of:=[.C27]/([.H27]-[.H26])" office:value-type="float" office:value="66576.6394638966" calcext:value-type="float">
            <text:p>66576.6394638966</text:p>
          </table:table-cell>
          <table:table-cell table:formula="of:=[.G27]-[.$B27]" office:value-type="float" office:value="0.248703956604004" calcext:value-type="float">
            <text:p>0.248703956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3426.22591" calcext:value-type="float">
            <text:p>1443133426.22591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2.06528329849243" calcext:value-type="float">
            <text:p>2.0652832985</text:p>
          </table:table-cell>
          <table:table-cell table:formula="of:=[.C28]/([.D28]-[.D27])" office:value-type="float" office:value="109794.969223375" calcext:value-type="float">
            <text:p>109794.969223375</text:p>
          </table:table-cell>
          <table:table-cell/>
          <table:table-cell office:value-type="float" office:value="1443133426.47454" calcext:value-type="float">
            <text:p>1443133426.47454</text:p>
          </table:table-cell>
          <table:table-cell table:formula="of:=[.G28]-[.$B$2]" office:value-type="float" office:value="2.31391835212708" calcext:value-type="float">
            <text:p>2.3139183521</text:p>
          </table:table-cell>
          <table:table-cell table:formula="of:=[.C28]/([.H28]-[.H27])" office:value-type="float" office:value="109896.061832941" calcext:value-type="float">
            <text:p>109896.061832941</text:p>
          </table:table-cell>
          <table:table-cell table:formula="of:=[.G28]-[.$B28]" office:value-type="float" office:value="0.248635053634644" calcext:value-type="float">
            <text:p>0.248635053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3426.30081" calcext:value-type="float">
            <text:p>1443133426.30081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2.1401891708374" calcext:value-type="float">
            <text:p>2.1401891708</text:p>
          </table:table-cell>
          <table:table-cell table:formula="of:=[.C29]/([.D29]-[.D28])" office:value-type="float" office:value="109791.12508196" calcext:value-type="float">
            <text:p>109791.12508196</text:p>
          </table:table-cell>
          <table:table-cell/>
          <table:table-cell office:value-type="float" office:value="1443133426.54942" calcext:value-type="float">
            <text:p>1443133426.54942</text:p>
          </table:table-cell>
          <table:table-cell table:formula="of:=[.G29]-[.$B$2]" office:value-type="float" office:value="2.38879871368408" calcext:value-type="float">
            <text:p>2.3887987137</text:p>
          </table:table-cell>
          <table:table-cell table:formula="of:=[.C29]/([.H29]-[.H28])" office:value-type="float" office:value="109828.529523579" calcext:value-type="float">
            <text:p>109828.529523579</text:p>
          </table:table-cell>
          <table:table-cell table:formula="of:=[.G29]-[.$B29]" office:value-type="float" office:value="0.24860954284668" calcext:value-type="float">
            <text:p>0.248609542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3426.37571" calcext:value-type="float">
            <text:p>1443133426.37571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2.215087890625" calcext:value-type="float">
            <text:p>2.2150878906</text:p>
          </table:table-cell>
          <table:table-cell table:formula="of:=[.C30]/([.D30]-[.D29])" office:value-type="float" office:value="109801.609738085" calcext:value-type="float">
            <text:p>109801.609738085</text:p>
          </table:table-cell>
          <table:table-cell/>
          <table:table-cell office:value-type="float" office:value="1443133426.62431" calcext:value-type="float">
            <text:p>1443133426.62431</text:p>
          </table:table-cell>
          <table:table-cell table:formula="of:=[.G30]-[.$B$2]" office:value-type="float" office:value="2.46369028091431" calcext:value-type="float">
            <text:p>2.4636902809</text:p>
          </table:table-cell>
          <table:table-cell table:formula="of:=[.C30]/([.H30]-[.H29])" office:value-type="float" office:value="109812.096396895" calcext:value-type="float">
            <text:p>109812.096396895</text:p>
          </table:table-cell>
          <table:table-cell table:formula="of:=[.G30]-[.$B30]" office:value-type="float" office:value="0.248602390289307" calcext:value-type="float">
            <text:p>0.248602390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3426.45061" calcext:value-type="float">
            <text:p>1443133426.45061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2.28998923301697" calcext:value-type="float">
            <text:p>2.289989233</text:p>
          </table:table-cell>
          <table:table-cell table:formula="of:=[.C31]/([.D31]-[.D30])" office:value-type="float" office:value="109797.765131669" calcext:value-type="float">
            <text:p>109797.765131669</text:p>
          </table:table-cell>
          <table:table-cell/>
          <table:table-cell office:value-type="float" office:value="1443133426.65066" calcext:value-type="float">
            <text:p>1443133426.65066</text:p>
          </table:table-cell>
          <table:table-cell table:formula="of:=[.G31]-[.$B$2]" office:value-type="float" office:value="2.49003672599792" calcext:value-type="float">
            <text:p>2.490036726</text:p>
          </table:table-cell>
          <table:table-cell table:formula="of:=[.C31]/([.H31]-[.H30])" office:value-type="float" office:value="312148.374245509" calcext:value-type="float">
            <text:p>312148.374245509</text:p>
          </table:table-cell>
          <table:table-cell table:formula="of:=[.G31]-[.$B31]" office:value-type="float" office:value="0.200047492980957" calcext:value-type="float">
            <text:p>0.20004749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3426.52552" calcext:value-type="float">
            <text:p>1443133426.52552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2.3648943901062" calcext:value-type="float">
            <text:p>2.3648943901</text:p>
          </table:table-cell>
          <table:table-cell table:formula="of:=[.C32]/([.D32]-[.D31])" office:value-type="float" office:value="109792.173457468" calcext:value-type="float">
            <text:p>109792.173457468</text:p>
          </table:table-cell>
          <table:table-cell/>
          <table:table-cell office:value-type="float" office:value="1443133426.72557" calcext:value-type="float">
            <text:p>1443133426.72557</text:p>
          </table:table-cell>
          <table:table-cell table:formula="of:=[.G32]-[.$B$2]" office:value-type="float" office:value="2.56494355201721" calcext:value-type="float">
            <text:p>2.564943552</text:p>
          </table:table-cell>
          <table:table-cell table:formula="of:=[.C32]/([.H32]-[.H31])" office:value-type="float" office:value="109789.727279093" calcext:value-type="float">
            <text:p>109789.727279093</text:p>
          </table:table-cell>
          <table:table-cell table:formula="of:=[.G32]-[.$B32]" office:value-type="float" office:value="0.200049161911011" calcext:value-type="float">
            <text:p>0.20004916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3426.60042" calcext:value-type="float">
            <text:p>1443133426.60042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2.43979597091675" calcext:value-type="float">
            <text:p>2.4397959709</text:p>
          </table:table-cell>
          <table:table-cell table:formula="of:=[.C33]/([.D33]-[.D32])" office:value-type="float" office:value="109797.415635345" calcext:value-type="float">
            <text:p>109797.415635345</text:p>
          </table:table-cell>
          <table:table-cell/>
          <table:table-cell office:value-type="float" office:value="1443133426.80059" calcext:value-type="float">
            <text:p>1443133426.80059</text:p>
          </table:table-cell>
          <table:table-cell table:formula="of:=[.G33]-[.$B$2]" office:value-type="float" office:value="2.63996624946594" calcext:value-type="float">
            <text:p>2.6399662495</text:p>
          </table:table-cell>
          <table:table-cell table:formula="of:=[.C33]/([.H33]-[.H32])" office:value-type="float" office:value="109620.158694243" calcext:value-type="float">
            <text:p>109620.158694243</text:p>
          </table:table-cell>
          <table:table-cell table:formula="of:=[.G33]-[.$B33]" office:value-type="float" office:value="0.200170278549194" calcext:value-type="float">
            <text:p>0.200170278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3426.67533" calcext:value-type="float">
            <text:p>1443133426.67533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2.51470351219177" calcext:value-type="float">
            <text:p>2.5147035122</text:p>
          </table:table-cell>
          <table:table-cell table:formula="of:=[.C34]/([.D34]-[.D33])" office:value-type="float" office:value="109788.6789503" calcext:value-type="float">
            <text:p>109788.6789503</text:p>
          </table:table-cell>
          <table:table-cell/>
          <table:table-cell office:value-type="float" office:value="1443133426.8754" calcext:value-type="float">
            <text:p>1443133426.8754</text:p>
          </table:table-cell>
          <table:table-cell table:formula="of:=[.G34]-[.$B$2]" office:value-type="float" office:value="2.7147753238678" calcext:value-type="float">
            <text:p>2.7147753239</text:p>
          </table:table-cell>
          <table:table-cell table:formula="of:=[.C34]/([.H34]-[.H33])" office:value-type="float" office:value="109933.187460959" calcext:value-type="float">
            <text:p>109933.187460959</text:p>
          </table:table-cell>
          <table:table-cell table:formula="of:=[.G34]-[.$B34]" office:value-type="float" office:value="0.200071811676025" calcext:value-type="float">
            <text:p>0.200071811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3426.75023" calcext:value-type="float">
            <text:p>1443133426.75023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2.58960819244385" calcext:value-type="float">
            <text:p>2.5896081924</text:p>
          </table:table-cell>
          <table:table-cell table:formula="of:=[.C35]/([.D35]-[.D34])" office:value-type="float" office:value="109792.872385596" calcext:value-type="float">
            <text:p>109792.872385596</text:p>
          </table:table-cell>
          <table:table-cell/>
          <table:table-cell office:value-type="float" office:value="1443133426.9505" calcext:value-type="float">
            <text:p>1443133426.9505</text:p>
          </table:table-cell>
          <table:table-cell table:formula="of:=[.G35]-[.$B$2]" office:value-type="float" office:value="2.78988122940063" calcext:value-type="float">
            <text:p>2.7898812294</text:p>
          </table:table-cell>
          <table:table-cell table:formula="of:=[.C35]/([.H35]-[.H34])" office:value-type="float" office:value="109498.713072628" calcext:value-type="float">
            <text:p>109498.713072628</text:p>
          </table:table-cell>
          <table:table-cell table:formula="of:=[.G35]-[.$B35]" office:value-type="float" office:value="0.200273036956787" calcext:value-type="float">
            <text:p>0.20027303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3426.82519" calcext:value-type="float">
            <text:p>1443133426.82519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2.66456580162048" calcext:value-type="float">
            <text:p>2.6645658016</text:p>
          </table:table-cell>
          <table:table-cell table:formula="of:=[.C36]/([.D36]-[.D35])" office:value-type="float" office:value="109715.345651171" calcext:value-type="float">
            <text:p>109715.345651171</text:p>
          </table:table-cell>
          <table:table-cell/>
          <table:table-cell office:value-type="float" office:value="1443133427.02517" calcext:value-type="float">
            <text:p>1443133427.02517</text:p>
          </table:table-cell>
          <table:table-cell table:formula="of:=[.G36]-[.$B$2]" office:value-type="float" office:value="2.8645498752594" calcext:value-type="float">
            <text:p>2.8645498753</text:p>
          </table:table-cell>
          <table:table-cell table:formula="of:=[.C36]/([.H36]-[.H35])" office:value-type="float" office:value="110139.937659452" calcext:value-type="float">
            <text:p>110139.937659452</text:p>
          </table:table-cell>
          <table:table-cell table:formula="of:=[.G36]-[.$B36]" office:value-type="float" office:value="0.199984073638916" calcext:value-type="float">
            <text:p>0.199984073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3426.9001" calcext:value-type="float">
            <text:p>1443133426.9001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2.73947787284851" calcext:value-type="float">
            <text:p>2.7394778728</text:p>
          </table:table-cell>
          <table:table-cell table:formula="of:=[.C37]/([.D37]-[.D36])" office:value-type="float" office:value="109782.039999491" calcext:value-type="float">
            <text:p>109782.039999491</text:p>
          </table:table-cell>
          <table:table-cell/>
          <table:table-cell office:value-type="float" office:value="1443133430.03443" calcext:value-type="float">
            <text:p>1443133430.03443</text:p>
          </table:table-cell>
          <table:table-cell table:formula="of:=[.G37]-[.$B$2]" office:value-type="float" office:value="5.87380909919739" calcext:value-type="float">
            <text:p>5.8738090992</text:p>
          </table:table-cell>
          <table:table-cell table:formula="of:=[.C37]/([.H37]-[.H36])" office:value-type="float" office:value="2732.89849361594" calcext:value-type="float">
            <text:p>2732.8984936159</text:p>
          </table:table-cell>
          <table:table-cell table:formula="of:=[.G37]-[.$B37]" office:value-type="float" office:value="3.13433122634888" calcext:value-type="float">
            <text:p>3.134331226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3426.975" calcext:value-type="float">
            <text:p>1443133426.975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2.81437516212463" calcext:value-type="float">
            <text:p>2.8143751621</text:p>
          </table:table-cell>
          <table:table-cell table:formula="of:=[.C38]/([.D38]-[.D37])" office:value-type="float" office:value="109803.706909614" calcext:value-type="float">
            <text:p>109803.706909614</text:p>
          </table:table-cell>
          <table:table-cell/>
          <table:table-cell office:value-type="float" office:value="1443133430.06882" calcext:value-type="float">
            <text:p>1443133430.06882</text:p>
          </table:table-cell>
          <table:table-cell table:formula="of:=[.G38]-[.$B$2]" office:value-type="float" office:value="5.90819811820984" calcext:value-type="float">
            <text:p>5.9081981182</text:p>
          </table:table-cell>
          <table:table-cell table:formula="of:=[.C38]/([.H38]-[.H37])" office:value-type="float" office:value="239146.106407465" calcext:value-type="float">
            <text:p>239146.106407465</text:p>
          </table:table-cell>
          <table:table-cell table:formula="of:=[.G38]-[.$B38]" office:value-type="float" office:value="3.0938229560852" calcext:value-type="float">
            <text:p>3.093822956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3440.06856" calcext:value-type="float">
            <text:p>1443133440.06856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15.9079418182373" calcext:value-type="float">
            <text:p>15.9079418182</text:p>
          </table:table-cell>
          <table:table-cell table:formula="of:=[.C39]/([.D39]-[.D38])" office:value-type="float" office:value="628.094713686027" calcext:value-type="float">
            <text:p>628.094713686</text:p>
          </table:table-cell>
          <table:table-cell/>
          <table:table-cell office:value-type="float" office:value="1443133440.26874" calcext:value-type="float">
            <text:p>1443133440.26874</text:p>
          </table:table-cell>
          <table:table-cell table:formula="of:=[.G39]-[.$B$2]" office:value-type="float" office:value="16.1081137657166" calcext:value-type="float">
            <text:p>16.1081137657</text:p>
          </table:table-cell>
          <table:table-cell table:formula="of:=[.C39]/([.H39]-[.H38])" office:value-type="float" office:value="806.281177630159" calcext:value-type="float">
            <text:p>806.2811776302</text:p>
          </table:table-cell>
          <table:table-cell table:formula="of:=[.G39]-[.$B39]" office:value-type="float" office:value="0.200171947479248" calcext:value-type="float">
            <text:p>0.200171947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3440.17151" calcext:value-type="float">
            <text:p>1443133440.17151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16.0108859539032" calcext:value-type="float">
            <text:p>16.0108859539</text:p>
          </table:table-cell>
          <table:table-cell table:formula="of:=[.C40]/([.D40]-[.D39])" office:value-type="float" office:value="79887.9892167058" calcext:value-type="float">
            <text:p>79887.9892167058</text:p>
          </table:table-cell>
          <table:table-cell/>
          <table:table-cell office:value-type="float" office:value="1443133440.37159" calcext:value-type="float">
            <text:p>1443133440.37159</text:p>
          </table:table-cell>
          <table:table-cell table:formula="of:=[.G40]-[.$B$2]" office:value-type="float" office:value="16.2109665870667" calcext:value-type="float">
            <text:p>16.2109665871</text:p>
          </table:table-cell>
          <table:table-cell table:formula="of:=[.C40]/([.H40]-[.H39])" office:value-type="float" office:value="79958.9150015299" calcext:value-type="float">
            <text:p>79958.9150015299</text:p>
          </table:table-cell>
          <table:table-cell table:formula="of:=[.G40]-[.$B40]" office:value-type="float" office:value="0.200080633163452" calcext:value-type="float">
            <text:p>0.200080633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3440.27445" calcext:value-type="float">
            <text:p>1443133440.27445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16.1138262748718" calcext:value-type="float">
            <text:p>16.1138262749</text:p>
          </table:table-cell>
          <table:table-cell table:formula="of:=[.C41]/([.D41]-[.D40])" office:value-type="float" office:value="79890.9496552507" calcext:value-type="float">
            <text:p>79890.9496552507</text:p>
          </table:table-cell>
          <table:table-cell/>
          <table:table-cell office:value-type="float" office:value="1443133440.47454" calcext:value-type="float">
            <text:p>1443133440.47454</text:p>
          </table:table-cell>
          <table:table-cell table:formula="of:=[.G41]-[.$B$2]" office:value-type="float" office:value="16.3139164447784" calcext:value-type="float">
            <text:p>16.3139164448</text:p>
          </table:table-cell>
          <table:table-cell table:formula="of:=[.C41]/([.H41]-[.H40])" office:value-type="float" office:value="79883.548970248" calcext:value-type="float">
            <text:p>79883.548970248</text:p>
          </table:table-cell>
          <table:table-cell table:formula="of:=[.G41]-[.$B41]" office:value-type="float" office:value="0.200090169906616" calcext:value-type="float">
            <text:p>0.200090169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3440.37739" calcext:value-type="float">
            <text:p>1443133440.37739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16.2167711257935" calcext:value-type="float">
            <text:p>16.2167711258</text:p>
          </table:table-cell>
          <table:table-cell table:formula="of:=[.C42]/([.D42]-[.D41])" office:value-type="float" office:value="79887.4341589043" calcext:value-type="float">
            <text:p>79887.4341589043</text:p>
          </table:table-cell>
          <table:table-cell/>
          <table:table-cell office:value-type="float" office:value="1443133440.57751" calcext:value-type="float">
            <text:p>1443133440.57751</text:p>
          </table:table-cell>
          <table:table-cell table:formula="of:=[.G42]-[.$B$2]" office:value-type="float" office:value="16.4168856143951" calcext:value-type="float">
            <text:p>16.4168856144</text:p>
          </table:table-cell>
          <table:table-cell table:formula="of:=[.C42]/([.H42]-[.H41])" office:value-type="float" office:value="79868.566781821" calcext:value-type="float">
            <text:p>79868.566781821</text:p>
          </table:table-cell>
          <table:table-cell table:formula="of:=[.G42]-[.$B42]" office:value-type="float" office:value="0.200114488601685" calcext:value-type="float">
            <text:p>0.200114488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3440.48034" calcext:value-type="float">
            <text:p>1443133440.48034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16.319718837738" calcext:value-type="float">
            <text:p>16.3197188377</text:p>
          </table:table-cell>
          <table:table-cell table:formula="of:=[.C43]/([.D43]-[.D42])" office:value-type="float" office:value="79885.2140048264" calcext:value-type="float">
            <text:p>79885.2140048264</text:p>
          </table:table-cell>
          <table:table-cell/>
          <table:table-cell office:value-type="float" office:value="1443133440.74885" calcext:value-type="float">
            <text:p>1443133440.74885</text:p>
          </table:table-cell>
          <table:table-cell table:formula="of:=[.G43]-[.$B$2]" office:value-type="float" office:value="16.588231086731" calcext:value-type="float">
            <text:p>16.5882310867</text:p>
          </table:table-cell>
          <table:table-cell table:formula="of:=[.C43]/([.H43]-[.H42])" office:value-type="float" office:value="47996.5994308971" calcext:value-type="float">
            <text:p>47996.5994308971</text:p>
          </table:table-cell>
          <table:table-cell table:formula="of:=[.G43]-[.$B43]" office:value-type="float" office:value="0.26851224899292" calcext:value-type="float">
            <text:p>0.26851224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3440.5833" calcext:value-type="float">
            <text:p>1443133440.5833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16.42267537117" calcext:value-type="float">
            <text:p>16.4226753712</text:p>
          </table:table-cell>
          <table:table-cell table:formula="of:=[.C44]/([.D44]-[.D43])" office:value-type="float" office:value="79878.3693065111" calcext:value-type="float">
            <text:p>79878.3693065111</text:p>
          </table:table-cell>
          <table:table-cell/>
          <table:table-cell office:value-type="float" office:value="1443133440.85146" calcext:value-type="float">
            <text:p>1443133440.85146</text:p>
          </table:table-cell>
          <table:table-cell table:formula="of:=[.G44]-[.$B$2]" office:value-type="float" office:value="16.6908366680145" calcext:value-type="float">
            <text:p>16.690836668</text:p>
          </table:table-cell>
          <table:table-cell table:formula="of:=[.C44]/([.H44]-[.H43])" office:value-type="float" office:value="80151.5852950676" calcext:value-type="float">
            <text:p>80151.5852950676</text:p>
          </table:table-cell>
          <table:table-cell table:formula="of:=[.G44]-[.$B44]" office:value-type="float" office:value="0.268161296844482" calcext:value-type="float">
            <text:p>0.268161296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3440.68624" calcext:value-type="float">
            <text:p>1443133440.68624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16.5256185531616" calcext:value-type="float">
            <text:p>16.5256185532</text:p>
          </table:table-cell>
          <table:table-cell table:formula="of:=[.C45]/([.D45]-[.D44])" office:value-type="float" office:value="79888.7293057727" calcext:value-type="float">
            <text:p>79888.7293057727</text:p>
          </table:table-cell>
          <table:table-cell/>
          <table:table-cell office:value-type="float" office:value="1443133440.95445" calcext:value-type="float">
            <text:p>1443133440.95445</text:p>
          </table:table-cell>
          <table:table-cell table:formula="of:=[.G45]-[.$B$2]" office:value-type="float" office:value="16.793830871582" calcext:value-type="float">
            <text:p>16.7938308716</text:p>
          </table:table-cell>
          <table:table-cell table:formula="of:=[.C45]/([.H45]-[.H44])" office:value-type="float" office:value="79849.1537886381" calcext:value-type="float">
            <text:p>79849.1537886381</text:p>
          </table:table-cell>
          <table:table-cell table:formula="of:=[.G45]-[.$B45]" office:value-type="float" office:value="0.26821231842041" calcext:value-type="float">
            <text:p>0.268212318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3440.78919" calcext:value-type="float">
            <text:p>1443133440.78919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16.6285662651062" calcext:value-type="float">
            <text:p>16.6285662651</text:p>
          </table:table-cell>
          <table:table-cell table:formula="of:=[.C46]/([.D46]-[.D45])" office:value-type="float" office:value="79885.2140048264" calcext:value-type="float">
            <text:p>79885.2140048264</text:p>
          </table:table-cell>
          <table:table-cell/>
          <table:table-cell office:value-type="float" office:value="1443133440.98926" calcext:value-type="float">
            <text:p>1443133440.98926</text:p>
          </table:table-cell>
          <table:table-cell table:formula="of:=[.G46]-[.$B$2]" office:value-type="float" office:value="16.8286375999451" calcext:value-type="float">
            <text:p>16.8286375999</text:p>
          </table:table-cell>
          <table:table-cell table:formula="of:=[.C46]/([.H46]-[.H45])" office:value-type="float" office:value="236276.156558668" calcext:value-type="float">
            <text:p>236276.156558668</text:p>
          </table:table-cell>
          <table:table-cell table:formula="of:=[.G46]-[.$B46]" office:value-type="float" office:value="0.200071334838867" calcext:value-type="float">
            <text:p>0.200071334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3440.89214" calcext:value-type="float">
            <text:p>1443133440.89214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16.7315149307251" calcext:value-type="float">
            <text:p>16.7315149307</text:p>
          </table:table-cell>
          <table:table-cell table:formula="of:=[.C47]/([.D47]-[.D46])" office:value-type="float" office:value="79884.4739808892" calcext:value-type="float">
            <text:p>79884.4739808892</text:p>
          </table:table-cell>
          <table:table-cell/>
          <table:table-cell office:value-type="float" office:value="1443133441.09227" calcext:value-type="float">
            <text:p>1443133441.09227</text:p>
          </table:table-cell>
          <table:table-cell table:formula="of:=[.G47]-[.$B$2]" office:value-type="float" office:value="16.9316473007202" calcext:value-type="float">
            <text:p>16.9316473007</text:p>
          </table:table-cell>
          <table:table-cell table:formula="of:=[.C47]/([.H47]-[.H46])" office:value-type="float" office:value="79837.1409499739" calcext:value-type="float">
            <text:p>79837.1409499739</text:p>
          </table:table-cell>
          <table:table-cell table:formula="of:=[.G47]-[.$B47]" office:value-type="float" office:value="0.200132369995117" calcext:value-type="float">
            <text:p>0.2001323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3440.99507" calcext:value-type="float">
            <text:p>1443133440.99507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16.834447145462" calcext:value-type="float">
            <text:p>16.8344471455</text:p>
          </table:table-cell>
          <table:table-cell table:formula="of:=[.C48]/([.D48]-[.D47])" office:value-type="float" office:value="79897.2413157328" calcext:value-type="float">
            <text:p>79897.2413157328</text:p>
          </table:table-cell>
          <table:table-cell/>
          <table:table-cell office:value-type="float" office:value="1443133441.19511" calcext:value-type="float">
            <text:p>1443133441.19511</text:p>
          </table:table-cell>
          <table:table-cell table:formula="of:=[.G48]-[.$B$2]" office:value-type="float" office:value="17.03449177742" calcext:value-type="float">
            <text:p>17.0344917774</text:p>
          </table:table-cell>
          <table:table-cell table:formula="of:=[.C48]/([.H48]-[.H47])" office:value-type="float" office:value="79965.4027508282" calcext:value-type="float">
            <text:p>79965.4027508282</text:p>
          </table:table-cell>
          <table:table-cell table:formula="of:=[.G48]-[.$B48]" office:value-type="float" office:value="0.200044631958008" calcext:value-type="float">
            <text:p>0.20004463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3441.09226" calcext:value-type="float">
            <text:p>1443133441.09226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16.9316370487213" calcext:value-type="float">
            <text:p>16.9316370487</text:p>
          </table:table-cell>
          <table:table-cell table:formula="of:=[.C49]/([.D49]-[.D48])" office:value-type="float" office:value="84617.8432553895" calcext:value-type="float">
            <text:p>84617.8432553895</text:p>
          </table:table-cell>
          <table:table-cell/>
          <table:table-cell office:value-type="float" office:value="1443133441.29238" calcext:value-type="float">
            <text:p>1443133441.29238</text:p>
          </table:table-cell>
          <table:table-cell table:formula="of:=[.G49]-[.$B$2]" office:value-type="float" office:value="17.1317570209503" calcext:value-type="float">
            <text:p>17.131757021</text:p>
          </table:table-cell>
          <table:table-cell table:formula="of:=[.C49]/([.H49]-[.H48])" office:value-type="float" office:value="84552.2994803412" calcext:value-type="float">
            <text:p>84552.2994803412</text:p>
          </table:table-cell>
          <table:table-cell table:formula="of:=[.G49]-[.$B49]" office:value-type="float" office:value="0.200119972229004" calcext:value-type="float">
            <text:p>0.200119972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3441.18918" calcext:value-type="float">
            <text:p>1443133441.18918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17.0285558700562" calcext:value-type="float">
            <text:p>17.0285558701</text:p>
          </table:table-cell>
          <table:table-cell table:formula="of:=[.C50]/([.D50]-[.D49])" office:value-type="float" office:value="84854.5193465303" calcext:value-type="float">
            <text:p>84854.5193465303</text:p>
          </table:table-cell>
          <table:table-cell/>
          <table:table-cell office:value-type="float" office:value="1443133441.38928" calcext:value-type="float">
            <text:p>1443133441.38928</text:p>
          </table:table-cell>
          <table:table-cell table:formula="of:=[.G50]-[.$B$2]" office:value-type="float" office:value="17.2286586761475" calcext:value-type="float">
            <text:p>17.2286586761</text:p>
          </table:table-cell>
          <table:table-cell table:formula="of:=[.C50]/([.H50]-[.H49])" office:value-type="float" office:value="84869.5513329315" calcext:value-type="float">
            <text:p>84869.5513329315</text:p>
          </table:table-cell>
          <table:table-cell table:formula="of:=[.G50]-[.$B50]" office:value-type="float" office:value="0.200102806091309" calcext:value-type="float">
            <text:p>0.200102806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3441.28608" calcext:value-type="float">
            <text:p>1443133441.28608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17.1254570484161" calcext:value-type="float">
            <text:p>17.1254570484</text:p>
          </table:table-cell>
          <table:table-cell table:formula="of:=[.C51]/([.D51]-[.D50])" office:value-type="float" office:value="84869.9689641343" calcext:value-type="float">
            <text:p>84869.9689641343</text:p>
          </table:table-cell>
          <table:table-cell/>
          <table:table-cell office:value-type="float" office:value="1443133441.54996" calcext:value-type="float">
            <text:p>1443133441.54996</text:p>
          </table:table-cell>
          <table:table-cell table:formula="of:=[.G51]-[.$B$2]" office:value-type="float" office:value="17.389333486557" calcext:value-type="float">
            <text:p>17.3893334866</text:p>
          </table:table-cell>
          <table:table-cell table:formula="of:=[.C51]/([.H51]-[.H50])" office:value-type="float" office:value="51184.1276117753" calcext:value-type="float">
            <text:p>51184.1276117753</text:p>
          </table:table-cell>
          <table:table-cell table:formula="of:=[.G51]-[.$B51]" office:value-type="float" office:value="0.263876438140869" calcext:value-type="float">
            <text:p>0.263876438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3441.38297" calcext:value-type="float">
            <text:p>1443133441.38297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17.2223517894745" calcext:value-type="float">
            <text:p>17.2223517895</text:p>
          </table:table-cell>
          <table:table-cell table:formula="of:=[.C52]/([.D52]-[.D51])" office:value-type="float" office:value="84875.6073876862" calcext:value-type="float">
            <text:p>84875.6073876862</text:p>
          </table:table-cell>
          <table:table-cell/>
          <table:table-cell office:value-type="float" office:value="1443133441.64686" calcext:value-type="float">
            <text:p>1443133441.64686</text:p>
          </table:table-cell>
          <table:table-cell table:formula="of:=[.G52]-[.$B$2]" office:value-type="float" office:value="17.486236333847" calcext:value-type="float">
            <text:p>17.4862363338</text:p>
          </table:table-cell>
          <table:table-cell table:formula="of:=[.C52]/([.H52]-[.H51])" office:value-type="float" office:value="84868.5072729062" calcext:value-type="float">
            <text:p>84868.5072729062</text:p>
          </table:table-cell>
          <table:table-cell table:formula="of:=[.G52]-[.$B52]" office:value-type="float" office:value="0.263884544372559" calcext:value-type="float">
            <text:p>0.263884544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3441.47987" calcext:value-type="float">
            <text:p>1443133441.47987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17.3192489147186" calcext:value-type="float">
            <text:p>17.3192489147</text:p>
          </table:table-cell>
          <table:table-cell table:formula="of:=[.C53]/([.D53]-[.D52])" office:value-type="float" office:value="84873.5189953151" calcext:value-type="float">
            <text:p>84873.5189953151</text:p>
          </table:table-cell>
          <table:table-cell/>
          <table:table-cell office:value-type="float" office:value="1443133441.74378" calcext:value-type="float">
            <text:p>1443133441.74378</text:p>
          </table:table-cell>
          <table:table-cell table:formula="of:=[.G53]-[.$B$2]" office:value-type="float" office:value="17.5831618309021" calcext:value-type="float">
            <text:p>17.5831618309</text:p>
          </table:table-cell>
          <table:table-cell table:formula="of:=[.C53]/([.H53]-[.H52])" office:value-type="float" office:value="84848.6750119916" calcext:value-type="float">
            <text:p>84848.6750119916</text:p>
          </table:table-cell>
          <table:table-cell table:formula="of:=[.G53]-[.$B53]" office:value-type="float" office:value="0.263912916183472" calcext:value-type="float">
            <text:p>0.263912916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3441.5768" calcext:value-type="float">
            <text:p>1443133441.5768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17.4161775112152" calcext:value-type="float">
            <text:p>17.4161775112</text:p>
          </table:table-cell>
          <table:table-cell table:formula="of:=[.C54]/([.D54]-[.D53])" office:value-type="float" office:value="84845.9618446038" calcext:value-type="float">
            <text:p>84845.9618446038</text:p>
          </table:table-cell>
          <table:table-cell/>
          <table:table-cell office:value-type="float" office:value="1443133441.8407" calcext:value-type="float">
            <text:p>1443133441.8407</text:p>
          </table:table-cell>
          <table:table-cell table:formula="of:=[.G54]-[.$B$2]" office:value-type="float" office:value="17.6800765991211" calcext:value-type="float">
            <text:p>17.6800765991</text:p>
          </table:table-cell>
          <table:table-cell table:formula="of:=[.C54]/([.H54]-[.H53])" office:value-type="float" office:value="84858.0680853158" calcext:value-type="float">
            <text:p>84858.0680853158</text:p>
          </table:table-cell>
          <table:table-cell table:formula="of:=[.G54]-[.$B54]" office:value-type="float" office:value="0.263899087905884" calcext:value-type="float">
            <text:p>0.263899087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3441.67372" calcext:value-type="float">
            <text:p>1443133441.67372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17.5131011009216" calcext:value-type="float">
            <text:p>17.5131011009</text:p>
          </table:table-cell>
          <table:table-cell table:formula="of:=[.C55]/([.D55]-[.D54])" office:value-type="float" office:value="84850.3447397098" calcext:value-type="float">
            <text:p>84850.3447397098</text:p>
          </table:table-cell>
          <table:table-cell/>
          <table:table-cell office:value-type="float" office:value="1443133441.93755" calcext:value-type="float">
            <text:p>1443133441.93755</text:p>
          </table:table-cell>
          <table:table-cell table:formula="of:=[.G55]-[.$B$2]" office:value-type="float" office:value="17.7769272327423" calcext:value-type="float">
            <text:p>17.7769272327</text:p>
          </table:table-cell>
          <table:table-cell table:formula="of:=[.C55]/([.H55]-[.H54])" office:value-type="float" office:value="84914.261192799" calcext:value-type="float">
            <text:p>84914.261192799</text:p>
          </table:table-cell>
          <table:table-cell table:formula="of:=[.G55]-[.$B55]" office:value-type="float" office:value="0.263826131820679" calcext:value-type="float">
            <text:p>0.263826131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3441.77063" calcext:value-type="float">
            <text:p>1443133441.77063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17.6100072860718" calcext:value-type="float">
            <text:p>17.6100072861</text:p>
          </table:table-cell>
          <table:table-cell table:formula="of:=[.C56]/([.D56]-[.D55])" office:value-type="float" office:value="84865.5840414906" calcext:value-type="float">
            <text:p>84865.5840414906</text:p>
          </table:table-cell>
          <table:table-cell/>
          <table:table-cell office:value-type="float" office:value="1443133442.03464" calcext:value-type="float">
            <text:p>1443133442.03464</text:p>
          </table:table-cell>
          <table:table-cell table:formula="of:=[.G56]-[.$B$2]" office:value-type="float" office:value="17.8740217685699" calcext:value-type="float">
            <text:p>17.8740217686</text:p>
          </table:table-cell>
          <table:table-cell table:formula="of:=[.C56]/([.H56]-[.H55])" office:value-type="float" office:value="84700.9559281414" calcext:value-type="float">
            <text:p>84700.9559281414</text:p>
          </table:table-cell>
          <table:table-cell table:formula="of:=[.G56]-[.$B56]" office:value-type="float" office:value="0.264014482498169" calcext:value-type="float">
            <text:p>0.26401448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3441.86754" calcext:value-type="float">
            <text:p>1443133441.86754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17.7069182395935" calcext:value-type="float">
            <text:p>17.7069182396</text:p>
          </table:table-cell>
          <table:table-cell table:formula="of:=[.C57]/([.D57]-[.D56])" office:value-type="float" office:value="84861.4083459213" calcext:value-type="float">
            <text:p>84861.4083459213</text:p>
          </table:table-cell>
          <table:table-cell/>
          <table:table-cell office:value-type="float" office:value="1443133442.06765" calcext:value-type="float">
            <text:p>1443133442.06765</text:p>
          </table:table-cell>
          <table:table-cell table:formula="of:=[.G57]-[.$B$2]" office:value-type="float" office:value="17.9070258140564" calcext:value-type="float">
            <text:p>17.9070258141</text:p>
          </table:table-cell>
          <table:table-cell table:formula="of:=[.C57]/([.H57]-[.H56])" office:value-type="float" office:value="249181.57391876" calcext:value-type="float">
            <text:p>249181.57391876</text:p>
          </table:table-cell>
          <table:table-cell table:formula="of:=[.G57]-[.$B57]" office:value-type="float" office:value="0.200107574462891" calcext:value-type="float">
            <text:p>0.200107574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3441.96445" calcext:value-type="float">
            <text:p>1443133441.96445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17.8038268089294" calcext:value-type="float">
            <text:p>17.8038268089</text:p>
          </table:table-cell>
          <table:table-cell table:formula="of:=[.C58]/([.D58]-[.D57])" office:value-type="float" office:value="84863.4961423398" calcext:value-type="float">
            <text:p>84863.4961423398</text:p>
          </table:table-cell>
          <table:table-cell/>
          <table:table-cell office:value-type="float" office:value="1443133442.16466" calcext:value-type="float">
            <text:p>1443133442.16466</text:p>
          </table:table-cell>
          <table:table-cell table:formula="of:=[.G58]-[.$B$2]" office:value-type="float" office:value="18.0040364265442" calcext:value-type="float">
            <text:p>18.0040364265</text:p>
          </table:table-cell>
          <table:table-cell table:formula="of:=[.C58]/([.H58]-[.H57])" office:value-type="float" office:value="84774.2302527452" calcext:value-type="float">
            <text:p>84774.2302527452</text:p>
          </table:table-cell>
          <table:table-cell table:formula="of:=[.G58]-[.$B58]" office:value-type="float" office:value="0.200209617614746" calcext:value-type="float">
            <text:p>0.200209617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3442.05096" calcext:value-type="float">
            <text:p>1443133442.05096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17.8903367519379" calcext:value-type="float">
            <text:p>17.8903367519</text:p>
          </table:table-cell>
          <table:table-cell table:formula="of:=[.C59]/([.D59]-[.D58])" office:value-type="float" office:value="95064.2170599891" calcext:value-type="float">
            <text:p>95064.2170599891</text:p>
          </table:table-cell>
          <table:table-cell/>
          <table:table-cell office:value-type="float" office:value="1443133442.25102" calcext:value-type="float">
            <text:p>1443133442.25102</text:p>
          </table:table-cell>
          <table:table-cell table:formula="of:=[.G59]-[.$B$2]" office:value-type="float" office:value="18.0903975963593" calcext:value-type="float">
            <text:p>18.0903975964</text:p>
          </table:table-cell>
          <table:table-cell table:formula="of:=[.C59]/([.H59]-[.H58])" office:value-type="float" office:value="95227.982872524" calcext:value-type="float">
            <text:p>95227.982872524</text:p>
          </table:table-cell>
          <table:table-cell table:formula="of:=[.G59]-[.$B59]" office:value-type="float" office:value="0.200060844421387" calcext:value-type="float">
            <text:p>0.200060844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3442.13141" calcext:value-type="float">
            <text:p>1443133442.13141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17.9707880020142" calcext:value-type="float">
            <text:p>17.970788002</text:p>
          </table:table-cell>
          <table:table-cell table:formula="of:=[.C60]/([.D60]-[.D59])" office:value-type="float" office:value="102223.396059116" calcext:value-type="float">
            <text:p>102223.396059116</text:p>
          </table:table-cell>
          <table:table-cell/>
          <table:table-cell office:value-type="float" office:value="1443133442.33157" calcext:value-type="float">
            <text:p>1443133442.33157</text:p>
          </table:table-cell>
          <table:table-cell table:formula="of:=[.G60]-[.$B$2]" office:value-type="float" office:value="18.1709523200989" calcext:value-type="float">
            <text:p>18.1709523201</text:p>
          </table:table-cell>
          <table:table-cell table:formula="of:=[.C60]/([.H60]-[.H59])" office:value-type="float" office:value="102092.088684735" calcext:value-type="float">
            <text:p>102092.088684735</text:p>
          </table:table-cell>
          <table:table-cell table:formula="of:=[.G60]-[.$B60]" office:value-type="float" office:value="0.200164318084717" calcext:value-type="float">
            <text:p>0.200164318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3442.21186" calcext:value-type="float">
            <text:p>1443133442.21186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18.0512428283691" calcext:value-type="float">
            <text:p>18.0512428284</text:p>
          </table:table-cell>
          <table:table-cell table:formula="of:=[.C61]/([.D61]-[.D60])" office:value-type="float" office:value="102218.852150824" calcext:value-type="float">
            <text:p>102218.852150824</text:p>
          </table:table-cell>
          <table:table-cell/>
          <table:table-cell office:value-type="float" office:value="1443133442.41194" calcext:value-type="float">
            <text:p>1443133442.41194</text:p>
          </table:table-cell>
          <table:table-cell table:formula="of:=[.G61]-[.$B$2]" office:value-type="float" office:value="18.2513208389282" calcext:value-type="float">
            <text:p>18.2513208389</text:p>
          </table:table-cell>
          <table:table-cell table:formula="of:=[.C61]/([.H61]-[.H60])" office:value-type="float" office:value="102328.624687769" calcext:value-type="float">
            <text:p>102328.624687769</text:p>
          </table:table-cell>
          <table:table-cell table:formula="of:=[.G61]-[.$B61]" office:value-type="float" office:value="0.200078010559082" calcext:value-type="float">
            <text:p>0.20007801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3442.29232" calcext:value-type="float">
            <text:p>1443133442.29232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18.1317019462585" calcext:value-type="float">
            <text:p>18.1317019463</text:p>
          </table:table-cell>
          <table:table-cell table:formula="of:=[.C62]/([.D62]-[.D61])" office:value-type="float" office:value="102213.399994074" calcext:value-type="float">
            <text:p>102213.399994074</text:p>
          </table:table-cell>
          <table:table-cell/>
          <table:table-cell office:value-type="float" office:value="1443133442.49248" calcext:value-type="float">
            <text:p>1443133442.49248</text:p>
          </table:table-cell>
          <table:table-cell table:formula="of:=[.G62]-[.$B$2]" office:value-type="float" office:value="18.3318593502045" calcext:value-type="float">
            <text:p>18.3318593502</text:p>
          </table:table-cell>
          <table:table-cell table:formula="of:=[.C62]/([.H62]-[.H61])" office:value-type="float" office:value="102112.639899586" calcext:value-type="float">
            <text:p>102112.639899586</text:p>
          </table:table-cell>
          <table:table-cell table:formula="of:=[.G62]-[.$B62]" office:value-type="float" office:value="0.200157403945923" calcext:value-type="float">
            <text:p>0.200157403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3442.37278" calcext:value-type="float">
            <text:p>1443133442.37278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18.2121608257294" calcext:value-type="float">
            <text:p>18.2121608257</text:p>
          </table:table-cell>
          <table:table-cell table:formula="of:=[.C63]/([.D63]-[.D62])" office:value-type="float" office:value="102213.702876412" calcext:value-type="float">
            <text:p>102213.702876412</text:p>
          </table:table-cell>
          <table:table-cell/>
          <table:table-cell office:value-type="float" office:value="1443133442.62519" calcext:value-type="float">
            <text:p>1443133442.62519</text:p>
          </table:table-cell>
          <table:table-cell table:formula="of:=[.G63]-[.$B$2]" office:value-type="float" office:value="18.4645686149597" calcext:value-type="float">
            <text:p>18.464568615</text:p>
          </table:table-cell>
          <table:table-cell table:formula="of:=[.C63]/([.H63]-[.H62])" office:value-type="float" office:value="61970.051715434" calcext:value-type="float">
            <text:p>61970.051715434</text:p>
          </table:table-cell>
          <table:table-cell table:formula="of:=[.G63]-[.$B63]" office:value-type="float" office:value="0.252407789230347" calcext:value-type="float">
            <text:p>0.252407789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3442.45324" calcext:value-type="float">
            <text:p>1443133442.45324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18.2926144599915" calcext:value-type="float">
            <text:p>18.29261446</text:p>
          </table:table-cell>
          <table:table-cell table:formula="of:=[.C64]/([.D64]-[.D63])" office:value-type="float" office:value="102220.366742037" calcext:value-type="float">
            <text:p>102220.366742037</text:p>
          </table:table-cell>
          <table:table-cell/>
          <table:table-cell office:value-type="float" office:value="1443133442.70565" calcext:value-type="float">
            <text:p>1443133442.70565</text:p>
          </table:table-cell>
          <table:table-cell table:formula="of:=[.G64]-[.$B$2]" office:value-type="float" office:value="18.5450294017792" calcext:value-type="float">
            <text:p>18.5450294018</text:p>
          </table:table-cell>
          <table:table-cell table:formula="of:=[.C64]/([.H64]-[.H63])" office:value-type="float" office:value="102211.279867961" calcext:value-type="float">
            <text:p>102211.279867961</text:p>
          </table:table-cell>
          <table:table-cell table:formula="of:=[.G64]-[.$B64]" office:value-type="float" office:value="0.25241494178772" calcext:value-type="float">
            <text:p>0.252414941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3442.53368" calcext:value-type="float">
            <text:p>1443133442.53368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18.3730585575104" calcext:value-type="float">
            <text:p>18.3730585575</text:p>
          </table:table-cell>
          <table:table-cell table:formula="of:=[.C65]/([.D65]-[.D64])" office:value-type="float" office:value="102232.485087743" calcext:value-type="float">
            <text:p>102232.485087743</text:p>
          </table:table-cell>
          <table:table-cell/>
          <table:table-cell office:value-type="float" office:value="1443133442.78622" calcext:value-type="float">
            <text:p>1443133442.78622</text:p>
          </table:table-cell>
          <table:table-cell table:formula="of:=[.G65]-[.$B$2]" office:value-type="float" office:value="18.6256022453308" calcext:value-type="float">
            <text:p>18.6256022453</text:p>
          </table:table-cell>
          <table:table-cell table:formula="of:=[.C65]/([.H65]-[.H64])" office:value-type="float" office:value="102069.129467047" calcext:value-type="float">
            <text:p>102069.129467047</text:p>
          </table:table-cell>
          <table:table-cell table:formula="of:=[.G65]-[.$B65]" office:value-type="float" office:value="0.252543687820435" calcext:value-type="float">
            <text:p>0.252543687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3442.6141" calcext:value-type="float">
            <text:p>1443133442.6141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18.4534821510315" calcext:value-type="float">
            <text:p>18.453482151</text:p>
          </table:table-cell>
          <table:table-cell table:formula="of:=[.C66]/([.D66]-[.D65])" office:value-type="float" office:value="102258.549263165" calcext:value-type="float">
            <text:p>102258.549263165</text:p>
          </table:table-cell>
          <table:table-cell/>
          <table:table-cell office:value-type="float" office:value="1443133442.86661" calcext:value-type="float">
            <text:p>1443133442.86661</text:p>
          </table:table-cell>
          <table:table-cell table:formula="of:=[.G66]-[.$B$2]" office:value-type="float" office:value="18.7059922218323" calcext:value-type="float">
            <text:p>18.7059922218</text:p>
          </table:table-cell>
          <table:table-cell table:formula="of:=[.C66]/([.H66]-[.H65])" office:value-type="float" office:value="102301.311157245" calcext:value-type="float">
            <text:p>102301.311157245</text:p>
          </table:table-cell>
          <table:table-cell table:formula="of:=[.G66]-[.$B66]" office:value-type="float" office:value="0.252510070800781" calcext:value-type="float">
            <text:p>0.252510070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3442.69456" calcext:value-type="float">
            <text:p>1443133442.69456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18.5339331626892" calcext:value-type="float">
            <text:p>18.5339331627</text:p>
          </table:table-cell>
          <table:table-cell table:formula="of:=[.C67]/([.D67]-[.D66])" office:value-type="float" office:value="102223.699000699" calcext:value-type="float">
            <text:p>102223.699000699</text:p>
          </table:table-cell>
          <table:table-cell/>
          <table:table-cell office:value-type="float" office:value="1443133442.94715" calcext:value-type="float">
            <text:p>1443133442.94715</text:p>
          </table:table-cell>
          <table:table-cell table:formula="of:=[.G67]-[.$B$2]" office:value-type="float" office:value="18.7865266799927" calcext:value-type="float">
            <text:p>18.78652668</text:p>
          </table:table-cell>
          <table:table-cell table:formula="of:=[.C67]/([.H67]-[.H66])" office:value-type="float" office:value="102117.778996169" calcext:value-type="float">
            <text:p>102117.778996169</text:p>
          </table:table-cell>
          <table:table-cell table:formula="of:=[.G67]-[.$B67]" office:value-type="float" office:value="0.252593517303467" calcext:value-type="float">
            <text:p>0.252593517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3442.775" calcext:value-type="float">
            <text:p>1443133442.775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18.6143794059753" calcext:value-type="float">
            <text:p>18.614379406</text:p>
          </table:table-cell>
          <table:table-cell table:formula="of:=[.C68]/([.D68]-[.D67])" office:value-type="float" office:value="102229.758209451" calcext:value-type="float">
            <text:p>102229.758209451</text:p>
          </table:table-cell>
          <table:table-cell/>
          <table:table-cell office:value-type="float" office:value="1443133443.02742" calcext:value-type="float">
            <text:p>1443133443.02742</text:p>
          </table:table-cell>
          <table:table-cell table:formula="of:=[.G68]-[.$B$2]" office:value-type="float" office:value="18.866797208786" calcext:value-type="float">
            <text:p>18.8667972088</text:p>
          </table:table-cell>
          <table:table-cell table:formula="of:=[.C68]/([.H68]-[.H67])" office:value-type="float" office:value="102453.542086082" calcext:value-type="float">
            <text:p>102453.542086082</text:p>
          </table:table-cell>
          <table:table-cell table:formula="of:=[.G68]-[.$B68]" office:value-type="float" office:value="0.252417802810669" calcext:value-type="float">
            <text:p>0.252417802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3442.85545" calcext:value-type="float">
            <text:p>1443133442.85545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18.6948280334473" calcext:value-type="float">
            <text:p>18.6948280334</text:p>
          </table:table-cell>
          <table:table-cell table:formula="of:=[.C69]/([.D69]-[.D68])" office:value-type="float" office:value="102226.728515289" calcext:value-type="float">
            <text:p>102226.728515289</text:p>
          </table:table-cell>
          <table:table-cell/>
          <table:table-cell office:value-type="float" office:value="1443133443.05552" calcext:value-type="float">
            <text:p>1443133443.05552</text:p>
          </table:table-cell>
          <table:table-cell table:formula="of:=[.G69]-[.$B$2]" office:value-type="float" office:value="18.8948984146118" calcext:value-type="float">
            <text:p>18.8948984146</text:p>
          </table:table-cell>
          <table:table-cell table:formula="of:=[.C69]/([.H69]-[.H68])" office:value-type="float" office:value="292656.48068553" calcext:value-type="float">
            <text:p>292656.48068553</text:p>
          </table:table-cell>
          <table:table-cell table:formula="of:=[.G69]-[.$B69]" office:value-type="float" office:value="0.200070381164551" calcext:value-type="float">
            <text:p>0.20007038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3442.93592" calcext:value-type="float">
            <text:p>1443133442.93592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18.775294303894" calcext:value-type="float">
            <text:p>18.7752943039</text:p>
          </table:table-cell>
          <table:table-cell table:formula="of:=[.C70]/([.D70]-[.D69])" office:value-type="float" office:value="102204.314358519" calcext:value-type="float">
            <text:p>102204.314358519</text:p>
          </table:table-cell>
          <table:table-cell/>
          <table:table-cell office:value-type="float" office:value="1443133443.13606" calcext:value-type="float">
            <text:p>1443133443.13606</text:p>
          </table:table-cell>
          <table:table-cell table:formula="of:=[.G70]-[.$B$2]" office:value-type="float" office:value="18.9754333496094" calcext:value-type="float">
            <text:p>18.9754333496</text:p>
          </table:table-cell>
          <table:table-cell table:formula="of:=[.C70]/([.H70]-[.H69])" office:value-type="float" office:value="102117.174369723" calcext:value-type="float">
            <text:p>102117.174369723</text:p>
          </table:table-cell>
          <table:table-cell table:formula="of:=[.G70]-[.$B70]" office:value-type="float" office:value="0.200139045715332" calcext:value-type="float">
            <text:p>0.200139045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3443.01676" calcext:value-type="float">
            <text:p>1443133443.01676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18.8561365604401" calcext:value-type="float">
            <text:p>18.8561365604</text:p>
          </table:table-cell>
          <table:table-cell table:formula="of:=[.C71]/([.D71]-[.D70])" office:value-type="float" office:value="101728.976297419" calcext:value-type="float">
            <text:p>101728.976297419</text:p>
          </table:table-cell>
          <table:table-cell/>
          <table:table-cell office:value-type="float" office:value="1443133443.21688" calcext:value-type="float">
            <text:p>1443133443.21688</text:p>
          </table:table-cell>
          <table:table-cell table:formula="of:=[.G71]-[.$B$2]" office:value-type="float" office:value="19.0562596321106" calcext:value-type="float">
            <text:p>19.0562596321</text:p>
          </table:table-cell>
          <table:table-cell table:formula="of:=[.C71]/([.H71]-[.H70])" office:value-type="float" office:value="101749.081431226" calcext:value-type="float">
            <text:p>101749.081431226</text:p>
          </table:table-cell>
          <table:table-cell table:formula="of:=[.G71]-[.$B71]" office:value-type="float" office:value="0.200123071670532" calcext:value-type="float">
            <text:p>0.200123071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3443.09914" calcext:value-type="float">
            <text:p>1443133443.09914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18.9385225772858" calcext:value-type="float">
            <text:p>18.9385225773</text:p>
          </table:table-cell>
          <table:table-cell table:formula="of:=[.C72]/([.D72]-[.D71])" office:value-type="float" office:value="99822.7650136593" calcext:value-type="float">
            <text:p>99822.7650136593</text:p>
          </table:table-cell>
          <table:table-cell/>
          <table:table-cell office:value-type="float" office:value="1443133443.29925" calcext:value-type="float">
            <text:p>1443133443.29925</text:p>
          </table:table-cell>
          <table:table-cell table:formula="of:=[.G72]-[.$B$2]" office:value-type="float" office:value="19.1386249065399" calcext:value-type="float">
            <text:p>19.1386249065</text:p>
          </table:table-cell>
          <table:table-cell table:formula="of:=[.C72]/([.H72]-[.H71])" office:value-type="float" office:value="99847.9038281736" calcext:value-type="float">
            <text:p>99847.9038281736</text:p>
          </table:table-cell>
          <table:table-cell table:formula="of:=[.G72]-[.$B72]" office:value-type="float" office:value="0.20010232925415" calcext:value-type="float">
            <text:p>0.200102329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3443.18153" calcext:value-type="float">
            <text:p>1443133443.18153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19.0209050178528" calcext:value-type="float">
            <text:p>19.0209050179</text:p>
          </table:table-cell>
          <table:table-cell table:formula="of:=[.C73]/([.D73]-[.D72])" office:value-type="float" office:value="99827.0983888846" calcext:value-type="float">
            <text:p>99827.0983888846</text:p>
          </table:table-cell>
          <table:table-cell/>
          <table:table-cell office:value-type="float" office:value="1443133443.38159" calcext:value-type="float">
            <text:p>1443133443.38159</text:p>
          </table:table-cell>
          <table:table-cell table:formula="of:=[.G73]-[.$B$2]" office:value-type="float" office:value="19.22096824646" calcext:value-type="float">
            <text:p>19.2209682465</text:p>
          </table:table-cell>
          <table:table-cell table:formula="of:=[.C73]/([.H73]-[.H72])" office:value-type="float" office:value="99874.5011798838" calcext:value-type="float">
            <text:p>99874.5011798838</text:p>
          </table:table-cell>
          <table:table-cell table:formula="of:=[.G73]-[.$B73]" office:value-type="float" office:value="0.200063228607178" calcext:value-type="float">
            <text:p>0.200063228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3443.26391" calcext:value-type="float">
            <text:p>1443133443.26391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19.1032888889313" calcext:value-type="float">
            <text:p>19.1032888889</text:p>
          </table:table-cell>
          <table:table-cell table:formula="of:=[.C74]/([.D74]-[.D73])" office:value-type="float" office:value="99825.3649936477" calcext:value-type="float">
            <text:p>99825.3649936477</text:p>
          </table:table-cell>
          <table:table-cell/>
          <table:table-cell office:value-type="float" office:value="1443133443.46397" calcext:value-type="float">
            <text:p>1443133443.46397</text:p>
          </table:table-cell>
          <table:table-cell table:formula="of:=[.G74]-[.$B$2]" office:value-type="float" office:value="19.3033442497253" calcext:value-type="float">
            <text:p>19.3033442497</text:p>
          </table:table-cell>
          <table:table-cell table:formula="of:=[.C74]/([.H74]-[.H73])" office:value-type="float" office:value="99834.8994124627" calcext:value-type="float">
            <text:p>99834.8994124627</text:p>
          </table:table-cell>
          <table:table-cell table:formula="of:=[.G74]-[.$B74]" office:value-type="float" office:value="0.200055360794067" calcext:value-type="float">
            <text:p>0.200055360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3443.34629" calcext:value-type="float">
            <text:p>1443133443.34629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19.1856691837311" calcext:value-type="float">
            <text:p>19.1856691837</text:p>
          </table:table-cell>
          <table:table-cell table:formula="of:=[.C75]/([.D75]-[.D74])" office:value-type="float" office:value="99829.6985946146" calcext:value-type="float">
            <text:p>99829.6985946146</text:p>
          </table:table-cell>
          <table:table-cell/>
          <table:table-cell office:value-type="float" office:value="1443133443.54635" calcext:value-type="float">
            <text:p>1443133443.54635</text:p>
          </table:table-cell>
          <table:table-cell table:formula="of:=[.G75]-[.$B$2]" office:value-type="float" office:value="19.3857295513153" calcext:value-type="float">
            <text:p>19.3857295513</text:p>
          </table:table-cell>
          <table:table-cell table:formula="of:=[.C75]/([.H75]-[.H74])" office:value-type="float" office:value="99823.631658607" calcext:value-type="float">
            <text:p>99823.631658607</text:p>
          </table:table-cell>
          <table:table-cell table:formula="of:=[.G75]-[.$B75]" office:value-type="float" office:value="0.200060367584229" calcext:value-type="float">
            <text:p>0.200060367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3443.4287" calcext:value-type="float">
            <text:p>1443133443.4287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19.2680749893188" calcext:value-type="float">
            <text:p>19.2680749893</text:p>
          </table:table-cell>
          <table:table-cell table:formula="of:=[.C76]/([.D76]-[.D75])" office:value-type="float" office:value="99798.793802711" calcext:value-type="float">
            <text:p>99798.793802711</text:p>
          </table:table-cell>
          <table:table-cell/>
          <table:table-cell office:value-type="float" office:value="1443133443.62876" calcext:value-type="float">
            <text:p>1443133443.62876</text:p>
          </table:table-cell>
          <table:table-cell table:formula="of:=[.G76]-[.$B$2]" office:value-type="float" office:value="19.4681353569031" calcext:value-type="float">
            <text:p>19.4681353569</text:p>
          </table:table-cell>
          <table:table-cell table:formula="of:=[.C76]/([.H76]-[.H75])" office:value-type="float" office:value="99798.793802711" calcext:value-type="float">
            <text:p>99798.793802711</text:p>
          </table:table-cell>
          <table:table-cell table:formula="of:=[.G76]-[.$B76]" office:value-type="float" office:value="0.200060367584229" calcext:value-type="float">
            <text:p>0.200060367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3443.51107" calcext:value-type="float">
            <text:p>1443133443.51107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19.3504500389099" calcext:value-type="float">
            <text:p>19.3504500389</text:p>
          </table:table-cell>
          <table:table-cell table:formula="of:=[.C77]/([.D77]-[.D76])" office:value-type="float" office:value="99836.0552233536" calcext:value-type="float">
            <text:p>99836.0552233536</text:p>
          </table:table-cell>
          <table:table-cell/>
          <table:table-cell office:value-type="float" office:value="1443133443.71117" calcext:value-type="float">
            <text:p>1443133443.71117</text:p>
          </table:table-cell>
          <table:table-cell table:formula="of:=[.G77]-[.$B$2]" office:value-type="float" office:value="19.5505523681641" calcext:value-type="float">
            <text:p>19.5505523682</text:p>
          </table:table-cell>
          <table:table-cell table:formula="of:=[.C77]/([.H77]-[.H76])" office:value-type="float" office:value="99785.224848271" calcext:value-type="float">
            <text:p>99785.224848271</text:p>
          </table:table-cell>
          <table:table-cell table:formula="of:=[.G77]-[.$B77]" office:value-type="float" office:value="0.20010232925415" calcext:value-type="float">
            <text:p>0.200102329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3443.59345" calcext:value-type="float">
            <text:p>1443133443.59345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19.4328241348267" calcext:value-type="float">
            <text:p>19.4328241348</text:p>
          </table:table-cell>
          <table:table-cell table:formula="of:=[.C78]/([.D78]-[.D77])" office:value-type="float" office:value="99837.2110610069" calcext:value-type="float">
            <text:p>99837.2110610069</text:p>
          </table:table-cell>
          <table:table-cell/>
          <table:table-cell office:value-type="float" office:value="1443133443.79359" calcext:value-type="float">
            <text:p>1443133443.79359</text:p>
          </table:table-cell>
          <table:table-cell table:formula="of:=[.G78]-[.$B$2]" office:value-type="float" office:value="19.6329696178436" calcext:value-type="float">
            <text:p>19.6329696178</text:p>
          </table:table-cell>
          <table:table-cell table:formula="of:=[.C78]/([.H78]-[.H77])" office:value-type="float" office:value="99784.9361872004" calcext:value-type="float">
            <text:p>99784.9361872004</text:p>
          </table:table-cell>
          <table:table-cell table:formula="of:=[.G78]-[.$B78]" office:value-type="float" office:value="0.200145483016968" calcext:value-type="float">
            <text:p>0.20014548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3443.67583" calcext:value-type="float">
            <text:p>1443133443.67583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19.5152101516724" calcext:value-type="float">
            <text:p>19.5152101517</text:p>
          </table:table-cell>
          <table:table-cell table:formula="of:=[.C79]/([.D79]-[.D78])" office:value-type="float" office:value="99822.7650136593" calcext:value-type="float">
            <text:p>99822.7650136593</text:p>
          </table:table-cell>
          <table:table-cell/>
          <table:table-cell office:value-type="float" office:value="1443133443.87592" calcext:value-type="float">
            <text:p>1443133443.87592</text:p>
          </table:table-cell>
          <table:table-cell table:formula="of:=[.G79]-[.$B$2]" office:value-type="float" office:value="19.7152960300446" calcext:value-type="float">
            <text:p>19.71529603</text:p>
          </table:table-cell>
          <table:table-cell table:formula="of:=[.C79]/([.H79]-[.H78])" office:value-type="float" office:value="99895.0370863766" calcext:value-type="float">
            <text:p>99895.0370863766</text:p>
          </table:table-cell>
          <table:table-cell table:formula="of:=[.G79]-[.$B79]" office:value-type="float" office:value="0.200085878372192" calcext:value-type="float">
            <text:p>0.200085878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3443.75821" calcext:value-type="float">
            <text:p>1443133443.75821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19.5975904464722" calcext:value-type="float">
            <text:p>19.5975904465</text:p>
          </table:table-cell>
          <table:table-cell table:formula="of:=[.C80]/([.D80]-[.D79])" office:value-type="float" office:value="99829.6985946146" calcext:value-type="float">
            <text:p>99829.6985946146</text:p>
          </table:table-cell>
          <table:table-cell/>
          <table:table-cell office:value-type="float" office:value="1443133443.95824" calcext:value-type="float">
            <text:p>1443133443.95824</text:p>
          </table:table-cell>
          <table:table-cell table:formula="of:=[.G80]-[.$B$2]" office:value-type="float" office:value="19.7976205348969" calcext:value-type="float">
            <text:p>19.7976205349</text:p>
          </table:table-cell>
          <table:table-cell table:formula="of:=[.C80]/([.H80]-[.H79])" office:value-type="float" office:value="99897.351520733" calcext:value-type="float">
            <text:p>99897.351520733</text:p>
          </table:table-cell>
          <table:table-cell table:formula="of:=[.G80]-[.$B80]" office:value-type="float" office:value="0.200030088424683" calcext:value-type="float">
            <text:p>0.200030088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3443.84059" calcext:value-type="float">
            <text:p>1443133443.84059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19.679967880249" calcext:value-type="float">
            <text:p>19.6799678802</text:p>
          </table:table-cell>
          <table:table-cell table:formula="of:=[.C81]/([.D81]-[.D80])" office:value-type="float" office:value="99833.1657463041" calcext:value-type="float">
            <text:p>99833.1657463041</text:p>
          </table:table-cell>
          <table:table-cell/>
          <table:table-cell office:value-type="float" office:value="1443133444.04063" calcext:value-type="float">
            <text:p>1443133444.04063</text:p>
          </table:table-cell>
          <table:table-cell table:formula="of:=[.G81]-[.$B$2]" office:value-type="float" office:value="19.8800084590912" calcext:value-type="float">
            <text:p>19.8800084591</text:p>
          </table:table-cell>
          <table:table-cell table:formula="of:=[.C81]/([.H81]-[.H80])" office:value-type="float" office:value="99820.4540340317" calcext:value-type="float">
            <text:p>99820.4540340317</text:p>
          </table:table-cell>
          <table:table-cell table:formula="of:=[.G81]-[.$B81]" office:value-type="float" office:value="0.200040578842163" calcext:value-type="float">
            <text:p>0.200040578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3443.92299" calcext:value-type="float">
            <text:p>1443133443.92299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19.7623655796051" calcext:value-type="float">
            <text:p>19.7623655796</text:p>
          </table:table-cell>
          <table:table-cell table:formula="of:=[.C82]/([.D82]-[.D81])" office:value-type="float" office:value="99808.6119426738" calcext:value-type="float">
            <text:p>99808.6119426738</text:p>
          </table:table-cell>
          <table:table-cell/>
          <table:table-cell office:value-type="float" office:value="1443133444.12309" calcext:value-type="float">
            <text:p>1443133444.12309</text:p>
          </table:table-cell>
          <table:table-cell table:formula="of:=[.G82]-[.$B$2]" office:value-type="float" office:value="19.962468624115" calcext:value-type="float">
            <text:p>19.9624686241</text:p>
          </table:table-cell>
          <table:table-cell table:formula="of:=[.C82]/([.H82]-[.H81])" office:value-type="float" office:value="99733.0043861298" calcext:value-type="float">
            <text:p>99733.0043861298</text:p>
          </table:table-cell>
          <table:table-cell table:formula="of:=[.G82]-[.$B82]" office:value-type="float" office:value="0.200103044509888" calcext:value-type="float">
            <text:p>0.200103044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3444.00533" calcext:value-type="float">
            <text:p>1443133444.00533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19.8447113037109" calcext:value-type="float">
            <text:p>19.8447113037</text:p>
          </table:table-cell>
          <table:table-cell table:formula="of:=[.C83]/([.D83]-[.D82])" office:value-type="float" office:value="99871.6094770154" calcext:value-type="float">
            <text:p>99871.6094770154</text:p>
          </table:table-cell>
          <table:table-cell/>
          <table:table-cell office:value-type="float" office:value="1443133444.20557" calcext:value-type="float">
            <text:p>1443133444.20557</text:p>
          </table:table-cell>
          <table:table-cell table:formula="of:=[.G83]-[.$B$2]" office:value-type="float" office:value="20.0449512004852" calcext:value-type="float">
            <text:p>20.0449512005</text:p>
          </table:table-cell>
          <table:table-cell table:formula="of:=[.C83]/([.H83]-[.H82])" office:value-type="float" office:value="99705.9059247247" calcext:value-type="float">
            <text:p>99705.9059247247</text:p>
          </table:table-cell>
          <table:table-cell table:formula="of:=[.G83]-[.$B83]" office:value-type="float" office:value="0.200239896774292" calcext:value-type="float">
            <text:p>0.200239896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3444.08732" calcext:value-type="float">
            <text:p>1443133444.08732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19.9267010688782" calcext:value-type="float">
            <text:p>19.9267010689</text:p>
          </table:table-cell>
          <table:table-cell table:formula="of:=[.C84]/([.D84]-[.D83])" office:value-type="float" office:value="100305.202524063" calcext:value-type="float">
            <text:p>100305.202524063</text:p>
          </table:table-cell>
          <table:table-cell/>
          <table:table-cell office:value-type="float" office:value="1443133444.34084" calcext:value-type="float">
            <text:p>1443133444.34084</text:p>
          </table:table-cell>
          <table:table-cell table:formula="of:=[.G84]-[.$B$2]" office:value-type="float" office:value="20.1802203655243" calcext:value-type="float">
            <text:p>20.1802203655</text:p>
          </table:table-cell>
          <table:table-cell table:formula="of:=[.C84]/([.H84]-[.H83])" office:value-type="float" office:value="60797.2999435984" calcext:value-type="float">
            <text:p>60797.2999435984</text:p>
          </table:table-cell>
          <table:table-cell table:formula="of:=[.G84]-[.$B84]" office:value-type="float" office:value="0.253519296646118" calcext:value-type="float">
            <text:p>0.253519296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3444.16929" calcext:value-type="float">
            <text:p>1443133444.16929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20.0086719989777" calcext:value-type="float">
            <text:p>20.008671999</text:p>
          </table:table-cell>
          <table:table-cell table:formula="of:=[.C85]/([.D85]-[.D84])" office:value-type="float" office:value="100328.250393385" calcext:value-type="float">
            <text:p>100328.250393385</text:p>
          </table:table-cell>
          <table:table-cell/>
          <table:table-cell office:value-type="float" office:value="1443133444.42278" calcext:value-type="float">
            <text:p>1443133444.42278</text:p>
          </table:table-cell>
          <table:table-cell table:formula="of:=[.G85]-[.$B$2]" office:value-type="float" office:value="20.2621576786041" calcext:value-type="float">
            <text:p>20.2621576786</text:p>
          </table:table-cell>
          <table:table-cell table:formula="of:=[.C85]/([.H85]-[.H84])" office:value-type="float" office:value="100369.41279716" calcext:value-type="float">
            <text:p>100369.41279716</text:p>
          </table:table-cell>
          <table:table-cell table:formula="of:=[.G85]-[.$B85]" office:value-type="float" office:value="0.253485679626465" calcext:value-type="float">
            <text:p>0.253485679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3444.25126" calcext:value-type="float">
            <text:p>1443133444.25126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20.0906352996826" calcext:value-type="float">
            <text:p>20.0906352997</text:p>
          </table:table-cell>
          <table:table-cell table:formula="of:=[.C86]/([.D86]-[.D85])" office:value-type="float" office:value="100337.589253561" calcext:value-type="float">
            <text:p>100337.589253561</text:p>
          </table:table-cell>
          <table:table-cell/>
          <table:table-cell office:value-type="float" office:value="1443133444.50484" calcext:value-type="float">
            <text:p>1443133444.50484</text:p>
          </table:table-cell>
          <table:table-cell table:formula="of:=[.G86]-[.$B$2]" office:value-type="float" office:value="20.3442211151123" calcext:value-type="float">
            <text:p>20.3442211151</text:p>
          </table:table-cell>
          <table:table-cell table:formula="of:=[.C86]/([.H86]-[.H85])" office:value-type="float" office:value="100215.154884238" calcext:value-type="float">
            <text:p>100215.154884238</text:p>
          </table:table-cell>
          <table:table-cell table:formula="of:=[.G86]-[.$B86]" office:value-type="float" office:value="0.253585815429687" calcext:value-type="float">
            <text:p>0.253585815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3444.33323" calcext:value-type="float">
            <text:p>1443133444.33323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20.1726088523865" calcext:value-type="float">
            <text:p>20.1726088524</text:p>
          </table:table-cell>
          <table:table-cell table:formula="of:=[.C87]/([.D87]-[.D86])" office:value-type="float" office:value="100325.040561686" calcext:value-type="float">
            <text:p>100325.040561686</text:p>
          </table:table-cell>
          <table:table-cell/>
          <table:table-cell office:value-type="float" office:value="1443133444.58674" calcext:value-type="float">
            <text:p>1443133444.58674</text:p>
          </table:table-cell>
          <table:table-cell table:formula="of:=[.G87]-[.$B$2]" office:value-type="float" office:value="20.4261150360107" calcext:value-type="float">
            <text:p>20.426115036</text:p>
          </table:table-cell>
          <table:table-cell table:formula="of:=[.C87]/([.H87]-[.H86])" office:value-type="float" office:value="100422.59437302" calcext:value-type="float">
            <text:p>100422.59437302</text:p>
          </table:table-cell>
          <table:table-cell table:formula="of:=[.G87]-[.$B87]" office:value-type="float" office:value="0.253506183624268" calcext:value-type="float">
            <text:p>0.253506183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3444.41521" calcext:value-type="float">
            <text:p>1443133444.41521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20.2545852661133" calcext:value-type="float">
            <text:p>20.2545852661</text:p>
          </table:table-cell>
          <table:table-cell table:formula="of:=[.C88]/([.D88]-[.D87])" office:value-type="float" office:value="100321.539161339" calcext:value-type="float">
            <text:p>100321.539161339</text:p>
          </table:table-cell>
          <table:table-cell/>
          <table:table-cell office:value-type="float" office:value="1443133444.66876" calcext:value-type="float">
            <text:p>1443133444.66876</text:p>
          </table:table-cell>
          <table:table-cell table:formula="of:=[.G88]-[.$B$2]" office:value-type="float" office:value="20.5081350803375" calcext:value-type="float">
            <text:p>20.5081350803</text:p>
          </table:table-cell>
          <table:table-cell table:formula="of:=[.C88]/([.H88]-[.H87])" office:value-type="float" office:value="100268.173072842" calcext:value-type="float">
            <text:p>100268.173072842</text:p>
          </table:table-cell>
          <table:table-cell table:formula="of:=[.G88]-[.$B88]" office:value-type="float" office:value="0.253549814224243" calcext:value-type="float">
            <text:p>0.253549814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3444.49718" calcext:value-type="float">
            <text:p>1443133444.49718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20.3365612030029" calcext:value-type="float">
            <text:p>20.336561203</text:p>
          </table:table-cell>
          <table:table-cell table:formula="of:=[.C89]/([.D89]-[.D88])" office:value-type="float" office:value="100322.122711091" calcext:value-type="float">
            <text:p>100322.122711091</text:p>
          </table:table-cell>
          <table:table-cell/>
          <table:table-cell office:value-type="float" office:value="1443133444.77922" calcext:value-type="float">
            <text:p>1443133444.77922</text:p>
          </table:table-cell>
          <table:table-cell table:formula="of:=[.G89]-[.$B$2]" office:value-type="float" office:value="20.6186027526855" calcext:value-type="float">
            <text:p>20.6186027527</text:p>
          </table:table-cell>
          <table:table-cell table:formula="of:=[.C89]/([.H89]-[.H88])" office:value-type="float" office:value="74447.1194621602" calcext:value-type="float">
            <text:p>74447.1194621602</text:p>
          </table:table-cell>
          <table:table-cell table:formula="of:=[.G89]-[.$B89]" office:value-type="float" office:value="0.282041549682617" calcext:value-type="float">
            <text:p>0.282041549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3444.57915" calcext:value-type="float">
            <text:p>1443133444.57915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20.4185318946838" calcext:value-type="float">
            <text:p>20.4185318947</text:p>
          </table:table-cell>
          <table:table-cell table:formula="of:=[.C90]/([.D90]-[.D89])" office:value-type="float" office:value="100328.542206451" calcext:value-type="float">
            <text:p>100328.542206451</text:p>
          </table:table-cell>
          <table:table-cell/>
          <table:table-cell office:value-type="float" office:value="1443133444.86122" calcext:value-type="float">
            <text:p>1443133444.86122</text:p>
          </table:table-cell>
          <table:table-cell table:formula="of:=[.G90]-[.$B$2]" office:value-type="float" office:value="20.7005989551544" calcext:value-type="float">
            <text:p>20.7005989552</text:p>
          </table:table-cell>
          <table:table-cell table:formula="of:=[.C90]/([.H90]-[.H89])" office:value-type="float" office:value="100297.327832006" calcext:value-type="float">
            <text:p>100297.327832006</text:p>
          </table:table-cell>
          <table:table-cell table:formula="of:=[.G90]-[.$B90]" office:value-type="float" office:value="0.282067060470581" calcext:value-type="float">
            <text:p>0.282067060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3444.66112" calcext:value-type="float">
            <text:p>1443133444.66112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20.5005013942718" calcext:value-type="float">
            <text:p>20.5005013943</text:p>
          </table:table-cell>
          <table:table-cell table:formula="of:=[.C91]/([.D91]-[.D90])" office:value-type="float" office:value="100330.001297247" calcext:value-type="float">
            <text:p>100330.001297247</text:p>
          </table:table-cell>
          <table:table-cell/>
          <table:table-cell office:value-type="float" office:value="1443133444.99682" calcext:value-type="float">
            <text:p>1443133444.99682</text:p>
          </table:table-cell>
          <table:table-cell table:formula="of:=[.G91]-[.$B$2]" office:value-type="float" office:value="20.8362023830414" calcext:value-type="float">
            <text:p>20.836202383</text:p>
          </table:table-cell>
          <table:table-cell table:formula="of:=[.C91]/([.H91]-[.H90])" office:value-type="float" office:value="60647.4344207243" calcext:value-type="float">
            <text:p>60647.4344207243</text:p>
          </table:table-cell>
          <table:table-cell table:formula="of:=[.G91]-[.$B91]" office:value-type="float" office:value="0.335700988769531" calcext:value-type="float">
            <text:p>0.335700988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3444.74309" calcext:value-type="float">
            <text:p>1443133444.74309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20.5824720859528" calcext:value-type="float">
            <text:p>20.582472086</text:p>
          </table:table-cell>
          <table:table-cell table:formula="of:=[.C92]/([.D92]-[.D91])" office:value-type="float" office:value="100328.542206451" calcext:value-type="float">
            <text:p>100328.542206451</text:p>
          </table:table-cell>
          <table:table-cell/>
          <table:table-cell office:value-type="float" office:value="1443133445.02518" calcext:value-type="float">
            <text:p>1443133445.02518</text:p>
          </table:table-cell>
          <table:table-cell table:formula="of:=[.G92]-[.$B$2]" office:value-type="float" office:value="20.864556312561" calcext:value-type="float">
            <text:p>20.8645563126</text:p>
          </table:table-cell>
          <table:table-cell table:formula="of:=[.C92]/([.H92]-[.H91])" office:value-type="float" office:value="290047.980626445" calcext:value-type="float">
            <text:p>290047.980626445</text:p>
          </table:table-cell>
          <table:table-cell table:formula="of:=[.G92]-[.$B92]" office:value-type="float" office:value="0.282084226608276" calcext:value-type="float">
            <text:p>0.282084226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3444.82508" calcext:value-type="float">
            <text:p>1443133444.82508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20.6644570827484" calcext:value-type="float">
            <text:p>20.6644570827</text:p>
          </table:table-cell>
          <table:table-cell table:formula="of:=[.C93]/([.D93]-[.D92])" office:value-type="float" office:value="100311.036426557" calcext:value-type="float">
            <text:p>100311.036426557</text:p>
          </table:table-cell>
          <table:table-cell/>
          <table:table-cell office:value-type="float" office:value="1443133445.07877" calcext:value-type="float">
            <text:p>1443133445.07877</text:p>
          </table:table-cell>
          <table:table-cell table:formula="of:=[.G93]-[.$B$2]" office:value-type="float" office:value="20.9181468486786" calcext:value-type="float">
            <text:p>20.9181468487</text:p>
          </table:table-cell>
          <table:table-cell table:formula="of:=[.C93]/([.H93]-[.H92])" office:value-type="float" office:value="153459.931469247" calcext:value-type="float">
            <text:p>153459.931469247</text:p>
          </table:table-cell>
          <table:table-cell table:formula="of:=[.G93]-[.$B93]" office:value-type="float" office:value="0.253689765930176" calcext:value-type="float">
            <text:p>0.253689765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3444.90705" calcext:value-type="float">
            <text:p>1443133444.90705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20.7464323043823" calcext:value-type="float">
            <text:p>20.7464323044</text:p>
          </table:table-cell>
          <table:table-cell table:formula="of:=[.C94]/([.D94]-[.D93])" office:value-type="float" office:value="100322.998048449" calcext:value-type="float">
            <text:p>100322.998048449</text:p>
          </table:table-cell>
          <table:table-cell/>
          <table:table-cell office:value-type="float" office:value="1443133445.10714" calcext:value-type="float">
            <text:p>1443133445.10714</text:p>
          </table:table-cell>
          <table:table-cell table:formula="of:=[.G94]-[.$B$2]" office:value-type="float" office:value="20.9465146064758" calcext:value-type="float">
            <text:p>20.9465146065</text:p>
          </table:table-cell>
          <table:table-cell table:formula="of:=[.C94]/([.H94]-[.H93])" office:value-type="float" office:value="289906.592504812" calcext:value-type="float">
            <text:p>289906.592504812</text:p>
          </table:table-cell>
          <table:table-cell table:formula="of:=[.G94]-[.$B94]" office:value-type="float" office:value="0.200082302093506" calcext:value-type="float">
            <text:p>0.200082302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3444.98901" calcext:value-type="float">
            <text:p>1443133444.98901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20.8283860683441" calcext:value-type="float">
            <text:p>20.8283860683</text:p>
          </table:table-cell>
          <table:table-cell table:formula="of:=[.C95]/([.D95]-[.D94])" office:value-type="float" office:value="100349.265273943" calcext:value-type="float">
            <text:p>100349.265273943</text:p>
          </table:table-cell>
          <table:table-cell/>
          <table:table-cell office:value-type="float" office:value="1443133445.18913" calcext:value-type="float">
            <text:p>1443133445.18913</text:p>
          </table:table-cell>
          <table:table-cell table:formula="of:=[.G95]-[.$B$2]" office:value-type="float" office:value="21.0285058021545" calcext:value-type="float">
            <text:p>21.0285058022</text:p>
          </table:table-cell>
          <table:table-cell table:formula="of:=[.C95]/([.H95]-[.H94])" office:value-type="float" office:value="100303.452485635" calcext:value-type="float">
            <text:p>100303.452485635</text:p>
          </table:table-cell>
          <table:table-cell table:formula="of:=[.G95]-[.$B95]" office:value-type="float" office:value="0.200119733810425" calcext:value-type="float">
            <text:p>0.200119733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3445.06794" calcext:value-type="float">
            <text:p>1443133445.06794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20.9073133468628" calcext:value-type="float">
            <text:p>20.9073133469</text:p>
          </table:table-cell>
          <table:table-cell table:formula="of:=[.C96]/([.D96]-[.D95])" office:value-type="float" office:value="104197.181942032" calcext:value-type="float">
            <text:p>104197.181942032</text:p>
          </table:table-cell>
          <table:table-cell/>
          <table:table-cell office:value-type="float" office:value="1443133445.2681" calcext:value-type="float">
            <text:p>1443133445.2681</text:p>
          </table:table-cell>
          <table:table-cell table:formula="of:=[.G96]-[.$B$2]" office:value-type="float" office:value="21.1074824333191" calcext:value-type="float">
            <text:p>21.1074824333</text:p>
          </table:table-cell>
          <table:table-cell table:formula="of:=[.C96]/([.H96]-[.H95])" office:value-type="float" office:value="104132.068926376" calcext:value-type="float">
            <text:p>104132.068926376</text:p>
          </table:table-cell>
          <table:table-cell table:formula="of:=[.G96]-[.$B96]" office:value-type="float" office:value="0.200169086456299" calcext:value-type="float">
            <text:p>0.200169086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3445.1464" calcext:value-type="float">
            <text:p>1443133445.1464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20.9857795238495" calcext:value-type="float">
            <text:p>20.9857795238</text:p>
          </table:table-cell>
          <table:table-cell table:formula="of:=[.C97]/([.D97]-[.D96])" office:value-type="float" office:value="104809.490099085" calcext:value-type="float">
            <text:p>104809.490099085</text:p>
          </table:table-cell>
          <table:table-cell/>
          <table:table-cell office:value-type="float" office:value="1443133445.34641" calcext:value-type="float">
            <text:p>1443133445.34641</text:p>
          </table:table-cell>
          <table:table-cell table:formula="of:=[.G97]-[.$B$2]" office:value-type="float" office:value="21.185791015625" calcext:value-type="float">
            <text:p>21.1857910156</text:p>
          </table:table-cell>
          <table:table-cell table:formula="of:=[.C97]/([.H97]-[.H96])" office:value-type="float" office:value="105020.417402953" calcext:value-type="float">
            <text:p>105020.417402953</text:p>
          </table:table-cell>
          <table:table-cell table:formula="of:=[.G97]-[.$B97]" office:value-type="float" office:value="0.200011491775513" calcext:value-type="float">
            <text:p>0.200011491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3445.22486" calcext:value-type="float">
            <text:p>1443133445.22486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21.0642356872559" calcext:value-type="float">
            <text:p>21.0642356873</text:p>
          </table:table-cell>
          <table:table-cell table:formula="of:=[.C98]/([.D98]-[.D97])" office:value-type="float" office:value="104822.867228454" calcext:value-type="float">
            <text:p>104822.867228454</text:p>
          </table:table-cell>
          <table:table-cell/>
          <table:table-cell office:value-type="float" office:value="1443133445.42495" calcext:value-type="float">
            <text:p>1443133445.42495</text:p>
          </table:table-cell>
          <table:table-cell table:formula="of:=[.G98]-[.$B$2]" office:value-type="float" office:value="21.2643258571625" calcext:value-type="float">
            <text:p>21.2643258572</text:p>
          </table:table-cell>
          <table:table-cell table:formula="of:=[.C98]/([.H98]-[.H97])" office:value-type="float" office:value="104717.853108237" calcext:value-type="float">
            <text:p>104717.853108237</text:p>
          </table:table-cell>
          <table:table-cell table:formula="of:=[.G98]-[.$B98]" office:value-type="float" office:value="0.200090169906616" calcext:value-type="float">
            <text:p>0.200090169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3445.30333" calcext:value-type="float">
            <text:p>1443133445.30333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21.1427066326141" calcext:value-type="float">
            <text:p>21.1427066326</text:p>
          </table:table-cell>
          <table:table-cell table:formula="of:=[.C99]/([.D99]-[.D98])" office:value-type="float" office:value="104803.12123744" calcext:value-type="float">
            <text:p>104803.12123744</text:p>
          </table:table-cell>
          <table:table-cell/>
          <table:table-cell office:value-type="float" office:value="1443133445.50344" calcext:value-type="float">
            <text:p>1443133445.50344</text:p>
          </table:table-cell>
          <table:table-cell table:formula="of:=[.G99]-[.$B$2]" office:value-type="float" office:value="21.3428194522858" calcext:value-type="float">
            <text:p>21.3428194523</text:p>
          </table:table-cell>
          <table:table-cell table:formula="of:=[.C99]/([.H99]-[.H98])" office:value-type="float" office:value="104772.879711809" calcext:value-type="float">
            <text:p>104772.879711809</text:p>
          </table:table-cell>
          <table:table-cell table:formula="of:=[.G99]-[.$B99]" office:value-type="float" office:value="0.200112819671631" calcext:value-type="float">
            <text:p>0.20011281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3445.3818" calcext:value-type="float">
            <text:p>1443133445.3818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21.2211754322052" calcext:value-type="float">
            <text:p>21.2211754322</text:p>
          </table:table-cell>
          <table:table-cell table:formula="of:=[.C100]/([.D100]-[.D99])" office:value-type="float" office:value="104805.987129393" calcext:value-type="float">
            <text:p>104805.987129393</text:p>
          </table:table-cell>
          <table:table-cell/>
          <table:table-cell office:value-type="float" office:value="1443133445.58189" calcext:value-type="float">
            <text:p>1443133445.58189</text:p>
          </table:table-cell>
          <table:table-cell table:formula="of:=[.G100]-[.$B$2]" office:value-type="float" office:value="21.4212684631348" calcext:value-type="float">
            <text:p>21.4212684631</text:p>
          </table:table-cell>
          <table:table-cell table:formula="of:=[.C100]/([.H100]-[.H99])" office:value-type="float" office:value="104832.424411696" calcext:value-type="float">
            <text:p>104832.424411696</text:p>
          </table:table-cell>
          <table:table-cell table:formula="of:=[.G100]-[.$B100]" office:value-type="float" office:value="0.200093030929565" calcext:value-type="float">
            <text:p>0.200093030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3445.46026" calcext:value-type="float">
            <text:p>1443133445.46026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21.2996420860291" calcext:value-type="float">
            <text:p>21.299642086</text:p>
          </table:table-cell>
          <table:table-cell table:formula="of:=[.C101]/([.D101]-[.D100])" office:value-type="float" office:value="104808.853178088" calcext:value-type="float">
            <text:p>104808.853178088</text:p>
          </table:table-cell>
          <table:table-cell/>
          <table:table-cell office:value-type="float" office:value="1443133445.66034" calcext:value-type="float">
            <text:p>1443133445.66034</text:p>
          </table:table-cell>
          <table:table-cell table:formula="of:=[.G101]-[.$B$2]" office:value-type="float" office:value="21.4997165203094" calcext:value-type="float">
            <text:p>21.4997165203</text:p>
          </table:table-cell>
          <table:table-cell table:formula="of:=[.C101]/([.H101]-[.H100])" office:value-type="float" office:value="104833.698834471" calcext:value-type="float">
            <text:p>104833.698834471</text:p>
          </table:table-cell>
          <table:table-cell table:formula="of:=[.G101]-[.$B101]" office:value-type="float" office:value="0.200074434280395" calcext:value-type="float">
            <text:p>0.200074434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3445.53873" calcext:value-type="float">
            <text:p>1443133445.53873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21.37810754776" calcext:value-type="float">
            <text:p>21.3781075478</text:p>
          </table:table-cell>
          <table:table-cell table:formula="of:=[.C102]/([.D102]-[.D101])" office:value-type="float" office:value="104810.445495096" calcext:value-type="float">
            <text:p>104810.445495096</text:p>
          </table:table-cell>
          <table:table-cell/>
          <table:table-cell office:value-type="float" office:value="1443133445.73873" calcext:value-type="float">
            <text:p>1443133445.73873</text:p>
          </table:table-cell>
          <table:table-cell table:formula="of:=[.G102]-[.$B$2]" office:value-type="float" office:value="21.578106880188" calcext:value-type="float">
            <text:p>21.5781068802</text:p>
          </table:table-cell>
          <table:table-cell table:formula="of:=[.C102]/([.H102]-[.H101])" office:value-type="float" office:value="104910.859099798" calcext:value-type="float">
            <text:p>104910.859099798</text:p>
          </table:table-cell>
          <table:table-cell table:formula="of:=[.G102]-[.$B102]" office:value-type="float" office:value="0.199999332427979" calcext:value-type="float">
            <text:p>0.199999332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3445.61719" calcext:value-type="float">
            <text:p>1443133445.61719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21.4565682411194" calcext:value-type="float">
            <text:p>21.4565682411</text:p>
          </table:table-cell>
          <table:table-cell table:formula="of:=[.C103]/([.D103]-[.D102])" office:value-type="float" office:value="104816.815246986" calcext:value-type="float">
            <text:p>104816.815246986</text:p>
          </table:table-cell>
          <table:table-cell/>
          <table:table-cell office:value-type="float" office:value="1443133445.86854" calcext:value-type="float">
            <text:p>1443133445.86854</text:p>
          </table:table-cell>
          <table:table-cell table:formula="of:=[.G103]-[.$B$2]" office:value-type="float" office:value="21.7079157829285" calcext:value-type="float">
            <text:p>21.7079157829</text:p>
          </table:table-cell>
          <table:table-cell table:formula="of:=[.C103]/([.H103]-[.H102])" office:value-type="float" office:value="63354.6684886621" calcext:value-type="float">
            <text:p>63354.6684886621</text:p>
          </table:table-cell>
          <table:table-cell table:formula="of:=[.G103]-[.$B103]" office:value-type="float" office:value="0.251347541809082" calcext:value-type="float">
            <text:p>0.251347541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3445.69566" calcext:value-type="float">
            <text:p>1443133445.69566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21.5350341796875" calcext:value-type="float">
            <text:p>21.5350341797</text:p>
          </table:table-cell>
          <table:table-cell table:formula="of:=[.C104]/([.D104]-[.D103])" office:value-type="float" office:value="104809.808562487" calcext:value-type="float">
            <text:p>104809.808562487</text:p>
          </table:table-cell>
          <table:table-cell/>
          <table:table-cell office:value-type="float" office:value="1443133445.94701" calcext:value-type="float">
            <text:p>1443133445.94701</text:p>
          </table:table-cell>
          <table:table-cell table:formula="of:=[.G104]-[.$B$2]" office:value-type="float" office:value="21.7863869667053" calcext:value-type="float">
            <text:p>21.7863869667</text:p>
          </table:table-cell>
          <table:table-cell table:formula="of:=[.C104]/([.H104]-[.H103])" office:value-type="float" office:value="104802.802814676" calcext:value-type="float">
            <text:p>104802.802814676</text:p>
          </table:table-cell>
          <table:table-cell table:formula="of:=[.G104]-[.$B104]" office:value-type="float" office:value="0.251352787017822" calcext:value-type="float">
            <text:p>0.25135278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3445.7741" calcext:value-type="float">
            <text:p>1443133445.7741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21.6134788990021" calcext:value-type="float">
            <text:p>21.613478899</text:p>
          </table:table-cell>
          <table:table-cell table:formula="of:=[.C105]/([.D105]-[.D104])" office:value-type="float" office:value="104838.159558205" calcext:value-type="float">
            <text:p>104838.159558205</text:p>
          </table:table-cell>
          <table:table-cell/>
          <table:table-cell office:value-type="float" office:value="1443133446.02554" calcext:value-type="float">
            <text:p>1443133446.02554</text:p>
          </table:table-cell>
          <table:table-cell table:formula="of:=[.G105]-[.$B$2]" office:value-type="float" office:value="21.8649160861969" calcext:value-type="float">
            <text:p>21.8649160862</text:p>
          </table:table-cell>
          <table:table-cell table:formula="of:=[.C105]/([.H105]-[.H104])" office:value-type="float" office:value="104725.483403416" calcext:value-type="float">
            <text:p>104725.483403416</text:p>
          </table:table-cell>
          <table:table-cell table:formula="of:=[.G105]-[.$B105]" office:value-type="float" office:value="0.251437187194824" calcext:value-type="float">
            <text:p>0.251437187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3445.85256" calcext:value-type="float">
            <text:p>1443133445.85256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21.6919395923614" calcext:value-type="float">
            <text:p>21.6919395924</text:p>
          </table:table-cell>
          <table:table-cell table:formula="of:=[.C106]/([.D106]-[.D105])" office:value-type="float" office:value="104816.815246986" calcext:value-type="float">
            <text:p>104816.815246986</text:p>
          </table:table-cell>
          <table:table-cell/>
          <table:table-cell office:value-type="float" office:value="1443133446.05256" calcext:value-type="float">
            <text:p>1443133446.05256</text:p>
          </table:table-cell>
          <table:table-cell table:formula="of:=[.G106]-[.$B$2]" office:value-type="float" office:value="21.891934633255" calcext:value-type="float">
            <text:p>21.8919346333</text:p>
          </table:table-cell>
          <table:table-cell table:formula="of:=[.C106]/([.H106]-[.H105])" office:value-type="float" office:value="304383.503017896" calcext:value-type="float">
            <text:p>304383.503017896</text:p>
          </table:table-cell>
          <table:table-cell table:formula="of:=[.G106]-[.$B106]" office:value-type="float" office:value="0.199995040893555" calcext:value-type="float">
            <text:p>0.199995040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3445.93107" calcext:value-type="float">
            <text:p>1443133445.93107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21.7704491615295" calcext:value-type="float">
            <text:p>21.7704491615</text:p>
          </table:table-cell>
          <table:table-cell table:formula="of:=[.C107]/([.D107]-[.D106])" office:value-type="float" office:value="104751.561970646" calcext:value-type="float">
            <text:p>104751.561970646</text:p>
          </table:table-cell>
          <table:table-cell/>
          <table:table-cell office:value-type="float" office:value="1443133446.13114" calcext:value-type="float">
            <text:p>1443133446.13114</text:p>
          </table:table-cell>
          <table:table-cell table:formula="of:=[.G107]-[.$B$2]" office:value-type="float" office:value="21.9705142974853" calcext:value-type="float">
            <text:p>21.9705142975</text:p>
          </table:table-cell>
          <table:table-cell table:formula="of:=[.C107]/([.H107]-[.H106])" office:value-type="float" office:value="104658.120908895" calcext:value-type="float">
            <text:p>104658.120908895</text:p>
          </table:table-cell>
          <table:table-cell table:formula="of:=[.G107]-[.$B107]" office:value-type="float" office:value="0.200065135955811" calcext:value-type="float">
            <text:p>0.20006513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3446.00911" calcext:value-type="float">
            <text:p>1443133446.00911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21.8484852313995" calcext:value-type="float">
            <text:p>21.8484852314</text:p>
          </table:table-cell>
          <table:table-cell table:formula="of:=[.C108]/([.D108]-[.D107])" office:value-type="float" office:value="105387.16280434" calcext:value-type="float">
            <text:p>105387.16280434</text:p>
          </table:table-cell>
          <table:table-cell/>
          <table:table-cell office:value-type="float" office:value="1443133446.20918" calcext:value-type="float">
            <text:p>1443133446.20918</text:p>
          </table:table-cell>
          <table:table-cell table:formula="of:=[.G108]-[.$B$2]" office:value-type="float" office:value="22.0485563278198" calcext:value-type="float">
            <text:p>22.0485563278</text:p>
          </table:table-cell>
          <table:table-cell table:formula="of:=[.C108]/([.H108]-[.H107])" office:value-type="float" office:value="105379.113853824" calcext:value-type="float">
            <text:p>105379.113853824</text:p>
          </table:table-cell>
          <table:table-cell table:formula="of:=[.G108]-[.$B108]" office:value-type="float" office:value="0.200071096420288" calcext:value-type="float">
            <text:p>0.200071096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3446.08403" calcext:value-type="float">
            <text:p>1443133446.08403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21.9234087467194" calcext:value-type="float">
            <text:p>21.9234087467</text:p>
          </table:table-cell>
          <table:table-cell table:formula="of:=[.C109]/([.D109]-[.D108])" office:value-type="float" office:value="109765.271489123" calcext:value-type="float">
            <text:p>109765.271489123</text:p>
          </table:table-cell>
          <table:table-cell/>
          <table:table-cell office:value-type="float" office:value="1443133446.2841" calcext:value-type="float">
            <text:p>1443133446.2841</text:p>
          </table:table-cell>
          <table:table-cell table:formula="of:=[.G109]-[.$B$2]" office:value-type="float" office:value="22.1234748363495" calcext:value-type="float">
            <text:p>22.1234748363</text:p>
          </table:table-cell>
          <table:table-cell table:formula="of:=[.C109]/([.H109]-[.H108])" office:value-type="float" office:value="109772.607082051" calcext:value-type="float">
            <text:p>109772.607082051</text:p>
          </table:table-cell>
          <table:table-cell table:formula="of:=[.G109]-[.$B109]" office:value-type="float" office:value="0.200066089630127" calcext:value-type="float">
            <text:p>0.200066089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3446.15894" calcext:value-type="float">
            <text:p>1443133446.15894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21.9983146190643" calcext:value-type="float">
            <text:p>21.9983146191</text:p>
          </table:table-cell>
          <table:table-cell table:formula="of:=[.C110]/([.D110]-[.D109])" office:value-type="float" office:value="109791.12508196" calcext:value-type="float">
            <text:p>109791.12508196</text:p>
          </table:table-cell>
          <table:table-cell/>
          <table:table-cell office:value-type="float" office:value="1443133446.40788" calcext:value-type="float">
            <text:p>1443133446.40788</text:p>
          </table:table-cell>
          <table:table-cell table:formula="of:=[.G110]-[.$B$2]" office:value-type="float" office:value="22.2472596168518" calcext:value-type="float">
            <text:p>22.2472596169</text:p>
          </table:table-cell>
          <table:table-cell table:formula="of:=[.C110]/([.H110]-[.H109])" office:value-type="float" office:value="66437.892983507" calcext:value-type="float">
            <text:p>66437.892983507</text:p>
          </table:table-cell>
          <table:table-cell table:formula="of:=[.G110]-[.$B110]" office:value-type="float" office:value="0.248944997787476" calcext:value-type="float">
            <text:p>0.248944997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3446.23386" calcext:value-type="float">
            <text:p>1443133446.23386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22.073233127594" calcext:value-type="float">
            <text:p>22.0732331276</text:p>
          </table:table-cell>
          <table:table-cell table:formula="of:=[.C111]/([.D111]-[.D110])" office:value-type="float" office:value="109772.607082051" calcext:value-type="float">
            <text:p>109772.607082051</text:p>
          </table:table-cell>
          <table:table-cell/>
          <table:table-cell office:value-type="float" office:value="1443133446.48281" calcext:value-type="float">
            <text:p>1443133446.48281</text:p>
          </table:table-cell>
          <table:table-cell table:formula="of:=[.G111]-[.$B$2]" office:value-type="float" office:value="22.3221914768219" calcext:value-type="float">
            <text:p>22.3221914768</text:p>
          </table:table-cell>
          <table:table-cell table:formula="of:=[.C111]/([.H111]-[.H110])" office:value-type="float" office:value="109753.04767935" calcext:value-type="float">
            <text:p>109753.04767935</text:p>
          </table:table-cell>
          <table:table-cell table:formula="of:=[.G111]-[.$B111]" office:value-type="float" office:value="0.248958349227905" calcext:value-type="float">
            <text:p>0.248958349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3446.30876" calcext:value-type="float">
            <text:p>1443133446.30876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22.1481394767761" calcext:value-type="float">
            <text:p>22.1481394768</text:p>
          </table:table-cell>
          <table:table-cell table:formula="of:=[.C112]/([.D112]-[.D111])" office:value-type="float" office:value="109790.426176077" calcext:value-type="float">
            <text:p>109790.426176077</text:p>
          </table:table-cell>
          <table:table-cell/>
          <table:table-cell office:value-type="float" office:value="1443133446.55771" calcext:value-type="float">
            <text:p>1443133446.55771</text:p>
          </table:table-cell>
          <table:table-cell table:formula="of:=[.G112]-[.$B$2]" office:value-type="float" office:value="22.397084236145" calcext:value-type="float">
            <text:p>22.3970842361</text:p>
          </table:table-cell>
          <table:table-cell table:formula="of:=[.C112]/([.H112]-[.H111])" office:value-type="float" office:value="109810.348481327" calcext:value-type="float">
            <text:p>109810.348481327</text:p>
          </table:table-cell>
          <table:table-cell table:formula="of:=[.G112]-[.$B112]" office:value-type="float" office:value="0.248944759368896" calcext:value-type="float">
            <text:p>0.248944759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3446.38368" calcext:value-type="float">
            <text:p>1443133446.38368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22.2230534553528" calcext:value-type="float">
            <text:p>22.2230534554</text:p>
          </table:table-cell>
          <table:table-cell table:formula="of:=[.C113]/([.D113]-[.D112])" office:value-type="float" office:value="109779.244891984" calcext:value-type="float">
            <text:p>109779.244891984</text:p>
          </table:table-cell>
          <table:table-cell/>
          <table:table-cell office:value-type="float" office:value="1443133446.63253" calcext:value-type="float">
            <text:p>1443133446.63253</text:p>
          </table:table-cell>
          <table:table-cell table:formula="of:=[.G113]-[.$B$2]" office:value-type="float" office:value="22.4719066619873" calcext:value-type="float">
            <text:p>22.471906662</text:p>
          </table:table-cell>
          <table:table-cell table:formula="of:=[.C113]/([.H113]-[.H112])" office:value-type="float" office:value="109913.570796742" calcext:value-type="float">
            <text:p>109913.570796742</text:p>
          </table:table-cell>
          <table:table-cell table:formula="of:=[.G113]-[.$B113]" office:value-type="float" office:value="0.248853206634521" calcext:value-type="float">
            <text:p>0.248853206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3446.45858" calcext:value-type="float">
            <text:p>1443133446.45858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22.297958612442" calcext:value-type="float">
            <text:p>22.2979586124</text:p>
          </table:table-cell>
          <table:table-cell table:formula="of:=[.C114]/([.D114]-[.D113])" office:value-type="float" office:value="109792.173457468" calcext:value-type="float">
            <text:p>109792.173457468</text:p>
          </table:table-cell>
          <table:table-cell/>
          <table:table-cell office:value-type="float" office:value="1443133446.6586" calcext:value-type="float">
            <text:p>1443133446.6586</text:p>
          </table:table-cell>
          <table:table-cell table:formula="of:=[.G114]-[.$B$2]" office:value-type="float" office:value="22.4979817867279" calcext:value-type="float">
            <text:p>22.4979817867</text:p>
          </table:table-cell>
          <table:table-cell table:formula="of:=[.C114]/([.H114]-[.H113])" office:value-type="float" office:value="315396.381870217" calcext:value-type="float">
            <text:p>315396.381870217</text:p>
          </table:table-cell>
          <table:table-cell table:formula="of:=[.G114]-[.$B114]" office:value-type="float" office:value="0.200023174285889" calcext:value-type="float">
            <text:p>0.200023174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3446.53348" calcext:value-type="float">
            <text:p>1443133446.53348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22.3728613853455" calcext:value-type="float">
            <text:p>22.3728613853</text:p>
          </table:table-cell>
          <table:table-cell table:formula="of:=[.C115]/([.D115]-[.D114])" office:value-type="float" office:value="109795.668187099" calcext:value-type="float">
            <text:p>109795.668187099</text:p>
          </table:table-cell>
          <table:table-cell/>
          <table:table-cell office:value-type="float" office:value="1443133446.73349" calcext:value-type="float">
            <text:p>1443133446.73349</text:p>
          </table:table-cell>
          <table:table-cell table:formula="of:=[.G115]-[.$B$2]" office:value-type="float" office:value="22.5728726387024" calcext:value-type="float">
            <text:p>22.5728726387</text:p>
          </table:table-cell>
          <table:table-cell table:formula="of:=[.C115]/([.H115]-[.H114])" office:value-type="float" office:value="109813.145172946" calcext:value-type="float">
            <text:p>109813.145172946</text:p>
          </table:table-cell>
          <table:table-cell table:formula="of:=[.G115]-[.$B115]" office:value-type="float" office:value="0.200011253356934" calcext:value-type="float">
            <text:p>0.200011253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3446.60839" calcext:value-type="float">
            <text:p>1443133446.60839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22.4477646350861" calcext:value-type="float">
            <text:p>22.4477646351</text:p>
          </table:table-cell>
          <table:table-cell table:formula="of:=[.C116]/([.D116]-[.D115])" office:value-type="float" office:value="109794.969223375" calcext:value-type="float">
            <text:p>109794.969223375</text:p>
          </table:table-cell>
          <table:table-cell/>
          <table:table-cell office:value-type="float" office:value="1443133446.80845" calcext:value-type="float">
            <text:p>1443133446.80845</text:p>
          </table:table-cell>
          <table:table-cell table:formula="of:=[.G116]-[.$B$2]" office:value-type="float" office:value="22.6478328704834" calcext:value-type="float">
            <text:p>22.6478328705</text:p>
          </table:table-cell>
          <table:table-cell table:formula="of:=[.C116]/([.H116]-[.H115])" office:value-type="float" office:value="109711.507083198" calcext:value-type="float">
            <text:p>109711.507083198</text:p>
          </table:table-cell>
          <table:table-cell table:formula="of:=[.G116]-[.$B116]" office:value-type="float" office:value="0.200068235397339" calcext:value-type="float">
            <text:p>0.200068235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3446.68329" calcext:value-type="float">
            <text:p>1443133446.68329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22.5226678848267" calcext:value-type="float">
            <text:p>22.5226678848</text:p>
          </table:table-cell>
          <table:table-cell table:formula="of:=[.C117]/([.D117]-[.D116])" office:value-type="float" office:value="109794.969223375" calcext:value-type="float">
            <text:p>109794.969223375</text:p>
          </table:table-cell>
          <table:table-cell/>
          <table:table-cell office:value-type="float" office:value="1443133446.88337" calcext:value-type="float">
            <text:p>1443133446.88337</text:p>
          </table:table-cell>
          <table:table-cell table:formula="of:=[.G117]-[.$B$2]" office:value-type="float" office:value="22.7227454185486" calcext:value-type="float">
            <text:p>22.7227454185</text:p>
          </table:table-cell>
          <table:table-cell table:formula="of:=[.C117]/([.H117]-[.H116])" office:value-type="float" office:value="109781.34120927" calcext:value-type="float">
            <text:p>109781.34120927</text:p>
          </table:table-cell>
          <table:table-cell table:formula="of:=[.G117]-[.$B117]" office:value-type="float" office:value="0.200077533721924" calcext:value-type="float">
            <text:p>0.200077533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3446.7582" calcext:value-type="float">
            <text:p>1443133446.7582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22.5975787639618" calcext:value-type="float">
            <text:p>22.597578764</text:p>
          </table:table-cell>
          <table:table-cell table:formula="of:=[.C118]/([.D118]-[.D117])" office:value-type="float" office:value="109783.787013963" calcext:value-type="float">
            <text:p>109783.787013963</text:p>
          </table:table-cell>
          <table:table-cell/>
          <table:table-cell office:value-type="float" office:value="1443133446.95829" calcext:value-type="float">
            <text:p>1443133446.95829</text:p>
          </table:table-cell>
          <table:table-cell table:formula="of:=[.G118]-[.$B$2]" office:value-type="float" office:value="22.7976675033569" calcext:value-type="float">
            <text:p>22.7976675034</text:p>
          </table:table-cell>
          <table:table-cell table:formula="of:=[.C118]/([.H118]-[.H117])" office:value-type="float" office:value="109767.367272774" calcext:value-type="float">
            <text:p>109767.367272774</text:p>
          </table:table-cell>
          <table:table-cell table:formula="of:=[.G118]-[.$B118]" office:value-type="float" office:value="0.200088739395142" calcext:value-type="float">
            <text:p>0.200088739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3446.83311" calcext:value-type="float">
            <text:p>1443133446.83311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22.6724894046783" calcext:value-type="float">
            <text:p>22.6724894047</text:p>
          </table:table-cell>
          <table:table-cell table:formula="of:=[.C119]/([.D119]-[.D118])" office:value-type="float" office:value="109784.136423529" calcext:value-type="float">
            <text:p>109784.136423529</text:p>
          </table:table-cell>
          <table:table-cell/>
          <table:table-cell office:value-type="float" office:value="1443133447.03319" calcext:value-type="float">
            <text:p>1443133447.03319</text:p>
          </table:table-cell>
          <table:table-cell table:formula="of:=[.G119]-[.$B$2]" office:value-type="float" office:value="22.872572183609" calcext:value-type="float">
            <text:p>22.8725721836</text:p>
          </table:table-cell>
          <table:table-cell table:formula="of:=[.C119]/([.H119]-[.H118])" office:value-type="float" office:value="109792.872385596" calcext:value-type="float">
            <text:p>109792.872385596</text:p>
          </table:table-cell>
          <table:table-cell table:formula="of:=[.G119]-[.$B119]" office:value-type="float" office:value="0.200082778930664" calcext:value-type="float">
            <text:p>0.200082778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3446.90803" calcext:value-type="float">
            <text:p>1443133446.90803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22.7474095821381" calcext:value-type="float">
            <text:p>22.7474095821</text:p>
          </table:table-cell>
          <table:table-cell table:formula="of:=[.C120]/([.D120]-[.D119])" office:value-type="float" office:value="109770.16177547" calcext:value-type="float">
            <text:p>109770.16177547</text:p>
          </table:table-cell>
          <table:table-cell/>
          <table:table-cell office:value-type="float" office:value="1443133450.03441" calcext:value-type="float">
            <text:p>1443133450.03441</text:p>
          </table:table-cell>
          <table:table-cell table:formula="of:=[.G120]-[.$B$2]" office:value-type="float" office:value="25.8737924098968" calcext:value-type="float">
            <text:p>25.8737924099</text:p>
          </table:table-cell>
          <table:table-cell table:formula="of:=[.C120]/([.H120]-[.H119])" office:value-type="float" office:value="2740.21877100706" calcext:value-type="float">
            <text:p>2740.2187710071</text:p>
          </table:table-cell>
          <table:table-cell table:formula="of:=[.G120]-[.$B120]" office:value-type="float" office:value="3.12638282775879" calcext:value-type="float">
            <text:p>3.126382827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3446.98293" calcext:value-type="float">
            <text:p>1443133446.98293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22.8223040103912" calcext:value-type="float">
            <text:p>22.8223040104</text:p>
          </table:table-cell>
          <table:table-cell table:formula="of:=[.C121]/([.D121]-[.D120])" office:value-type="float" office:value="109807.901493012" calcext:value-type="float">
            <text:p>109807.901493012</text:p>
          </table:table-cell>
          <table:table-cell/>
          <table:table-cell office:value-type="float" office:value="1443133450.06882" calcext:value-type="float">
            <text:p>1443133450.06882</text:p>
          </table:table-cell>
          <table:table-cell table:formula="of:=[.G121]-[.$B$2]" office:value-type="float" office:value="25.9081954956055" calcext:value-type="float">
            <text:p>25.9081954956</text:p>
          </table:table-cell>
          <table:table-cell table:formula="of:=[.C121]/([.H121]-[.H120])" office:value-type="float" office:value="239048.324608273" calcext:value-type="float">
            <text:p>239048.324608273</text:p>
          </table:table-cell>
          <table:table-cell table:formula="of:=[.G121]-[.$B121]" office:value-type="float" office:value="3.08589148521423" calcext:value-type="float">
            <text:p>3.085891485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3460.07948" calcext:value-type="float">
            <text:p>1443133460.07948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35.9188592433929" calcext:value-type="float">
            <text:p>35.9188592434</text:p>
          </table:table-cell>
          <table:table-cell table:formula="of:=[.C122]/([.D122]-[.D121])" office:value-type="float" office:value="627.95138520674" calcext:value-type="float">
            <text:p>627.9513852067</text:p>
          </table:table-cell>
          <table:table-cell/>
          <table:table-cell office:value-type="float" office:value="1443133460.27955" calcext:value-type="float">
            <text:p>1443133460.27955</text:p>
          </table:table-cell>
          <table:table-cell table:formula="of:=[.G122]-[.$B$2]" office:value-type="float" office:value="36.1189301013947" calcext:value-type="float">
            <text:p>36.1189301014</text:p>
          </table:table-cell>
          <table:table-cell table:formula="of:=[.C122]/([.H122]-[.H121])" office:value-type="float" office:value="805.426868634626" calcext:value-type="float">
            <text:p>805.4268686346</text:p>
          </table:table-cell>
          <table:table-cell table:formula="of:=[.G122]-[.$B122]" office:value-type="float" office:value="0.200070858001709" calcext:value-type="float">
            <text:p>0.20007085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3460.18244" calcext:value-type="float">
            <text:p>1443133460.18244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36.0218148231506" calcext:value-type="float">
            <text:p>36.0218148232</text:p>
          </table:table-cell>
          <table:table-cell table:formula="of:=[.C123]/([.D123]-[.D122])" office:value-type="float" office:value="79879.1092173486" calcext:value-type="float">
            <text:p>79879.1092173486</text:p>
          </table:table-cell>
          <table:table-cell/>
          <table:table-cell office:value-type="float" office:value="1443133460.38246" calcext:value-type="float">
            <text:p>1443133460.38246</text:p>
          </table:table-cell>
          <table:table-cell table:formula="of:=[.G123]-[.$B$2]" office:value-type="float" office:value="36.2218332290649" calcext:value-type="float">
            <text:p>36.2218332291</text:p>
          </table:table-cell>
          <table:table-cell table:formula="of:=[.C123]/([.H123]-[.H122])" office:value-type="float" office:value="79919.8254337858" calcext:value-type="float">
            <text:p>79919.8254337858</text:p>
          </table:table-cell>
          <table:table-cell table:formula="of:=[.G123]-[.$B123]" office:value-type="float" office:value="0.200018405914307" calcext:value-type="float">
            <text:p>0.200018405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3460.28538" calcext:value-type="float">
            <text:p>1443133460.28538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36.1247599124908" calcext:value-type="float">
            <text:p>36.1247599125</text:p>
          </table:table-cell>
          <table:table-cell table:formula="of:=[.C124]/([.D124]-[.D123])" office:value-type="float" office:value="79887.2491413511" calcext:value-type="float">
            <text:p>79887.2491413511</text:p>
          </table:table-cell>
          <table:table-cell/>
          <table:table-cell office:value-type="float" office:value="1443133460.48543" calcext:value-type="float">
            <text:p>1443133460.48543</text:p>
          </table:table-cell>
          <table:table-cell table:formula="of:=[.G124]-[.$B$2]" office:value-type="float" office:value="36.3248093128204" calcext:value-type="float">
            <text:p>36.3248093128</text:p>
          </table:table-cell>
          <table:table-cell table:formula="of:=[.C124]/([.H124]-[.H123])" office:value-type="float" office:value="79863.2041545404" calcext:value-type="float">
            <text:p>79863.2041545404</text:p>
          </table:table-cell>
          <table:table-cell table:formula="of:=[.G124]-[.$B124]" office:value-type="float" office:value="0.20004940032959" calcext:value-type="float">
            <text:p>0.200049400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3460.38833" calcext:value-type="float">
            <text:p>1443133460.38833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36.2277045249939" calcext:value-type="float">
            <text:p>36.227704525</text:p>
          </table:table-cell>
          <table:table-cell table:formula="of:=[.C125]/([.D125]-[.D124])" office:value-type="float" office:value="79887.6191773144" calcext:value-type="float">
            <text:p>79887.6191773144</text:p>
          </table:table-cell>
          <table:table-cell/>
          <table:table-cell office:value-type="float" office:value="1443133460.58841" calcext:value-type="float">
            <text:p>1443133460.58841</text:p>
          </table:table-cell>
          <table:table-cell table:formula="of:=[.G125]-[.$B$2]" office:value-type="float" office:value="36.4277918338776" calcext:value-type="float">
            <text:p>36.4277918339</text:p>
          </table:table-cell>
          <table:table-cell table:formula="of:=[.C125]/([.H125]-[.H124])" office:value-type="float" office:value="79858.2120109274" calcext:value-type="float">
            <text:p>79858.2120109274</text:p>
          </table:table-cell>
          <table:table-cell table:formula="of:=[.G125]-[.$B125]" office:value-type="float" office:value="0.200087308883667" calcext:value-type="float">
            <text:p>0.200087308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3460.49127" calcext:value-type="float">
            <text:p>1443133460.49127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36.3306515216827" calcext:value-type="float">
            <text:p>36.3306515217</text:p>
          </table:table-cell>
          <table:table-cell table:formula="of:=[.C126]/([.D126]-[.D125])" office:value-type="float" office:value="79885.7690317769" calcext:value-type="float">
            <text:p>79885.7690317769</text:p>
          </table:table-cell>
          <table:table-cell/>
          <table:table-cell office:value-type="float" office:value="1443133460.75978" calcext:value-type="float">
            <text:p>1443133460.75978</text:p>
          </table:table-cell>
          <table:table-cell table:formula="of:=[.G126]-[.$B$2]" office:value-type="float" office:value="36.5991616249084" calcext:value-type="float">
            <text:p>36.5991616249</text:p>
          </table:table-cell>
          <table:table-cell table:formula="of:=[.C126]/([.H126]-[.H125])" office:value-type="float" office:value="47989.7883432553" calcext:value-type="float">
            <text:p>47989.7883432553</text:p>
          </table:table-cell>
          <table:table-cell table:formula="of:=[.G126]-[.$B126]" office:value-type="float" office:value="0.268510103225708" calcext:value-type="float">
            <text:p>0.268510103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3460.59422" calcext:value-type="float">
            <text:p>1443133460.59422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36.4335947036743" calcext:value-type="float">
            <text:p>36.4335947037</text:p>
          </table:table-cell>
          <table:table-cell table:formula="of:=[.C127]/([.D127]-[.D126])" office:value-type="float" office:value="79888.7293057727" calcext:value-type="float">
            <text:p>79888.7293057727</text:p>
          </table:table-cell>
          <table:table-cell/>
          <table:table-cell office:value-type="float" office:value="1443133460.86271" calcext:value-type="float">
            <text:p>1443133460.86271</text:p>
          </table:table-cell>
          <table:table-cell table:formula="of:=[.G127]-[.$B$2]" office:value-type="float" office:value="36.7020843029022" calcext:value-type="float">
            <text:p>36.7020843029</text:p>
          </table:table-cell>
          <table:table-cell table:formula="of:=[.C127]/([.H127]-[.H126])" office:value-type="float" office:value="79904.6445380818" calcext:value-type="float">
            <text:p>79904.6445380818</text:p>
          </table:table-cell>
          <table:table-cell table:formula="of:=[.G127]-[.$B127]" office:value-type="float" office:value="0.268489599227905" calcext:value-type="float">
            <text:p>0.268489599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3460.69717" calcext:value-type="float">
            <text:p>1443133460.69717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36.5365464687347" calcext:value-type="float">
            <text:p>36.5365464687</text:p>
          </table:table-cell>
          <table:table-cell table:formula="of:=[.C128]/([.D128]-[.D127])" office:value-type="float" office:value="79882.0689977791" calcext:value-type="float">
            <text:p>79882.0689977791</text:p>
          </table:table-cell>
          <table:table-cell/>
          <table:table-cell office:value-type="float" office:value="1443133460.96567" calcext:value-type="float">
            <text:p>1443133460.96567</text:p>
          </table:table-cell>
          <table:table-cell table:formula="of:=[.G128]-[.$B$2]" office:value-type="float" office:value="36.8050487041473" calcext:value-type="float">
            <text:p>36.8050487041</text:p>
          </table:table-cell>
          <table:table-cell table:formula="of:=[.C128]/([.H128]-[.H127])" office:value-type="float" office:value="79872.2655650853" calcext:value-type="float">
            <text:p>79872.2655650853</text:p>
          </table:table-cell>
          <table:table-cell table:formula="of:=[.G128]-[.$B128]" office:value-type="float" office:value="0.268502235412598" calcext:value-type="float">
            <text:p>0.268502235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3460.80013" calcext:value-type="float">
            <text:p>1443133460.80013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36.6395041942596" calcext:value-type="float">
            <text:p>36.6395041943</text:p>
          </table:table-cell>
          <table:table-cell table:formula="of:=[.C129]/([.D129]-[.D128])" office:value-type="float" office:value="79877.4444372401" calcext:value-type="float">
            <text:p>79877.4444372401</text:p>
          </table:table-cell>
          <table:table-cell/>
          <table:table-cell office:value-type="float" office:value="1443133461.00025" calcext:value-type="float">
            <text:p>1443133461.00025</text:p>
          </table:table-cell>
          <table:table-cell table:formula="of:=[.G129]-[.$B$2]" office:value-type="float" office:value="36.839631319046" calcext:value-type="float">
            <text:p>36.839631319</text:p>
          </table:table-cell>
          <table:table-cell table:formula="of:=[.C129]/([.H129]-[.H128])" office:value-type="float" office:value="237807.349851775" calcext:value-type="float">
            <text:p>237807.349851775</text:p>
          </table:table-cell>
          <table:table-cell table:formula="of:=[.G129]-[.$B129]" office:value-type="float" office:value="0.200127124786377" calcext:value-type="float">
            <text:p>0.200127124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3460.90308" calcext:value-type="float">
            <text:p>1443133460.90308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36.7424623966217" calcext:value-type="float">
            <text:p>36.7424623966</text:p>
          </table:table-cell>
          <table:table-cell table:formula="of:=[.C130]/([.D130]-[.D129])" office:value-type="float" office:value="79877.0744955284" calcext:value-type="float">
            <text:p>79877.0744955284</text:p>
          </table:table-cell>
          <table:table-cell/>
          <table:table-cell office:value-type="float" office:value="1443133461.10321" calcext:value-type="float">
            <text:p>1443133461.10321</text:p>
          </table:table-cell>
          <table:table-cell table:formula="of:=[.G130]-[.$B$2]" office:value-type="float" office:value="36.9425852298737" calcext:value-type="float">
            <text:p>36.9425852299</text:p>
          </table:table-cell>
          <table:table-cell table:formula="of:=[.C130]/([.H130]-[.H129])" office:value-type="float" office:value="79880.4040942985" calcext:value-type="float">
            <text:p>79880.4040942985</text:p>
          </table:table-cell>
          <table:table-cell table:formula="of:=[.G130]-[.$B130]" office:value-type="float" office:value="0.200122833251953" calcext:value-type="float">
            <text:p>0.200122833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3461.00567" calcext:value-type="float">
            <text:p>1443133461.00567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36.8450489044189" calcext:value-type="float">
            <text:p>36.8450489044</text:p>
          </table:table-cell>
          <table:table-cell table:formula="of:=[.C131]/([.D131]-[.D130])" office:value-type="float" office:value="80166.4875487765" calcext:value-type="float">
            <text:p>80166.4875487765</text:p>
          </table:table-cell>
          <table:table-cell/>
          <table:table-cell office:value-type="float" office:value="1443133461.20581" calcext:value-type="float">
            <text:p>1443133461.20581</text:p>
          </table:table-cell>
          <table:table-cell table:formula="of:=[.G131]-[.$B$2]" office:value-type="float" office:value="37.0451927185059" calcext:value-type="float">
            <text:p>37.0451927185</text:p>
          </table:table-cell>
          <table:table-cell table:formula="of:=[.C131]/([.H131]-[.H130])" office:value-type="float" office:value="80150.095374413" calcext:value-type="float">
            <text:p>80150.095374413</text:p>
          </table:table-cell>
          <table:table-cell table:formula="of:=[.G131]-[.$B131]" office:value-type="float" office:value="0.200143814086914" calcext:value-type="float">
            <text:p>0.200143814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3461.10256" calcext:value-type="float">
            <text:p>1443133461.10256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36.9419417381287" calcext:value-type="float">
            <text:p>36.9419417381</text:p>
          </table:table-cell>
          <table:table-cell table:formula="of:=[.C132]/([.D132]-[.D131])" office:value-type="float" office:value="84877.2781755816" calcext:value-type="float">
            <text:p>84877.2781755816</text:p>
          </table:table-cell>
          <table:table-cell/>
          <table:table-cell office:value-type="float" office:value="1443133461.30266" calcext:value-type="float">
            <text:p>1443133461.30266</text:p>
          </table:table-cell>
          <table:table-cell table:formula="of:=[.G132]-[.$B$2]" office:value-type="float" office:value="37.1420426368713" calcext:value-type="float">
            <text:p>37.1420426369</text:p>
          </table:table-cell>
          <table:table-cell table:formula="of:=[.C132]/([.H132]-[.H131])" office:value-type="float" office:value="84914.8883013554" calcext:value-type="float">
            <text:p>84914.8883013554</text:p>
          </table:table-cell>
          <table:table-cell table:formula="of:=[.G132]-[.$B132]" office:value-type="float" office:value="0.200100898742676" calcext:value-type="float">
            <text:p>0.200100898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3461.19947" calcext:value-type="float">
            <text:p>1443133461.19947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37.0388517379761" calcext:value-type="float">
            <text:p>37.038851738</text:p>
          </table:table-cell>
          <table:table-cell table:formula="of:=[.C133]/([.D133]-[.D132])" office:value-type="float" office:value="84862.2434521613" calcext:value-type="float">
            <text:p>84862.2434521613</text:p>
          </table:table-cell>
          <table:table-cell/>
          <table:table-cell office:value-type="float" office:value="1443133461.39963" calcext:value-type="float">
            <text:p>1443133461.39963</text:p>
          </table:table-cell>
          <table:table-cell table:formula="of:=[.G133]-[.$B$2]" office:value-type="float" office:value="37.2390036582947" calcext:value-type="float">
            <text:p>37.2390036583</text:p>
          </table:table-cell>
          <table:table-cell table:formula="of:=[.C133]/([.H133]-[.H132])" office:value-type="float" office:value="84817.5883388577" calcext:value-type="float">
            <text:p>84817.5883388577</text:p>
          </table:table-cell>
          <table:table-cell table:formula="of:=[.G133]-[.$B133]" office:value-type="float" office:value="0.200151920318604" calcext:value-type="float">
            <text:p>0.200151920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3461.29638" calcext:value-type="float">
            <text:p>1443133461.29638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37.1357560157776" calcext:value-type="float">
            <text:p>37.1357560158</text:p>
          </table:table-cell>
          <table:table-cell table:formula="of:=[.C134]/([.D134]-[.D133])" office:value-type="float" office:value="84867.2544347835" calcext:value-type="float">
            <text:p>84867.2544347835</text:p>
          </table:table-cell>
          <table:table-cell/>
          <table:table-cell office:value-type="float" office:value="1443133461.56062" calcext:value-type="float">
            <text:p>1443133461.56062</text:p>
          </table:table-cell>
          <table:table-cell table:formula="of:=[.G134]-[.$B$2]" office:value-type="float" office:value="37.4000017642975" calcext:value-type="float">
            <text:p>37.4000017643</text:p>
          </table:table-cell>
          <table:table-cell table:formula="of:=[.C134]/([.H134]-[.H133])" office:value-type="float" office:value="51081.3462604124" calcext:value-type="float">
            <text:p>51081.3462604124</text:p>
          </table:table-cell>
          <table:table-cell table:formula="of:=[.G134]-[.$B134]" office:value-type="float" office:value="0.264245748519897" calcext:value-type="float">
            <text:p>0.264245748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3461.39328" calcext:value-type="float">
            <text:p>1443133461.39328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37.2326545715332" calcext:value-type="float">
            <text:p>37.2326545715</text:p>
          </table:table-cell>
          <table:table-cell table:formula="of:=[.C135]/([.D135]-[.D134])" office:value-type="float" office:value="84872.266009222" calcext:value-type="float">
            <text:p>84872.266009222</text:p>
          </table:table-cell>
          <table:table-cell/>
          <table:table-cell office:value-type="float" office:value="1443133461.65752" calcext:value-type="float">
            <text:p>1443133461.65752</text:p>
          </table:table-cell>
          <table:table-cell table:formula="of:=[.G135]-[.$B$2]" office:value-type="float" office:value="37.4968950748444" calcext:value-type="float">
            <text:p>37.4968950748</text:p>
          </table:table-cell>
          <table:table-cell table:formula="of:=[.C135]/([.H135]-[.H134])" office:value-type="float" office:value="84876.8604724409" calcext:value-type="float">
            <text:p>84876.8604724409</text:p>
          </table:table-cell>
          <table:table-cell table:formula="of:=[.G135]-[.$B135]" office:value-type="float" office:value="0.264240503311157" calcext:value-type="float">
            <text:p>0.264240503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3461.49022" calcext:value-type="float">
            <text:p>1443133461.49022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37.3295931816101" calcext:value-type="float">
            <text:p>37.3295931816</text:p>
          </table:table-cell>
          <table:table-cell table:formula="of:=[.C136]/([.D136]-[.D135])" office:value-type="float" office:value="84837.197412627" calcext:value-type="float">
            <text:p>84837.197412627</text:p>
          </table:table-cell>
          <table:table-cell/>
          <table:table-cell office:value-type="float" office:value="1443133461.75448" calcext:value-type="float">
            <text:p>1443133461.75448</text:p>
          </table:table-cell>
          <table:table-cell table:formula="of:=[.G136]-[.$B$2]" office:value-type="float" office:value="37.5938606262207" calcext:value-type="float">
            <text:p>37.5938606262</text:p>
          </table:table-cell>
          <table:table-cell table:formula="of:=[.C136]/([.H136]-[.H135])" office:value-type="float" office:value="84813.6259039151" calcext:value-type="float">
            <text:p>84813.6259039151</text:p>
          </table:table-cell>
          <table:table-cell table:formula="of:=[.G136]-[.$B136]" office:value-type="float" office:value="0.264267444610596" calcext:value-type="float">
            <text:p>0.264267444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3461.58712" calcext:value-type="float">
            <text:p>1443133461.58712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37.4264943599701" calcext:value-type="float">
            <text:p>37.42649436</text:p>
          </table:table-cell>
          <table:table-cell table:formula="of:=[.C137]/([.D137]-[.D136])" office:value-type="float" office:value="84869.9689641343" calcext:value-type="float">
            <text:p>84869.9689641343</text:p>
          </table:table-cell>
          <table:table-cell/>
          <table:table-cell office:value-type="float" office:value="1443133461.85126" calcext:value-type="float">
            <text:p>1443133461.85126</text:p>
          </table:table-cell>
          <table:table-cell table:formula="of:=[.G137]-[.$B$2]" office:value-type="float" office:value="37.6906332969666" calcext:value-type="float">
            <text:p>37.690633297</text:p>
          </table:table-cell>
          <table:table-cell table:formula="of:=[.C137]/([.H137]-[.H136])" office:value-type="float" office:value="84982.670588873" calcext:value-type="float">
            <text:p>84982.670588873</text:p>
          </table:table-cell>
          <table:table-cell table:formula="of:=[.G137]-[.$B137]" office:value-type="float" office:value="0.26413893699646" calcext:value-type="float">
            <text:p>0.26413893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3461.68401" calcext:value-type="float">
            <text:p>1443133461.68401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37.5233843326569" calcext:value-type="float">
            <text:p>37.5233843327</text:p>
          </table:table-cell>
          <table:table-cell table:formula="of:=[.C138]/([.D138]-[.D137])" office:value-type="float" office:value="84879.7844807646" calcext:value-type="float">
            <text:p>84879.7844807646</text:p>
          </table:table-cell>
          <table:table-cell/>
          <table:table-cell office:value-type="float" office:value="1443133461.94823" calcext:value-type="float">
            <text:p>1443133461.94823</text:p>
          </table:table-cell>
          <table:table-cell table:formula="of:=[.G138]-[.$B$2]" office:value-type="float" office:value="37.7876079082489" calcext:value-type="float">
            <text:p>37.7876079082</text:p>
          </table:table-cell>
          <table:table-cell table:formula="of:=[.C138]/([.H138]-[.H137])" office:value-type="float" office:value="84805.702144608" calcext:value-type="float">
            <text:p>84805.702144608</text:p>
          </table:table-cell>
          <table:table-cell table:formula="of:=[.G138]-[.$B138]" office:value-type="float" office:value="0.264223575592041" calcext:value-type="float">
            <text:p>0.264223575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3461.7809" calcext:value-type="float">
            <text:p>1443133461.7809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37.6202738285065" calcext:value-type="float">
            <text:p>37.6202738285</text:p>
          </table:table-cell>
          <table:table-cell table:formula="of:=[.C139]/([.D139]-[.D138])" office:value-type="float" office:value="84880.2022126855" calcext:value-type="float">
            <text:p>84880.2022126855</text:p>
          </table:table-cell>
          <table:table-cell/>
          <table:table-cell office:value-type="float" office:value="1443133462.04508" calcext:value-type="float">
            <text:p>1443133462.04508</text:p>
          </table:table-cell>
          <table:table-cell table:formula="of:=[.G139]-[.$B$2]" office:value-type="float" office:value="37.8844590187073" calcext:value-type="float">
            <text:p>37.8844590187</text:p>
          </table:table-cell>
          <table:table-cell table:formula="of:=[.C139]/([.H139]-[.H138])" office:value-type="float" office:value="84913.8431255739" calcext:value-type="float">
            <text:p>84913.8431255739</text:p>
          </table:table-cell>
          <table:table-cell table:formula="of:=[.G139]-[.$B139]" office:value-type="float" office:value="0.264185190200806" calcext:value-type="float">
            <text:p>0.264185190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3461.87779" calcext:value-type="float">
            <text:p>1443133461.87779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37.7171640396118" calcext:value-type="float">
            <text:p>37.7171640396</text:p>
          </table:table-cell>
          <table:table-cell table:formula="of:=[.C140]/([.D140]-[.D139])" office:value-type="float" office:value="84879.575616346" calcext:value-type="float">
            <text:p>84879.575616346</text:p>
          </table:table-cell>
          <table:table-cell/>
          <table:table-cell office:value-type="float" office:value="1443133462.07784" calcext:value-type="float">
            <text:p>1443133462.07784</text:p>
          </table:table-cell>
          <table:table-cell table:formula="of:=[.G140]-[.$B$2]" office:value-type="float" office:value="37.917219877243" calcext:value-type="float">
            <text:p>37.9172198772</text:p>
          </table:table-cell>
          <table:table-cell table:formula="of:=[.C140]/([.H140]-[.H139])" office:value-type="float" office:value="251031.272303852" calcext:value-type="float">
            <text:p>251031.272303852</text:p>
          </table:table-cell>
          <table:table-cell table:formula="of:=[.G140]-[.$B140]" office:value-type="float" office:value="0.200055837631226" calcext:value-type="float">
            <text:p>0.200055837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3461.9747" calcext:value-type="float">
            <text:p>1443133461.9747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37.814076423645" calcext:value-type="float">
            <text:p>37.8140764236</text:p>
          </table:table-cell>
          <table:table-cell table:formula="of:=[.C141]/([.D141]-[.D140])" office:value-type="float" office:value="84860.1557173785" calcext:value-type="float">
            <text:p>84860.1557173785</text:p>
          </table:table-cell>
          <table:table-cell/>
          <table:table-cell office:value-type="float" office:value="1443133462.17474" calcext:value-type="float">
            <text:p>1443133462.17474</text:p>
          </table:table-cell>
          <table:table-cell table:formula="of:=[.G141]-[.$B$2]" office:value-type="float" office:value="38.0141177177429" calcext:value-type="float">
            <text:p>38.0141177177</text:p>
          </table:table-cell>
          <table:table-cell table:formula="of:=[.C141]/([.H141]-[.H140])" office:value-type="float" office:value="84872.8924976441" calcext:value-type="float">
            <text:p>84872.8924976441</text:p>
          </table:table-cell>
          <table:table-cell table:formula="of:=[.G141]-[.$B141]" office:value-type="float" office:value="0.2000412940979" calcext:value-type="float">
            <text:p>0.200041294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3462.05947" calcext:value-type="float">
            <text:p>1443133462.05947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37.8988482952118" calcext:value-type="float">
            <text:p>37.8988482952</text:p>
          </table:table-cell>
          <table:table-cell table:formula="of:=[.C142]/([.D142]-[.D141])" office:value-type="float" office:value="97013.3117035429" calcext:value-type="float">
            <text:p>97013.3117035429</text:p>
          </table:table-cell>
          <table:table-cell/>
          <table:table-cell office:value-type="float" office:value="1443133462.25948" calcext:value-type="float">
            <text:p>1443133462.25948</text:p>
          </table:table-cell>
          <table:table-cell table:formula="of:=[.G142]-[.$B$2]" office:value-type="float" office:value="38.0988576412201" calcext:value-type="float">
            <text:p>38.0988576412</text:p>
          </table:table-cell>
          <table:table-cell table:formula="of:=[.C142]/([.H142]-[.H141])" office:value-type="float" office:value="97049.8870253921" calcext:value-type="float">
            <text:p>97049.8870253921</text:p>
          </table:table-cell>
          <table:table-cell table:formula="of:=[.G142]-[.$B142]" office:value-type="float" office:value="0.200009346008301" calcext:value-type="float">
            <text:p>0.20000934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3462.13993" calcext:value-type="float">
            <text:p>1443133462.13993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37.9793093204498" calcext:value-type="float">
            <text:p>37.9793093204</text:p>
          </table:table-cell>
          <table:table-cell table:formula="of:=[.C143]/([.D143]-[.D142])" office:value-type="float" office:value="102210.976999982" calcext:value-type="float">
            <text:p>102210.976999982</text:p>
          </table:table-cell>
          <table:table-cell/>
          <table:table-cell office:value-type="float" office:value="1443133462.33994" calcext:value-type="float">
            <text:p>1443133462.33994</text:p>
          </table:table-cell>
          <table:table-cell table:formula="of:=[.G143]-[.$B$2]" office:value-type="float" office:value="38.1793179512024" calcext:value-type="float">
            <text:p>38.1793179512</text:p>
          </table:table-cell>
          <table:table-cell table:formula="of:=[.C143]/([.H143]-[.H142])" office:value-type="float" office:value="102211.885609304" calcext:value-type="float">
            <text:p>102211.885609304</text:p>
          </table:table-cell>
          <table:table-cell table:formula="of:=[.G143]-[.$B143]" office:value-type="float" office:value="0.200008630752563" calcext:value-type="float">
            <text:p>0.200008630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3462.22039" calcext:value-type="float">
            <text:p>1443133462.22039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38.0597705841064" calcext:value-type="float">
            <text:p>38.0597705841</text:p>
          </table:table-cell>
          <table:table-cell table:formula="of:=[.C144]/([.D144]-[.D143])" office:value-type="float" office:value="102210.674133798" calcext:value-type="float">
            <text:p>102210.674133798</text:p>
          </table:table-cell>
          <table:table-cell/>
          <table:table-cell office:value-type="float" office:value="1443133462.42041" calcext:value-type="float">
            <text:p>1443133462.42041</text:p>
          </table:table-cell>
          <table:table-cell table:formula="of:=[.G144]-[.$B$2]" office:value-type="float" office:value="38.2597835063934" calcext:value-type="float">
            <text:p>38.2597835064</text:p>
          </table:table-cell>
          <table:table-cell table:formula="of:=[.C144]/([.H144]-[.H143])" office:value-type="float" office:value="102205.222849388" calcext:value-type="float">
            <text:p>102205.222849388</text:p>
          </table:table-cell>
          <table:table-cell table:formula="of:=[.G144]-[.$B144]" office:value-type="float" office:value="0.200012922286987" calcext:value-type="float">
            <text:p>0.200012922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3462.30085" calcext:value-type="float">
            <text:p>1443133462.30085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38.1402304172516" calcext:value-type="float">
            <text:p>38.1402304173</text:p>
          </table:table-cell>
          <table:table-cell table:formula="of:=[.C145]/([.D145]-[.D144])" office:value-type="float" office:value="102212.491357827" calcext:value-type="float">
            <text:p>102212.491357827</text:p>
          </table:table-cell>
          <table:table-cell/>
          <table:table-cell office:value-type="float" office:value="1443133462.50086" calcext:value-type="float">
            <text:p>1443133462.50086</text:p>
          </table:table-cell>
          <table:table-cell table:formula="of:=[.G145]-[.$B$2]" office:value-type="float" office:value="38.3402371406555" calcext:value-type="float">
            <text:p>38.3402371407</text:p>
          </table:table-cell>
          <table:table-cell table:formula="of:=[.C145]/([.H145]-[.H144])" office:value-type="float" office:value="102220.366742037" calcext:value-type="float">
            <text:p>102220.366742037</text:p>
          </table:table-cell>
          <table:table-cell table:formula="of:=[.G145]-[.$B145]" office:value-type="float" office:value="0.200006723403931" calcext:value-type="float">
            <text:p>0.200006723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3462.38133" calcext:value-type="float">
            <text:p>1443133462.38133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38.2207038402557" calcext:value-type="float">
            <text:p>38.2207038403</text:p>
          </table:table-cell>
          <table:table-cell table:formula="of:=[.C146]/([.D146]-[.D145])" office:value-type="float" office:value="102195.230338044" calcext:value-type="float">
            <text:p>102195.230338044</text:p>
          </table:table-cell>
          <table:table-cell/>
          <table:table-cell office:value-type="float" office:value="1443133462.63392" calcext:value-type="float">
            <text:p>1443133462.63392</text:p>
          </table:table-cell>
          <table:table-cell table:formula="of:=[.G146]-[.$B$2]" office:value-type="float" office:value="38.4733002185821" calcext:value-type="float">
            <text:p>38.4733002186</text:p>
          </table:table-cell>
          <table:table-cell table:formula="of:=[.C146]/([.H146]-[.H145])" office:value-type="float" office:value="61805.2740711011" calcext:value-type="float">
            <text:p>61805.2740711011</text:p>
          </table:table-cell>
          <table:table-cell table:formula="of:=[.G146]-[.$B146]" office:value-type="float" office:value="0.252596378326416" calcext:value-type="float">
            <text:p>0.252596378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3462.46179" calcext:value-type="float">
            <text:p>1443133462.46179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38.3011653423309" calcext:value-type="float">
            <text:p>38.3011653423</text:p>
          </table:table-cell>
          <table:table-cell table:formula="of:=[.C147]/([.D147]-[.D146])" office:value-type="float" office:value="102210.371269409" calcext:value-type="float">
            <text:p>102210.371269409</text:p>
          </table:table-cell>
          <table:table-cell/>
          <table:table-cell office:value-type="float" office:value="1443133462.71441" calcext:value-type="float">
            <text:p>1443133462.71441</text:p>
          </table:table-cell>
          <table:table-cell table:formula="of:=[.G147]-[.$B$2]" office:value-type="float" office:value="38.5537869930267" calcext:value-type="float">
            <text:p>38.553786993</text:p>
          </table:table-cell>
          <table:table-cell table:formula="of:=[.C147]/([.H147]-[.H146])" office:value-type="float" office:value="102178.277819578" calcext:value-type="float">
            <text:p>102178.277819578</text:p>
          </table:table-cell>
          <table:table-cell table:formula="of:=[.G147]-[.$B147]" office:value-type="float" office:value="0.252621650695801" calcext:value-type="float">
            <text:p>0.252621650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3462.54222" calcext:value-type="float">
            <text:p>1443133462.54222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38.3815948963165" calcext:value-type="float">
            <text:p>38.3815948963</text:p>
          </table:table-cell>
          <table:table-cell table:formula="of:=[.C148]/([.D148]-[.D147])" office:value-type="float" office:value="102250.971097923" calcext:value-type="float">
            <text:p>102250.971097923</text:p>
          </table:table-cell>
          <table:table-cell/>
          <table:table-cell office:value-type="float" office:value="1443133462.79487" calcext:value-type="float">
            <text:p>1443133462.79487</text:p>
          </table:table-cell>
          <table:table-cell table:formula="of:=[.G148]-[.$B$2]" office:value-type="float" office:value="38.6342470645905" calcext:value-type="float">
            <text:p>38.6342470646</text:p>
          </table:table-cell>
          <table:table-cell table:formula="of:=[.C148]/([.H148]-[.H147])" office:value-type="float" office:value="102212.188482668" calcext:value-type="float">
            <text:p>102212.188482668</text:p>
          </table:table-cell>
          <table:table-cell table:formula="of:=[.G148]-[.$B148]" office:value-type="float" office:value="0.252652168273926" calcext:value-type="float">
            <text:p>0.252652168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3462.62267" calcext:value-type="float">
            <text:p>1443133462.62267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38.4620440006256" calcext:value-type="float">
            <text:p>38.4620440006</text:p>
          </table:table-cell>
          <table:table-cell table:formula="of:=[.C149]/([.D149]-[.D148])" office:value-type="float" office:value="102226.122598006" calcext:value-type="float">
            <text:p>102226.122598006</text:p>
          </table:table-cell>
          <table:table-cell/>
          <table:table-cell office:value-type="float" office:value="1443133462.87535" calcext:value-type="float">
            <text:p>1443133462.87535</text:p>
          </table:table-cell>
          <table:table-cell table:formula="of:=[.G149]-[.$B$2]" office:value-type="float" office:value="38.7147283554077" calcext:value-type="float">
            <text:p>38.7147283554</text:p>
          </table:table-cell>
          <table:table-cell table:formula="of:=[.C149]/([.H149]-[.H148])" office:value-type="float" office:value="102185.239780426" calcext:value-type="float">
            <text:p>102185.239780426</text:p>
          </table:table-cell>
          <table:table-cell table:formula="of:=[.G149]-[.$B149]" office:value-type="float" office:value="0.252684354782104" calcext:value-type="float">
            <text:p>0.252684354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3462.70312" calcext:value-type="float">
            <text:p>1443133462.70312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38.5425004959106" calcext:value-type="float">
            <text:p>38.5425004959</text:p>
          </table:table-cell>
          <table:table-cell table:formula="of:=[.C150]/([.D150]-[.D149])" office:value-type="float" office:value="102216.73179853" calcext:value-type="float">
            <text:p>102216.73179853</text:p>
          </table:table-cell>
          <table:table-cell/>
          <table:table-cell office:value-type="float" office:value="1443133462.95577" calcext:value-type="float">
            <text:p>1443133462.95577</text:p>
          </table:table-cell>
          <table:table-cell table:formula="of:=[.G150]-[.$B$2]" office:value-type="float" office:value="38.7951443195343" calcext:value-type="float">
            <text:p>38.7951443195</text:p>
          </table:table-cell>
          <table:table-cell table:formula="of:=[.C150]/([.H150]-[.H149])" office:value-type="float" office:value="102268.25095393" calcext:value-type="float">
            <text:p>102268.25095393</text:p>
          </table:table-cell>
          <table:table-cell table:formula="of:=[.G150]-[.$B150]" office:value-type="float" office:value="0.252643823623657" calcext:value-type="float">
            <text:p>0.252643823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3462.78357" calcext:value-type="float">
            <text:p>1443133462.78357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38.6229496002197" calcext:value-type="float">
            <text:p>38.6229496002</text:p>
          </table:table-cell>
          <table:table-cell table:formula="of:=[.C151]/([.D151]-[.D150])" office:value-type="float" office:value="102226.122598006" calcext:value-type="float">
            <text:p>102226.122598006</text:p>
          </table:table-cell>
          <table:table-cell/>
          <table:table-cell office:value-type="float" office:value="1443133463.03632" calcext:value-type="float">
            <text:p>1443133463.03632</text:p>
          </table:table-cell>
          <table:table-cell table:formula="of:=[.G151]-[.$B$2]" office:value-type="float" office:value="38.875696182251" calcext:value-type="float">
            <text:p>38.8756961823</text:p>
          </table:table-cell>
          <table:table-cell table:formula="of:=[.C151]/([.H151]-[.H150])" office:value-type="float" office:value="102095.714768587" calcext:value-type="float">
            <text:p>102095.714768587</text:p>
          </table:table-cell>
          <table:table-cell table:formula="of:=[.G151]-[.$B151]" office:value-type="float" office:value="0.25274658203125" calcext:value-type="float">
            <text:p>0.25274658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3462.86404" calcext:value-type="float">
            <text:p>1443133462.86404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38.7034196853638" calcext:value-type="float">
            <text:p>38.7034196854</text:p>
          </table:table-cell>
          <table:table-cell table:formula="of:=[.C152]/([.D152]-[.D151])" office:value-type="float" office:value="102199.469346638" calcext:value-type="float">
            <text:p>102199.469346638</text:p>
          </table:table-cell>
          <table:table-cell/>
          <table:table-cell office:value-type="float" office:value="1443133463.06407" calcext:value-type="float">
            <text:p>1443133463.06407</text:p>
          </table:table-cell>
          <table:table-cell table:formula="of:=[.G152]-[.$B$2]" office:value-type="float" office:value="38.9034464359283" calcext:value-type="float">
            <text:p>38.9034464359</text:p>
          </table:table-cell>
          <table:table-cell table:formula="of:=[.C152]/([.H152]-[.H151])" office:value-type="float" office:value="296357.651198955" calcext:value-type="float">
            <text:p>296357.651198955</text:p>
          </table:table-cell>
          <table:table-cell table:formula="of:=[.G152]-[.$B152]" office:value-type="float" office:value="0.200026750564575" calcext:value-type="float">
            <text:p>0.200026750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3462.9445" calcext:value-type="float">
            <text:p>1443133462.9445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38.7838807106018" calcext:value-type="float">
            <text:p>38.7838807106</text:p>
          </table:table-cell>
          <table:table-cell table:formula="of:=[.C153]/([.D153]-[.D152])" office:value-type="float" office:value="102210.976999982" calcext:value-type="float">
            <text:p>102210.976999982</text:p>
          </table:table-cell>
          <table:table-cell/>
          <table:table-cell office:value-type="float" office:value="1443133463.14457" calcext:value-type="float">
            <text:p>1443133463.14457</text:p>
          </table:table-cell>
          <table:table-cell table:formula="of:=[.G153]-[.$B$2]" office:value-type="float" office:value="38.9839518070221" calcext:value-type="float">
            <text:p>38.983951807</text:p>
          </table:table-cell>
          <table:table-cell table:formula="of:=[.C153]/([.H153]-[.H152])" office:value-type="float" office:value="102154.674753601" calcext:value-type="float">
            <text:p>102154.674753601</text:p>
          </table:table-cell>
          <table:table-cell table:formula="of:=[.G153]-[.$B153]" office:value-type="float" office:value="0.200071096420288" calcext:value-type="float">
            <text:p>0.200071096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3463.02556" calcext:value-type="float">
            <text:p>1443133463.02556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38.8649356365204" calcext:value-type="float">
            <text:p>38.8649356365</text:p>
          </table:table-cell>
          <table:table-cell table:formula="of:=[.C154]/([.D154]-[.D153])" office:value-type="float" office:value="101462.062999862" calcext:value-type="float">
            <text:p>101462.062999862</text:p>
          </table:table-cell>
          <table:table-cell/>
          <table:table-cell office:value-type="float" office:value="1443133463.22568" calcext:value-type="float">
            <text:p>1443133463.22568</text:p>
          </table:table-cell>
          <table:table-cell table:formula="of:=[.G154]-[.$B$2]" office:value-type="float" office:value="39.0650608539581" calcext:value-type="float">
            <text:p>39.065060854</text:p>
          </table:table-cell>
          <table:table-cell table:formula="of:=[.C154]/([.H154]-[.H153])" office:value-type="float" office:value="101394.361180026" calcext:value-type="float">
            <text:p>101394.361180026</text:p>
          </table:table-cell>
          <table:table-cell table:formula="of:=[.G154]-[.$B154]" office:value-type="float" office:value="0.200125217437744" calcext:value-type="float">
            <text:p>0.200125217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3463.10794" calcext:value-type="float">
            <text:p>1443133463.10794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38.9473214149475" calcext:value-type="float">
            <text:p>38.9473214149</text:p>
          </table:table-cell>
          <table:table-cell table:formula="of:=[.C155]/([.D155]-[.D154])" office:value-type="float" office:value="99823.0538936365" calcext:value-type="float">
            <text:p>99823.0538936365</text:p>
          </table:table-cell>
          <table:table-cell/>
          <table:table-cell office:value-type="float" office:value="1443133463.30806" calcext:value-type="float">
            <text:p>1443133463.30806</text:p>
          </table:table-cell>
          <table:table-cell table:formula="of:=[.G155]-[.$B$2]" office:value-type="float" office:value="39.1474397182465" calcext:value-type="float">
            <text:p>39.1474397182</text:p>
          </table:table-cell>
          <table:table-cell table:formula="of:=[.C155]/([.H155]-[.H154])" office:value-type="float" office:value="99831.4321403558" calcext:value-type="float">
            <text:p>99831.4321403558</text:p>
          </table:table-cell>
          <table:table-cell table:formula="of:=[.G155]-[.$B155]" office:value-type="float" office:value="0.20011830329895" calcext:value-type="float">
            <text:p>0.200118303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3463.19033" calcext:value-type="float">
            <text:p>1443133463.19033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39.0297067165375" calcext:value-type="float">
            <text:p>39.0297067165</text:p>
          </table:table-cell>
          <table:table-cell table:formula="of:=[.C156]/([.D156]-[.D155])" office:value-type="float" office:value="99823.631658607" calcext:value-type="float">
            <text:p>99823.631658607</text:p>
          </table:table-cell>
          <table:table-cell/>
          <table:table-cell office:value-type="float" office:value="1443133463.39044" calcext:value-type="float">
            <text:p>1443133463.39044</text:p>
          </table:table-cell>
          <table:table-cell table:formula="of:=[.G156]-[.$B$2]" office:value-type="float" office:value="39.2298219203949" calcext:value-type="float">
            <text:p>39.2298219204</text:p>
          </table:table-cell>
          <table:table-cell table:formula="of:=[.C156]/([.H156]-[.H155])" office:value-type="float" office:value="99827.3872939433" calcext:value-type="float">
            <text:p>99827.3872939433</text:p>
          </table:table-cell>
          <table:table-cell table:formula="of:=[.G156]-[.$B156]" office:value-type="float" office:value="0.200115203857422" calcext:value-type="float">
            <text:p>0.200115203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3463.27271" calcext:value-type="float">
            <text:p>1443133463.27271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39.1120889186859" calcext:value-type="float">
            <text:p>39.1120889187</text:p>
          </table:table-cell>
          <table:table-cell table:formula="of:=[.C157]/([.D157]-[.D156])" office:value-type="float" office:value="99827.3872939433" calcext:value-type="float">
            <text:p>99827.3872939433</text:p>
          </table:table-cell>
          <table:table-cell/>
          <table:table-cell office:value-type="float" office:value="1443133463.47282" calcext:value-type="float">
            <text:p>1443133463.47282</text:p>
          </table:table-cell>
          <table:table-cell table:formula="of:=[.G157]-[.$B$2]" office:value-type="float" office:value="39.312194108963" calcext:value-type="float">
            <text:p>39.312194109</text:p>
          </table:table-cell>
          <table:table-cell table:formula="of:=[.C157]/([.H157]-[.H156])" office:value-type="float" office:value="99839.5228166046" calcext:value-type="float">
            <text:p>99839.5228166046</text:p>
          </table:table-cell>
          <table:table-cell table:formula="of:=[.G157]-[.$B157]" office:value-type="float" office:value="0.2001051902771" calcext:value-type="float">
            <text:p>0.200105190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3463.35509" calcext:value-type="float">
            <text:p>1443133463.35509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39.1944677829742" calcext:value-type="float">
            <text:p>39.194467783</text:p>
          </table:table-cell>
          <table:table-cell table:formula="of:=[.C158]/([.D158]-[.D157])" office:value-type="float" office:value="99831.4321403558" calcext:value-type="float">
            <text:p>99831.4321403558</text:p>
          </table:table-cell>
          <table:table-cell/>
          <table:table-cell office:value-type="float" office:value="1443133463.55512" calcext:value-type="float">
            <text:p>1443133463.55512</text:p>
          </table:table-cell>
          <table:table-cell table:formula="of:=[.G158]-[.$B$2]" office:value-type="float" office:value="39.3944954872131" calcext:value-type="float">
            <text:p>39.3944954872</text:p>
          </table:table-cell>
          <table:table-cell table:formula="of:=[.C158]/([.H158]-[.H157])" office:value-type="float" office:value="99925.4225731973" calcext:value-type="float">
            <text:p>99925.4225731973</text:p>
          </table:table-cell>
          <table:table-cell table:formula="of:=[.G158]-[.$B158]" office:value-type="float" office:value="0.200027704238892" calcext:value-type="float">
            <text:p>0.200027704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3463.43747" calcext:value-type="float">
            <text:p>1443133463.43747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39.2768502235413" calcext:value-type="float">
            <text:p>39.2768502235</text:p>
          </table:table-cell>
          <table:table-cell table:formula="of:=[.C159]/([.D159]-[.D158])" office:value-type="float" office:value="99827.0983888846" calcext:value-type="float">
            <text:p>99827.0983888846</text:p>
          </table:table-cell>
          <table:table-cell/>
          <table:table-cell office:value-type="float" office:value="1443133463.63756" calcext:value-type="float">
            <text:p>1443133463.63756</text:p>
          </table:table-cell>
          <table:table-cell table:formula="of:=[.G159]-[.$B$2]" office:value-type="float" office:value="39.4769413471222" calcext:value-type="float">
            <text:p>39.4769413471</text:p>
          </table:table-cell>
          <table:table-cell table:formula="of:=[.C159]/([.H159]-[.H158])" office:value-type="float" office:value="99750.30897939" calcext:value-type="float">
            <text:p>99750.30897939</text:p>
          </table:table-cell>
          <table:table-cell table:formula="of:=[.G159]-[.$B159]" office:value-type="float" office:value="0.200091123580933" calcext:value-type="float">
            <text:p>0.200091123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3463.51985" calcext:value-type="float">
            <text:p>1443133463.51985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39.3592267036438" calcext:value-type="float">
            <text:p>39.3592267036</text:p>
          </table:table-cell>
          <table:table-cell table:formula="of:=[.C160]/([.D160]-[.D159])" office:value-type="float" office:value="99834.321517053" calcext:value-type="float">
            <text:p>99834.321517053</text:p>
          </table:table-cell>
          <table:table-cell/>
          <table:table-cell office:value-type="float" office:value="1443133463.71997" calcext:value-type="float">
            <text:p>1443133463.71997</text:p>
          </table:table-cell>
          <table:table-cell table:formula="of:=[.G160]-[.$B$2]" office:value-type="float" office:value="39.5593526363373" calcext:value-type="float">
            <text:p>39.5593526363</text:p>
          </table:table-cell>
          <table:table-cell table:formula="of:=[.C160]/([.H160]-[.H159])" office:value-type="float" office:value="99792.1532150276" calcext:value-type="float">
            <text:p>99792.1532150276</text:p>
          </table:table-cell>
          <table:table-cell table:formula="of:=[.G160]-[.$B160]" office:value-type="float" office:value="0.200125932693481" calcext:value-type="float">
            <text:p>0.200125932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3463.60223" calcext:value-type="float">
            <text:p>1443133463.60223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39.4416079521179" calcext:value-type="float">
            <text:p>39.4416079521</text:p>
          </table:table-cell>
          <table:table-cell table:formula="of:=[.C161]/([.D161]-[.D160])" office:value-type="float" office:value="99828.5429309008" calcext:value-type="float">
            <text:p>99828.5429309008</text:p>
          </table:table-cell>
          <table:table-cell/>
          <table:table-cell office:value-type="float" office:value="1443133463.80238" calcext:value-type="float">
            <text:p>1443133463.80238</text:p>
          </table:table-cell>
          <table:table-cell table:formula="of:=[.G161]-[.$B$2]" office:value-type="float" office:value="39.6417582035065" calcext:value-type="float">
            <text:p>39.6417582035</text:p>
          </table:table-cell>
          <table:table-cell table:formula="of:=[.C161]/([.H161]-[.H160])" office:value-type="float" office:value="99799.0825439627" calcext:value-type="float">
            <text:p>99799.0825439627</text:p>
          </table:table-cell>
          <table:table-cell table:formula="of:=[.G161]-[.$B161]" office:value-type="float" office:value="0.20015025138855" calcext:value-type="float">
            <text:p>0.200150251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3463.6846" calcext:value-type="float">
            <text:p>1443133463.6846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39.5239789485931" calcext:value-type="float">
            <text:p>39.5239789486</text:p>
          </table:table-cell>
          <table:table-cell table:formula="of:=[.C162]/([.D162]-[.D161])" office:value-type="float" office:value="99840.9677182197" calcext:value-type="float">
            <text:p>99840.9677182197</text:p>
          </table:table-cell>
          <table:table-cell/>
          <table:table-cell office:value-type="float" office:value="1443133463.88471" calcext:value-type="float">
            <text:p>1443133463.88471</text:p>
          </table:table-cell>
          <table:table-cell table:formula="of:=[.G162]-[.$B$2]" office:value-type="float" office:value="39.7240872383118" calcext:value-type="float">
            <text:p>39.7240872383</text:p>
          </table:table-cell>
          <table:table-cell table:formula="of:=[.C162]/([.H162]-[.H161])" office:value-type="float" office:value="99891.8549142372" calcext:value-type="float">
            <text:p>99891.8549142372</text:p>
          </table:table-cell>
          <table:table-cell table:formula="of:=[.G162]-[.$B162]" office:value-type="float" office:value="0.200108289718628" calcext:value-type="float">
            <text:p>0.200108289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3463.76698" calcext:value-type="float">
            <text:p>1443133463.76698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39.6063601970673" calcext:value-type="float">
            <text:p>39.6063601971</text:p>
          </table:table-cell>
          <table:table-cell table:formula="of:=[.C163]/([.D163]-[.D162])" office:value-type="float" office:value="99828.5429309008" calcext:value-type="float">
            <text:p>99828.5429309008</text:p>
          </table:table-cell>
          <table:table-cell/>
          <table:table-cell office:value-type="float" office:value="1443133463.96711" calcext:value-type="float">
            <text:p>1443133463.96711</text:p>
          </table:table-cell>
          <table:table-cell table:formula="of:=[.G163]-[.$B$2]" office:value-type="float" office:value="39.8064892292023" calcext:value-type="float">
            <text:p>39.8064892292</text:p>
          </table:table-cell>
          <table:table-cell table:formula="of:=[.C163]/([.H163]-[.H162])" office:value-type="float" office:value="99803.4138632425" calcext:value-type="float">
            <text:p>99803.4138632425</text:p>
          </table:table-cell>
          <table:table-cell table:formula="of:=[.G163]-[.$B163]" office:value-type="float" office:value="0.20012903213501" calcext:value-type="float">
            <text:p>0.200129032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3463.84936" calcext:value-type="float">
            <text:p>1443133463.84936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39.6887407302856" calcext:value-type="float">
            <text:p>39.6887407303</text:p>
          </table:table-cell>
          <table:table-cell table:formula="of:=[.C164]/([.D164]-[.D163])" office:value-type="float" office:value="99829.4096761777" calcext:value-type="float">
            <text:p>99829.4096761777</text:p>
          </table:table-cell>
          <table:table-cell/>
          <table:table-cell office:value-type="float" office:value="1443133464.04949" calcext:value-type="float">
            <text:p>1443133464.04949</text:p>
          </table:table-cell>
          <table:table-cell table:formula="of:=[.G164]-[.$B$2]" office:value-type="float" office:value="39.8888671398163" calcext:value-type="float">
            <text:p>39.8888671398</text:p>
          </table:table-cell>
          <table:table-cell table:formula="of:=[.C164]/([.H164]-[.H163])" office:value-type="float" office:value="99832.5878709647" calcext:value-type="float">
            <text:p>99832.5878709647</text:p>
          </table:table-cell>
          <table:table-cell table:formula="of:=[.G164]-[.$B164]" office:value-type="float" office:value="0.20012640953064" calcext:value-type="float">
            <text:p>0.200126409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3463.93176" calcext:value-type="float">
            <text:p>1443133463.93176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39.7711389064789" calcext:value-type="float">
            <text:p>39.7711389065</text:p>
          </table:table-cell>
          <table:table-cell table:formula="of:=[.C165]/([.D165]-[.D164])" office:value-type="float" office:value="99808.0343515537" calcext:value-type="float">
            <text:p>99808.0343515537</text:p>
          </table:table-cell>
          <table:table-cell/>
          <table:table-cell office:value-type="float" office:value="1443133464.13193" calcext:value-type="float">
            <text:p>1443133464.13193</text:p>
          </table:table-cell>
          <table:table-cell table:formula="of:=[.G165]-[.$B$2]" office:value-type="float" office:value="39.9713070392609" calcext:value-type="float">
            <text:p>39.9713070393</text:p>
          </table:table-cell>
          <table:table-cell table:formula="of:=[.C165]/([.H165]-[.H164])" office:value-type="float" office:value="99757.5209990225" calcext:value-type="float">
            <text:p>99757.5209990225</text:p>
          </table:table-cell>
          <table:table-cell table:formula="of:=[.G165]-[.$B165]" office:value-type="float" office:value="0.200168132781982" calcext:value-type="float">
            <text:p>0.200168132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3464.01408" calcext:value-type="float">
            <text:p>1443133464.01408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39.8534593582153" calcext:value-type="float">
            <text:p>39.8534593582</text:p>
          </table:table-cell>
          <table:table-cell table:formula="of:=[.C166]/([.D166]-[.D165])" office:value-type="float" office:value="99902.270049844" calcext:value-type="float">
            <text:p>99902.270049844</text:p>
          </table:table-cell>
          <table:table-cell/>
          <table:table-cell office:value-type="float" office:value="1443133464.21422" calcext:value-type="float">
            <text:p>1443133464.21422</text:p>
          </table:table-cell>
          <table:table-cell table:formula="of:=[.G166]-[.$B$2]" office:value-type="float" office:value="40.0535933971405" calcext:value-type="float">
            <text:p>40.0535933971</text:p>
          </table:table-cell>
          <table:table-cell table:formula="of:=[.C166]/([.H166]-[.H165])" office:value-type="float" office:value="99943.6627396895" calcext:value-type="float">
            <text:p>99943.6627396895</text:p>
          </table:table-cell>
          <table:table-cell table:formula="of:=[.G166]-[.$B166]" office:value-type="float" office:value="0.200134038925171" calcext:value-type="float">
            <text:p>0.200134038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3464.09606" calcext:value-type="float">
            <text:p>1443133464.09606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39.9354388713837" calcext:value-type="float">
            <text:p>39.9354388714</text:p>
          </table:table-cell>
          <table:table-cell table:formula="of:=[.C167]/([.D167]-[.D166])" office:value-type="float" office:value="100317.746253421" calcext:value-type="float">
            <text:p>100317.746253421</text:p>
          </table:table-cell>
          <table:table-cell/>
          <table:table-cell office:value-type="float" office:value="1443133464.34984" calcext:value-type="float">
            <text:p>1443133464.34984</text:p>
          </table:table-cell>
          <table:table-cell table:formula="of:=[.G167]-[.$B$2]" office:value-type="float" office:value="40.1892218589783" calcext:value-type="float">
            <text:p>40.189221859</text:p>
          </table:table-cell>
          <table:table-cell table:formula="of:=[.C167]/([.H167]-[.H166])" office:value-type="float" office:value="60636.2402740887" calcext:value-type="float">
            <text:p>60636.2402740887</text:p>
          </table:table-cell>
          <table:table-cell table:formula="of:=[.G167]-[.$B167]" office:value-type="float" office:value="0.253782987594604" calcext:value-type="float">
            <text:p>0.253782987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3464.17804" calcext:value-type="float">
            <text:p>1443133464.17804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40.0174131393433" calcext:value-type="float">
            <text:p>40.0174131393</text:p>
          </table:table-cell>
          <table:table-cell table:formula="of:=[.C168]/([.D168]-[.D167])" office:value-type="float" office:value="100324.165188686" calcext:value-type="float">
            <text:p>100324.165188686</text:p>
          </table:table-cell>
          <table:table-cell/>
          <table:table-cell office:value-type="float" office:value="1443133464.43205" calcext:value-type="float">
            <text:p>1443133464.43205</text:p>
          </table:table-cell>
          <table:table-cell table:formula="of:=[.G168]-[.$B$2]" office:value-type="float" office:value="40.2714295387268" calcext:value-type="float">
            <text:p>40.2714295387</text:p>
          </table:table-cell>
          <table:table-cell table:formula="of:=[.C168]/([.H168]-[.H167])" office:value-type="float" office:value="100039.315367571" calcext:value-type="float">
            <text:p>100039.315367571</text:p>
          </table:table-cell>
          <table:table-cell table:formula="of:=[.G168]-[.$B168]" office:value-type="float" office:value="0.254016399383545" calcext:value-type="float">
            <text:p>0.254016399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3464.26001" calcext:value-type="float">
            <text:p>1443133464.26001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40.0993905067444" calcext:value-type="float">
            <text:p>40.0993905067</text:p>
          </table:table-cell>
          <table:table-cell table:formula="of:=[.C169]/([.D169]-[.D168])" office:value-type="float" office:value="100320.372082202" calcext:value-type="float">
            <text:p>100320.372082202</text:p>
          </table:table-cell>
          <table:table-cell/>
          <table:table-cell office:value-type="float" office:value="1443133464.51387" calcext:value-type="float">
            <text:p>1443133464.51387</text:p>
          </table:table-cell>
          <table:table-cell table:formula="of:=[.G169]-[.$B$2]" office:value-type="float" office:value="40.3532445430756" calcext:value-type="float">
            <text:p>40.3532445431</text:p>
          </table:table-cell>
          <table:table-cell table:formula="of:=[.C169]/([.H169]-[.H168])" office:value-type="float" office:value="100519.459302885" calcext:value-type="float">
            <text:p>100519.459302885</text:p>
          </table:table-cell>
          <table:table-cell table:formula="of:=[.G169]-[.$B169]" office:value-type="float" office:value="0.253854036331177" calcext:value-type="float">
            <text:p>0.253854036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3464.34202" calcext:value-type="float">
            <text:p>1443133464.34202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40.1813950538635" calcext:value-type="float">
            <text:p>40.1813950539</text:p>
          </table:table-cell>
          <table:table-cell table:formula="of:=[.C170]/([.D170]-[.D169])" office:value-type="float" office:value="100287.121737917" calcext:value-type="float">
            <text:p>100287.121737917</text:p>
          </table:table-cell>
          <table:table-cell/>
          <table:table-cell office:value-type="float" office:value="1443133464.59571" calcext:value-type="float">
            <text:p>1443133464.59571</text:p>
          </table:table-cell>
          <table:table-cell table:formula="of:=[.G170]-[.$B$2]" office:value-type="float" office:value="40.4350926876068" calcext:value-type="float">
            <text:p>40.4350926876</text:p>
          </table:table-cell>
          <table:table-cell table:formula="of:=[.C170]/([.H170]-[.H169])" office:value-type="float" office:value="100478.759134974" calcext:value-type="float">
            <text:p>100478.759134974</text:p>
          </table:table-cell>
          <table:table-cell table:formula="of:=[.G170]-[.$B170]" office:value-type="float" office:value="0.253697633743286" calcext:value-type="float">
            <text:p>0.253697633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3464.42399" calcext:value-type="float">
            <text:p>1443133464.42399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40.2633683681488" calcext:value-type="float">
            <text:p>40.2633683681</text:p>
          </table:table-cell>
          <table:table-cell table:formula="of:=[.C171]/([.D171]-[.D170])" office:value-type="float" office:value="100325.332356081" calcext:value-type="float">
            <text:p>100325.332356081</text:p>
          </table:table-cell>
          <table:table-cell/>
          <table:table-cell office:value-type="float" office:value="1443133464.67761" calcext:value-type="float">
            <text:p>1443133464.67761</text:p>
          </table:table-cell>
          <table:table-cell table:formula="of:=[.G171]-[.$B$2]" office:value-type="float" office:value="40.5169899463654" calcext:value-type="float">
            <text:p>40.5169899464</text:p>
          </table:table-cell>
          <table:table-cell table:formula="of:=[.C171]/([.H171]-[.H170])" office:value-type="float" office:value="100418.501481796" calcext:value-type="float">
            <text:p>100418.501481796</text:p>
          </table:table-cell>
          <table:table-cell table:formula="of:=[.G171]-[.$B171]" office:value-type="float" office:value="0.253621578216553" calcext:value-type="float">
            <text:p>0.253621578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3464.50597" calcext:value-type="float">
            <text:p>1443133464.50597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40.3453481197357" calcext:value-type="float">
            <text:p>40.3453481197</text:p>
          </table:table-cell>
          <table:table-cell table:formula="of:=[.C172]/([.D172]-[.D171])" office:value-type="float" office:value="100317.454503153" calcext:value-type="float">
            <text:p>100317.454503153</text:p>
          </table:table-cell>
          <table:table-cell/>
          <table:table-cell office:value-type="float" office:value="1443133464.78803" calcext:value-type="float">
            <text:p>1443133464.78803</text:p>
          </table:table-cell>
          <table:table-cell table:formula="of:=[.G172]-[.$B$2]" office:value-type="float" office:value="40.6274077892303" calcext:value-type="float">
            <text:p>40.6274077892</text:p>
          </table:table-cell>
          <table:table-cell table:formula="of:=[.C172]/([.H172]-[.H171])" office:value-type="float" office:value="74480.7160383999" calcext:value-type="float">
            <text:p>74480.7160383999</text:p>
          </table:table-cell>
          <table:table-cell table:formula="of:=[.G172]-[.$B172]" office:value-type="float" office:value="0.282059669494629" calcext:value-type="float">
            <text:p>0.282059669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3464.58794" calcext:value-type="float">
            <text:p>1443133464.58794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40.4273200035095" calcext:value-type="float">
            <text:p>40.4273200035</text:p>
          </table:table-cell>
          <table:table-cell table:formula="of:=[.C173]/([.D173]-[.D172])" office:value-type="float" office:value="100327.083158094" calcext:value-type="float">
            <text:p>100327.083158094</text:p>
          </table:table-cell>
          <table:table-cell/>
          <table:table-cell office:value-type="float" office:value="1443133464.87013" calcext:value-type="float">
            <text:p>1443133464.87013</text:p>
          </table:table-cell>
          <table:table-cell table:formula="of:=[.G173]-[.$B$2]" office:value-type="float" office:value="40.7095055580139" calcext:value-type="float">
            <text:p>40.709505558</text:p>
          </table:table-cell>
          <table:table-cell table:formula="of:=[.C173]/([.H173]-[.H172])" office:value-type="float" office:value="100173.246141202" calcext:value-type="float">
            <text:p>100173.246141202</text:p>
          </table:table-cell>
          <table:table-cell table:formula="of:=[.G173]-[.$B173]" office:value-type="float" office:value="0.282185554504395" calcext:value-type="float">
            <text:p>0.282185554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3464.66991" calcext:value-type="float">
            <text:p>1443133464.66991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40.5092923641205" calcext:value-type="float">
            <text:p>40.5092923641</text:p>
          </table:table-cell>
          <table:table-cell table:formula="of:=[.C174]/([.D174]-[.D173])" office:value-type="float" office:value="100326.499550633" calcext:value-type="float">
            <text:p>100326.499550633</text:p>
          </table:table-cell>
          <table:table-cell/>
          <table:table-cell office:value-type="float" office:value="1443133465.00555" calcext:value-type="float">
            <text:p>1443133465.00555</text:p>
          </table:table-cell>
          <table:table-cell table:formula="of:=[.G174]-[.$B$2]" office:value-type="float" office:value="40.844929933548" calcext:value-type="float">
            <text:p>40.8449299335</text:p>
          </table:table-cell>
          <table:table-cell table:formula="of:=[.C174]/([.H174]-[.H173])" office:value-type="float" office:value="60727.6198806009" calcext:value-type="float">
            <text:p>60727.6198806009</text:p>
          </table:table-cell>
          <table:table-cell table:formula="of:=[.G174]-[.$B174]" office:value-type="float" office:value="0.33563756942749" calcext:value-type="float">
            <text:p>0.335637569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3464.75188" calcext:value-type="float">
            <text:p>1443133464.75188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40.5912628173828" calcext:value-type="float">
            <text:p>40.5912628174</text:p>
          </table:table-cell>
          <table:table-cell table:formula="of:=[.C175]/([.D175]-[.D174])" office:value-type="float" office:value="100328.834021215" calcext:value-type="float">
            <text:p>100328.834021215</text:p>
          </table:table-cell>
          <table:table-cell/>
          <table:table-cell office:value-type="float" office:value="1443133465.03396" calcext:value-type="float">
            <text:p>1443133465.03396</text:p>
          </table:table-cell>
          <table:table-cell table:formula="of:=[.G175]-[.$B$2]" office:value-type="float" office:value="40.8733334541321" calcext:value-type="float">
            <text:p>40.8733334541</text:p>
          </table:table-cell>
          <table:table-cell table:formula="of:=[.C175]/([.H175]-[.H174])" office:value-type="float" office:value="289541.571990968" calcext:value-type="float">
            <text:p>289541.571990968</text:p>
          </table:table-cell>
          <table:table-cell table:formula="of:=[.G175]-[.$B175]" office:value-type="float" office:value="0.282070636749268" calcext:value-type="float">
            <text:p>0.282070636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3464.83386" calcext:value-type="float">
            <text:p>1443133464.83386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40.6732394695282" calcext:value-type="float">
            <text:p>40.6732394695</text:p>
          </table:table-cell>
          <table:table-cell table:formula="of:=[.C176]/([.D176]-[.D175])" office:value-type="float" office:value="100321.247389009" calcext:value-type="float">
            <text:p>100321.247389009</text:p>
          </table:table-cell>
          <table:table-cell/>
          <table:table-cell office:value-type="float" office:value="1443133465.0875" calcext:value-type="float">
            <text:p>1443133465.0875</text:p>
          </table:table-cell>
          <table:table-cell table:formula="of:=[.G176]-[.$B$2]" office:value-type="float" office:value="40.9268801212311" calcext:value-type="float">
            <text:p>40.9268801212</text:p>
          </table:table-cell>
          <table:table-cell table:formula="of:=[.C176]/([.H176]-[.H175])" office:value-type="float" office:value="153585.656130477" calcext:value-type="float">
            <text:p>153585.656130477</text:p>
          </table:table-cell>
          <table:table-cell table:formula="of:=[.G176]-[.$B176]" office:value-type="float" office:value="0.253640651702881" calcext:value-type="float">
            <text:p>0.253640651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3464.91586" calcext:value-type="float">
            <text:p>1443133464.91586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40.7552428245544" calcext:value-type="float">
            <text:p>40.7552428246</text:p>
          </table:table-cell>
          <table:table-cell table:formula="of:=[.C177]/([.D177]-[.D176])" office:value-type="float" office:value="100288.579624186" calcext:value-type="float">
            <text:p>100288.579624186</text:p>
          </table:table-cell>
          <table:table-cell/>
          <table:table-cell office:value-type="float" office:value="1443133465.11598" calcext:value-type="float">
            <text:p>1443133465.11598</text:p>
          </table:table-cell>
          <table:table-cell table:formula="of:=[.G177]-[.$B$2]" office:value-type="float" office:value="40.9553582668304" calcext:value-type="float">
            <text:p>40.9553582668</text:p>
          </table:table-cell>
          <table:table-cell table:formula="of:=[.C177]/([.H177]-[.H176])" office:value-type="float" office:value="288782.848282906" calcext:value-type="float">
            <text:p>288782.848282906</text:p>
          </table:table-cell>
          <table:table-cell table:formula="of:=[.G177]-[.$B177]" office:value-type="float" office:value="0.200115442276001" calcext:value-type="float">
            <text:p>0.200115442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3464.99789" calcext:value-type="float">
            <text:p>1443133464.99789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40.8372659683228" calcext:value-type="float">
            <text:p>40.8372659683</text:p>
          </table:table-cell>
          <table:table-cell table:formula="of:=[.C178]/([.D178]-[.D177])" office:value-type="float" office:value="100264.384199052" calcext:value-type="float">
            <text:p>100264.384199052</text:p>
          </table:table-cell>
          <table:table-cell/>
          <table:table-cell office:value-type="float" office:value="1443133465.19804" calcext:value-type="float">
            <text:p>1443133465.19804</text:p>
          </table:table-cell>
          <table:table-cell table:formula="of:=[.G178]-[.$B$2]" office:value-type="float" office:value="41.0374188423157" calcext:value-type="float">
            <text:p>41.0374188423</text:p>
          </table:table-cell>
          <table:table-cell table:formula="of:=[.C178]/([.H178]-[.H177])" office:value-type="float" office:value="100218.648862392" calcext:value-type="float">
            <text:p>100218.648862392</text:p>
          </table:table-cell>
          <table:table-cell table:formula="of:=[.G178]-[.$B178]" office:value-type="float" office:value="0.20015287399292" calcext:value-type="float">
            <text:p>0.20015287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3465.07646" calcext:value-type="float">
            <text:p>1443133465.07646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40.9158372879028" calcext:value-type="float">
            <text:p>40.9158372879</text:p>
          </table:table-cell>
          <table:table-cell table:formula="of:=[.C179]/([.D179]-[.D178])" office:value-type="float" office:value="104669.236102345" calcext:value-type="float">
            <text:p>104669.236102345</text:p>
          </table:table-cell>
          <table:table-cell/>
          <table:table-cell office:value-type="float" office:value="1443133465.2766" calcext:value-type="float">
            <text:p>1443133465.2766</text:p>
          </table:table-cell>
          <table:table-cell table:formula="of:=[.G179]-[.$B$2]" office:value-type="float" office:value="41.1159746646881" calcext:value-type="float">
            <text:p>41.1159746647</text:p>
          </table:table-cell>
          <table:table-cell table:formula="of:=[.C179]/([.H179]-[.H178])" office:value-type="float" office:value="104689.884869509" calcext:value-type="float">
            <text:p>104689.884869509</text:p>
          </table:table-cell>
          <table:table-cell table:formula="of:=[.G179]-[.$B179]" office:value-type="float" office:value="0.200137376785278" calcext:value-type="float">
            <text:p>0.200137376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3465.15493" calcext:value-type="float">
            <text:p>1443133465.15493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40.9943070411682" calcext:value-type="float">
            <text:p>40.9943070412</text:p>
          </table:table-cell>
          <table:table-cell table:formula="of:=[.C180]/([.D180]-[.D179])" office:value-type="float" office:value="104804.713380286" calcext:value-type="float">
            <text:p>104804.713380286</text:p>
          </table:table-cell>
          <table:table-cell/>
          <table:table-cell office:value-type="float" office:value="1443133465.40609" calcext:value-type="float">
            <text:p>1443133465.40609</text:p>
          </table:table-cell>
          <table:table-cell table:formula="of:=[.G180]-[.$B$2]" office:value-type="float" office:value="41.2454721927643" calcext:value-type="float">
            <text:p>41.2454721928</text:p>
          </table:table-cell>
          <table:table-cell table:formula="of:=[.C180]/([.H180]-[.H179])" office:value-type="float" office:value="63507.0037411259" calcext:value-type="float">
            <text:p>63507.0037411259</text:p>
          </table:table-cell>
          <table:table-cell table:formula="of:=[.G180]-[.$B180]" office:value-type="float" office:value="0.251165151596069" calcext:value-type="float">
            <text:p>0.251165151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3465.23339" calcext:value-type="float">
            <text:p>1443133465.23339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41.0727651119232" calcext:value-type="float">
            <text:p>41.0727651119</text:p>
          </table:table-cell>
          <table:table-cell table:formula="of:=[.C181]/([.D181]-[.D180])" office:value-type="float" office:value="104820.318940552" calcext:value-type="float">
            <text:p>104820.318940552</text:p>
          </table:table-cell>
          <table:table-cell/>
          <table:table-cell office:value-type="float" office:value="1443133465.48449" calcext:value-type="float">
            <text:p>1443133465.48449</text:p>
          </table:table-cell>
          <table:table-cell table:formula="of:=[.G181]-[.$B$2]" office:value-type="float" office:value="41.3238673210144" calcext:value-type="float">
            <text:p>41.323867321</text:p>
          </table:table-cell>
          <table:table-cell table:formula="of:=[.C181]/([.H181]-[.H180])" office:value-type="float" office:value="104904.477912978" calcext:value-type="float">
            <text:p>104904.477912978</text:p>
          </table:table-cell>
          <table:table-cell table:formula="of:=[.G181]-[.$B181]" office:value-type="float" office:value="0.251102209091187" calcext:value-type="float">
            <text:p>0.251102209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3465.31186" calcext:value-type="float">
            <text:p>1443133465.31186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41.1512360572815" calcext:value-type="float">
            <text:p>41.1512360573</text:p>
          </table:table-cell>
          <table:table-cell table:formula="of:=[.C182]/([.D182]-[.D181])" office:value-type="float" office:value="104803.12123744" calcext:value-type="float">
            <text:p>104803.12123744</text:p>
          </table:table-cell>
          <table:table-cell/>
          <table:table-cell office:value-type="float" office:value="1443133465.56294" calcext:value-type="float">
            <text:p>1443133465.56294</text:p>
          </table:table-cell>
          <table:table-cell table:formula="of:=[.G182]-[.$B$2]" office:value-type="float" office:value="41.4023172855377" calcext:value-type="float">
            <text:p>41.4023172855</text:p>
          </table:table-cell>
          <table:table-cell table:formula="of:=[.C182]/([.H182]-[.H181])" office:value-type="float" office:value="104831.150019906" calcext:value-type="float">
            <text:p>104831.150019906</text:p>
          </table:table-cell>
          <table:table-cell table:formula="of:=[.G182]-[.$B182]" office:value-type="float" office:value="0.251081228256226" calcext:value-type="float">
            <text:p>0.251081228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3465.39036" calcext:value-type="float">
            <text:p>1443133465.39036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41.2297341823578" calcext:value-type="float">
            <text:p>41.2297341824</text:p>
          </table:table-cell>
          <table:table-cell table:formula="of:=[.C183]/([.D183]-[.D182])" office:value-type="float" office:value="104766.833500888" calcext:value-type="float">
            <text:p>104766.833500888</text:p>
          </table:table-cell>
          <table:table-cell/>
          <table:table-cell office:value-type="float" office:value="1443133465.64143" calcext:value-type="float">
            <text:p>1443133465.64143</text:p>
          </table:table-cell>
          <table:table-cell table:formula="of:=[.G183]-[.$B$2]" office:value-type="float" office:value="41.4808082580566" calcext:value-type="float">
            <text:p>41.4808082581</text:p>
          </table:table-cell>
          <table:table-cell table:formula="of:=[.C183]/([.H183]-[.H182])" office:value-type="float" office:value="104776.380468691" calcext:value-type="float">
            <text:p>104776.380468691</text:p>
          </table:table-cell>
          <table:table-cell table:formula="of:=[.G183]-[.$B183]" office:value-type="float" office:value="0.251074075698853" calcext:value-type="float">
            <text:p>0.251074075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3465.46884" calcext:value-type="float">
            <text:p>1443133465.46884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41.3082132339478" calcext:value-type="float">
            <text:p>41.3082132339</text:p>
          </table:table-cell>
          <table:table-cell table:formula="of:=[.C184]/([.D184]-[.D183])" office:value-type="float" office:value="104792.29594884" calcext:value-type="float">
            <text:p>104792.29594884</text:p>
          </table:table-cell>
          <table:table-cell/>
          <table:table-cell office:value-type="float" office:value="1443133465.71989" calcext:value-type="float">
            <text:p>1443133465.71989</text:p>
          </table:table-cell>
          <table:table-cell table:formula="of:=[.G184]-[.$B$2]" office:value-type="float" office:value="41.5592653751373" calcext:value-type="float">
            <text:p>41.5592653751</text:p>
          </table:table-cell>
          <table:table-cell table:formula="of:=[.C184]/([.H184]-[.H183])" office:value-type="float" office:value="104821.593069015" calcext:value-type="float">
            <text:p>104821.593069015</text:p>
          </table:table-cell>
          <table:table-cell table:formula="of:=[.G184]-[.$B184]" office:value-type="float" office:value="0.251052141189575" calcext:value-type="float">
            <text:p>0.251052141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3465.5473" calcext:value-type="float">
            <text:p>1443133465.5473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41.3866815567017" calcext:value-type="float">
            <text:p>41.3866815567</text:p>
          </table:table-cell>
          <table:table-cell table:formula="of:=[.C185]/([.D185]-[.D184])" office:value-type="float" office:value="104806.624015557" calcext:value-type="float">
            <text:p>104806.624015557</text:p>
          </table:table-cell>
          <table:table-cell/>
          <table:table-cell office:value-type="float" office:value="1443133465.79833" calcext:value-type="float">
            <text:p>1443133465.79833</text:p>
          </table:table-cell>
          <table:table-cell table:formula="of:=[.G185]-[.$B$2]" office:value-type="float" office:value="41.6377048492432" calcext:value-type="float">
            <text:p>41.6377048492</text:p>
          </table:table-cell>
          <table:table-cell table:formula="of:=[.C185]/([.H185]-[.H184])" office:value-type="float" office:value="104845.170033951" calcext:value-type="float">
            <text:p>104845.170033951</text:p>
          </table:table-cell>
          <table:table-cell table:formula="of:=[.G185]-[.$B185]" office:value-type="float" office:value="0.251023292541504" calcext:value-type="float">
            <text:p>0.251023292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3465.62575" calcext:value-type="float">
            <text:p>1443133465.62575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41.4651322364807" calcext:value-type="float">
            <text:p>41.4651322365</text:p>
          </table:table-cell>
          <table:table-cell table:formula="of:=[.C186]/([.D186]-[.D185])" office:value-type="float" office:value="104830.194246397" calcext:value-type="float">
            <text:p>104830.194246397</text:p>
          </table:table-cell>
          <table:table-cell/>
          <table:table-cell office:value-type="float" office:value="1443133465.8768" calcext:value-type="float">
            <text:p>1443133465.8768</text:p>
          </table:table-cell>
          <table:table-cell table:formula="of:=[.G186]-[.$B$2]" office:value-type="float" office:value="41.7161748409271" calcext:value-type="float">
            <text:p>41.7161748409</text:p>
          </table:table-cell>
          <table:table-cell table:formula="of:=[.C186]/([.H186]-[.H185])" office:value-type="float" office:value="104804.394947847" calcext:value-type="float">
            <text:p>104804.394947847</text:p>
          </table:table-cell>
          <table:table-cell table:formula="of:=[.G186]-[.$B186]" office:value-type="float" office:value="0.251042604446411" calcext:value-type="float">
            <text:p>0.251042604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3465.70423" calcext:value-type="float">
            <text:p>1443133465.70423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41.5436034202576" calcext:value-type="float">
            <text:p>41.5436034203</text:p>
          </table:table-cell>
          <table:table-cell table:formula="of:=[.C187]/([.D187]-[.D186])" office:value-type="float" office:value="104802.802814676" calcext:value-type="float">
            <text:p>104802.802814676</text:p>
          </table:table-cell>
          <table:table-cell/>
          <table:table-cell office:value-type="float" office:value="1443133465.95525" calcext:value-type="float">
            <text:p>1443133465.95525</text:p>
          </table:table-cell>
          <table:table-cell table:formula="of:=[.G187]-[.$B$2]" office:value-type="float" office:value="41.7946259975433" calcext:value-type="float">
            <text:p>41.7946259975</text:p>
          </table:table-cell>
          <table:table-cell table:formula="of:=[.C187]/([.H187]-[.H186])" office:value-type="float" office:value="104829.55707374" calcext:value-type="float">
            <text:p>104829.55707374</text:p>
          </table:table-cell>
          <table:table-cell table:formula="of:=[.G187]-[.$B187]" office:value-type="float" office:value="0.251022577285767" calcext:value-type="float">
            <text:p>0.251022577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3465.78273" calcext:value-type="float">
            <text:p>1443133465.78273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41.6221051216126" calcext:value-type="float">
            <text:p>41.6221051216</text:p>
          </table:table-cell>
          <table:table-cell table:formula="of:=[.C188]/([.D188]-[.D187])" office:value-type="float" office:value="104762.06066938" calcext:value-type="float">
            <text:p>104762.06066938</text:p>
          </table:table-cell>
          <table:table-cell/>
          <table:table-cell office:value-type="float" office:value="1443133466.03384" calcext:value-type="float">
            <text:p>1443133466.03384</text:p>
          </table:table-cell>
          <table:table-cell table:formula="of:=[.G188]-[.$B$2]" office:value-type="float" office:value="41.8732163906097" calcext:value-type="float">
            <text:p>41.8732163906</text:p>
          </table:table-cell>
          <table:table-cell table:formula="of:=[.C188]/([.H188]-[.H187])" office:value-type="float" office:value="104643.833414232" calcext:value-type="float">
            <text:p>104643.833414232</text:p>
          </table:table-cell>
          <table:table-cell table:formula="of:=[.G188]-[.$B188]" office:value-type="float" office:value="0.251111268997192" calcext:value-type="float">
            <text:p>0.25111126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3465.86123" calcext:value-type="float">
            <text:p>1443133465.86123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41.7006072998047" calcext:value-type="float">
            <text:p>41.7006072998</text:p>
          </table:table-cell>
          <table:table-cell table:formula="of:=[.C189]/([.D189]-[.D188])" office:value-type="float" office:value="104761.424324702" calcext:value-type="float">
            <text:p>104761.424324702</text:p>
          </table:table-cell>
          <table:table-cell/>
          <table:table-cell office:value-type="float" office:value="1443133466.06133" calcext:value-type="float">
            <text:p>1443133466.06133</text:p>
          </table:table-cell>
          <table:table-cell table:formula="of:=[.G189]-[.$B$2]" office:value-type="float" office:value="41.9007065296173" calcext:value-type="float">
            <text:p>41.9007065296</text:p>
          </table:table-cell>
          <table:table-cell table:formula="of:=[.C189]/([.H189]-[.H188])" office:value-type="float" office:value="299161.819361329" calcext:value-type="float">
            <text:p>299161.819361329</text:p>
          </table:table-cell>
          <table:table-cell table:formula="of:=[.G189]-[.$B189]" office:value-type="float" office:value="0.200099229812622" calcext:value-type="float">
            <text:p>0.200099229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3465.93971" calcext:value-type="float">
            <text:p>1443133465.93971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41.7790908813477" calcext:value-type="float">
            <text:p>41.7790908813</text:p>
          </table:table-cell>
          <table:table-cell table:formula="of:=[.C190]/([.D190]-[.D189])" office:value-type="float" office:value="104786.247496841" calcext:value-type="float">
            <text:p>104786.247496841</text:p>
          </table:table-cell>
          <table:table-cell/>
          <table:table-cell office:value-type="float" office:value="1443133466.13987" calcext:value-type="float">
            <text:p>1443133466.13987</text:p>
          </table:table-cell>
          <table:table-cell table:formula="of:=[.G190]-[.$B$2]" office:value-type="float" office:value="41.9792444705963" calcext:value-type="float">
            <text:p>41.9792444706</text:p>
          </table:table-cell>
          <table:table-cell table:formula="of:=[.C190]/([.H190]-[.H189])" office:value-type="float" office:value="104713.720495914" calcext:value-type="float">
            <text:p>104713.720495914</text:p>
          </table:table-cell>
          <table:table-cell table:formula="of:=[.G190]-[.$B190]" office:value-type="float" office:value="0.200153589248657" calcext:value-type="float">
            <text:p>0.200153589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3466.01742" calcext:value-type="float">
            <text:p>1443133466.01742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41.8568027019501" calcext:value-type="float">
            <text:p>41.856802702</text:p>
          </table:table-cell>
          <table:table-cell table:formula="of:=[.C191]/([.D191]-[.D190])" office:value-type="float" office:value="105826.88626065" calcext:value-type="float">
            <text:p>105826.88626065</text:p>
          </table:table-cell>
          <table:table-cell/>
          <table:table-cell office:value-type="float" office:value="1443133466.21748" calcext:value-type="float">
            <text:p>1443133466.21748</text:p>
          </table:table-cell>
          <table:table-cell table:formula="of:=[.G191]-[.$B$2]" office:value-type="float" office:value="42.0568554401398" calcext:value-type="float">
            <text:p>42.0568554401</text:p>
          </table:table-cell>
          <table:table-cell table:formula="of:=[.C191]/([.H191]-[.H190])" office:value-type="float" office:value="105964.402305206" calcext:value-type="float">
            <text:p>105964.402305206</text:p>
          </table:table-cell>
          <table:table-cell table:formula="of:=[.G191]-[.$B191]" office:value-type="float" office:value="0.200052738189697" calcext:value-type="float">
            <text:p>0.200052738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3466.09234" calcext:value-type="float">
            <text:p>1443133466.09234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41.9317162036896" calcext:value-type="float">
            <text:p>41.9317162037</text:p>
          </table:table-cell>
          <table:table-cell table:formula="of:=[.C192]/([.D192]-[.D191])" office:value-type="float" office:value="109779.943655517" calcext:value-type="float">
            <text:p>109779.943655517</text:p>
          </table:table-cell>
          <table:table-cell/>
          <table:table-cell office:value-type="float" office:value="1443133466.29249" calcext:value-type="float">
            <text:p>1443133466.29249</text:p>
          </table:table-cell>
          <table:table-cell table:formula="of:=[.G192]-[.$B$2]" office:value-type="float" office:value="42.1318671703339" calcext:value-type="float">
            <text:p>42.1318671703</text:p>
          </table:table-cell>
          <table:table-cell table:formula="of:=[.C192]/([.H192]-[.H191])" office:value-type="float" office:value="109636.185950124" calcext:value-type="float">
            <text:p>109636.185950124</text:p>
          </table:table-cell>
          <table:table-cell table:formula="of:=[.G192]-[.$B192]" office:value-type="float" office:value="0.200150966644287" calcext:value-type="float">
            <text:p>0.200150966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3466.16726" calcext:value-type="float">
            <text:p>1443133466.16726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42.0066378116608" calcext:value-type="float">
            <text:p>42.0066378117</text:p>
          </table:table-cell>
          <table:table-cell table:formula="of:=[.C193]/([.D193]-[.D192])" office:value-type="float" office:value="109768.065885108" calcext:value-type="float">
            <text:p>109768.065885108</text:p>
          </table:table-cell>
          <table:table-cell/>
          <table:table-cell office:value-type="float" office:value="1443133466.41564" calcext:value-type="float">
            <text:p>1443133466.41564</text:p>
          </table:table-cell>
          <table:table-cell table:formula="of:=[.G193]-[.$B$2]" office:value-type="float" office:value="42.2550187110901" calcext:value-type="float">
            <text:p>42.2550187111</text:p>
          </table:table-cell>
          <table:table-cell table:formula="of:=[.C193]/([.H193]-[.H192])" office:value-type="float" office:value="66779.5136747752" calcext:value-type="float">
            <text:p>66779.5136747752</text:p>
          </table:table-cell>
          <table:table-cell table:formula="of:=[.G193]-[.$B193]" office:value-type="float" office:value="0.248380899429321" calcext:value-type="float">
            <text:p>0.248380899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3466.24217" calcext:value-type="float">
            <text:p>1443133466.24217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42.0815496444702" calcext:value-type="float">
            <text:p>42.0815496445</text:p>
          </table:table-cell>
          <table:table-cell table:formula="of:=[.C194]/([.D194]-[.D193])" office:value-type="float" office:value="109782.389397937" calcext:value-type="float">
            <text:p>109782.389397937</text:p>
          </table:table-cell>
          <table:table-cell/>
          <table:table-cell office:value-type="float" office:value="1443133466.49058" calcext:value-type="float">
            <text:p>1443133466.49058</text:p>
          </table:table-cell>
          <table:table-cell table:formula="of:=[.G194]-[.$B$2]" office:value-type="float" office:value="42.3299601078034" calcext:value-type="float">
            <text:p>42.3299601078</text:p>
          </table:table-cell>
          <table:table-cell table:formula="of:=[.C194]/([.H194]-[.H193])" office:value-type="float" office:value="109739.080944367" calcext:value-type="float">
            <text:p>109739.080944367</text:p>
          </table:table-cell>
          <table:table-cell table:formula="of:=[.G194]-[.$B194]" office:value-type="float" office:value="0.24841046333313" calcext:value-type="float">
            <text:p>0.248410463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3466.31708" calcext:value-type="float">
            <text:p>1443133466.31708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42.156455039978" calcext:value-type="float">
            <text:p>42.15645504</text:p>
          </table:table-cell>
          <table:table-cell table:formula="of:=[.C195]/([.D195]-[.D194])" office:value-type="float" office:value="109791.823996741" calcext:value-type="float">
            <text:p>109791.823996741</text:p>
          </table:table-cell>
          <table:table-cell/>
          <table:table-cell office:value-type="float" office:value="1443133466.5655" calcext:value-type="float">
            <text:p>1443133466.5655</text:p>
          </table:table-cell>
          <table:table-cell table:formula="of:=[.G195]-[.$B$2]" office:value-type="float" office:value="42.4048776626587" calcext:value-type="float">
            <text:p>42.4048776627</text:p>
          </table:table-cell>
          <table:table-cell table:formula="of:=[.C195]/([.H195]-[.H194])" office:value-type="float" office:value="109774.004449013" calcext:value-type="float">
            <text:p>109774.004449013</text:p>
          </table:table-cell>
          <table:table-cell table:formula="of:=[.G195]-[.$B195]" office:value-type="float" office:value="0.248422622680664" calcext:value-type="float">
            <text:p>0.248422622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3466.39198" calcext:value-type="float">
            <text:p>1443133466.39198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42.2313601970673" calcext:value-type="float">
            <text:p>42.2313601971</text:p>
          </table:table-cell>
          <table:table-cell table:formula="of:=[.C196]/([.D196]-[.D195])" office:value-type="float" office:value="109792.173457468" calcext:value-type="float">
            <text:p>109792.173457468</text:p>
          </table:table-cell>
          <table:table-cell/>
          <table:table-cell office:value-type="float" office:value="1443133466.64042" calcext:value-type="float">
            <text:p>1443133466.64042</text:p>
          </table:table-cell>
          <table:table-cell table:formula="of:=[.G196]-[.$B$2]" office:value-type="float" office:value="42.4798016548157" calcext:value-type="float">
            <text:p>42.4798016548</text:p>
          </table:table-cell>
          <table:table-cell table:formula="of:=[.C196]/([.H196]-[.H195])" office:value-type="float" office:value="109764.572912358" calcext:value-type="float">
            <text:p>109764.572912358</text:p>
          </table:table-cell>
          <table:table-cell table:formula="of:=[.G196]-[.$B196]" office:value-type="float" office:value="0.248441457748413" calcext:value-type="float">
            <text:p>0.248441457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3466.46689" calcext:value-type="float">
            <text:p>1443133466.46689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42.3062641620636" calcext:value-type="float">
            <text:p>42.3062641621</text:p>
          </table:table-cell>
          <table:table-cell table:formula="of:=[.C197]/([.D197]-[.D196])" office:value-type="float" office:value="109793.920794474" calcext:value-type="float">
            <text:p>109793.920794474</text:p>
          </table:table-cell>
          <table:table-cell/>
          <table:table-cell office:value-type="float" office:value="1443133466.66701" calcext:value-type="float">
            <text:p>1443133466.66701</text:p>
          </table:table-cell>
          <table:table-cell table:formula="of:=[.G197]-[.$B$2]" office:value-type="float" office:value="42.5063889026642" calcext:value-type="float">
            <text:p>42.5063889027</text:p>
          </table:table-cell>
          <table:table-cell table:formula="of:=[.C197]/([.H197]-[.H196])" office:value-type="float" office:value="309321.222221226" calcext:value-type="float">
            <text:p>309321.222221226</text:p>
          </table:table-cell>
          <table:table-cell table:formula="of:=[.G197]-[.$B197]" office:value-type="float" office:value="0.200124740600586" calcext:value-type="float">
            <text:p>0.200124740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3466.54184" calcext:value-type="float">
            <text:p>1443133466.54184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42.3812131881714" calcext:value-type="float">
            <text:p>42.3812131882</text:p>
          </table:table-cell>
          <table:table-cell table:formula="of:=[.C198]/([.D198]-[.D197])" office:value-type="float" office:value="109727.910115505" calcext:value-type="float">
            <text:p>109727.910115505</text:p>
          </table:table-cell>
          <table:table-cell/>
          <table:table-cell office:value-type="float" office:value="1443133466.74195" calcext:value-type="float">
            <text:p>1443133466.74195</text:p>
          </table:table-cell>
          <table:table-cell table:formula="of:=[.G198]-[.$B$2]" office:value-type="float" office:value="42.5813231468201" calcext:value-type="float">
            <text:p>42.5813231468</text:p>
          </table:table-cell>
          <table:table-cell table:formula="of:=[.C198]/([.H198]-[.H197])" office:value-type="float" office:value="109749.555662319" calcext:value-type="float">
            <text:p>109749.555662319</text:p>
          </table:table-cell>
          <table:table-cell table:formula="of:=[.G198]-[.$B198]" office:value-type="float" office:value="0.200109958648682" calcext:value-type="float">
            <text:p>0.200109958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3466.61674" calcext:value-type="float">
            <text:p>1443133466.61674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42.4561202526093" calcext:value-type="float">
            <text:p>42.4561202526</text:p>
          </table:table-cell>
          <table:table-cell table:formula="of:=[.C199]/([.D199]-[.D198])" office:value-type="float" office:value="109789.377833938" calcext:value-type="float">
            <text:p>109789.377833938</text:p>
          </table:table-cell>
          <table:table-cell/>
          <table:table-cell office:value-type="float" office:value="1443133466.81684" calcext:value-type="float">
            <text:p>1443133466.81684</text:p>
          </table:table-cell>
          <table:table-cell table:formula="of:=[.G199]-[.$B$2]" office:value-type="float" office:value="42.656215429306" calcext:value-type="float">
            <text:p>42.6562154293</text:p>
          </table:table-cell>
          <table:table-cell table:formula="of:=[.C199]/([.H199]-[.H198])" office:value-type="float" office:value="109811.047640877" calcext:value-type="float">
            <text:p>109811.047640877</text:p>
          </table:table-cell>
          <table:table-cell table:formula="of:=[.G199]-[.$B199]" office:value-type="float" office:value="0.200095176696777" calcext:value-type="float">
            <text:p>0.200095176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3466.69165" calcext:value-type="float">
            <text:p>1443133466.69165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42.5310242176056" calcext:value-type="float">
            <text:p>42.5310242176</text:p>
          </table:table-cell>
          <table:table-cell table:formula="of:=[.C200]/([.D200]-[.D199])" office:value-type="float" office:value="109793.920794474" calcext:value-type="float">
            <text:p>109793.920794474</text:p>
          </table:table-cell>
          <table:table-cell/>
          <table:table-cell office:value-type="float" office:value="1443133466.89176" calcext:value-type="float">
            <text:p>1443133466.89176</text:p>
          </table:table-cell>
          <table:table-cell table:formula="of:=[.G200]-[.$B$2]" office:value-type="float" office:value="42.7311351299286" calcext:value-type="float">
            <text:p>42.7311351299</text:p>
          </table:table-cell>
          <table:table-cell table:formula="of:=[.C200]/([.H200]-[.H199])" office:value-type="float" office:value="109770.860423376" calcext:value-type="float">
            <text:p>109770.860423376</text:p>
          </table:table-cell>
          <table:table-cell table:formula="of:=[.G200]-[.$B200]" office:value-type="float" office:value="0.200110912322998" calcext:value-type="float">
            <text:p>0.200110912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3466.76655" calcext:value-type="float">
            <text:p>1443133466.76655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42.6059286594391" calcext:value-type="float">
            <text:p>42.6059286594</text:p>
          </table:table-cell>
          <table:table-cell table:formula="of:=[.C201]/([.D201]-[.D200])" office:value-type="float" office:value="109793.221852998" calcext:value-type="float">
            <text:p>109793.221852998</text:p>
          </table:table-cell>
          <table:table-cell/>
          <table:table-cell office:value-type="float" office:value="1443133466.9666" calcext:value-type="float">
            <text:p>1443133466.9666</text:p>
          </table:table-cell>
          <table:table-cell table:formula="of:=[.G201]-[.$B$2]" office:value-type="float" office:value="42.8059732913971" calcext:value-type="float">
            <text:p>42.8059732914</text:p>
          </table:table-cell>
          <table:table-cell table:formula="of:=[.C201]/([.H201]-[.H200])" office:value-type="float" office:value="109890.460142596" calcext:value-type="float">
            <text:p>109890.460142596</text:p>
          </table:table-cell>
          <table:table-cell table:formula="of:=[.G201]-[.$B201]" office:value-type="float" office:value="0.200044631958008" calcext:value-type="float">
            <text:p>0.20004463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3466.84145" calcext:value-type="float">
            <text:p>1443133466.84145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42.6808302402496" calcext:value-type="float">
            <text:p>42.6808302402</text:p>
          </table:table-cell>
          <table:table-cell table:formula="of:=[.C202]/([.D202]-[.D201])" office:value-type="float" office:value="109797.415635345" calcext:value-type="float">
            <text:p>109797.415635345</text:p>
          </table:table-cell>
          <table:table-cell/>
          <table:table-cell office:value-type="float" office:value="1443133467.04154" calcext:value-type="float">
            <text:p>1443133467.04154</text:p>
          </table:table-cell>
          <table:table-cell table:formula="of:=[.G202]-[.$B$2]" office:value-type="float" office:value="42.880913734436" calcext:value-type="float">
            <text:p>42.8809137344</text:p>
          </table:table-cell>
          <table:table-cell table:formula="of:=[.C202]/([.H202]-[.H201])" office:value-type="float" office:value="109740.477457902" calcext:value-type="float">
            <text:p>109740.477457902</text:p>
          </table:table-cell>
          <table:table-cell table:formula="of:=[.G202]-[.$B202]" office:value-type="float" office:value="0.200083494186401" calcext:value-type="float">
            <text:p>0.200083494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3466.91637" calcext:value-type="float">
            <text:p>1443133466.91637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42.7557470798493" calcext:value-type="float">
            <text:p>42.7557470798</text:p>
          </table:table-cell>
          <table:table-cell table:formula="of:=[.C203]/([.D203]-[.D202])" office:value-type="float" office:value="109775.052497581" calcext:value-type="float">
            <text:p>109775.052497581</text:p>
          </table:table-cell>
          <table:table-cell/>
          <table:table-cell office:value-type="float" office:value="1443133470.03443" calcext:value-type="float">
            <text:p>1443133470.03443</text:p>
          </table:table-cell>
          <table:table-cell table:formula="of:=[.G203]-[.$B$2]" office:value-type="float" office:value="45.8738043308258" calcext:value-type="float">
            <text:p>45.8738043308</text:p>
          </table:table-cell>
          <table:table-cell table:formula="of:=[.C203]/([.H203]-[.H202])" office:value-type="float" office:value="2747.84518014803" calcext:value-type="float">
            <text:p>2747.845180148</text:p>
          </table:table-cell>
          <table:table-cell table:formula="of:=[.G203]-[.$B203]" office:value-type="float" office:value="3.11805725097656" calcext:value-type="float">
            <text:p>3.11805725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3466.99128" calcext:value-type="float">
            <text:p>1443133466.99128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42.8306546211243" calcext:value-type="float">
            <text:p>42.8306546211</text:p>
          </table:table-cell>
          <table:table-cell table:formula="of:=[.C204]/([.D204]-[.D203])" office:value-type="float" office:value="109788.6789503" calcext:value-type="float">
            <text:p>109788.6789503</text:p>
          </table:table-cell>
          <table:table-cell/>
          <table:table-cell office:value-type="float" office:value="1443133470.06889" calcext:value-type="float">
            <text:p>1443133470.06889</text:p>
          </table:table-cell>
          <table:table-cell table:formula="of:=[.G204]-[.$B$2]" office:value-type="float" office:value="45.9082658290863" calcext:value-type="float">
            <text:p>45.9082658291</text:p>
          </table:table-cell>
          <table:table-cell table:formula="of:=[.C204]/([.H204]-[.H203])" office:value-type="float" office:value="238643.135531541" calcext:value-type="float">
            <text:p>238643.135531541</text:p>
          </table:table-cell>
          <table:table-cell table:formula="of:=[.G204]-[.$B204]" office:value-type="float" office:value="3.07761120796204" calcext:value-type="float">
            <text:p>3.077611208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3480.09096" calcext:value-type="float">
            <text:p>1443133480.09096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55.9303390979767" calcext:value-type="float">
            <text:p>55.930339098</text:p>
          </table:table-cell>
          <table:table-cell table:formula="of:=[.C205]/([.D205]-[.D204])" office:value-type="float" office:value="627.801380600585" calcext:value-type="float">
            <text:p>627.8013806006</text:p>
          </table:table-cell>
          <table:table-cell/>
          <table:table-cell office:value-type="float" office:value="1443133480.29113" calcext:value-type="float">
            <text:p>1443133480.29113</text:p>
          </table:table-cell>
          <table:table-cell table:formula="of:=[.G205]-[.$B$2]" office:value-type="float" office:value="56.1305103302002" calcext:value-type="float">
            <text:p>56.1305103302</text:p>
          </table:table-cell>
          <table:table-cell table:formula="of:=[.C205]/([.H205]-[.H204])" office:value-type="float" office:value="804.519985713886" calcext:value-type="float">
            <text:p>804.5199857139</text:p>
          </table:table-cell>
          <table:table-cell table:formula="of:=[.G205]-[.$B205]" office:value-type="float" office:value="0.200171232223511" calcext:value-type="float">
            <text:p>0.200171232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3480.19391" calcext:value-type="float">
            <text:p>1443133480.19391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56.0332844257355" calcext:value-type="float">
            <text:p>56.0332844257</text:p>
          </table:table-cell>
          <table:table-cell table:formula="of:=[.C206]/([.D206]-[.D205])" office:value-type="float" office:value="79887.0641246549" calcext:value-type="float">
            <text:p>79887.0641246549</text:p>
          </table:table-cell>
          <table:table-cell/>
          <table:table-cell office:value-type="float" office:value="1443133480.394" calcext:value-type="float">
            <text:p>1443133480.394</text:p>
          </table:table-cell>
          <table:table-cell table:formula="of:=[.G206]-[.$B$2]" office:value-type="float" office:value="56.2333798408508" calcext:value-type="float">
            <text:p>56.2333798409</text:p>
          </table:table-cell>
          <table:table-cell table:formula="of:=[.C206]/([.H206]-[.H205])" office:value-type="float" office:value="79945.9426606036" calcext:value-type="float">
            <text:p>79945.9426606036</text:p>
          </table:table-cell>
          <table:table-cell table:formula="of:=[.G206]-[.$B206]" office:value-type="float" office:value="0.200095415115356" calcext:value-type="float">
            <text:p>0.200095415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3480.29685" calcext:value-type="float">
            <text:p>1443133480.29685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56.1362252235413" calcext:value-type="float">
            <text:p>56.1362252235</text:p>
          </table:table-cell>
          <table:table-cell table:formula="of:=[.C207]/([.D207]-[.D206])" office:value-type="float" office:value="79890.5795884335" calcext:value-type="float">
            <text:p>79890.5795884335</text:p>
          </table:table-cell>
          <table:table-cell/>
          <table:table-cell office:value-type="float" office:value="1443133480.497" calcext:value-type="float">
            <text:p>1443133480.497</text:p>
          </table:table-cell>
          <table:table-cell table:formula="of:=[.G207]-[.$B$2]" office:value-type="float" office:value="56.3363742828369" calcext:value-type="float">
            <text:p>56.3363742828</text:p>
          </table:table-cell>
          <table:table-cell table:formula="of:=[.C207]/([.H207]-[.H206])" office:value-type="float" office:value="79848.9689483553" calcext:value-type="float">
            <text:p>79848.9689483553</text:p>
          </table:table-cell>
          <table:table-cell table:formula="of:=[.G207]-[.$B207]" office:value-type="float" office:value="0.200149059295654" calcext:value-type="float">
            <text:p>0.200149059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3480.39981" calcext:value-type="float">
            <text:p>1443133480.39981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56.2391884326935" calcext:value-type="float">
            <text:p>56.2391884327</text:p>
          </table:table-cell>
          <table:table-cell table:formula="of:=[.C208]/([.D208]-[.D207])" office:value-type="float" office:value="79873.1903144313" calcext:value-type="float">
            <text:p>79873.1903144313</text:p>
          </table:table-cell>
          <table:table-cell/>
          <table:table-cell office:value-type="float" office:value="1443133480.59987" calcext:value-type="float">
            <text:p>1443133480.59987</text:p>
          </table:table-cell>
          <table:table-cell table:formula="of:=[.G208]-[.$B$2]" office:value-type="float" office:value="56.4392437934876" calcext:value-type="float">
            <text:p>56.4392437935</text:p>
          </table:table-cell>
          <table:table-cell table:formula="of:=[.C208]/([.H208]-[.H207])" office:value-type="float" office:value="79945.9426606036" calcext:value-type="float">
            <text:p>79945.9426606036</text:p>
          </table:table-cell>
          <table:table-cell table:formula="of:=[.G208]-[.$B208]" office:value-type="float" office:value="0.200055360794067" calcext:value-type="float">
            <text:p>0.200055360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3480.50276" calcext:value-type="float">
            <text:p>1443133480.50276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56.342141866684" calcext:value-type="float">
            <text:p>56.3421418667</text:p>
          </table:table-cell>
          <table:table-cell table:formula="of:=[.C209]/([.D209]-[.D208])" office:value-type="float" office:value="79880.7740668523" calcext:value-type="float">
            <text:p>79880.7740668523</text:p>
          </table:table-cell>
          <table:table-cell/>
          <table:table-cell office:value-type="float" office:value="1443133480.77063" calcext:value-type="float">
            <text:p>1443133480.77063</text:p>
          </table:table-cell>
          <table:table-cell table:formula="of:=[.G209]-[.$B$2]" office:value-type="float" office:value="56.6100125312805" calcext:value-type="float">
            <text:p>56.6100125313</text:p>
          </table:table-cell>
          <table:table-cell table:formula="of:=[.C209]/([.H209]-[.H208])" office:value-type="float" office:value="48158.6975829871" calcext:value-type="float">
            <text:p>48158.6975829871</text:p>
          </table:table-cell>
          <table:table-cell table:formula="of:=[.G209]-[.$B209]" office:value-type="float" office:value="0.267870664596558" calcext:value-type="float">
            <text:p>0.267870664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3480.60573" calcext:value-type="float">
            <text:p>1443133480.60573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56.4451122283936" calcext:value-type="float">
            <text:p>56.4451122284</text:p>
          </table:table-cell>
          <table:table-cell table:formula="of:=[.C210]/([.D210]-[.D209])" office:value-type="float" office:value="79867.6421395312" calcext:value-type="float">
            <text:p>79867.6421395312</text:p>
          </table:table-cell>
          <table:table-cell/>
          <table:table-cell office:value-type="float" office:value="1443133480.87363" calcext:value-type="float">
            <text:p>1443133480.87363</text:p>
          </table:table-cell>
          <table:table-cell table:formula="of:=[.G210]-[.$B$2]" office:value-type="float" office:value="56.713005065918" calcext:value-type="float">
            <text:p>56.7130050659</text:p>
          </table:table-cell>
          <table:table-cell table:formula="of:=[.C210]/([.H210]-[.H209])" office:value-type="float" office:value="79850.4476945799" calcext:value-type="float">
            <text:p>79850.4476945799</text:p>
          </table:table-cell>
          <table:table-cell table:formula="of:=[.G210]-[.$B210]" office:value-type="float" office:value="0.267892837524414" calcext:value-type="float">
            <text:p>0.267892837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3480.70869" calcext:value-type="float">
            <text:p>1443133480.70869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56.5480675697327" calcext:value-type="float">
            <text:p>56.5480675697</text:p>
          </table:table-cell>
          <table:table-cell table:formula="of:=[.C211]/([.D211]-[.D210])" office:value-type="float" office:value="79879.2941971998" calcext:value-type="float">
            <text:p>79879.2941971998</text:p>
          </table:table-cell>
          <table:table-cell/>
          <table:table-cell office:value-type="float" office:value="1443133480.97655" calcext:value-type="float">
            <text:p>1443133480.97655</text:p>
          </table:table-cell>
          <table:table-cell table:formula="of:=[.G211]-[.$B$2]" office:value-type="float" office:value="56.8159306049347" calcext:value-type="float">
            <text:p>56.8159306049</text:p>
          </table:table-cell>
          <table:table-cell table:formula="of:=[.C211]/([.H211]-[.H210])" office:value-type="float" office:value="79902.4234273259" calcext:value-type="float">
            <text:p>79902.4234273259</text:p>
          </table:table-cell>
          <table:table-cell table:formula="of:=[.G211]-[.$B211]" office:value-type="float" office:value="0.267863035202026" calcext:value-type="float">
            <text:p>0.267863035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3480.81161" calcext:value-type="float">
            <text:p>1443133480.81161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56.6509869098663" calcext:value-type="float">
            <text:p>56.6509869099</text:p>
          </table:table-cell>
          <table:table-cell table:formula="of:=[.C212]/([.D212]-[.D211])" office:value-type="float" office:value="79907.2359900388" calcext:value-type="float">
            <text:p>79907.2359900388</text:p>
          </table:table-cell>
          <table:table-cell/>
          <table:table-cell office:value-type="float" office:value="1443133481.01167" calcext:value-type="float">
            <text:p>1443133481.01167</text:p>
          </table:table-cell>
          <table:table-cell table:formula="of:=[.G212]-[.$B$2]" office:value-type="float" office:value="56.8510479927063" calcext:value-type="float">
            <text:p>56.8510479927</text:p>
          </table:table-cell>
          <table:table-cell table:formula="of:=[.C212]/([.H212]-[.H211])" office:value-type="float" office:value="234185.983692368" calcext:value-type="float">
            <text:p>234185.983692368</text:p>
          </table:table-cell>
          <table:table-cell table:formula="of:=[.G212]-[.$B212]" office:value-type="float" office:value="0.200061082839966" calcext:value-type="float">
            <text:p>0.200061082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3480.91456" calcext:value-type="float">
            <text:p>1443133480.91456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56.7539422512054" calcext:value-type="float">
            <text:p>56.7539422512</text:p>
          </table:table-cell>
          <table:table-cell table:formula="of:=[.C213]/([.D213]-[.D212])" office:value-type="float" office:value="79879.2941971998" calcext:value-type="float">
            <text:p>79879.2941971998</text:p>
          </table:table-cell>
          <table:table-cell/>
          <table:table-cell office:value-type="float" office:value="1443133481.11472" calcext:value-type="float">
            <text:p>1443133481.11472</text:p>
          </table:table-cell>
          <table:table-cell table:formula="of:=[.G213]-[.$B$2]" office:value-type="float" office:value="56.9540994167328" calcext:value-type="float">
            <text:p>56.9540994167</text:p>
          </table:table-cell>
          <table:table-cell table:formula="of:=[.C213]/([.H213]-[.H212])" office:value-type="float" office:value="79804.816650433" calcext:value-type="float">
            <text:p>79804.816650433</text:p>
          </table:table-cell>
          <table:table-cell table:formula="of:=[.G213]-[.$B213]" office:value-type="float" office:value="0.200157165527344" calcext:value-type="float">
            <text:p>0.20015716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3481.01649" calcext:value-type="float">
            <text:p>1443133481.01649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56.8558695316315" calcext:value-type="float">
            <text:p>56.8558695316</text:p>
          </table:table-cell>
          <table:table-cell table:formula="of:=[.C214]/([.D214]-[.D213])" office:value-type="float" office:value="80684.9742838831" calcext:value-type="float">
            <text:p>80684.9742838831</text:p>
          </table:table-cell>
          <table:table-cell/>
          <table:table-cell office:value-type="float" office:value="1443133481.21664" calcext:value-type="float">
            <text:p>1443133481.21664</text:p>
          </table:table-cell>
          <table:table-cell table:formula="of:=[.G214]-[.$B$2]" office:value-type="float" office:value="57.0560166835785" calcext:value-type="float">
            <text:p>57.0560166836</text:p>
          </table:table-cell>
          <table:table-cell table:formula="of:=[.C214]/([.H214]-[.H213])" office:value-type="float" office:value="80692.9017479508" calcext:value-type="float">
            <text:p>80692.9017479508</text:p>
          </table:table-cell>
          <table:table-cell table:formula="of:=[.G214]-[.$B214]" office:value-type="float" office:value="0.200147151947021" calcext:value-type="float">
            <text:p>0.200147151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3481.1134" calcext:value-type="float">
            <text:p>1443133481.1134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56.9527745246887" calcext:value-type="float">
            <text:p>56.9527745247</text:p>
          </table:table-cell>
          <table:table-cell table:formula="of:=[.C215]/([.D215]-[.D214])" office:value-type="float" office:value="84866.6280295929" calcext:value-type="float">
            <text:p>84866.6280295929</text:p>
          </table:table-cell>
          <table:table-cell/>
          <table:table-cell office:value-type="float" office:value="1443133481.3135" calcext:value-type="float">
            <text:p>1443133481.3135</text:p>
          </table:table-cell>
          <table:table-cell table:formula="of:=[.G215]-[.$B$2]" office:value-type="float" office:value="57.1528744697571" calcext:value-type="float">
            <text:p>57.1528744698</text:p>
          </table:table-cell>
          <table:table-cell table:formula="of:=[.C215]/([.H215]-[.H214])" office:value-type="float" office:value="84907.9906166385" calcext:value-type="float">
            <text:p>84907.9906166385</text:p>
          </table:table-cell>
          <table:table-cell table:formula="of:=[.G215]-[.$B215]" office:value-type="float" office:value="0.200099945068359" calcext:value-type="float">
            <text:p>0.200099945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3481.2103" calcext:value-type="float">
            <text:p>1443133481.2103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57.0496735572815" calcext:value-type="float">
            <text:p>57.0496735573</text:p>
          </table:table-cell>
          <table:table-cell table:formula="of:=[.C216]/([.D216]-[.D215])" office:value-type="float" office:value="84871.8483554121" calcext:value-type="float">
            <text:p>84871.8483554121</text:p>
          </table:table-cell>
          <table:table-cell/>
          <table:table-cell office:value-type="float" office:value="1443133481.41054" calcext:value-type="float">
            <text:p>1443133481.41054</text:p>
          </table:table-cell>
          <table:table-cell table:formula="of:=[.G216]-[.$B$2]" office:value-type="float" office:value="57.2499220371246" calcext:value-type="float">
            <text:p>57.2499220371</text:p>
          </table:table-cell>
          <table:table-cell table:formula="of:=[.C216]/([.H216]-[.H215])" office:value-type="float" office:value="84741.9489542977" calcext:value-type="float">
            <text:p>84741.9489542977</text:p>
          </table:table-cell>
          <table:table-cell table:formula="of:=[.G216]-[.$B216]" office:value-type="float" office:value="0.20024847984314" calcext:value-type="float">
            <text:p>0.200248479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3481.30719" calcext:value-type="float">
            <text:p>1443133481.30719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57.1465702056885" calcext:value-type="float">
            <text:p>57.1465702057</text:p>
          </table:table-cell>
          <table:table-cell table:formula="of:=[.C217]/([.D217]-[.D216])" office:value-type="float" office:value="84873.9366655676" calcext:value-type="float">
            <text:p>84873.9366655676</text:p>
          </table:table-cell>
          <table:table-cell/>
          <table:table-cell office:value-type="float" office:value="1443133481.50731" calcext:value-type="float">
            <text:p>1443133481.50731</text:p>
          </table:table-cell>
          <table:table-cell table:formula="of:=[.G217]-[.$B$2]" office:value-type="float" office:value="57.3466889858246" calcext:value-type="float">
            <text:p>57.3466889858</text:p>
          </table:table-cell>
          <table:table-cell table:formula="of:=[.C217]/([.H217]-[.H216])" office:value-type="float" office:value="84987.6958040752" calcext:value-type="float">
            <text:p>84987.6958040752</text:p>
          </table:table-cell>
          <table:table-cell table:formula="of:=[.G217]-[.$B217]" office:value-type="float" office:value="0.200118780136108" calcext:value-type="float">
            <text:p>0.200118780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3481.40408" calcext:value-type="float">
            <text:p>1443133481.40408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57.2434539794922" calcext:value-type="float">
            <text:p>57.2434539795</text:p>
          </table:table-cell>
          <table:table-cell table:formula="of:=[.C218]/([.D218]-[.D217])" office:value-type="float" office:value="84885.2153164682" calcext:value-type="float">
            <text:p>84885.2153164682</text:p>
          </table:table-cell>
          <table:table-cell/>
          <table:table-cell office:value-type="float" office:value="1443133481.60418" calcext:value-type="float">
            <text:p>1443133481.60418</text:p>
          </table:table-cell>
          <table:table-cell table:formula="of:=[.G218]-[.$B$2]" office:value-type="float" office:value="57.4435589313507" calcext:value-type="float">
            <text:p>57.4435589314</text:p>
          </table:table-cell>
          <table:table-cell table:formula="of:=[.C218]/([.H218]-[.H217])" office:value-type="float" office:value="84897.3327623295" calcext:value-type="float">
            <text:p>84897.3327623295</text:p>
          </table:table-cell>
          <table:table-cell table:formula="of:=[.G218]-[.$B218]" office:value-type="float" office:value="0.20010495185852" calcext:value-type="float">
            <text:p>0.200104951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3481.50098" calcext:value-type="float">
            <text:p>1443133481.50098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57.3403582572937" calcext:value-type="float">
            <text:p>57.3403582573</text:p>
          </table:table-cell>
          <table:table-cell table:formula="of:=[.C219]/([.D219]-[.D218])" office:value-type="float" office:value="84867.2544347835" calcext:value-type="float">
            <text:p>84867.2544347835</text:p>
          </table:table-cell>
          <table:table-cell/>
          <table:table-cell office:value-type="float" office:value="1443133481.70112" calcext:value-type="float">
            <text:p>1443133481.70112</text:p>
          </table:table-cell>
          <table:table-cell table:formula="of:=[.G219]-[.$B$2]" office:value-type="float" office:value="57.5404939651489" calcext:value-type="float">
            <text:p>57.5404939651</text:p>
          </table:table-cell>
          <table:table-cell table:formula="of:=[.C219]/([.H219]-[.H218])" office:value-type="float" office:value="84840.3273590358" calcext:value-type="float">
            <text:p>84840.3273590358</text:p>
          </table:table-cell>
          <table:table-cell table:formula="of:=[.G219]-[.$B219]" office:value-type="float" office:value="0.200135707855225" calcext:value-type="float">
            <text:p>0.200135707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3481.59787" calcext:value-type="float">
            <text:p>1443133481.59787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57.4372465610504" calcext:value-type="float">
            <text:p>57.4372465611</text:p>
          </table:table-cell>
          <table:table-cell table:formula="of:=[.C220]/([.D220]-[.D219])" office:value-type="float" office:value="84881.2465604768" calcext:value-type="float">
            <text:p>84881.2465604768</text:p>
          </table:table-cell>
          <table:table-cell/>
          <table:table-cell office:value-type="float" office:value="1443133481.798" calcext:value-type="float">
            <text:p>1443133481.798</text:p>
          </table:table-cell>
          <table:table-cell table:formula="of:=[.G220]-[.$B$2]" office:value-type="float" office:value="57.6373796463013" calcext:value-type="float">
            <text:p>57.6373796463</text:p>
          </table:table-cell>
          <table:table-cell table:formula="of:=[.C220]/([.H220]-[.H219])" office:value-type="float" office:value="84883.54421608" calcext:value-type="float">
            <text:p>84883.54421608</text:p>
          </table:table-cell>
          <table:table-cell table:formula="of:=[.G220]-[.$B220]" office:value-type="float" office:value="0.200133085250854" calcext:value-type="float">
            <text:p>0.2001330853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3481.69476" calcext:value-type="float">
            <text:p>1443133481.69476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57.5341365337372" calcext:value-type="float">
            <text:p>57.5341365337</text:p>
          </table:table-cell>
          <table:table-cell table:formula="of:=[.C221]/([.D221]-[.D220])" office:value-type="float" office:value="84879.7844807646" calcext:value-type="float">
            <text:p>84879.7844807646</text:p>
          </table:table-cell>
          <table:table-cell/>
          <table:table-cell office:value-type="float" office:value="1443133481.89489" calcext:value-type="float">
            <text:p>1443133481.89489</text:p>
          </table:table-cell>
          <table:table-cell table:formula="of:=[.G221]-[.$B$2]" office:value-type="float" office:value="57.734265089035" calcext:value-type="float">
            <text:p>57.734265089</text:p>
          </table:table-cell>
          <table:table-cell table:formula="of:=[.C221]/([.H221]-[.H220])" office:value-type="float" office:value="84883.7531000303" calcext:value-type="float">
            <text:p>84883.7531000303</text:p>
          </table:table-cell>
          <table:table-cell table:formula="of:=[.G221]-[.$B221]" office:value-type="float" office:value="0.200128555297852" calcext:value-type="float">
            <text:p>0.200128555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3481.79165" calcext:value-type="float">
            <text:p>1443133481.79165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57.6310329437256" calcext:value-type="float">
            <text:p>57.6310329437</text:p>
          </table:table-cell>
          <table:table-cell table:formula="of:=[.C222]/([.D222]-[.D221])" office:value-type="float" office:value="84874.1455022354" calcext:value-type="float">
            <text:p>84874.1455022354</text:p>
          </table:table-cell>
          <table:table-cell/>
          <table:table-cell office:value-type="float" office:value="1443133481.99179" calcext:value-type="float">
            <text:p>1443133481.99179</text:p>
          </table:table-cell>
          <table:table-cell table:formula="of:=[.G222]-[.$B$2]" office:value-type="float" office:value="57.8311643600464" calcext:value-type="float">
            <text:p>57.83116436</text:p>
          </table:table-cell>
          <table:table-cell table:formula="of:=[.C222]/([.H222]-[.H221])" office:value-type="float" office:value="84871.6395300486" calcext:value-type="float">
            <text:p>84871.6395300486</text:p>
          </table:table-cell>
          <table:table-cell table:formula="of:=[.G222]-[.$B222]" office:value-type="float" office:value="0.200131416320801" calcext:value-type="float">
            <text:p>0.200131416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3481.88858" calcext:value-type="float">
            <text:p>1443133481.88858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57.7279579639435" calcext:value-type="float">
            <text:p>57.7279579639</text:p>
          </table:table-cell>
          <table:table-cell table:formula="of:=[.C223]/([.D223]-[.D222])" office:value-type="float" office:value="84849.0924377603" calcext:value-type="float">
            <text:p>84849.0924377603</text:p>
          </table:table-cell>
          <table:table-cell/>
          <table:table-cell office:value-type="float" office:value="1443133482.08875" calcext:value-type="float">
            <text:p>1443133482.08875</text:p>
          </table:table-cell>
          <table:table-cell table:formula="of:=[.G223]-[.$B$2]" office:value-type="float" office:value="57.9281284809113" calcext:value-type="float">
            <text:p>57.9281284809</text:p>
          </table:table-cell>
          <table:table-cell table:formula="of:=[.C223]/([.H223]-[.H222])" office:value-type="float" office:value="84814.8771591627" calcext:value-type="float">
            <text:p>84814.8771591627</text:p>
          </table:table-cell>
          <table:table-cell table:formula="of:=[.G223]-[.$B223]" office:value-type="float" office:value="0.200170516967773" calcext:value-type="float">
            <text:p>0.20017051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3481.98549" calcext:value-type="float">
            <text:p>1443133481.98549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57.8248715400696" calcext:value-type="float">
            <text:p>57.8248715401</text:p>
          </table:table-cell>
          <table:table-cell table:formula="of:=[.C224]/([.D224]-[.D223])" office:value-type="float" office:value="84859.1118885076" calcext:value-type="float">
            <text:p>84859.1118885076</text:p>
          </table:table-cell>
          <table:table-cell/>
          <table:table-cell office:value-type="float" office:value="1443133482.18561" calcext:value-type="float">
            <text:p>1443133482.18561</text:p>
          </table:table-cell>
          <table:table-cell table:formula="of:=[.G224]-[.$B$2]" office:value-type="float" office:value="58.0249884128571" calcext:value-type="float">
            <text:p>58.0249884129</text:p>
          </table:table-cell>
          <table:table-cell table:formula="of:=[.C224]/([.H224]-[.H223])" office:value-type="float" office:value="84906.1096243785" calcext:value-type="float">
            <text:p>84906.1096243785</text:p>
          </table:table-cell>
          <table:table-cell table:formula="of:=[.G224]-[.$B224]" office:value-type="float" office:value="0.200116872787476" calcext:value-type="float">
            <text:p>0.200116872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3482.06842" calcext:value-type="float">
            <text:p>1443133482.06842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57.9077968597412" calcext:value-type="float">
            <text:p>57.9077968597</text:p>
          </table:table-cell>
          <table:table-cell table:formula="of:=[.C225]/([.D225]-[.D224])" office:value-type="float" office:value="99173.5700575595" calcext:value-type="float">
            <text:p>99173.5700575595</text:p>
          </table:table-cell>
          <table:table-cell/>
          <table:table-cell office:value-type="float" office:value="1443133482.26864" calcext:value-type="float">
            <text:p>1443133482.26864</text:p>
          </table:table-cell>
          <table:table-cell table:formula="of:=[.G225]-[.$B$2]" office:value-type="float" office:value="58.1080138683319" calcext:value-type="float">
            <text:p>58.1080138683</text:p>
          </table:table-cell>
          <table:table-cell table:formula="of:=[.C225]/([.H225]-[.H224])" office:value-type="float" office:value="99053.9582464665" calcext:value-type="float">
            <text:p>99053.9582464665</text:p>
          </table:table-cell>
          <table:table-cell table:formula="of:=[.G225]-[.$B225]" office:value-type="float" office:value="0.200217008590698" calcext:value-type="float">
            <text:p>0.200217008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3482.14887" calcext:value-type="float">
            <text:p>1443133482.14887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57.9882478713989" calcext:value-type="float">
            <text:p>57.9882478714</text:p>
          </table:table-cell>
          <table:table-cell table:formula="of:=[.C226]/([.D226]-[.D225])" office:value-type="float" office:value="102223.699000699" calcext:value-type="float">
            <text:p>102223.699000699</text:p>
          </table:table-cell>
          <table:table-cell/>
          <table:table-cell office:value-type="float" office:value="1443133482.34932" calcext:value-type="float">
            <text:p>1443133482.34932</text:p>
          </table:table-cell>
          <table:table-cell table:formula="of:=[.G226]-[.$B$2]" office:value-type="float" office:value="58.1886992454529" calcext:value-type="float">
            <text:p>58.1886992455</text:p>
          </table:table-cell>
          <table:table-cell table:formula="of:=[.C226]/([.H226]-[.H225])" office:value-type="float" office:value="101926.771534695" calcext:value-type="float">
            <text:p>101926.771534695</text:p>
          </table:table-cell>
          <table:table-cell table:formula="of:=[.G226]-[.$B226]" office:value-type="float" office:value="0.200451374053955" calcext:value-type="float">
            <text:p>0.200451374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3482.22932" calcext:value-type="float">
            <text:p>1443133482.22932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58.0686991214752" calcext:value-type="float">
            <text:p>58.0686991215</text:p>
          </table:table-cell>
          <table:table-cell table:formula="of:=[.C227]/([.D227]-[.D226])" office:value-type="float" office:value="102223.396059116" calcext:value-type="float">
            <text:p>102223.396059116</text:p>
          </table:table-cell>
          <table:table-cell/>
          <table:table-cell office:value-type="float" office:value="1443133482.42949" calcext:value-type="float">
            <text:p>1443133482.42949</text:p>
          </table:table-cell>
          <table:table-cell table:formula="of:=[.G227]-[.$B$2]" office:value-type="float" office:value="58.2688670158386" calcext:value-type="float">
            <text:p>58.2688670158</text:p>
          </table:table-cell>
          <table:table-cell table:formula="of:=[.C227]/([.H227]-[.H226])" office:value-type="float" office:value="102584.866217792" calcext:value-type="float">
            <text:p>102584.866217792</text:p>
          </table:table-cell>
          <table:table-cell table:formula="of:=[.G227]-[.$B227]" office:value-type="float" office:value="0.200167894363403" calcext:value-type="float">
            <text:p>0.200167894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3482.30978" calcext:value-type="float">
            <text:p>1443133482.30978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58.1491532325745" calcext:value-type="float">
            <text:p>58.1491532326</text:p>
          </table:table-cell>
          <table:table-cell table:formula="of:=[.C228]/([.D228]-[.D227])" office:value-type="float" office:value="102219.760900166" calcext:value-type="float">
            <text:p>102219.760900166</text:p>
          </table:table-cell>
          <table:table-cell/>
          <table:table-cell office:value-type="float" office:value="1443133482.50999" calcext:value-type="float">
            <text:p>1443133482.50999</text:p>
          </table:table-cell>
          <table:table-cell table:formula="of:=[.G228]-[.$B$2]" office:value-type="float" office:value="58.3493633270264" calcext:value-type="float">
            <text:p>58.349363327</text:p>
          </table:table-cell>
          <table:table-cell table:formula="of:=[.C228]/([.H228]-[.H227])" office:value-type="float" office:value="102166.172320852" calcext:value-type="float">
            <text:p>102166.172320852</text:p>
          </table:table-cell>
          <table:table-cell table:formula="of:=[.G228]-[.$B228]" office:value-type="float" office:value="0.200210094451904" calcext:value-type="float">
            <text:p>0.200210094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3482.39036" calcext:value-type="float">
            <text:p>1443133482.39036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58.2297394275665" calcext:value-type="float">
            <text:p>58.2297394276</text:p>
          </table:table-cell>
          <table:table-cell table:formula="of:=[.C229]/([.D229]-[.D228])" office:value-type="float" office:value="102052.218755455" calcext:value-type="float">
            <text:p>102052.218755455</text:p>
          </table:table-cell>
          <table:table-cell/>
          <table:table-cell office:value-type="float" office:value="1443133482.64243" calcext:value-type="float">
            <text:p>1443133482.64243</text:p>
          </table:table-cell>
          <table:table-cell table:formula="of:=[.G229]-[.$B$2]" office:value-type="float" office:value="58.4818029403687" calcext:value-type="float">
            <text:p>58.4818029404</text:p>
          </table:table-cell>
          <table:table-cell table:formula="of:=[.C229]/([.H229]-[.H228])" office:value-type="float" office:value="62096.2247809149" calcext:value-type="float">
            <text:p>62096.2247809149</text:p>
          </table:table-cell>
          <table:table-cell table:formula="of:=[.G229]-[.$B229]" office:value-type="float" office:value="0.252063512802124" calcext:value-type="float">
            <text:p>0.252063512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3482.47082" calcext:value-type="float">
            <text:p>1443133482.47082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58.3101942539215" calcext:value-type="float">
            <text:p>58.3101942539</text:p>
          </table:table-cell>
          <table:table-cell table:formula="of:=[.C230]/([.D230]-[.D229])" office:value-type="float" office:value="102218.852150824" calcext:value-type="float">
            <text:p>102218.852150824</text:p>
          </table:table-cell>
          <table:table-cell/>
          <table:table-cell office:value-type="float" office:value="1443133482.72286" calcext:value-type="float">
            <text:p>1443133482.72286</text:p>
          </table:table-cell>
          <table:table-cell table:formula="of:=[.G230]-[.$B$2]" office:value-type="float" office:value="58.562239408493" calcext:value-type="float">
            <text:p>58.5622394085</text:p>
          </table:table-cell>
          <table:table-cell table:formula="of:=[.C230]/([.H230]-[.H229])" office:value-type="float" office:value="102242.181833272" calcext:value-type="float">
            <text:p>102242.181833272</text:p>
          </table:table-cell>
          <table:table-cell table:formula="of:=[.G230]-[.$B230]" office:value-type="float" office:value="0.252045154571533" calcext:value-type="float">
            <text:p>0.252045154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3482.55127" calcext:value-type="float">
            <text:p>1443133482.55127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58.390650510788" calcext:value-type="float">
            <text:p>58.3906505108</text:p>
          </table:table-cell>
          <table:table-cell table:formula="of:=[.C231]/([.D231]-[.D230])" office:value-type="float" office:value="102217.034700615" calcext:value-type="float">
            <text:p>102217.034700615</text:p>
          </table:table-cell>
          <table:table-cell/>
          <table:table-cell office:value-type="float" office:value="1443133482.80334" calcext:value-type="float">
            <text:p>1443133482.80334</text:p>
          </table:table-cell>
          <table:table-cell table:formula="of:=[.G231]-[.$B$2]" office:value-type="float" office:value="58.6427135467529" calcext:value-type="float">
            <text:p>58.6427135468</text:p>
          </table:table-cell>
          <table:table-cell table:formula="of:=[.C231]/([.H231]-[.H230])" office:value-type="float" office:value="102194.322024809" calcext:value-type="float">
            <text:p>102194.322024809</text:p>
          </table:table-cell>
          <table:table-cell table:formula="of:=[.G231]-[.$B231]" office:value-type="float" office:value="0.252063035964966" calcext:value-type="float">
            <text:p>0.25206303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3482.63176" calcext:value-type="float">
            <text:p>1443133482.63176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58.4711394309998" calcext:value-type="float">
            <text:p>58.471139431</text:p>
          </table:table-cell>
          <table:table-cell table:formula="of:=[.C232]/([.D232]-[.D231])" office:value-type="float" office:value="102175.553832255" calcext:value-type="float">
            <text:p>102175.553832255</text:p>
          </table:table-cell>
          <table:table-cell/>
          <table:table-cell office:value-type="float" office:value="1443133482.88381" calcext:value-type="float">
            <text:p>1443133482.88381</text:p>
          </table:table-cell>
          <table:table-cell table:formula="of:=[.G232]-[.$B$2]" office:value-type="float" office:value="58.7231884002686" calcext:value-type="float">
            <text:p>58.7231884003</text:p>
          </table:table-cell>
          <table:table-cell table:formula="of:=[.C232]/([.H232]-[.H231])" office:value-type="float" office:value="102193.413727721" calcext:value-type="float">
            <text:p>102193.413727721</text:p>
          </table:table-cell>
          <table:table-cell table:formula="of:=[.G232]-[.$B232]" office:value-type="float" office:value="0.252048969268799" calcext:value-type="float">
            <text:p>0.252048969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3482.7122" calcext:value-type="float">
            <text:p>1443133482.7122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58.5515778064728" calcext:value-type="float">
            <text:p>58.5515778065</text:p>
          </table:table-cell>
          <table:table-cell table:formula="of:=[.C233]/([.D233]-[.D232])" office:value-type="float" office:value="102239.757474443" calcext:value-type="float">
            <text:p>102239.757474443</text:p>
          </table:table-cell>
          <table:table-cell/>
          <table:table-cell office:value-type="float" office:value="1443133482.9642" calcext:value-type="float">
            <text:p>1443133482.9642</text:p>
          </table:table-cell>
          <table:table-cell table:formula="of:=[.G233]-[.$B$2]" office:value-type="float" office:value="58.8035733699799" calcext:value-type="float">
            <text:p>58.80357337</text:p>
          </table:table-cell>
          <table:table-cell table:formula="of:=[.C233]/([.H233]-[.H232])" office:value-type="float" office:value="102307.683010093" calcext:value-type="float">
            <text:p>102307.683010093</text:p>
          </table:table-cell>
          <table:table-cell table:formula="of:=[.G233]-[.$B233]" office:value-type="float" office:value="0.25199556350708" calcext:value-type="float">
            <text:p>0.251995563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3482.79265" calcext:value-type="float">
            <text:p>1443133482.79265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58.6320285797119" calcext:value-type="float">
            <text:p>58.6320285797</text:p>
          </table:table-cell>
          <table:table-cell table:formula="of:=[.C234]/([.D234]-[.D233])" office:value-type="float" office:value="102224.001944078" calcext:value-type="float">
            <text:p>102224.001944078</text:p>
          </table:table-cell>
          <table:table-cell/>
          <table:table-cell office:value-type="float" office:value="1443133483.04472" calcext:value-type="float">
            <text:p>1443133483.04472</text:p>
          </table:table-cell>
          <table:table-cell table:formula="of:=[.G234]-[.$B$2]" office:value-type="float" office:value="58.8841001987457" calcext:value-type="float">
            <text:p>58.8841001987</text:p>
          </table:table-cell>
          <table:table-cell table:formula="of:=[.C234]/([.H234]-[.H233])" office:value-type="float" office:value="102127.453993143" calcext:value-type="float">
            <text:p>102127.453993143</text:p>
          </table:table-cell>
          <table:table-cell table:formula="of:=[.G234]-[.$B234]" office:value-type="float" office:value="0.252071619033813" calcext:value-type="float">
            <text:p>0.25207161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3482.8731" calcext:value-type="float">
            <text:p>1443133482.8731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58.7124817371368" calcext:value-type="float">
            <text:p>58.7124817371</text:p>
          </table:table-cell>
          <table:table-cell table:formula="of:=[.C235]/([.D235]-[.D234])" office:value-type="float" office:value="102220.972591089" calcext:value-type="float">
            <text:p>102220.972591089</text:p>
          </table:table-cell>
          <table:table-cell/>
          <table:table-cell office:value-type="float" office:value="1443133483.07322" calcext:value-type="float">
            <text:p>1443133483.07322</text:p>
          </table:table-cell>
          <table:table-cell table:formula="of:=[.G235]-[.$B$2]" office:value-type="float" office:value="58.9125986099243" calcext:value-type="float">
            <text:p>58.9125986099</text:p>
          </table:table-cell>
          <table:table-cell table:formula="of:=[.C235]/([.H235]-[.H234])" office:value-type="float" office:value="288577.491161289" calcext:value-type="float">
            <text:p>288577.491161289</text:p>
          </table:table-cell>
          <table:table-cell table:formula="of:=[.G235]-[.$B235]" office:value-type="float" office:value="0.200116872787476" calcext:value-type="float">
            <text:p>0.200116872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3482.95355" calcext:value-type="float">
            <text:p>1443133482.95355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58.792932510376" calcext:value-type="float">
            <text:p>58.7929325104</text:p>
          </table:table-cell>
          <table:table-cell table:formula="of:=[.C236]/([.D236]-[.D235])" office:value-type="float" office:value="102224.001944078" calcext:value-type="float">
            <text:p>102224.001944078</text:p>
          </table:table-cell>
          <table:table-cell/>
          <table:table-cell office:value-type="float" office:value="1443133483.15383" calcext:value-type="float">
            <text:p>1443133483.15383</text:p>
          </table:table-cell>
          <table:table-cell table:formula="of:=[.G236]-[.$B$2]" office:value-type="float" office:value="58.9932060241699" calcext:value-type="float">
            <text:p>58.9932060242</text:p>
          </table:table-cell>
          <table:table-cell table:formula="of:=[.C236]/([.H236]-[.H235])" office:value-type="float" office:value="102025.354329591" calcext:value-type="float">
            <text:p>102025.354329591</text:p>
          </table:table-cell>
          <table:table-cell table:formula="of:=[.G236]-[.$B236]" office:value-type="float" office:value="0.200273513793945" calcext:value-type="float">
            <text:p>0.200273513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3483.03482" calcext:value-type="float">
            <text:p>1443133483.03482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58.8741943836212" calcext:value-type="float">
            <text:p>58.8741943836</text:p>
          </table:table-cell>
          <table:table-cell table:formula="of:=[.C237]/([.D237]-[.D236])" office:value-type="float" office:value="101203.672418194" calcext:value-type="float">
            <text:p>101203.672418194</text:p>
          </table:table-cell>
          <table:table-cell/>
          <table:table-cell office:value-type="float" office:value="1443133483.23497" calcext:value-type="float">
            <text:p>1443133483.23497</text:p>
          </table:table-cell>
          <table:table-cell table:formula="of:=[.G237]-[.$B$2]" office:value-type="float" office:value="59.0743448734284" calcext:value-type="float">
            <text:p>59.0743448734</text:p>
          </table:table-cell>
          <table:table-cell table:formula="of:=[.C237]/([.H237]-[.H236])" office:value-type="float" office:value="101357.119002354" calcext:value-type="float">
            <text:p>101357.119002354</text:p>
          </table:table-cell>
          <table:table-cell table:formula="of:=[.G237]-[.$B237]" office:value-type="float" office:value="0.200150489807129" calcext:value-type="float">
            <text:p>0.200150489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3483.11721" calcext:value-type="float">
            <text:p>1443133483.11721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58.956591129303" calcext:value-type="float">
            <text:p>58.9565911293</text:p>
          </table:table-cell>
          <table:table-cell table:formula="of:=[.C238]/([.D238]-[.D237])" office:value-type="float" office:value="99809.7671449694" calcext:value-type="float">
            <text:p>99809.7671449694</text:p>
          </table:table-cell>
          <table:table-cell/>
          <table:table-cell office:value-type="float" office:value="1443133483.31732" calcext:value-type="float">
            <text:p>1443133483.31732</text:p>
          </table:table-cell>
          <table:table-cell table:formula="of:=[.G238]-[.$B$2]" office:value-type="float" office:value="59.1566965579987" calcext:value-type="float">
            <text:p>59.156696558</text:p>
          </table:table-cell>
          <table:table-cell table:formula="of:=[.C238]/([.H238]-[.H237])" office:value-type="float" office:value="99864.3809523809" calcext:value-type="float">
            <text:p>99864.3809523809</text:p>
          </table:table-cell>
          <table:table-cell table:formula="of:=[.G238]-[.$B238]" office:value-type="float" office:value="0.200105428695679" calcext:value-type="float">
            <text:p>0.200105428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3483.19961" calcext:value-type="float">
            <text:p>1443133483.19961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59.0389893054962" calcext:value-type="float">
            <text:p>59.0389893055</text:p>
          </table:table-cell>
          <table:table-cell table:formula="of:=[.C239]/([.D239]-[.D238])" office:value-type="float" office:value="99808.0343515537" calcext:value-type="float">
            <text:p>99808.0343515537</text:p>
          </table:table-cell>
          <table:table-cell/>
          <table:table-cell office:value-type="float" office:value="1443133483.39976" calcext:value-type="float">
            <text:p>1443133483.39976</text:p>
          </table:table-cell>
          <table:table-cell table:formula="of:=[.G239]-[.$B$2]" office:value-type="float" office:value="59.2391345500946" calcext:value-type="float">
            <text:p>59.2391345501</text:p>
          </table:table-cell>
          <table:table-cell table:formula="of:=[.C239]/([.H239]-[.H238])" office:value-type="float" office:value="99759.8290655638" calcext:value-type="float">
            <text:p>99759.8290655638</text:p>
          </table:table-cell>
          <table:table-cell table:formula="of:=[.G239]-[.$B239]" office:value-type="float" office:value="0.200145244598389" calcext:value-type="float">
            <text:p>0.200145244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3483.28199" calcext:value-type="float">
            <text:p>1443133483.28199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59.1213684082031" calcext:value-type="float">
            <text:p>59.1213684082</text:p>
          </table:table-cell>
          <table:table-cell table:formula="of:=[.C240]/([.D240]-[.D239])" office:value-type="float" office:value="99831.1432118846" calcext:value-type="float">
            <text:p>99831.1432118846</text:p>
          </table:table-cell>
          <table:table-cell/>
          <table:table-cell office:value-type="float" office:value="1443133483.48231" calcext:value-type="float">
            <text:p>1443133483.48231</text:p>
          </table:table-cell>
          <table:table-cell table:formula="of:=[.G240]-[.$B$2]" office:value-type="float" office:value="59.3216845989227" calcext:value-type="float">
            <text:p>59.3216845989</text:p>
          </table:table-cell>
          <table:table-cell table:formula="of:=[.C240]/([.H240]-[.H239])" office:value-type="float" office:value="99624.411090573" calcext:value-type="float">
            <text:p>99624.411090573</text:p>
          </table:table-cell>
          <table:table-cell table:formula="of:=[.G240]-[.$B240]" office:value-type="float" office:value="0.200316190719604" calcext:value-type="float">
            <text:p>0.200316190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3483.36437" calcext:value-type="float">
            <text:p>1443133483.36437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59.2037513256073" calcext:value-type="float">
            <text:p>59.2037513256</text:p>
          </table:table-cell>
          <table:table-cell table:formula="of:=[.C241]/([.D241]-[.D240])" office:value-type="float" office:value="99826.5205837836" calcext:value-type="float">
            <text:p>99826.5205837836</text:p>
          </table:table-cell>
          <table:table-cell/>
          <table:table-cell office:value-type="float" office:value="1443133483.56445" calcext:value-type="float">
            <text:p>1443133483.56445</text:p>
          </table:table-cell>
          <table:table-cell table:formula="of:=[.G241]-[.$B$2]" office:value-type="float" office:value="59.403829574585" calcext:value-type="float">
            <text:p>59.4038295746</text:p>
          </table:table-cell>
          <table:table-cell table:formula="of:=[.C241]/([.H241]-[.H240])" office:value-type="float" office:value="100115.678819067" calcext:value-type="float">
            <text:p>100115.678819067</text:p>
          </table:table-cell>
          <table:table-cell table:formula="of:=[.G241]-[.$B241]" office:value-type="float" office:value="0.200078248977661" calcext:value-type="float">
            <text:p>0.20007824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3483.44676" calcext:value-type="float">
            <text:p>1443133483.44676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59.2861406803131" calcext:value-type="float">
            <text:p>59.2861406803</text:p>
          </table:table-cell>
          <table:table-cell table:formula="of:=[.C242]/([.D242]-[.D241])" office:value-type="float" office:value="99818.72086953" calcext:value-type="float">
            <text:p>99818.72086953</text:p>
          </table:table-cell>
          <table:table-cell/>
          <table:table-cell office:value-type="float" office:value="1443133483.64684" calcext:value-type="float">
            <text:p>1443133483.64684</text:p>
          </table:table-cell>
          <table:table-cell table:formula="of:=[.G242]-[.$B$2]" office:value-type="float" office:value="59.486221075058" calcext:value-type="float">
            <text:p>59.4862210751</text:p>
          </table:table-cell>
          <table:table-cell table:formula="of:=[.C242]/([.H242]-[.H241])" office:value-type="float" office:value="99816.1212356218" calcext:value-type="float">
            <text:p>99816.1212356218</text:p>
          </table:table-cell>
          <table:table-cell table:formula="of:=[.G242]-[.$B242]" office:value-type="float" office:value="0.200080394744873" calcext:value-type="float">
            <text:p>0.200080394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3483.52914" calcext:value-type="float">
            <text:p>1443133483.52914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59.368522644043" calcext:value-type="float">
            <text:p>59.368522644</text:p>
          </table:table-cell>
          <table:table-cell table:formula="of:=[.C243]/([.D243]-[.D242])" office:value-type="float" office:value="99827.6762006743" calcext:value-type="float">
            <text:p>99827.6762006743</text:p>
          </table:table-cell>
          <table:table-cell/>
          <table:table-cell office:value-type="float" office:value="1443133483.72928" calcext:value-type="float">
            <text:p>1443133483.72928</text:p>
          </table:table-cell>
          <table:table-cell table:formula="of:=[.G243]-[.$B$2]" office:value-type="float" office:value="59.5686557292938" calcext:value-type="float">
            <text:p>59.5686557293</text:p>
          </table:table-cell>
          <table:table-cell table:formula="of:=[.C243]/([.H243]-[.H242])" office:value-type="float" office:value="99763.8684390148" calcext:value-type="float">
            <text:p>99763.8684390148</text:p>
          </table:table-cell>
          <table:table-cell table:formula="of:=[.G243]-[.$B243]" office:value-type="float" office:value="0.200133085250854" calcext:value-type="float">
            <text:p>0.200133085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3483.61153" calcext:value-type="float">
            <text:p>1443133483.61153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59.4509048461914" calcext:value-type="float">
            <text:p>59.4509048462</text:p>
          </table:table-cell>
          <table:table-cell table:formula="of:=[.C244]/([.D244]-[.D243])" office:value-type="float" office:value="99827.3872939433" calcext:value-type="float">
            <text:p>99827.3872939433</text:p>
          </table:table-cell>
          <table:table-cell/>
          <table:table-cell office:value-type="float" office:value="1443133483.81166" calcext:value-type="float">
            <text:p>1443133483.81166</text:p>
          </table:table-cell>
          <table:table-cell table:formula="of:=[.G244]-[.$B$2]" office:value-type="float" office:value="59.6510353088379" calcext:value-type="float">
            <text:p>59.6510353088</text:p>
          </table:table-cell>
          <table:table-cell table:formula="of:=[.C244]/([.H244]-[.H243])" office:value-type="float" office:value="99830.5653599595" calcext:value-type="float">
            <text:p>99830.5653599595</text:p>
          </table:table-cell>
          <table:table-cell table:formula="of:=[.G244]-[.$B244]" office:value-type="float" office:value="0.200130462646484" calcext:value-type="float">
            <text:p>0.200130462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3483.6939" calcext:value-type="float">
            <text:p>1443133483.6939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59.5332822799683" calcext:value-type="float">
            <text:p>59.53328228</text:p>
          </table:table-cell>
          <table:table-cell table:formula="of:=[.C245]/([.D245]-[.D244])" office:value-type="float" office:value="99833.1657463041" calcext:value-type="float">
            <text:p>99833.1657463041</text:p>
          </table:table-cell>
          <table:table-cell/>
          <table:table-cell office:value-type="float" office:value="1443133483.89409" calcext:value-type="float">
            <text:p>1443133483.89409</text:p>
          </table:table-cell>
          <table:table-cell table:formula="of:=[.G245]-[.$B$2]" office:value-type="float" office:value="59.7334680557251" calcext:value-type="float">
            <text:p>59.7334680557</text:p>
          </table:table-cell>
          <table:table-cell table:formula="of:=[.C245]/([.H245]-[.H244])" office:value-type="float" office:value="99766.1767992873" calcext:value-type="float">
            <text:p>99766.1767992873</text:p>
          </table:table-cell>
          <table:table-cell table:formula="of:=[.G245]-[.$B245]" office:value-type="float" office:value="0.200185775756836" calcext:value-type="float">
            <text:p>0.200185775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3483.77628" calcext:value-type="float">
            <text:p>1443133483.77628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59.6156575679779" calcext:value-type="float">
            <text:p>59.615657568</text:p>
          </table:table-cell>
          <table:table-cell table:formula="of:=[.C246]/([.D246]-[.D245])" office:value-type="float" office:value="99835.7662681219" calcext:value-type="float">
            <text:p>99835.7662681219</text:p>
          </table:table-cell>
          <table:table-cell/>
          <table:table-cell office:value-type="float" office:value="1443133483.97632" calcext:value-type="float">
            <text:p>1443133483.97632</text:p>
          </table:table-cell>
          <table:table-cell table:formula="of:=[.G246]-[.$B$2]" office:value-type="float" office:value="59.8156936168671" calcext:value-type="float">
            <text:p>59.8156936169</text:p>
          </table:table-cell>
          <table:table-cell table:formula="of:=[.C246]/([.H246]-[.H245])" office:value-type="float" office:value="100017.560060195" calcext:value-type="float">
            <text:p>100017.560060195</text:p>
          </table:table-cell>
          <table:table-cell table:formula="of:=[.G246]-[.$B246]" office:value-type="float" office:value="0.20003604888916" calcext:value-type="float">
            <text:p>0.200036048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3483.85867" calcext:value-type="float">
            <text:p>1443133483.85867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59.6980464458466" calcext:value-type="float">
            <text:p>59.6980464458</text:p>
          </table:table-cell>
          <table:table-cell table:formula="of:=[.C247]/([.D247]-[.D246])" office:value-type="float" office:value="99819.2985843433" calcext:value-type="float">
            <text:p>99819.2985843433</text:p>
          </table:table-cell>
          <table:table-cell/>
          <table:table-cell office:value-type="float" office:value="1443133484.05889" calcext:value-type="float">
            <text:p>1443133484.05889</text:p>
          </table:table-cell>
          <table:table-cell table:formula="of:=[.G247]-[.$B$2]" office:value-type="float" office:value="59.8982706069946" calcext:value-type="float">
            <text:p>59.898270607</text:p>
          </table:table-cell>
          <table:table-cell table:formula="of:=[.C247]/([.H247]-[.H246])" office:value-type="float" office:value="99591.9079551787" calcext:value-type="float">
            <text:p>99591.9079551787</text:p>
          </table:table-cell>
          <table:table-cell table:formula="of:=[.G247]-[.$B247]" office:value-type="float" office:value="0.200224161148071" calcext:value-type="float">
            <text:p>0.200224161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3483.94108" calcext:value-type="float">
            <text:p>1443133483.94108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59.7804570198059" calcext:value-type="float">
            <text:p>59.7804570198</text:p>
          </table:table-cell>
          <table:table-cell table:formula="of:=[.C248]/([.D248]-[.D247])" office:value-type="float" office:value="99793.0193285212" calcext:value-type="float">
            <text:p>99793.0193285212</text:p>
          </table:table-cell>
          <table:table-cell/>
          <table:table-cell office:value-type="float" office:value="1443133484.1413" calcext:value-type="float">
            <text:p>1443133484.1413</text:p>
          </table:table-cell>
          <table:table-cell table:formula="of:=[.G248]-[.$B$2]" office:value-type="float" office:value="59.9806776046753" calcext:value-type="float">
            <text:p>59.9806776047</text:p>
          </table:table-cell>
          <table:table-cell table:formula="of:=[.C248]/([.H248]-[.H247])" office:value-type="float" office:value="99797.3501215137" calcext:value-type="float">
            <text:p>99797.3501215137</text:p>
          </table:table-cell>
          <table:table-cell table:formula="of:=[.G248]-[.$B248]" office:value-type="float" office:value="0.200220584869385" calcext:value-type="float">
            <text:p>0.200220584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3484.02335" calcext:value-type="float">
            <text:p>1443133484.02335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59.8627300262451" calcext:value-type="float">
            <text:p>59.8627300262</text:p>
          </table:table-cell>
          <table:table-cell table:formula="of:=[.C249]/([.D249]-[.D248])" office:value-type="float" office:value="99959.881812228" calcext:value-type="float">
            <text:p>99959.881812228</text:p>
          </table:table-cell>
          <table:table-cell/>
          <table:table-cell office:value-type="float" office:value="1443133484.2235" calcext:value-type="float">
            <text:p>1443133484.2235</text:p>
          </table:table-cell>
          <table:table-cell table:formula="of:=[.G249]-[.$B$2]" office:value-type="float" office:value="60.0628757476807" calcext:value-type="float">
            <text:p>60.0628757477</text:p>
          </table:table-cell>
          <table:table-cell table:formula="of:=[.C249]/([.H249]-[.H248])" office:value-type="float" office:value="100050.922068429" calcext:value-type="float">
            <text:p>100050.922068429</text:p>
          </table:table-cell>
          <table:table-cell table:formula="of:=[.G249]-[.$B249]" office:value-type="float" office:value="0.200145721435547" calcext:value-type="float">
            <text:p>0.200145721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3484.10533" calcext:value-type="float">
            <text:p>1443133484.10533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59.944708108902" calcext:value-type="float">
            <text:p>59.9447081089</text:p>
          </table:table-cell>
          <table:table-cell table:formula="of:=[.C250]/([.D250]-[.D249])" office:value-type="float" office:value="100319.496790668" calcext:value-type="float">
            <text:p>100319.496790668</text:p>
          </table:table-cell>
          <table:table-cell/>
          <table:table-cell office:value-type="float" office:value="1443133484.35824" calcext:value-type="float">
            <text:p>1443133484.35824</text:p>
          </table:table-cell>
          <table:table-cell table:formula="of:=[.G250]-[.$B$2]" office:value-type="float" office:value="60.1976156234741" calcext:value-type="float">
            <text:p>60.1976156235</text:p>
          </table:table-cell>
          <table:table-cell table:formula="of:=[.C250]/([.H250]-[.H249])" office:value-type="float" office:value="61036.1257316771" calcext:value-type="float">
            <text:p>61036.1257316771</text:p>
          </table:table-cell>
          <table:table-cell table:formula="of:=[.G250]-[.$B250]" office:value-type="float" office:value="0.252907514572144" calcext:value-type="float">
            <text:p>0.252907514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3484.18731" calcext:value-type="float">
            <text:p>1443133484.18731</text:p>
          </table:table-cell>
          <table:table-cell office:value-type="float" office:value="8224" calcext:value-type="float">
            <text:p>8224</text:p>
          </table:table-cell>
          <table:table-cell table:formula="of:=[.B251]-[.$B$2]" office:value-type="float" office:value="60.0266849994659" calcext:value-type="float">
            <text:p>60.0266849995</text:p>
          </table:table-cell>
          <table:table-cell table:formula="of:=[.C251]/([.D251]-[.D250])" office:value-type="float" office:value="100320.955618376" calcext:value-type="float">
            <text:p>100320.955618376</text:p>
          </table:table-cell>
          <table:table-cell/>
          <table:table-cell office:value-type="float" office:value="1443133484.44027" calcext:value-type="float">
            <text:p>1443133484.44027</text:p>
          </table:table-cell>
          <table:table-cell table:formula="of:=[.G251]-[.$B$2]" office:value-type="float" office:value="60.2796499729157" calcext:value-type="float">
            <text:p>60.2796499729</text:p>
          </table:table-cell>
          <table:table-cell table:formula="of:=[.C251]/([.H251]-[.H250])" office:value-type="float" office:value="100250.688351735" calcext:value-type="float">
            <text:p>100250.688351735</text:p>
          </table:table-cell>
          <table:table-cell table:formula="of:=[.G251]-[.$B251]" office:value-type="float" office:value="0.252964973449707" calcext:value-type="float">
            <text:p>0.252964973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33484.26928" calcext:value-type="float">
            <text:p>1443133484.26928</text:p>
          </table:table-cell>
          <table:table-cell office:value-type="float" office:value="8224" calcext:value-type="float">
            <text:p>8224</text:p>
          </table:table-cell>
          <table:table-cell table:formula="of:=[.B252]-[.$B$2]" office:value-type="float" office:value="60.1086573600769" calcext:value-type="float">
            <text:p>60.1086573601</text:p>
          </table:table-cell>
          <table:table-cell table:formula="of:=[.C252]/([.D252]-[.D251])" office:value-type="float" office:value="100326.499550633" calcext:value-type="float">
            <text:p>100326.499550633</text:p>
          </table:table-cell>
          <table:table-cell/>
          <table:table-cell office:value-type="float" office:value="1443133484.52226" calcext:value-type="float">
            <text:p>1443133484.52226</text:p>
          </table:table-cell>
          <table:table-cell table:formula="of:=[.G252]-[.$B$2]" office:value-type="float" office:value="60.3616414070129" calcext:value-type="float">
            <text:p>60.361641407</text:p>
          </table:table-cell>
          <table:table-cell table:formula="of:=[.C252]/([.H252]-[.H251])" office:value-type="float" office:value="100303.160818501" calcext:value-type="float">
            <text:p>100303.160818501</text:p>
          </table:table-cell>
          <table:table-cell table:formula="of:=[.G252]-[.$B252]" office:value-type="float" office:value="0.252984046936035" calcext:value-type="float">
            <text:p>0.252984046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33484.35125" calcext:value-type="float">
            <text:p>1443133484.35125</text:p>
          </table:table-cell>
          <table:table-cell office:value-type="float" office:value="8224" calcext:value-type="float">
            <text:p>8224</text:p>
          </table:table-cell>
          <table:table-cell table:formula="of:=[.B253]-[.$B$2]" office:value-type="float" office:value="60.190625667572" calcext:value-type="float">
            <text:p>60.1906256676</text:p>
          </table:table-cell>
          <table:table-cell table:formula="of:=[.C253]/([.D253]-[.D252])" office:value-type="float" office:value="100331.460430483" calcext:value-type="float">
            <text:p>100331.460430483</text:p>
          </table:table-cell>
          <table:table-cell/>
          <table:table-cell office:value-type="float" office:value="1443133484.60418" calcext:value-type="float">
            <text:p>1443133484.60418</text:p>
          </table:table-cell>
          <table:table-cell table:formula="of:=[.G253]-[.$B$2]" office:value-type="float" office:value="60.4435541629791" calcext:value-type="float">
            <text:p>60.443554163</text:p>
          </table:table-cell>
          <table:table-cell table:formula="of:=[.C253]/([.H253]-[.H252])" office:value-type="float" office:value="100399.503142036" calcext:value-type="float">
            <text:p>100399.503142036</text:p>
          </table:table-cell>
          <table:table-cell table:formula="of:=[.G253]-[.$B253]" office:value-type="float" office:value="0.252928495407104" calcext:value-type="float">
            <text:p>0.252928495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33484.43322" calcext:value-type="float">
            <text:p>1443133484.43322</text:p>
          </table:table-cell>
          <table:table-cell office:value-type="float" office:value="8224" calcext:value-type="float">
            <text:p>8224</text:p>
          </table:table-cell>
          <table:table-cell table:formula="of:=[.B254]-[.$B$2]" office:value-type="float" office:value="60.2725956439972" calcext:value-type="float">
            <text:p>60.272595644</text:p>
          </table:table-cell>
          <table:table-cell table:formula="of:=[.C254]/([.D254]-[.D253])" office:value-type="float" office:value="100329.417655836" calcext:value-type="float">
            <text:p>100329.417655836</text:p>
          </table:table-cell>
          <table:table-cell/>
          <table:table-cell office:value-type="float" office:value="1443133484.68618" calcext:value-type="float">
            <text:p>1443133484.68618</text:p>
          </table:table-cell>
          <table:table-cell table:formula="of:=[.G254]-[.$B$2]" office:value-type="float" office:value="60.5255563259125" calcext:value-type="float">
            <text:p>60.5255563259</text:p>
          </table:table-cell>
          <table:table-cell table:formula="of:=[.C254]/([.H254]-[.H253])" office:value-type="float" office:value="100290.037552843" calcext:value-type="float">
            <text:p>100290.037552843</text:p>
          </table:table-cell>
          <table:table-cell table:formula="of:=[.G254]-[.$B254]" office:value-type="float" office:value="0.252960681915283" calcext:value-type="float">
            <text:p>0.252960681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33484.51517" calcext:value-type="float">
            <text:p>1443133484.51517</text:p>
          </table:table-cell>
          <table:table-cell office:value-type="float" office:value="8224" calcext:value-type="float">
            <text:p>8224</text:p>
          </table:table-cell>
          <table:table-cell table:formula="of:=[.B255]-[.$B$2]" office:value-type="float" office:value="60.3545496463776" calcext:value-type="float">
            <text:p>60.3545496464</text:p>
          </table:table-cell>
          <table:table-cell table:formula="of:=[.C255]/([.D255]-[.D254])" office:value-type="float" office:value="100348.973340315" calcext:value-type="float">
            <text:p>100348.973340315</text:p>
          </table:table-cell>
          <table:table-cell/>
          <table:table-cell office:value-type="float" office:value="1443133484.79725" calcext:value-type="float">
            <text:p>1443133484.79725</text:p>
          </table:table-cell>
          <table:table-cell table:formula="of:=[.G255]-[.$B$2]" office:value-type="float" office:value="60.6366312503815" calcext:value-type="float">
            <text:p>60.6366312504</text:p>
          </table:table-cell>
          <table:table-cell table:formula="of:=[.C255]/([.H255]-[.H254])" office:value-type="float" office:value="74040.1133677627" calcext:value-type="float">
            <text:p>74040.1133677627</text:p>
          </table:table-cell>
          <table:table-cell table:formula="of:=[.G255]-[.$B255]" office:value-type="float" office:value="0.282081604003906" calcext:value-type="float">
            <text:p>0.28208160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33484.59714" calcext:value-type="float">
            <text:p>1443133484.59714</text:p>
          </table:table-cell>
          <table:table-cell office:value-type="float" office:value="8224" calcext:value-type="float">
            <text:p>8224</text:p>
          </table:table-cell>
          <table:table-cell table:formula="of:=[.B256]-[.$B$2]" office:value-type="float" office:value="60.4365177154541" calcext:value-type="float">
            <text:p>60.4365177155</text:p>
          </table:table-cell>
          <table:table-cell table:formula="of:=[.C256]/([.D256]-[.D255])" office:value-type="float" office:value="100331.752262223" calcext:value-type="float">
            <text:p>100331.752262223</text:p>
          </table:table-cell>
          <table:table-cell/>
          <table:table-cell office:value-type="float" office:value="1443133484.87922" calcext:value-type="float">
            <text:p>1443133484.87922</text:p>
          </table:table-cell>
          <table:table-cell table:formula="of:=[.G256]-[.$B$2]" office:value-type="float" office:value="60.7186019420624" calcext:value-type="float">
            <text:p>60.7186019421</text:p>
          </table:table-cell>
          <table:table-cell table:formula="of:=[.C256]/([.H256]-[.H255])" office:value-type="float" office:value="100328.542206451" calcext:value-type="float">
            <text:p>100328.542206451</text:p>
          </table:table-cell>
          <table:table-cell table:formula="of:=[.G256]-[.$B256]" office:value-type="float" office:value="0.282084226608276" calcext:value-type="float">
            <text:p>0.282084226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33484.67912" calcext:value-type="float">
            <text:p>1443133484.67912</text:p>
          </table:table-cell>
          <table:table-cell office:value-type="float" office:value="8224" calcext:value-type="float">
            <text:p>8224</text:p>
          </table:table-cell>
          <table:table-cell table:formula="of:=[.B257]-[.$B$2]" office:value-type="float" office:value="60.5184955596924" calcext:value-type="float">
            <text:p>60.5184955597</text:p>
          </table:table-cell>
          <table:table-cell table:formula="of:=[.C257]/([.D257]-[.D256])" office:value-type="float" office:value="100319.788552815" calcext:value-type="float">
            <text:p>100319.788552815</text:p>
          </table:table-cell>
          <table:table-cell/>
          <table:table-cell office:value-type="float" office:value="1443133485.01411" calcext:value-type="float">
            <text:p>1443133485.01411</text:p>
          </table:table-cell>
          <table:table-cell table:formula="of:=[.G257]-[.$B$2]" office:value-type="float" office:value="60.8534870147705" calcext:value-type="float">
            <text:p>60.8534870148</text:p>
          </table:table-cell>
          <table:table-cell table:formula="of:=[.C257]/([.H257]-[.H256])" office:value-type="float" office:value="60970.4234492681" calcext:value-type="float">
            <text:p>60970.4234492681</text:p>
          </table:table-cell>
          <table:table-cell table:formula="of:=[.G257]-[.$B257]" office:value-type="float" office:value="0.334991455078125" calcext:value-type="float">
            <text:p>0.334991455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33484.76111" calcext:value-type="float">
            <text:p>1443133484.76111</text:p>
          </table:table-cell>
          <table:table-cell office:value-type="float" office:value="8224" calcext:value-type="float">
            <text:p>8224</text:p>
          </table:table-cell>
          <table:table-cell table:formula="of:=[.B258]-[.$B$2]" office:value-type="float" office:value="60.6004841327667" calcext:value-type="float">
            <text:p>60.6004841328</text:p>
          </table:table-cell>
          <table:table-cell table:formula="of:=[.C258]/([.D258]-[.D257])" office:value-type="float" office:value="100306.660936069" calcext:value-type="float">
            <text:p>100306.660936069</text:p>
          </table:table-cell>
          <table:table-cell/>
          <table:table-cell office:value-type="float" office:value="1443133485.04324" calcext:value-type="float">
            <text:p>1443133485.04324</text:p>
          </table:table-cell>
          <table:table-cell table:formula="of:=[.G258]-[.$B$2]" office:value-type="float" office:value="60.8826150894165" calcext:value-type="float">
            <text:p>60.8826150894</text:p>
          </table:table-cell>
          <table:table-cell table:formula="of:=[.C258]/([.H258]-[.H257])" office:value-type="float" office:value="282339.292931277" calcext:value-type="float">
            <text:p>282339.292931277</text:p>
          </table:table-cell>
          <table:table-cell table:formula="of:=[.G258]-[.$B258]" office:value-type="float" office:value="0.28213095664978" calcext:value-type="float">
            <text:p>0.282130956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33484.84308" calcext:value-type="float">
            <text:p>1443133484.84308</text:p>
          </table:table-cell>
          <table:table-cell office:value-type="float" office:value="8224" calcext:value-type="float">
            <text:p>8224</text:p>
          </table:table-cell>
          <table:table-cell table:formula="of:=[.B259]-[.$B$2]" office:value-type="float" office:value="60.682457447052" calcext:value-type="float">
            <text:p>60.6824574471</text:p>
          </table:table-cell>
          <table:table-cell table:formula="of:=[.C259]/([.D259]-[.D258])" office:value-type="float" office:value="100325.332356081" calcext:value-type="float">
            <text:p>100325.332356081</text:p>
          </table:table-cell>
          <table:table-cell/>
          <table:table-cell office:value-type="float" office:value="1443133485.09606" calcext:value-type="float">
            <text:p>1443133485.09606</text:p>
          </table:table-cell>
          <table:table-cell table:formula="of:=[.G259]-[.$B$2]" office:value-type="float" office:value="60.935441493988" calcext:value-type="float">
            <text:p>60.935441494</text:p>
          </table:table-cell>
          <table:table-cell table:formula="of:=[.C259]/([.H259]-[.H258])" office:value-type="float" office:value="155679.722417295" calcext:value-type="float">
            <text:p>155679.722417295</text:p>
          </table:table-cell>
          <table:table-cell table:formula="of:=[.G259]-[.$B259]" office:value-type="float" office:value="0.252984046936035" calcext:value-type="float">
            <text:p>0.252984046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33484.92506" calcext:value-type="float">
            <text:p>1443133484.92506</text:p>
          </table:table-cell>
          <table:table-cell office:value-type="float" office:value="8224" calcext:value-type="float">
            <text:p>8224</text:p>
          </table:table-cell>
          <table:table-cell table:formula="of:=[.B260]-[.$B$2]" office:value-type="float" office:value="60.764440536499" calcext:value-type="float">
            <text:p>60.7644405365</text:p>
          </table:table-cell>
          <table:table-cell table:formula="of:=[.C260]/([.D260]-[.D259])" office:value-type="float" office:value="100313.370177571" calcext:value-type="float">
            <text:p>100313.370177571</text:p>
          </table:table-cell>
          <table:table-cell/>
          <table:table-cell office:value-type="float" office:value="1443133485.12514" calcext:value-type="float">
            <text:p>1443133485.12514</text:p>
          </table:table-cell>
          <table:table-cell table:formula="of:=[.G260]-[.$B$2]" office:value-type="float" office:value="60.9645211696625" calcext:value-type="float">
            <text:p>60.9645211697</text:p>
          </table:table-cell>
          <table:table-cell table:formula="of:=[.C260]/([.H260]-[.H259])" office:value-type="float" office:value="282809.206404906" calcext:value-type="float">
            <text:p>282809.206404906</text:p>
          </table:table-cell>
          <table:table-cell table:formula="of:=[.G260]-[.$B260]" office:value-type="float" office:value="0.200080633163452" calcext:value-type="float">
            <text:p>0.200080633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33485.00673" calcext:value-type="float">
            <text:p>1443133485.00673</text:p>
          </table:table-cell>
          <table:table-cell office:value-type="float" office:value="8224" calcext:value-type="float">
            <text:p>8224</text:p>
          </table:table-cell>
          <table:table-cell table:formula="of:=[.B261]-[.$B$2]" office:value-type="float" office:value="60.8461062908173" calcext:value-type="float">
            <text:p>60.8461062908</text:p>
          </table:table-cell>
          <table:table-cell table:formula="of:=[.C261]/([.D261]-[.D260])" office:value-type="float" office:value="100703.165833165" calcext:value-type="float">
            <text:p>100703.165833165</text:p>
          </table:table-cell>
          <table:table-cell/>
          <table:table-cell office:value-type="float" office:value="1443133485.20682" calcext:value-type="float">
            <text:p>1443133485.20682</text:p>
          </table:table-cell>
          <table:table-cell table:formula="of:=[.G261]-[.$B$2]" office:value-type="float" office:value="61.0462021827698" calcext:value-type="float">
            <text:p>61.0462021828</text:p>
          </table:table-cell>
          <table:table-cell table:formula="of:=[.C261]/([.H261]-[.H260])" office:value-type="float" office:value="100684.3535253" calcext:value-type="float">
            <text:p>100684.3535253</text:p>
          </table:table-cell>
          <table:table-cell table:formula="of:=[.G261]-[.$B261]" office:value-type="float" office:value="0.200095891952515" calcext:value-type="float">
            <text:p>0.20009589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33485.08521" calcext:value-type="float">
            <text:p>1443133485.08521</text:p>
          </table:table-cell>
          <table:table-cell office:value-type="float" office:value="8224" calcext:value-type="float">
            <text:p>8224</text:p>
          </table:table-cell>
          <table:table-cell table:formula="of:=[.B262]-[.$B$2]" office:value-type="float" office:value="60.9245865345001" calcext:value-type="float">
            <text:p>60.9245865345</text:p>
          </table:table-cell>
          <table:table-cell table:formula="of:=[.C262]/([.D262]-[.D261])" office:value-type="float" office:value="104790.704183249" calcext:value-type="float">
            <text:p>104790.704183249</text:p>
          </table:table-cell>
          <table:table-cell/>
          <table:table-cell office:value-type="float" office:value="1443133485.28535" calcext:value-type="float">
            <text:p>1443133485.28535</text:p>
          </table:table-cell>
          <table:table-cell table:formula="of:=[.G262]-[.$B$2]" office:value-type="float" office:value="61.1247315406799" calcext:value-type="float">
            <text:p>61.1247315407</text:p>
          </table:table-cell>
          <table:table-cell table:formula="of:=[.C262]/([.H262]-[.H261])" office:value-type="float" office:value="104725.165452249" calcext:value-type="float">
            <text:p>104725.165452249</text:p>
          </table:table-cell>
          <table:table-cell table:formula="of:=[.G262]-[.$B262]" office:value-type="float" office:value="0.20014500617981" calcext:value-type="float">
            <text:p>0.200145006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33485.16371" calcext:value-type="float">
            <text:p>1443133485.16371</text:p>
          </table:table-cell>
          <table:table-cell office:value-type="float" office:value="8224" calcext:value-type="float">
            <text:p>8224</text:p>
          </table:table-cell>
          <table:table-cell table:formula="of:=[.B263]-[.$B$2]" office:value-type="float" office:value="61.003084897995" calcext:value-type="float">
            <text:p>61.003084898</text:p>
          </table:table-cell>
          <table:table-cell table:formula="of:=[.C263]/([.D263]-[.D262])" office:value-type="float" office:value="104766.515298591" calcext:value-type="float">
            <text:p>104766.515298591</text:p>
          </table:table-cell>
          <table:table-cell/>
          <table:table-cell office:value-type="float" office:value="1443133485.41444" calcext:value-type="float">
            <text:p>1443133485.41444</text:p>
          </table:table-cell>
          <table:table-cell table:formula="of:=[.G263]-[.$B$2]" office:value-type="float" office:value="61.253821849823" calcext:value-type="float">
            <text:p>61.2538218498</text:p>
          </table:table-cell>
          <table:table-cell table:formula="of:=[.C263]/([.H263]-[.H262])" office:value-type="float" office:value="63707.3383323114" calcext:value-type="float">
            <text:p>63707.3383323114</text:p>
          </table:table-cell>
          <table:table-cell table:formula="of:=[.G263]-[.$B263]" office:value-type="float" office:value="0.250736951828003" calcext:value-type="float">
            <text:p>0.250736951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33485.24217" calcext:value-type="float">
            <text:p>1443133485.24217</text:p>
          </table:table-cell>
          <table:table-cell office:value-type="float" office:value="8224" calcext:value-type="float">
            <text:p>8224</text:p>
          </table:table-cell>
          <table:table-cell table:formula="of:=[.B264]-[.$B$2]" office:value-type="float" office:value="61.0815508365631" calcext:value-type="float">
            <text:p>61.0815508366</text:p>
          </table:table-cell>
          <table:table-cell table:formula="of:=[.C264]/([.D264]-[.D263])" office:value-type="float" office:value="104809.808562487" calcext:value-type="float">
            <text:p>104809.808562487</text:p>
          </table:table-cell>
          <table:table-cell/>
          <table:table-cell office:value-type="float" office:value="1443133485.49282" calcext:value-type="float">
            <text:p>1443133485.49282</text:p>
          </table:table-cell>
          <table:table-cell table:formula="of:=[.G264]-[.$B$2]" office:value-type="float" office:value="61.3321974277496" calcext:value-type="float">
            <text:p>61.3321974277</text:p>
          </table:table-cell>
          <table:table-cell table:formula="of:=[.C264]/([.H264]-[.H263])" office:value-type="float" office:value="104930.645713364" calcext:value-type="float">
            <text:p>104930.645713364</text:p>
          </table:table-cell>
          <table:table-cell table:formula="of:=[.G264]-[.$B264]" office:value-type="float" office:value="0.250646591186523" calcext:value-type="float">
            <text:p>0.250646591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33485.32064" calcext:value-type="float">
            <text:p>1443133485.32064</text:p>
          </table:table-cell>
          <table:table-cell office:value-type="float" office:value="8224" calcext:value-type="float">
            <text:p>8224</text:p>
          </table:table-cell>
          <table:table-cell table:formula="of:=[.B265]-[.$B$2]" office:value-type="float" office:value="61.1600205898285" calcext:value-type="float">
            <text:p>61.1600205898</text:p>
          </table:table-cell>
          <table:table-cell table:formula="of:=[.C265]/([.D265]-[.D264])" office:value-type="float" office:value="104804.713380286" calcext:value-type="float">
            <text:p>104804.713380286</text:p>
          </table:table-cell>
          <table:table-cell/>
          <table:table-cell office:value-type="float" office:value="1443133485.57122" calcext:value-type="float">
            <text:p>1443133485.57122</text:p>
          </table:table-cell>
          <table:table-cell table:formula="of:=[.G265]-[.$B$2]" office:value-type="float" office:value="61.4105968475342" calcext:value-type="float">
            <text:p>61.4105968475</text:p>
          </table:table-cell>
          <table:table-cell table:formula="of:=[.C265]/([.H265]-[.H264])" office:value-type="float" office:value="104898.735508514" calcext:value-type="float">
            <text:p>104898.735508514</text:p>
          </table:table-cell>
          <table:table-cell table:formula="of:=[.G265]-[.$B265]" office:value-type="float" office:value="0.250576257705688" calcext:value-type="float">
            <text:p>0.250576257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33485.39912" calcext:value-type="float">
            <text:p>1443133485.39912</text:p>
          </table:table-cell>
          <table:table-cell office:value-type="float" office:value="8224" calcext:value-type="float">
            <text:p>8224</text:p>
          </table:table-cell>
          <table:table-cell table:formula="of:=[.B266]-[.$B$2]" office:value-type="float" office:value="61.2384970188141" calcext:value-type="float">
            <text:p>61.2384970188</text:p>
          </table:table-cell>
          <table:table-cell table:formula="of:=[.C266]/([.D266]-[.D265])" office:value-type="float" office:value="104795.798003366" calcext:value-type="float">
            <text:p>104795.798003366</text:p>
          </table:table-cell>
          <table:table-cell/>
          <table:table-cell office:value-type="float" office:value="1443133485.64963" calcext:value-type="float">
            <text:p>1443133485.64963</text:p>
          </table:table-cell>
          <table:table-cell table:formula="of:=[.G266]-[.$B$2]" office:value-type="float" office:value="61.4890084266663" calcext:value-type="float">
            <text:p>61.4890084267</text:p>
          </table:table-cell>
          <table:table-cell table:formula="of:=[.C266]/([.H266]-[.H265])" office:value-type="float" office:value="104882.468776035" calcext:value-type="float">
            <text:p>104882.468776035</text:p>
          </table:table-cell>
          <table:table-cell table:formula="of:=[.G266]-[.$B266]" office:value-type="float" office:value="0.250511407852173" calcext:value-type="float">
            <text:p>0.250511407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33485.47758" calcext:value-type="float">
            <text:p>1443133485.47758</text:p>
          </table:table-cell>
          <table:table-cell office:value-type="float" office:value="8224" calcext:value-type="float">
            <text:p>8224</text:p>
          </table:table-cell>
          <table:table-cell table:formula="of:=[.B267]-[.$B$2]" office:value-type="float" office:value="61.3169627189636" calcext:value-type="float">
            <text:p>61.316962719</text:p>
          </table:table-cell>
          <table:table-cell table:formula="of:=[.C267]/([.D267]-[.D266])" office:value-type="float" office:value="104810.127027824" calcext:value-type="float">
            <text:p>104810.127027824</text:p>
          </table:table-cell>
          <table:table-cell/>
          <table:table-cell office:value-type="float" office:value="1443133485.72816" calcext:value-type="float">
            <text:p>1443133485.72816</text:p>
          </table:table-cell>
          <table:table-cell table:formula="of:=[.G267]-[.$B$2]" office:value-type="float" office:value="61.5675423145294" calcext:value-type="float">
            <text:p>61.5675423145</text:p>
          </table:table-cell>
          <table:table-cell table:formula="of:=[.C267]/([.H267]-[.H266])" office:value-type="float" office:value="104719.124746884" calcext:value-type="float">
            <text:p>104719.124746884</text:p>
          </table:table-cell>
          <table:table-cell table:formula="of:=[.G267]-[.$B267]" office:value-type="float" office:value="0.250579595565796" calcext:value-type="float">
            <text:p>0.250579595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33485.55603" calcext:value-type="float">
            <text:p>1443133485.55603</text:p>
          </table:table-cell>
          <table:table-cell office:value-type="float" office:value="8224" calcext:value-type="float">
            <text:p>8224</text:p>
          </table:table-cell>
          <table:table-cell table:formula="of:=[.B268]-[.$B$2]" office:value-type="float" office:value="61.395409822464" calcext:value-type="float">
            <text:p>61.3954098225</text:p>
          </table:table-cell>
          <table:table-cell table:formula="of:=[.C268]/([.D268]-[.D267])" office:value-type="float" office:value="104834.973288231" calcext:value-type="float">
            <text:p>104834.973288231</text:p>
          </table:table-cell>
          <table:table-cell/>
          <table:table-cell office:value-type="float" office:value="1443133485.8066" calcext:value-type="float">
            <text:p>1443133485.8066</text:p>
          </table:table-cell>
          <table:table-cell table:formula="of:=[.G268]-[.$B$2]" office:value-type="float" office:value="61.6459774971008" calcext:value-type="float">
            <text:p>61.6459774971</text:p>
          </table:table-cell>
          <table:table-cell table:formula="of:=[.C268]/([.H268]-[.H267])" office:value-type="float" office:value="104850.906575152" calcext:value-type="float">
            <text:p>104850.906575152</text:p>
          </table:table-cell>
          <table:table-cell table:formula="of:=[.G268]-[.$B268]" office:value-type="float" office:value="0.250567674636841" calcext:value-type="float">
            <text:p>0.250567674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33485.6345" calcext:value-type="float">
            <text:p>1443133485.6345</text:p>
          </table:table-cell>
          <table:table-cell office:value-type="float" office:value="8224" calcext:value-type="float">
            <text:p>8224</text:p>
          </table:table-cell>
          <table:table-cell table:formula="of:=[.B269]-[.$B$2]" office:value-type="float" office:value="61.4738731384277" calcext:value-type="float">
            <text:p>61.4738731384</text:p>
          </table:table-cell>
          <table:table-cell table:formula="of:=[.C269]/([.D269]-[.D268])" office:value-type="float" office:value="104813.311787638" calcext:value-type="float">
            <text:p>104813.311787638</text:p>
          </table:table-cell>
          <table:table-cell/>
          <table:table-cell office:value-type="float" office:value="1443133485.88509" calcext:value-type="float">
            <text:p>1443133485.88509</text:p>
          </table:table-cell>
          <table:table-cell table:formula="of:=[.G269]-[.$B$2]" office:value-type="float" office:value="61.7244701385498" calcext:value-type="float">
            <text:p>61.7244701385</text:p>
          </table:table-cell>
          <table:table-cell table:formula="of:=[.C269]/([.H269]-[.H268])" office:value-type="float" office:value="104774.152687244" calcext:value-type="float">
            <text:p>104774.152687244</text:p>
          </table:table-cell>
          <table:table-cell table:formula="of:=[.G269]-[.$B269]" office:value-type="float" office:value="0.25059700012207" calcext:value-type="float">
            <text:p>0.250597000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33485.71296" calcext:value-type="float">
            <text:p>1443133485.71296</text:p>
          </table:table-cell>
          <table:table-cell office:value-type="float" office:value="8224" calcext:value-type="float">
            <text:p>8224</text:p>
          </table:table-cell>
          <table:table-cell table:formula="of:=[.B270]-[.$B$2]" office:value-type="float" office:value="61.5523364543915" calcext:value-type="float">
            <text:p>61.5523364544</text:p>
          </table:table-cell>
          <table:table-cell table:formula="of:=[.C270]/([.D270]-[.D269])" office:value-type="float" office:value="104813.311787638" calcext:value-type="float">
            <text:p>104813.311787638</text:p>
          </table:table-cell>
          <table:table-cell/>
          <table:table-cell office:value-type="float" office:value="1443133485.96349" calcext:value-type="float">
            <text:p>1443133485.96349</text:p>
          </table:table-cell>
          <table:table-cell table:formula="of:=[.G270]-[.$B$2]" office:value-type="float" office:value="61.8028676509857" calcext:value-type="float">
            <text:p>61.802867651</text:p>
          </table:table-cell>
          <table:table-cell table:formula="of:=[.C270]/([.H270]-[.H269])" office:value-type="float" office:value="104901.28761066" calcext:value-type="float">
            <text:p>104901.28761066</text:p>
          </table:table-cell>
          <table:table-cell table:formula="of:=[.G270]-[.$B270]" office:value-type="float" office:value="0.250531196594238" calcext:value-type="float">
            <text:p>0.250531196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33485.79142" calcext:value-type="float">
            <text:p>1443133485.79142</text:p>
          </table:table-cell>
          <table:table-cell office:value-type="float" office:value="8224" calcext:value-type="float">
            <text:p>8224</text:p>
          </table:table-cell>
          <table:table-cell table:formula="of:=[.B271]-[.$B$2]" office:value-type="float" office:value="61.6307985782623" calcext:value-type="float">
            <text:p>61.6307985783</text:p>
          </table:table-cell>
          <table:table-cell table:formula="of:=[.C271]/([.D271]-[.D270])" office:value-type="float" office:value="104814.904240126" calcext:value-type="float">
            <text:p>104814.904240126</text:p>
          </table:table-cell>
          <table:table-cell/>
          <table:table-cell office:value-type="float" office:value="1443133486.04208" calcext:value-type="float">
            <text:p>1443133486.04208</text:p>
          </table:table-cell>
          <table:table-cell table:formula="of:=[.G271]-[.$B$2]" office:value-type="float" office:value="61.8814589977264" calcext:value-type="float">
            <text:p>61.8814589977</text:p>
          </table:table-cell>
          <table:table-cell table:formula="of:=[.C271]/([.H271]-[.H270])" office:value-type="float" office:value="104642.56360349" calcext:value-type="float">
            <text:p>104642.56360349</text:p>
          </table:table-cell>
          <table:table-cell table:formula="of:=[.G271]-[.$B271]" office:value-type="float" office:value="0.250660419464111" calcext:value-type="float">
            <text:p>0.250660419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33485.86988" calcext:value-type="float">
            <text:p>1443133485.86988</text:p>
          </table:table-cell>
          <table:table-cell office:value-type="float" office:value="8224" calcext:value-type="float">
            <text:p>8224</text:p>
          </table:table-cell>
          <table:table-cell table:formula="of:=[.B272]-[.$B$2]" office:value-type="float" office:value="61.7092609405518" calcext:value-type="float">
            <text:p>61.7092609406</text:p>
          </table:table-cell>
          <table:table-cell table:formula="of:=[.C272]/([.D272]-[.D271])" office:value-type="float" office:value="104814.585745757" calcext:value-type="float">
            <text:p>104814.585745757</text:p>
          </table:table-cell>
          <table:table-cell/>
          <table:table-cell office:value-type="float" office:value="1443133486.06986" calcext:value-type="float">
            <text:p>1443133486.06986</text:p>
          </table:table-cell>
          <table:table-cell table:formula="of:=[.G272]-[.$B$2]" office:value-type="float" office:value="61.909238576889" calcext:value-type="float">
            <text:p>61.9092385769</text:p>
          </table:table-cell>
          <table:table-cell table:formula="of:=[.C272]/([.H272]-[.H271])" office:value-type="float" office:value="296044.801537986" calcext:value-type="float">
            <text:p>296044.801537986</text:p>
          </table:table-cell>
          <table:table-cell table:formula="of:=[.G272]-[.$B272]" office:value-type="float" office:value="0.19997763633728" calcext:value-type="float">
            <text:p>0.199977636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33485.94836" calcext:value-type="float">
            <text:p>1443133485.94836</text:p>
          </table:table-cell>
          <table:table-cell office:value-type="float" office:value="8224" calcext:value-type="float">
            <text:p>8224</text:p>
          </table:table-cell>
          <table:table-cell table:formula="of:=[.B273]-[.$B$2]" office:value-type="float" office:value="61.7877404689789" calcext:value-type="float">
            <text:p>61.787740469</text:p>
          </table:table-cell>
          <table:table-cell table:formula="of:=[.C273]/([.D273]-[.D272])" office:value-type="float" office:value="104791.659236801" calcext:value-type="float">
            <text:p>104791.659236801</text:p>
          </table:table-cell>
          <table:table-cell/>
          <table:table-cell office:value-type="float" office:value="1443133486.14847" calcext:value-type="float">
            <text:p>1443133486.14847</text:p>
          </table:table-cell>
          <table:table-cell table:formula="of:=[.G273]-[.$B$2]" office:value-type="float" office:value="61.987850189209" calcext:value-type="float">
            <text:p>61.9878501892</text:p>
          </table:table-cell>
          <table:table-cell table:formula="of:=[.C273]/([.H273]-[.H272])" office:value-type="float" office:value="104615.587408749" calcext:value-type="float">
            <text:p>104615.587408749</text:p>
          </table:table-cell>
          <table:table-cell table:formula="of:=[.G273]-[.$B273]" office:value-type="float" office:value="0.200109720230103" calcext:value-type="float">
            <text:p>0.200109720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33486.02562" calcext:value-type="float">
            <text:p>1443133486.02562</text:p>
          </table:table-cell>
          <table:table-cell office:value-type="float" office:value="8224" calcext:value-type="float">
            <text:p>8224</text:p>
          </table:table-cell>
          <table:table-cell table:formula="of:=[.B274]-[.$B$2]" office:value-type="float" office:value="61.8649954795837" calcext:value-type="float">
            <text:p>61.8649954796</text:p>
          </table:table-cell>
          <table:table-cell table:formula="of:=[.C274]/([.D274]-[.D273])" office:value-type="float" office:value="106452.642173125" calcext:value-type="float">
            <text:p>106452.642173125</text:p>
          </table:table-cell>
          <table:table-cell/>
          <table:table-cell office:value-type="float" office:value="1443133486.22581" calcext:value-type="float">
            <text:p>1443133486.22581</text:p>
          </table:table-cell>
          <table:table-cell table:formula="of:=[.G274]-[.$B$2]" office:value-type="float" office:value="62.0651917457581" calcext:value-type="float">
            <text:p>62.0651917458</text:p>
          </table:table-cell>
          <table:table-cell table:formula="of:=[.C274]/([.H274]-[.H273])" office:value-type="float" office:value="106333.520644648" calcext:value-type="float">
            <text:p>106333.520644648</text:p>
          </table:table-cell>
          <table:table-cell table:formula="of:=[.G274]-[.$B274]" office:value-type="float" office:value="0.200196266174316" calcext:value-type="float">
            <text:p>0.200196266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33486.10053" calcext:value-type="float">
            <text:p>1443133486.10053</text:p>
          </table:table-cell>
          <table:table-cell office:value-type="float" office:value="8224" calcext:value-type="float">
            <text:p>8224</text:p>
          </table:table-cell>
          <table:table-cell table:formula="of:=[.B275]-[.$B$2]" office:value-type="float" office:value="61.939905166626" calcext:value-type="float">
            <text:p>61.9399051666</text:p>
          </table:table-cell>
          <table:table-cell table:formula="of:=[.C275]/([.D275]-[.D274])" office:value-type="float" office:value="109785.534084037" calcext:value-type="float">
            <text:p>109785.534084037</text:p>
          </table:table-cell>
          <table:table-cell/>
          <table:table-cell office:value-type="float" office:value="1443133486.30063" calcext:value-type="float">
            <text:p>1443133486.30063</text:p>
          </table:table-cell>
          <table:table-cell table:formula="of:=[.G275]-[.$B$2]" office:value-type="float" office:value="62.1400079727173" calcext:value-type="float">
            <text:p>62.1400079727</text:p>
          </table:table-cell>
          <table:table-cell table:formula="of:=[.C275]/([.H275]-[.H274])" office:value-type="float" office:value="109922.677662985" calcext:value-type="float">
            <text:p>109922.677662985</text:p>
          </table:table-cell>
          <table:table-cell table:formula="of:=[.G275]-[.$B275]" office:value-type="float" office:value="0.200102806091309" calcext:value-type="float">
            <text:p>0.200102806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33486.17543" calcext:value-type="float">
            <text:p>1443133486.17543</text:p>
          </table:table-cell>
          <table:table-cell office:value-type="float" office:value="8224" calcext:value-type="float">
            <text:p>8224</text:p>
          </table:table-cell>
          <table:table-cell table:formula="of:=[.B276]-[.$B$2]" office:value-type="float" office:value="62.014811038971" calcext:value-type="float">
            <text:p>62.014811039</text:p>
          </table:table-cell>
          <table:table-cell table:formula="of:=[.C276]/([.D276]-[.D275])" office:value-type="float" office:value="109791.12508196" calcext:value-type="float">
            <text:p>109791.12508196</text:p>
          </table:table-cell>
          <table:table-cell/>
          <table:table-cell office:value-type="float" office:value="1443133486.42357" calcext:value-type="float">
            <text:p>1443133486.42357</text:p>
          </table:table-cell>
          <table:table-cell table:formula="of:=[.G276]-[.$B$2]" office:value-type="float" office:value="62.262951374054" calcext:value-type="float">
            <text:p>62.2629513741</text:p>
          </table:table-cell>
          <table:table-cell table:formula="of:=[.C276]/([.H276]-[.H275])" office:value-type="float" office:value="66892.5693496903" calcext:value-type="float">
            <text:p>66892.5693496903</text:p>
          </table:table-cell>
          <table:table-cell table:formula="of:=[.G276]-[.$B276]" office:value-type="float" office:value="0.248140335083008" calcext:value-type="float">
            <text:p>0.248140335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33486.25034" calcext:value-type="float">
            <text:p>1443133486.25034</text:p>
          </table:table-cell>
          <table:table-cell office:value-type="float" office:value="8224" calcext:value-type="float">
            <text:p>8224</text:p>
          </table:table-cell>
          <table:table-cell table:formula="of:=[.B277]-[.$B$2]" office:value-type="float" office:value="62.0897145271301" calcext:value-type="float">
            <text:p>62.0897145271</text:p>
          </table:table-cell>
          <table:table-cell table:formula="of:=[.C277]/([.D277]-[.D276])" office:value-type="float" office:value="109794.61974485" calcext:value-type="float">
            <text:p>109794.61974485</text:p>
          </table:table-cell>
          <table:table-cell/>
          <table:table-cell office:value-type="float" office:value="1443133486.49834" calcext:value-type="float">
            <text:p>1443133486.49834</text:p>
          </table:table-cell>
          <table:table-cell table:formula="of:=[.G277]-[.$B$2]" office:value-type="float" office:value="62.3377211093903" calcext:value-type="float">
            <text:p>62.3377211094</text:p>
          </table:table-cell>
          <table:table-cell table:formula="of:=[.C277]/([.H277]-[.H276])" office:value-type="float" office:value="109991.02729212" calcext:value-type="float">
            <text:p>109991.02729212</text:p>
          </table:table-cell>
          <table:table-cell table:formula="of:=[.G277]-[.$B277]" office:value-type="float" office:value="0.248006582260132" calcext:value-type="float">
            <text:p>0.248006582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33486.32524" calcext:value-type="float">
            <text:p>1443133486.32524</text:p>
          </table:table-cell>
          <table:table-cell office:value-type="float" office:value="8224" calcext:value-type="float">
            <text:p>8224</text:p>
          </table:table-cell>
          <table:table-cell table:formula="of:=[.B278]-[.$B$2]" office:value-type="float" office:value="62.1646220684052" calcext:value-type="float">
            <text:p>62.1646220684</text:p>
          </table:table-cell>
          <table:table-cell table:formula="of:=[.C278]/([.D278]-[.D277])" office:value-type="float" office:value="109788.6789503" calcext:value-type="float">
            <text:p>109788.6789503</text:p>
          </table:table-cell>
          <table:table-cell/>
          <table:table-cell office:value-type="float" office:value="1443133486.57332" calcext:value-type="float">
            <text:p>1443133486.57332</text:p>
          </table:table-cell>
          <table:table-cell table:formula="of:=[.G278]-[.$B$2]" office:value-type="float" office:value="62.4127020835877" calcext:value-type="float">
            <text:p>62.4127020836</text:p>
          </table:table-cell>
          <table:table-cell table:formula="of:=[.C278]/([.H278]-[.H277])" office:value-type="float" office:value="109681.156960568" calcext:value-type="float">
            <text:p>109681.156960568</text:p>
          </table:table-cell>
          <table:table-cell table:formula="of:=[.G278]-[.$B278]" office:value-type="float" office:value="0.248080015182495" calcext:value-type="float">
            <text:p>0.248080015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33486.40015" calcext:value-type="float">
            <text:p>1443133486.40015</text:p>
          </table:table-cell>
          <table:table-cell office:value-type="float" office:value="8224" calcext:value-type="float">
            <text:p>8224</text:p>
          </table:table-cell>
          <table:table-cell table:formula="of:=[.B279]-[.$B$2]" office:value-type="float" office:value="62.2395281791687" calcext:value-type="float">
            <text:p>62.2395281792</text:p>
          </table:table-cell>
          <table:table-cell table:formula="of:=[.C279]/([.D279]-[.D278])" office:value-type="float" office:value="109790.775627906" calcext:value-type="float">
            <text:p>109790.775627906</text:p>
          </table:table-cell>
          <table:table-cell/>
          <table:table-cell office:value-type="float" office:value="1443133486.64819" calcext:value-type="float">
            <text:p>1443133486.64819</text:p>
          </table:table-cell>
          <table:table-cell table:formula="of:=[.G279]-[.$B$2]" office:value-type="float" office:value="62.4875712394714" calcext:value-type="float">
            <text:p>62.4875712395</text:p>
          </table:table-cell>
          <table:table-cell table:formula="of:=[.C279]/([.H279]-[.H278])" office:value-type="float" office:value="109844.967569358" calcext:value-type="float">
            <text:p>109844.967569358</text:p>
          </table:table-cell>
          <table:table-cell table:formula="of:=[.G279]-[.$B279]" office:value-type="float" office:value="0.248043060302734" calcext:value-type="float">
            <text:p>0.248043060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33486.47505" calcext:value-type="float">
            <text:p>1443133486.47505</text:p>
          </table:table-cell>
          <table:table-cell office:value-type="float" office:value="8224" calcext:value-type="float">
            <text:p>8224</text:p>
          </table:table-cell>
          <table:table-cell table:formula="of:=[.B280]-[.$B$2]" office:value-type="float" office:value="62.3144326210022" calcext:value-type="float">
            <text:p>62.314432621</text:p>
          </table:table-cell>
          <table:table-cell table:formula="of:=[.C280]/([.D280]-[.D279])" office:value-type="float" office:value="109793.221852998" calcext:value-type="float">
            <text:p>109793.221852998</text:p>
          </table:table-cell>
          <table:table-cell/>
          <table:table-cell office:value-type="float" office:value="1443133486.67521" calcext:value-type="float">
            <text:p>1443133486.67521</text:p>
          </table:table-cell>
          <table:table-cell table:formula="of:=[.G280]-[.$B$2]" office:value-type="float" office:value="62.5145845413208" calcext:value-type="float">
            <text:p>62.5145845413</text:p>
          </table:table-cell>
          <table:table-cell table:formula="of:=[.C280]/([.H280]-[.H279])" office:value-type="float" office:value="304442.605567422" calcext:value-type="float">
            <text:p>304442.605567422</text:p>
          </table:table-cell>
          <table:table-cell table:formula="of:=[.G280]-[.$B280]" office:value-type="float" office:value="0.200151920318604" calcext:value-type="float">
            <text:p>0.200151920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33486.54995" calcext:value-type="float">
            <text:p>1443133486.54995</text:p>
          </table:table-cell>
          <table:table-cell office:value-type="float" office:value="8224" calcext:value-type="float">
            <text:p>8224</text:p>
          </table:table-cell>
          <table:table-cell table:formula="of:=[.B281]-[.$B$2]" office:value-type="float" office:value="62.3893320560455" calcext:value-type="float">
            <text:p>62.389332056</text:p>
          </table:table-cell>
          <table:table-cell table:formula="of:=[.C281]/([.D281]-[.D280])" office:value-type="float" office:value="109800.561182361" calcext:value-type="float">
            <text:p>109800.561182361</text:p>
          </table:table-cell>
          <table:table-cell/>
          <table:table-cell office:value-type="float" office:value="1443133486.75006" calcext:value-type="float">
            <text:p>1443133486.75006</text:p>
          </table:table-cell>
          <table:table-cell table:formula="of:=[.G281]-[.$B$2]" office:value-type="float" office:value="62.5894370079041" calcext:value-type="float">
            <text:p>62.5894370079</text:p>
          </table:table-cell>
          <table:table-cell table:formula="of:=[.C281]/([.H281]-[.H280])" office:value-type="float" office:value="109869.458888882" calcext:value-type="float">
            <text:p>109869.458888882</text:p>
          </table:table-cell>
          <table:table-cell table:formula="of:=[.G281]-[.$B281]" office:value-type="float" office:value="0.20010495185852" calcext:value-type="float">
            <text:p>0.200104951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33486.62486" calcext:value-type="float">
            <text:p>1443133486.62486</text:p>
          </table:table-cell>
          <table:table-cell office:value-type="float" office:value="8224" calcext:value-type="float">
            <text:p>8224</text:p>
          </table:table-cell>
          <table:table-cell table:formula="of:=[.B282]-[.$B$2]" office:value-type="float" office:value="62.4642362594605" calcext:value-type="float">
            <text:p>62.4642362595</text:p>
          </table:table-cell>
          <table:table-cell table:formula="of:=[.C282]/([.D282]-[.D281])" office:value-type="float" office:value="109793.571322624" calcext:value-type="float">
            <text:p>109793.571322624</text:p>
          </table:table-cell>
          <table:table-cell/>
          <table:table-cell office:value-type="float" office:value="1443133486.82505" calcext:value-type="float">
            <text:p>1443133486.82505</text:p>
          </table:table-cell>
          <table:table-cell table:formula="of:=[.G282]-[.$B$2]" office:value-type="float" office:value="62.6644241809845" calcext:value-type="float">
            <text:p>62.664424181</text:p>
          </table:table-cell>
          <table:table-cell table:formula="of:=[.C282]/([.H282]-[.H281])" office:value-type="float" office:value="109672.090067691" calcext:value-type="float">
            <text:p>109672.090067691</text:p>
          </table:table-cell>
          <table:table-cell table:formula="of:=[.G282]-[.$B282]" office:value-type="float" office:value="0.200187921524048" calcext:value-type="float">
            <text:p>0.2001879215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33486.69977" calcext:value-type="float">
            <text:p>1443133486.69977</text:p>
          </table:table-cell>
          <table:table-cell office:value-type="float" office:value="8224" calcext:value-type="float">
            <text:p>8224</text:p>
          </table:table-cell>
          <table:table-cell table:formula="of:=[.B283]-[.$B$2]" office:value-type="float" office:value="62.5391438007355" calcext:value-type="float">
            <text:p>62.5391438007</text:p>
          </table:table-cell>
          <table:table-cell table:formula="of:=[.C283]/([.D283]-[.D282])" office:value-type="float" office:value="109788.6789503" calcext:value-type="float">
            <text:p>109788.6789503</text:p>
          </table:table-cell>
          <table:table-cell/>
          <table:table-cell office:value-type="float" office:value="1443133486.89993" calcext:value-type="float">
            <text:p>1443133486.89993</text:p>
          </table:table-cell>
          <table:table-cell table:formula="of:=[.G283]-[.$B$2]" office:value-type="float" office:value="62.7393112182617" calcext:value-type="float">
            <text:p>62.7393112183</text:p>
          </table:table-cell>
          <table:table-cell table:formula="of:=[.C283]/([.H283]-[.H282])" office:value-type="float" office:value="109818.738983569" calcext:value-type="float">
            <text:p>109818.738983569</text:p>
          </table:table-cell>
          <table:table-cell table:formula="of:=[.G283]-[.$B283]" office:value-type="float" office:value="0.200167417526245" calcext:value-type="float">
            <text:p>0.200167417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33486.77466" calcext:value-type="float">
            <text:p>1443133486.77466</text:p>
          </table:table-cell>
          <table:table-cell office:value-type="float" office:value="8224" calcext:value-type="float">
            <text:p>8224</text:p>
          </table:table-cell>
          <table:table-cell table:formula="of:=[.B284]-[.$B$2]" office:value-type="float" office:value="62.6140413284302" calcext:value-type="float">
            <text:p>62.6140413284</text:p>
          </table:table-cell>
          <table:table-cell table:formula="of:=[.C284]/([.D284]-[.D283])" office:value-type="float" office:value="109803.357375463" calcext:value-type="float">
            <text:p>109803.357375463</text:p>
          </table:table-cell>
          <table:table-cell/>
          <table:table-cell office:value-type="float" office:value="1443133486.97478" calcext:value-type="float">
            <text:p>1443133486.97478</text:p>
          </table:table-cell>
          <table:table-cell table:formula="of:=[.G284]-[.$B$2]" office:value-type="float" office:value="62.8141574859619" calcext:value-type="float">
            <text:p>62.814157486</text:p>
          </table:table-cell>
          <table:table-cell table:formula="of:=[.C284]/([.H284]-[.H283])" office:value-type="float" office:value="109878.558446523" calcext:value-type="float">
            <text:p>109878.558446523</text:p>
          </table:table-cell>
          <table:table-cell table:formula="of:=[.G284]-[.$B284]" office:value-type="float" office:value="0.200116157531738" calcext:value-type="float">
            <text:p>0.200116157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33486.84962" calcext:value-type="float">
            <text:p>1443133486.84962</text:p>
          </table:table-cell>
          <table:table-cell office:value-type="float" office:value="8224" calcext:value-type="float">
            <text:p>8224</text:p>
          </table:table-cell>
          <table:table-cell table:formula="of:=[.B285]-[.$B$2]" office:value-type="float" office:value="62.6889939308167" calcext:value-type="float">
            <text:p>62.6889939308</text:p>
          </table:table-cell>
          <table:table-cell table:formula="of:=[.C285]/([.D285]-[.D284])" office:value-type="float" office:value="109722.674572325" calcext:value-type="float">
            <text:p>109722.674572325</text:p>
          </table:table-cell>
          <table:table-cell/>
          <table:table-cell office:value-type="float" office:value="1443133487.04972" calcext:value-type="float">
            <text:p>1443133487.04972</text:p>
          </table:table-cell>
          <table:table-cell table:formula="of:=[.G285]-[.$B$2]" office:value-type="float" office:value="62.8890962600708" calcext:value-type="float">
            <text:p>62.8890962601</text:p>
          </table:table-cell>
          <table:table-cell table:formula="of:=[.C285]/([.H285]-[.H284])" office:value-type="float" office:value="109742.921442116" calcext:value-type="float">
            <text:p>109742.921442116</text:p>
          </table:table-cell>
          <table:table-cell table:formula="of:=[.G285]-[.$B285]" office:value-type="float" office:value="0.20010232925415" calcext:value-type="float">
            <text:p>0.200102329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33486.92454" calcext:value-type="float">
            <text:p>1443133486.92454</text:p>
          </table:table-cell>
          <table:table-cell office:value-type="float" office:value="8224" calcext:value-type="float">
            <text:p>8224</text:p>
          </table:table-cell>
          <table:table-cell table:formula="of:=[.B286]-[.$B$2]" office:value-type="float" office:value="62.7639155387878" calcext:value-type="float">
            <text:p>62.7639155388</text:p>
          </table:table-cell>
          <table:table-cell table:formula="of:=[.C286]/([.D286]-[.D285])" office:value-type="float" office:value="109768.065885108" calcext:value-type="float">
            <text:p>109768.065885108</text:p>
          </table:table-cell>
          <table:table-cell/>
          <table:table-cell office:value-type="float" office:value="1443133490.03442" calcext:value-type="float">
            <text:p>1443133490.03442</text:p>
          </table:table-cell>
          <table:table-cell table:formula="of:=[.G286]-[.$B$2]" office:value-type="float" office:value="65.8738029003143" calcext:value-type="float">
            <text:p>65.8738029003</text:p>
          </table:table-cell>
          <table:table-cell table:formula="of:=[.C286]/([.H286]-[.H285])" office:value-type="float" office:value="2755.37967085736" calcext:value-type="float">
            <text:p>2755.3796708574</text:p>
          </table:table-cell>
          <table:table-cell table:formula="of:=[.G286]-[.$B286]" office:value-type="float" office:value="3.10988736152649" calcext:value-type="float">
            <text:p>3.109887361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33486.99945" calcext:value-type="float">
            <text:p>1443133486.99945</text:p>
          </table:table-cell>
          <table:table-cell office:value-type="float" office:value="8224" calcext:value-type="float">
            <text:p>8224</text:p>
          </table:table-cell>
          <table:table-cell table:formula="of:=[.B287]-[.$B$2]" office:value-type="float" office:value="62.8388321399689" calcext:value-type="float">
            <text:p>62.83883214</text:p>
          </table:table-cell>
          <table:table-cell table:formula="of:=[.C287]/([.D287]-[.D286])" office:value-type="float" office:value="109775.401851551" calcext:value-type="float">
            <text:p>109775.401851551</text:p>
          </table:table-cell>
          <table:table-cell/>
          <table:table-cell office:value-type="float" office:value="1443133490.06883" calcext:value-type="float">
            <text:p>1443133490.06883</text:p>
          </table:table-cell>
          <table:table-cell table:formula="of:=[.G287]-[.$B$2]" office:value-type="float" office:value="65.9082095623016" calcext:value-type="float">
            <text:p>65.9082095623</text:p>
          </table:table-cell>
          <table:table-cell table:formula="of:=[.C287]/([.H287]-[.H286])" office:value-type="float" office:value="239023.477576362" calcext:value-type="float">
            <text:p>239023.477576362</text:p>
          </table:table-cell>
          <table:table-cell table:formula="of:=[.G287]-[.$B287]" office:value-type="float" office:value="3.06937742233276" calcext:value-type="float">
            <text:p>3.069377422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33500.1022" calcext:value-type="float">
            <text:p>1443133500.1022</text:p>
          </table:table-cell>
          <table:table-cell office:value-type="float" office:value="8000" calcext:value-type="float">
            <text:p>8000</text:p>
          </table:table-cell>
          <table:table-cell table:formula="of:=[.B288]-[.$B$2]" office:value-type="float" office:value="75.9415745735168" calcext:value-type="float">
            <text:p>75.9415745735</text:p>
          </table:table-cell>
          <table:table-cell table:formula="of:=[.C288]/([.D288]-[.D287])" office:value-type="float" office:value="610.559204729307" calcext:value-type="float">
            <text:p>610.5592047293</text:p>
          </table:table-cell>
          <table:table-cell/>
          <table:table-cell office:value-type="float" office:value="1443133500.30237" calcext:value-type="float">
            <text:p>1443133500.30237</text:p>
          </table:table-cell>
          <table:table-cell table:formula="of:=[.G288]-[.$B$2]" office:value-type="float" office:value="76.1417467594147" calcext:value-type="float">
            <text:p>76.1417467594</text:p>
          </table:table-cell>
          <table:table-cell table:formula="of:=[.C288]/([.H288]-[.H287])" office:value-type="float" office:value="781.74338412107" calcext:value-type="float">
            <text:p>781.7433841211</text:p>
          </table:table-cell>
          <table:table-cell table:formula="of:=[.G288]-[.$B288]" office:value-type="float" office:value="0.200172185897827" calcext:value-type="float">
            <text:p>0.20017218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7:29:40.793379762</dc:date>
    <meta:editing-duration>PT2M24S</meta:editing-duration>
    <meta:editing-cycles>1</meta:editing-cycles>
    <meta:document-statistic meta:table-count="1" meta:cell-count="2594" meta:object-count="2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1.D1:source_1.E288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E2:source_1.E288" chart:label-cell-address="source_1.E1:source_1.E1" chart:class="chart:scatter">
            <chart:domain table:cell-range-address="source_1.D2:source_1.D288"/>
            <chart:data-point chart:repeated="2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1.E1:source_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1.D2:source_1.D288</svg:desc>
                </draw:g>
              </table:table-cell>
              <table:table-cell office:value-type="float" office:value="0">
                <text:p>0</text:p>
                <draw:g>
                  <svg:desc>source_1.E2:source_1.E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19714069366455">
                <text:p>0.0819714069366455</text:p>
              </table:table-cell>
              <table:table-cell office:value-type="float" office:value="100327.666772344">
                <text:p>100327.666772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3939952850342">
                <text:p>0.163939952850342</text:p>
              </table:table-cell>
              <table:table-cell office:value-type="float" office:value="100331.16860044">
                <text:p>100331.16860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5911836624145">
                <text:p>0.245911836624145</text:p>
              </table:table-cell>
              <table:table-cell office:value-type="float" office:value="100327.083158094">
                <text:p>100327.083158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7890157699585">
                <text:p>0.327890157699585</text:p>
              </table:table-cell>
              <table:table-cell office:value-type="float" office:value="100319.205030217">
                <text:p>100319.205030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9857749938965">
                <text:p>0.409857749938965</text:p>
              </table:table-cell>
              <table:table-cell office:value-type="float" office:value="100332.335930796">
                <text:p>100332.335930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1826057434082">
                <text:p>0.491826057434082</text:p>
              </table:table-cell>
              <table:table-cell office:value-type="float" office:value="100331.460430483">
                <text:p>100331.460430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379150390625">
                <text:p>0.57379150390625</text:p>
              </table:table-cell>
              <table:table-cell office:value-type="float" office:value="100334.962523416">
                <text:p>100334.962523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5766487121582">
                <text:p>0.655766487121582</text:p>
              </table:table-cell>
              <table:table-cell office:value-type="float" office:value="100323.289830962">
                <text:p>100323.289830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7740278244019">
                <text:p>0.737740278244019</text:p>
              </table:table-cell>
              <table:table-cell office:value-type="float" office:value="100324.748768989">
                <text:p>100324.748768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9718360900879">
                <text:p>0.819718360900879</text:p>
              </table:table-cell>
              <table:table-cell office:value-type="float" office:value="100319.496790668">
                <text:p>100319.496790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99023771286011">
                <text:p>0.899023771286011</text:p>
              </table:table-cell>
              <table:table-cell office:value-type="float" office:value="103700.364956964">
                <text:p>103700.3649569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77488279342651">
                <text:p>0.977488279342651</text:p>
              </table:table-cell>
              <table:table-cell office:value-type="float" office:value="104811.719383538">
                <text:p>104811.719383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5595135688782">
                <text:p>1.05595135688782</text:p>
              </table:table-cell>
              <table:table-cell office:value-type="float" office:value="104813.630274265">
                <text:p>104813.630274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3441514968872">
                <text:p>1.13441514968872</text:p>
              </table:table-cell>
              <table:table-cell office:value-type="float" office:value="104812.674820192">
                <text:p>104812.674820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1288657188416">
                <text:p>1.21288657188416</text:p>
              </table:table-cell>
              <table:table-cell office:value-type="float" office:value="104802.484393847">
                <text:p>104802.4843938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9137778282166">
                <text:p>1.29137778282166</text:p>
              </table:table-cell>
              <table:table-cell office:value-type="float" office:value="104776.062208398">
                <text:p>104776.062208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984014511108">
                <text:p>1.36984014511108</text:p>
              </table:table-cell>
              <table:table-cell office:value-type="float" office:value="104814.585745757">
                <text:p>104814.585745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4829845428467">
                <text:p>1.44829845428467</text:p>
              </table:table-cell>
              <table:table-cell office:value-type="float" office:value="104820.000413276">
                <text:p>104820.0004132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2675890922546">
                <text:p>1.52675890922546</text:p>
              </table:table-cell>
              <table:table-cell office:value-type="float" office:value="104817.133754904">
                <text:p>104817.133754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0522294044495">
                <text:p>1.60522294044495</text:p>
              </table:table-cell>
              <table:table-cell office:value-type="float" office:value="104812.356339372">
                <text:p>104812.3563393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8368864059448">
                <text:p>1.68368864059448</text:p>
              </table:table-cell>
              <table:table-cell office:value-type="float" office:value="104810.127027824">
                <text:p>104810.127027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6216888427734">
                <text:p>1.76216888427734</text:p>
              </table:table-cell>
              <table:table-cell office:value-type="float" office:value="104790.704183249">
                <text:p>104790.704183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4055638313293">
                <text:p>1.84055638313293</text:p>
              </table:table-cell>
              <table:table-cell office:value-type="float" office:value="104914.688184536">
                <text:p>104914.688184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1547155380249">
                <text:p>1.91547155380249</text:p>
              </table:table-cell>
              <table:table-cell office:value-type="float" office:value="109777.498022068">
                <text:p>109777.498022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9038004875183">
                <text:p>1.99038004875183</text:p>
              </table:table-cell>
              <table:table-cell office:value-type="float" office:value="109787.281209718">
                <text:p>109787.2812097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6528329849243">
                <text:p>2.06528329849243</text:p>
              </table:table-cell>
              <table:table-cell office:value-type="float" office:value="109794.969223375">
                <text:p>109794.969223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401891708374">
                <text:p>2.1401891708374</text:p>
              </table:table-cell>
              <table:table-cell office:value-type="float" office:value="109791.12508196">
                <text:p>109791.12508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15087890625">
                <text:p>2.215087890625</text:p>
              </table:table-cell>
              <table:table-cell office:value-type="float" office:value="109801.609738085">
                <text:p>109801.6097380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8998923301697">
                <text:p>2.28998923301697</text:p>
              </table:table-cell>
              <table:table-cell office:value-type="float" office:value="109797.765131669">
                <text:p>109797.765131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648943901062">
                <text:p>2.3648943901062</text:p>
              </table:table-cell>
              <table:table-cell office:value-type="float" office:value="109792.173457468">
                <text:p>109792.1734574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3979597091675">
                <text:p>2.43979597091675</text:p>
              </table:table-cell>
              <table:table-cell office:value-type="float" office:value="109797.415635345">
                <text:p>109797.415635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1470351219177">
                <text:p>2.51470351219177</text:p>
              </table:table-cell>
              <table:table-cell office:value-type="float" office:value="109788.6789503">
                <text:p>109788.67895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58960819244385">
                <text:p>2.58960819244385</text:p>
              </table:table-cell>
              <table:table-cell office:value-type="float" office:value="109792.872385596">
                <text:p>109792.8723855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6456580162048">
                <text:p>2.66456580162048</text:p>
              </table:table-cell>
              <table:table-cell office:value-type="float" office:value="109715.345651171">
                <text:p>109715.3456511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73947787284851">
                <text:p>2.73947787284851</text:p>
              </table:table-cell>
              <table:table-cell office:value-type="float" office:value="109782.039999491">
                <text:p>109782.0399994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1437516212463">
                <text:p>2.81437516212463</text:p>
              </table:table-cell>
              <table:table-cell office:value-type="float" office:value="109803.706909614">
                <text:p>109803.706909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9079418182373">
                <text:p>15.9079418182373</text:p>
              </table:table-cell>
              <table:table-cell office:value-type="float" office:value="628.094713686027">
                <text:p>628.094713686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0108859539032">
                <text:p>16.0108859539032</text:p>
              </table:table-cell>
              <table:table-cell office:value-type="float" office:value="79887.9892167058">
                <text:p>79887.98921670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1138262748718">
                <text:p>16.1138262748718</text:p>
              </table:table-cell>
              <table:table-cell office:value-type="float" office:value="79890.9496552507">
                <text:p>79890.9496552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2167711257935">
                <text:p>16.2167711257935</text:p>
              </table:table-cell>
              <table:table-cell office:value-type="float" office:value="79887.4341589043">
                <text:p>79887.4341589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19718837738">
                <text:p>16.319718837738</text:p>
              </table:table-cell>
              <table:table-cell office:value-type="float" office:value="79885.2140048264">
                <text:p>79885.2140048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42267537117">
                <text:p>16.42267537117</text:p>
              </table:table-cell>
              <table:table-cell office:value-type="float" office:value="79878.3693065111">
                <text:p>79878.3693065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5256185531616">
                <text:p>16.5256185531616</text:p>
              </table:table-cell>
              <table:table-cell office:value-type="float" office:value="79888.7293057727">
                <text:p>79888.7293057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6285662651062">
                <text:p>16.6285662651062</text:p>
              </table:table-cell>
              <table:table-cell office:value-type="float" office:value="79885.2140048264">
                <text:p>79885.21400482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7315149307251">
                <text:p>16.7315149307251</text:p>
              </table:table-cell>
              <table:table-cell office:value-type="float" office:value="79884.4739808892">
                <text:p>79884.4739808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834447145462">
                <text:p>16.834447145462</text:p>
              </table:table-cell>
              <table:table-cell office:value-type="float" office:value="79897.2413157328">
                <text:p>79897.24131573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9316370487213">
                <text:p>16.9316370487213</text:p>
              </table:table-cell>
              <table:table-cell office:value-type="float" office:value="84617.8432553895">
                <text:p>84617.84325538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0285558700562">
                <text:p>17.0285558700562</text:p>
              </table:table-cell>
              <table:table-cell office:value-type="float" office:value="84854.5193465303">
                <text:p>84854.51934653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1254570484161">
                <text:p>17.1254570484161</text:p>
              </table:table-cell>
              <table:table-cell office:value-type="float" office:value="84869.9689641343">
                <text:p>84869.9689641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2223517894745">
                <text:p>17.2223517894745</text:p>
              </table:table-cell>
              <table:table-cell office:value-type="float" office:value="84875.6073876862">
                <text:p>84875.6073876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3192489147186">
                <text:p>17.3192489147186</text:p>
              </table:table-cell>
              <table:table-cell office:value-type="float" office:value="84873.5189953151">
                <text:p>84873.51899531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4161775112152">
                <text:p>17.4161775112152</text:p>
              </table:table-cell>
              <table:table-cell office:value-type="float" office:value="84845.9618446038">
                <text:p>84845.96184460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5131011009216">
                <text:p>17.5131011009216</text:p>
              </table:table-cell>
              <table:table-cell office:value-type="float" office:value="84850.3447397098">
                <text:p>84850.34473970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6100072860718">
                <text:p>17.6100072860718</text:p>
              </table:table-cell>
              <table:table-cell office:value-type="float" office:value="84865.5840414906">
                <text:p>84865.58404149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7069182395935">
                <text:p>17.7069182395935</text:p>
              </table:table-cell>
              <table:table-cell office:value-type="float" office:value="84861.4083459213">
                <text:p>84861.40834592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8038268089294">
                <text:p>17.8038268089294</text:p>
              </table:table-cell>
              <table:table-cell office:value-type="float" office:value="84863.4961423398">
                <text:p>84863.49614233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8903367519379">
                <text:p>17.8903367519379</text:p>
              </table:table-cell>
              <table:table-cell office:value-type="float" office:value="95064.2170599891">
                <text:p>95064.21705998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9707880020142">
                <text:p>17.9707880020142</text:p>
              </table:table-cell>
              <table:table-cell office:value-type="float" office:value="102223.396059116">
                <text:p>102223.396059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0512428283691">
                <text:p>18.0512428283691</text:p>
              </table:table-cell>
              <table:table-cell office:value-type="float" office:value="102218.852150824">
                <text:p>102218.8521508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1317019462585">
                <text:p>18.1317019462585</text:p>
              </table:table-cell>
              <table:table-cell office:value-type="float" office:value="102213.399994074">
                <text:p>102213.3999940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2121608257294">
                <text:p>18.2121608257294</text:p>
              </table:table-cell>
              <table:table-cell office:value-type="float" office:value="102213.702876412">
                <text:p>102213.7028764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2926144599915">
                <text:p>18.2926144599915</text:p>
              </table:table-cell>
              <table:table-cell office:value-type="float" office:value="102220.366742037">
                <text:p>102220.3667420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3730585575104">
                <text:p>18.3730585575104</text:p>
              </table:table-cell>
              <table:table-cell office:value-type="float" office:value="102232.485087743">
                <text:p>102232.4850877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4534821510315">
                <text:p>18.4534821510315</text:p>
              </table:table-cell>
              <table:table-cell office:value-type="float" office:value="102258.549263165">
                <text:p>102258.5492631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5339331626892">
                <text:p>18.5339331626892</text:p>
              </table:table-cell>
              <table:table-cell office:value-type="float" office:value="102223.699000699">
                <text:p>102223.6990006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6143794059753">
                <text:p>18.6143794059753</text:p>
              </table:table-cell>
              <table:table-cell office:value-type="float" office:value="102229.758209451">
                <text:p>102229.758209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6948280334473">
                <text:p>18.6948280334473</text:p>
              </table:table-cell>
              <table:table-cell office:value-type="float" office:value="102226.728515289">
                <text:p>102226.7285152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775294303894">
                <text:p>18.775294303894</text:p>
              </table:table-cell>
              <table:table-cell office:value-type="float" office:value="102204.314358519">
                <text:p>102204.3143585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8561365604401">
                <text:p>18.8561365604401</text:p>
              </table:table-cell>
              <table:table-cell office:value-type="float" office:value="101728.976297419">
                <text:p>101728.9762974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9385225772858">
                <text:p>18.9385225772858</text:p>
              </table:table-cell>
              <table:table-cell office:value-type="float" office:value="99822.7650136593">
                <text:p>99822.7650136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0209050178528">
                <text:p>19.0209050178528</text:p>
              </table:table-cell>
              <table:table-cell office:value-type="float" office:value="99827.0983888846">
                <text:p>99827.09838888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1032888889313">
                <text:p>19.1032888889313</text:p>
              </table:table-cell>
              <table:table-cell office:value-type="float" office:value="99825.3649936477">
                <text:p>99825.36499364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1856691837311">
                <text:p>19.1856691837311</text:p>
              </table:table-cell>
              <table:table-cell office:value-type="float" office:value="99829.6985946146">
                <text:p>99829.69859461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2680749893188">
                <text:p>19.2680749893188</text:p>
              </table:table-cell>
              <table:table-cell office:value-type="float" office:value="99798.793802711">
                <text:p>99798.7938027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3504500389099">
                <text:p>19.3504500389099</text:p>
              </table:table-cell>
              <table:table-cell office:value-type="float" office:value="99836.0552233536">
                <text:p>99836.05522335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4328241348267">
                <text:p>19.4328241348267</text:p>
              </table:table-cell>
              <table:table-cell office:value-type="float" office:value="99837.2110610069">
                <text:p>99837.21106100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5152101516724">
                <text:p>19.5152101516724</text:p>
              </table:table-cell>
              <table:table-cell office:value-type="float" office:value="99822.7650136593">
                <text:p>99822.76501365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5975904464722">
                <text:p>19.5975904464722</text:p>
              </table:table-cell>
              <table:table-cell office:value-type="float" office:value="99829.6985946146">
                <text:p>99829.69859461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679967880249">
                <text:p>19.679967880249</text:p>
              </table:table-cell>
              <table:table-cell office:value-type="float" office:value="99833.1657463041">
                <text:p>99833.16574630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7623655796051">
                <text:p>19.7623655796051</text:p>
              </table:table-cell>
              <table:table-cell office:value-type="float" office:value="99808.6119426738">
                <text:p>99808.61194267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8447113037109">
                <text:p>19.8447113037109</text:p>
              </table:table-cell>
              <table:table-cell office:value-type="float" office:value="99871.6094770154">
                <text:p>99871.6094770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9267010688782">
                <text:p>19.9267010688782</text:p>
              </table:table-cell>
              <table:table-cell office:value-type="float" office:value="100305.202524063">
                <text:p>100305.2025240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0086719989777">
                <text:p>20.0086719989777</text:p>
              </table:table-cell>
              <table:table-cell office:value-type="float" office:value="100328.250393385">
                <text:p>100328.250393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0906352996826">
                <text:p>20.0906352996826</text:p>
              </table:table-cell>
              <table:table-cell office:value-type="float" office:value="100337.589253561">
                <text:p>100337.5892535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1726088523865">
                <text:p>20.1726088523865</text:p>
              </table:table-cell>
              <table:table-cell office:value-type="float" office:value="100325.040561686">
                <text:p>100325.0405616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2545852661133">
                <text:p>20.2545852661133</text:p>
              </table:table-cell>
              <table:table-cell office:value-type="float" office:value="100321.539161339">
                <text:p>100321.539161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3365612030029">
                <text:p>20.3365612030029</text:p>
              </table:table-cell>
              <table:table-cell office:value-type="float" office:value="100322.122711091">
                <text:p>100322.122711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4185318946838">
                <text:p>20.4185318946838</text:p>
              </table:table-cell>
              <table:table-cell office:value-type="float" office:value="100328.542206451">
                <text:p>100328.5422064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5005013942718">
                <text:p>20.5005013942718</text:p>
              </table:table-cell>
              <table:table-cell office:value-type="float" office:value="100330.001297247">
                <text:p>100330.001297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5824720859528">
                <text:p>20.5824720859528</text:p>
              </table:table-cell>
              <table:table-cell office:value-type="float" office:value="100328.542206451">
                <text:p>100328.542206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6644570827484">
                <text:p>20.6644570827484</text:p>
              </table:table-cell>
              <table:table-cell office:value-type="float" office:value="100311.036426557">
                <text:p>100311.0364265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7464323043823">
                <text:p>20.7464323043823</text:p>
              </table:table-cell>
              <table:table-cell office:value-type="float" office:value="100322.998048449">
                <text:p>100322.9980484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8283860683441">
                <text:p>20.8283860683441</text:p>
              </table:table-cell>
              <table:table-cell office:value-type="float" office:value="100349.265273943">
                <text:p>100349.2652739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9073133468628">
                <text:p>20.9073133468628</text:p>
              </table:table-cell>
              <table:table-cell office:value-type="float" office:value="104197.181942032">
                <text:p>104197.181942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9857795238495">
                <text:p>20.9857795238495</text:p>
              </table:table-cell>
              <table:table-cell office:value-type="float" office:value="104809.490099085">
                <text:p>104809.4900990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0642356872559">
                <text:p>21.0642356872559</text:p>
              </table:table-cell>
              <table:table-cell office:value-type="float" office:value="104822.867228454">
                <text:p>104822.8672284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1427066326141">
                <text:p>21.1427066326141</text:p>
              </table:table-cell>
              <table:table-cell office:value-type="float" office:value="104803.12123744">
                <text:p>104803.121237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2211754322052">
                <text:p>21.2211754322052</text:p>
              </table:table-cell>
              <table:table-cell office:value-type="float" office:value="104805.987129393">
                <text:p>104805.9871293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2996420860291">
                <text:p>21.2996420860291</text:p>
              </table:table-cell>
              <table:table-cell office:value-type="float" office:value="104808.853178088">
                <text:p>104808.8531780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37810754776">
                <text:p>21.37810754776</text:p>
              </table:table-cell>
              <table:table-cell office:value-type="float" office:value="104810.445495096">
                <text:p>104810.4454950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4565682411194">
                <text:p>21.4565682411194</text:p>
              </table:table-cell>
              <table:table-cell office:value-type="float" office:value="104816.815246986">
                <text:p>104816.8152469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5350341796875">
                <text:p>21.5350341796875</text:p>
              </table:table-cell>
              <table:table-cell office:value-type="float" office:value="104809.808562487">
                <text:p>104809.8085624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6134788990021">
                <text:p>21.6134788990021</text:p>
              </table:table-cell>
              <table:table-cell office:value-type="float" office:value="104838.159558205">
                <text:p>104838.1595582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6919395923614">
                <text:p>21.6919395923614</text:p>
              </table:table-cell>
              <table:table-cell office:value-type="float" office:value="104816.815246986">
                <text:p>104816.8152469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7704491615295">
                <text:p>21.7704491615295</text:p>
              </table:table-cell>
              <table:table-cell office:value-type="float" office:value="104751.561970646">
                <text:p>104751.5619706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8484852313995">
                <text:p>21.8484852313995</text:p>
              </table:table-cell>
              <table:table-cell office:value-type="float" office:value="105387.16280434">
                <text:p>105387.162804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9234087467194">
                <text:p>21.9234087467194</text:p>
              </table:table-cell>
              <table:table-cell office:value-type="float" office:value="109765.271489123">
                <text:p>109765.271489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9983146190643">
                <text:p>21.9983146190643</text:p>
              </table:table-cell>
              <table:table-cell office:value-type="float" office:value="109791.12508196">
                <text:p>109791.125081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073233127594">
                <text:p>22.073233127594</text:p>
              </table:table-cell>
              <table:table-cell office:value-type="float" office:value="109772.607082051">
                <text:p>109772.6070820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1481394767761">
                <text:p>22.1481394767761</text:p>
              </table:table-cell>
              <table:table-cell office:value-type="float" office:value="109790.426176077">
                <text:p>109790.4261760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230534553528">
                <text:p>22.2230534553528</text:p>
              </table:table-cell>
              <table:table-cell office:value-type="float" office:value="109779.244891984">
                <text:p>109779.2448919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297958612442">
                <text:p>22.297958612442</text:p>
              </table:table-cell>
              <table:table-cell office:value-type="float" office:value="109792.173457468">
                <text:p>109792.1734574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3728613853455">
                <text:p>22.3728613853455</text:p>
              </table:table-cell>
              <table:table-cell office:value-type="float" office:value="109795.668187099">
                <text:p>109795.6681870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4477646350861">
                <text:p>22.4477646350861</text:p>
              </table:table-cell>
              <table:table-cell office:value-type="float" office:value="109794.969223375">
                <text:p>109794.969223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5226678848267">
                <text:p>22.5226678848267</text:p>
              </table:table-cell>
              <table:table-cell office:value-type="float" office:value="109794.969223375">
                <text:p>109794.969223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5975787639618">
                <text:p>22.5975787639618</text:p>
              </table:table-cell>
              <table:table-cell office:value-type="float" office:value="109783.787013963">
                <text:p>109783.7870139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6724894046783">
                <text:p>22.6724894046783</text:p>
              </table:table-cell>
              <table:table-cell office:value-type="float" office:value="109784.136423529">
                <text:p>109784.1364235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7474095821381">
                <text:p>22.7474095821381</text:p>
              </table:table-cell>
              <table:table-cell office:value-type="float" office:value="109770.16177547">
                <text:p>109770.161775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8223040103912">
                <text:p>22.8223040103912</text:p>
              </table:table-cell>
              <table:table-cell office:value-type="float" office:value="109807.901493012">
                <text:p>109807.9014930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.9188592433929">
                <text:p>35.9188592433929</text:p>
              </table:table-cell>
              <table:table-cell office:value-type="float" office:value="627.95138520674">
                <text:p>627.951385206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0218148231506">
                <text:p>36.0218148231506</text:p>
              </table:table-cell>
              <table:table-cell office:value-type="float" office:value="79879.1092173486">
                <text:p>79879.10921734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1247599124908">
                <text:p>36.1247599124908</text:p>
              </table:table-cell>
              <table:table-cell office:value-type="float" office:value="79887.2491413511">
                <text:p>79887.24914135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2277045249939">
                <text:p>36.2277045249939</text:p>
              </table:table-cell>
              <table:table-cell office:value-type="float" office:value="79887.6191773144">
                <text:p>79887.61917731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.3306515216827">
                <text:p>36.3306515216827</text:p>
              </table:table-cell>
              <table:table-cell office:value-type="float" office:value="79885.7690317769">
                <text:p>79885.76903177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.4335947036743">
                <text:p>36.4335947036743</text:p>
              </table:table-cell>
              <table:table-cell office:value-type="float" office:value="79888.7293057727">
                <text:p>79888.72930577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.5365464687347">
                <text:p>36.5365464687347</text:p>
              </table:table-cell>
              <table:table-cell office:value-type="float" office:value="79882.0689977791">
                <text:p>79882.06899777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.6395041942596">
                <text:p>36.6395041942596</text:p>
              </table:table-cell>
              <table:table-cell office:value-type="float" office:value="79877.4444372401">
                <text:p>79877.44443724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.7424623966217">
                <text:p>36.7424623966217</text:p>
              </table:table-cell>
              <table:table-cell office:value-type="float" office:value="79877.0744955284">
                <text:p>79877.07449552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.8450489044189">
                <text:p>36.8450489044189</text:p>
              </table:table-cell>
              <table:table-cell office:value-type="float" office:value="80166.4875487765">
                <text:p>80166.48754877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.9419417381287">
                <text:p>36.9419417381287</text:p>
              </table:table-cell>
              <table:table-cell office:value-type="float" office:value="84877.2781755816">
                <text:p>84877.2781755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0388517379761">
                <text:p>37.0388517379761</text:p>
              </table:table-cell>
              <table:table-cell office:value-type="float" office:value="84862.2434521613">
                <text:p>84862.24345216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1357560157776">
                <text:p>37.1357560157776</text:p>
              </table:table-cell>
              <table:table-cell office:value-type="float" office:value="84867.2544347835">
                <text:p>84867.25443478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.2326545715332">
                <text:p>37.2326545715332</text:p>
              </table:table-cell>
              <table:table-cell office:value-type="float" office:value="84872.266009222">
                <text:p>84872.2660092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.3295931816101">
                <text:p>37.3295931816101</text:p>
              </table:table-cell>
              <table:table-cell office:value-type="float" office:value="84837.197412627">
                <text:p>84837.1974126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.4264943599701">
                <text:p>37.4264943599701</text:p>
              </table:table-cell>
              <table:table-cell office:value-type="float" office:value="84869.9689641343">
                <text:p>84869.96896413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5233843326569">
                <text:p>37.5233843326569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6202738285065">
                <text:p>37.6202738285065</text:p>
              </table:table-cell>
              <table:table-cell office:value-type="float" office:value="84880.2022126855">
                <text:p>84880.20221268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.7171640396118">
                <text:p>37.7171640396118</text:p>
              </table:table-cell>
              <table:table-cell office:value-type="float" office:value="84879.575616346">
                <text:p>84879.5756163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.814076423645">
                <text:p>37.814076423645</text:p>
              </table:table-cell>
              <table:table-cell office:value-type="float" office:value="84860.1557173785">
                <text:p>84860.15571737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.8988482952118">
                <text:p>37.8988482952118</text:p>
              </table:table-cell>
              <table:table-cell office:value-type="float" office:value="97013.3117035429">
                <text:p>97013.31170354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.9793093204498">
                <text:p>37.9793093204498</text:p>
              </table:table-cell>
              <table:table-cell office:value-type="float" office:value="102210.976999982">
                <text:p>102210.9769999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0597705841064">
                <text:p>38.0597705841064</text:p>
              </table:table-cell>
              <table:table-cell office:value-type="float" office:value="102210.674133798">
                <text:p>102210.6741337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1402304172516">
                <text:p>38.1402304172516</text:p>
              </table:table-cell>
              <table:table-cell office:value-type="float" office:value="102212.491357827">
                <text:p>102212.4913578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2207038402557">
                <text:p>38.2207038402557</text:p>
              </table:table-cell>
              <table:table-cell office:value-type="float" office:value="102195.230338044">
                <text:p>102195.2303380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.3011653423309">
                <text:p>38.3011653423309</text:p>
              </table:table-cell>
              <table:table-cell office:value-type="float" office:value="102210.371269409">
                <text:p>102210.3712694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.3815948963165">
                <text:p>38.3815948963165</text:p>
              </table:table-cell>
              <table:table-cell office:value-type="float" office:value="102250.971097923">
                <text:p>102250.9710979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.4620440006256">
                <text:p>38.4620440006256</text:p>
              </table:table-cell>
              <table:table-cell office:value-type="float" office:value="102226.122598006">
                <text:p>102226.1225980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.5425004959106">
                <text:p>38.5425004959106</text:p>
              </table:table-cell>
              <table:table-cell office:value-type="float" office:value="102216.73179853">
                <text:p>102216.731798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.6229496002197">
                <text:p>38.6229496002197</text:p>
              </table:table-cell>
              <table:table-cell office:value-type="float" office:value="102226.122598006">
                <text:p>102226.1225980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.7034196853638">
                <text:p>38.7034196853638</text:p>
              </table:table-cell>
              <table:table-cell office:value-type="float" office:value="102199.469346638">
                <text:p>102199.4693466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7838807106018">
                <text:p>38.7838807106018</text:p>
              </table:table-cell>
              <table:table-cell office:value-type="float" office:value="102210.976999982">
                <text:p>102210.9769999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8649356365204">
                <text:p>38.8649356365204</text:p>
              </table:table-cell>
              <table:table-cell office:value-type="float" office:value="101462.062999862">
                <text:p>101462.0629998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9473214149475">
                <text:p>38.9473214149475</text:p>
              </table:table-cell>
              <table:table-cell office:value-type="float" office:value="99823.0538936365">
                <text:p>99823.05389363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.0297067165375">
                <text:p>39.0297067165375</text:p>
              </table:table-cell>
              <table:table-cell office:value-type="float" office:value="99823.631658607">
                <text:p>99823.6316586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1120889186859">
                <text:p>39.1120889186859</text:p>
              </table:table-cell>
              <table:table-cell office:value-type="float" office:value="99827.3872939433">
                <text:p>99827.38729394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1944677829742">
                <text:p>39.1944677829742</text:p>
              </table:table-cell>
              <table:table-cell office:value-type="float" office:value="99831.4321403558">
                <text:p>99831.43214035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2768502235413">
                <text:p>39.2768502235413</text:p>
              </table:table-cell>
              <table:table-cell office:value-type="float" office:value="99827.0983888846">
                <text:p>99827.09838888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3592267036438">
                <text:p>39.3592267036438</text:p>
              </table:table-cell>
              <table:table-cell office:value-type="float" office:value="99834.321517053">
                <text:p>99834.3215170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4416079521179">
                <text:p>39.4416079521179</text:p>
              </table:table-cell>
              <table:table-cell office:value-type="float" office:value="99828.5429309008">
                <text:p>99828.54293090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5239789485931">
                <text:p>39.5239789485931</text:p>
              </table:table-cell>
              <table:table-cell office:value-type="float" office:value="99840.9677182197">
                <text:p>99840.96771821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6063601970673">
                <text:p>39.6063601970673</text:p>
              </table:table-cell>
              <table:table-cell office:value-type="float" office:value="99828.5429309008">
                <text:p>99828.54293090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6887407302856">
                <text:p>39.6887407302856</text:p>
              </table:table-cell>
              <table:table-cell office:value-type="float" office:value="99829.4096761777">
                <text:p>99829.40967617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7711389064789">
                <text:p>39.7711389064789</text:p>
              </table:table-cell>
              <table:table-cell office:value-type="float" office:value="99808.0343515537">
                <text:p>99808.03435155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8534593582153">
                <text:p>39.8534593582153</text:p>
              </table:table-cell>
              <table:table-cell office:value-type="float" office:value="99902.270049844">
                <text:p>99902.2700498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9354388713837">
                <text:p>39.9354388713837</text:p>
              </table:table-cell>
              <table:table-cell office:value-type="float" office:value="100317.746253421">
                <text:p>100317.7462534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0174131393433">
                <text:p>40.0174131393433</text:p>
              </table:table-cell>
              <table:table-cell office:value-type="float" office:value="100324.165188686">
                <text:p>100324.1651886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0993905067444">
                <text:p>40.0993905067444</text:p>
              </table:table-cell>
              <table:table-cell office:value-type="float" office:value="100320.372082202">
                <text:p>100320.3720822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1813950538635">
                <text:p>40.1813950538635</text:p>
              </table:table-cell>
              <table:table-cell office:value-type="float" office:value="100287.121737917">
                <text:p>100287.1217379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2633683681488">
                <text:p>40.2633683681488</text:p>
              </table:table-cell>
              <table:table-cell office:value-type="float" office:value="100325.332356081">
                <text:p>100325.3323560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3453481197357">
                <text:p>40.3453481197357</text:p>
              </table:table-cell>
              <table:table-cell office:value-type="float" office:value="100317.454503153">
                <text:p>100317.4545031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4273200035095">
                <text:p>40.4273200035095</text:p>
              </table:table-cell>
              <table:table-cell office:value-type="float" office:value="100327.083158094">
                <text:p>100327.0831580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5092923641205">
                <text:p>40.5092923641205</text:p>
              </table:table-cell>
              <table:table-cell office:value-type="float" office:value="100326.499550633">
                <text:p>100326.4995506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5912628173828">
                <text:p>40.5912628173828</text:p>
              </table:table-cell>
              <table:table-cell office:value-type="float" office:value="100328.834021215">
                <text:p>100328.8340212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6732394695282">
                <text:p>40.6732394695282</text:p>
              </table:table-cell>
              <table:table-cell office:value-type="float" office:value="100321.247389009">
                <text:p>100321.2473890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7552428245544">
                <text:p>40.7552428245544</text:p>
              </table:table-cell>
              <table:table-cell office:value-type="float" office:value="100288.579624186">
                <text:p>100288.5796241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.8372659683228">
                <text:p>40.8372659683228</text:p>
              </table:table-cell>
              <table:table-cell office:value-type="float" office:value="100264.384199052">
                <text:p>100264.384199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.9158372879028">
                <text:p>40.9158372879028</text:p>
              </table:table-cell>
              <table:table-cell office:value-type="float" office:value="104669.236102345">
                <text:p>104669.2361023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.9943070411682">
                <text:p>40.9943070411682</text:p>
              </table:table-cell>
              <table:table-cell office:value-type="float" office:value="104804.713380286">
                <text:p>104804.7133802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0727651119232">
                <text:p>41.0727651119232</text:p>
              </table:table-cell>
              <table:table-cell office:value-type="float" office:value="104820.318940552">
                <text:p>104820.3189405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1512360572815">
                <text:p>41.1512360572815</text:p>
              </table:table-cell>
              <table:table-cell office:value-type="float" office:value="104803.12123744">
                <text:p>104803.121237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2297341823578">
                <text:p>41.2297341823578</text:p>
              </table:table-cell>
              <table:table-cell office:value-type="float" office:value="104766.833500888">
                <text:p>104766.8335008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3082132339478">
                <text:p>41.3082132339478</text:p>
              </table:table-cell>
              <table:table-cell office:value-type="float" office:value="104792.29594884">
                <text:p>104792.295948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3866815567017">
                <text:p>41.3866815567017</text:p>
              </table:table-cell>
              <table:table-cell office:value-type="float" office:value="104806.624015557">
                <text:p>104806.6240155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4651322364807">
                <text:p>41.4651322364807</text:p>
              </table:table-cell>
              <table:table-cell office:value-type="float" office:value="104830.194246397">
                <text:p>104830.1942463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.5436034202576">
                <text:p>41.5436034202576</text:p>
              </table:table-cell>
              <table:table-cell office:value-type="float" office:value="104802.802814676">
                <text:p>104802.8028146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.6221051216126">
                <text:p>41.6221051216126</text:p>
              </table:table-cell>
              <table:table-cell office:value-type="float" office:value="104762.06066938">
                <text:p>104762.060669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.7006072998047">
                <text:p>41.7006072998047</text:p>
              </table:table-cell>
              <table:table-cell office:value-type="float" office:value="104761.424324702">
                <text:p>104761.4243247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.7790908813477">
                <text:p>41.7790908813477</text:p>
              </table:table-cell>
              <table:table-cell office:value-type="float" office:value="104786.247496841">
                <text:p>104786.2474968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.8568027019501">
                <text:p>41.8568027019501</text:p>
              </table:table-cell>
              <table:table-cell office:value-type="float" office:value="105826.88626065">
                <text:p>105826.886260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.9317162036896">
                <text:p>41.9317162036896</text:p>
              </table:table-cell>
              <table:table-cell office:value-type="float" office:value="109779.943655517">
                <text:p>109779.9436555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0066378116608">
                <text:p>42.0066378116608</text:p>
              </table:table-cell>
              <table:table-cell office:value-type="float" office:value="109768.065885108">
                <text:p>109768.0658851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0815496444702">
                <text:p>42.0815496444702</text:p>
              </table:table-cell>
              <table:table-cell office:value-type="float" office:value="109782.389397937">
                <text:p>109782.3893979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156455039978">
                <text:p>42.156455039978</text:p>
              </table:table-cell>
              <table:table-cell office:value-type="float" office:value="109791.823996741">
                <text:p>109791.8239967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2313601970673">
                <text:p>42.2313601970673</text:p>
              </table:table-cell>
              <table:table-cell office:value-type="float" office:value="109792.173457468">
                <text:p>109792.1734574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3062641620636">
                <text:p>42.3062641620636</text:p>
              </table:table-cell>
              <table:table-cell office:value-type="float" office:value="109793.920794474">
                <text:p>109793.9207944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3812131881714">
                <text:p>42.3812131881714</text:p>
              </table:table-cell>
              <table:table-cell office:value-type="float" office:value="109727.910115505">
                <text:p>109727.9101155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4561202526093">
                <text:p>42.4561202526093</text:p>
              </table:table-cell>
              <table:table-cell office:value-type="float" office:value="109789.377833938">
                <text:p>109789.3778339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.5310242176056">
                <text:p>42.5310242176056</text:p>
              </table:table-cell>
              <table:table-cell office:value-type="float" office:value="109793.920794474">
                <text:p>109793.9207944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.6059286594391">
                <text:p>42.6059286594391</text:p>
              </table:table-cell>
              <table:table-cell office:value-type="float" office:value="109793.221852998">
                <text:p>109793.2218529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.6808302402496">
                <text:p>42.6808302402496</text:p>
              </table:table-cell>
              <table:table-cell office:value-type="float" office:value="109797.415635345">
                <text:p>109797.4156353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.7557470798493">
                <text:p>42.7557470798493</text:p>
              </table:table-cell>
              <table:table-cell office:value-type="float" office:value="109775.052497581">
                <text:p>109775.0524975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.8306546211243">
                <text:p>42.8306546211243</text:p>
              </table:table-cell>
              <table:table-cell office:value-type="float" office:value="109788.6789503">
                <text:p>109788.67895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5.9303390979767">
                <text:p>55.9303390979767</text:p>
              </table:table-cell>
              <table:table-cell office:value-type="float" office:value="627.801380600585">
                <text:p>627.8013806005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6.0332844257355">
                <text:p>56.0332844257355</text:p>
              </table:table-cell>
              <table:table-cell office:value-type="float" office:value="79887.0641246549">
                <text:p>79887.06412465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6.1362252235413">
                <text:p>56.1362252235413</text:p>
              </table:table-cell>
              <table:table-cell office:value-type="float" office:value="79890.5795884335">
                <text:p>79890.57958843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.2391884326935">
                <text:p>56.2391884326935</text:p>
              </table:table-cell>
              <table:table-cell office:value-type="float" office:value="79873.1903144313">
                <text:p>79873.19031443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.342141866684">
                <text:p>56.342141866684</text:p>
              </table:table-cell>
              <table:table-cell office:value-type="float" office:value="79880.7740668523">
                <text:p>79880.77406685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.4451122283936">
                <text:p>56.4451122283936</text:p>
              </table:table-cell>
              <table:table-cell office:value-type="float" office:value="79867.6421395312">
                <text:p>79867.64213953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.5480675697327">
                <text:p>56.5480675697327</text:p>
              </table:table-cell>
              <table:table-cell office:value-type="float" office:value="79879.2941971998">
                <text:p>79879.29419719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6.6509869098663">
                <text:p>56.6509869098663</text:p>
              </table:table-cell>
              <table:table-cell office:value-type="float" office:value="79907.2359900388">
                <text:p>79907.23599003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.7539422512054">
                <text:p>56.7539422512054</text:p>
              </table:table-cell>
              <table:table-cell office:value-type="float" office:value="79879.2941971998">
                <text:p>79879.29419719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.8558695316315">
                <text:p>56.8558695316315</text:p>
              </table:table-cell>
              <table:table-cell office:value-type="float" office:value="80684.9742838831">
                <text:p>80684.97428388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6.9527745246887">
                <text:p>56.9527745246887</text:p>
              </table:table-cell>
              <table:table-cell office:value-type="float" office:value="84866.6280295929">
                <text:p>84866.62802959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0496735572815">
                <text:p>57.0496735572815</text:p>
              </table:table-cell>
              <table:table-cell office:value-type="float" office:value="84871.8483554121">
                <text:p>84871.84835541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.1465702056885">
                <text:p>57.1465702056885</text:p>
              </table:table-cell>
              <table:table-cell office:value-type="float" office:value="84873.9366655676">
                <text:p>84873.93666556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.2434539794922">
                <text:p>57.2434539794922</text:p>
              </table:table-cell>
              <table:table-cell office:value-type="float" office:value="84885.2153164682">
                <text:p>84885.21531646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.3403582572937">
                <text:p>57.3403582572937</text:p>
              </table:table-cell>
              <table:table-cell office:value-type="float" office:value="84867.2544347835">
                <text:p>84867.25443478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.4372465610504">
                <text:p>57.4372465610504</text:p>
              </table:table-cell>
              <table:table-cell office:value-type="float" office:value="84881.2465604768">
                <text:p>84881.24656047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.5341365337372">
                <text:p>57.5341365337372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.6310329437256">
                <text:p>57.6310329437256</text:p>
              </table:table-cell>
              <table:table-cell office:value-type="float" office:value="84874.1455022354">
                <text:p>84874.14550223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.7279579639435">
                <text:p>57.7279579639435</text:p>
              </table:table-cell>
              <table:table-cell office:value-type="float" office:value="84849.0924377603">
                <text:p>84849.09243776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.8248715400696">
                <text:p>57.8248715400696</text:p>
              </table:table-cell>
              <table:table-cell office:value-type="float" office:value="84859.1118885076">
                <text:p>84859.11188850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.9077968597412">
                <text:p>57.9077968597412</text:p>
              </table:table-cell>
              <table:table-cell office:value-type="float" office:value="99173.5700575595">
                <text:p>99173.57005755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.9882478713989">
                <text:p>57.9882478713989</text:p>
              </table:table-cell>
              <table:table-cell office:value-type="float" office:value="102223.699000699">
                <text:p>102223.6990006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.0686991214752">
                <text:p>58.0686991214752</text:p>
              </table:table-cell>
              <table:table-cell office:value-type="float" office:value="102223.396059116">
                <text:p>102223.3960591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.1491532325745">
                <text:p>58.1491532325745</text:p>
              </table:table-cell>
              <table:table-cell office:value-type="float" office:value="102219.760900166">
                <text:p>102219.7609001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.2297394275665">
                <text:p>58.2297394275665</text:p>
              </table:table-cell>
              <table:table-cell office:value-type="float" office:value="102052.218755455">
                <text:p>102052.2187554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.3101942539215">
                <text:p>58.3101942539215</text:p>
              </table:table-cell>
              <table:table-cell office:value-type="float" office:value="102218.852150824">
                <text:p>102218.8521508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.390650510788">
                <text:p>58.390650510788</text:p>
              </table:table-cell>
              <table:table-cell office:value-type="float" office:value="102217.034700615">
                <text:p>102217.0347006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.4711394309998">
                <text:p>58.4711394309998</text:p>
              </table:table-cell>
              <table:table-cell office:value-type="float" office:value="102175.553832255">
                <text:p>102175.5538322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5515778064728">
                <text:p>58.5515778064728</text:p>
              </table:table-cell>
              <table:table-cell office:value-type="float" office:value="102239.757474443">
                <text:p>102239.7574744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6320285797119">
                <text:p>58.6320285797119</text:p>
              </table:table-cell>
              <table:table-cell office:value-type="float" office:value="102224.001944078">
                <text:p>102224.0019440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7124817371368">
                <text:p>58.7124817371368</text:p>
              </table:table-cell>
              <table:table-cell office:value-type="float" office:value="102220.972591089">
                <text:p>102220.9725910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.792932510376">
                <text:p>58.792932510376</text:p>
              </table:table-cell>
              <table:table-cell office:value-type="float" office:value="102224.001944078">
                <text:p>102224.0019440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.8741943836212">
                <text:p>58.8741943836212</text:p>
              </table:table-cell>
              <table:table-cell office:value-type="float" office:value="101203.672418194">
                <text:p>101203.6724181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8.956591129303">
                <text:p>58.956591129303</text:p>
              </table:table-cell>
              <table:table-cell office:value-type="float" office:value="99809.7671449694">
                <text:p>99809.76714496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0389893054962">
                <text:p>59.0389893054962</text:p>
              </table:table-cell>
              <table:table-cell office:value-type="float" office:value="99808.0343515537">
                <text:p>99808.03435155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1213684082031">
                <text:p>59.1213684082031</text:p>
              </table:table-cell>
              <table:table-cell office:value-type="float" office:value="99831.1432118846">
                <text:p>99831.14321188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.2037513256073">
                <text:p>59.2037513256073</text:p>
              </table:table-cell>
              <table:table-cell office:value-type="float" office:value="99826.5205837836">
                <text:p>99826.52058378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.2861406803131">
                <text:p>59.2861406803131</text:p>
              </table:table-cell>
              <table:table-cell office:value-type="float" office:value="99818.72086953">
                <text:p>99818.720869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368522644043">
                <text:p>59.368522644043</text:p>
              </table:table-cell>
              <table:table-cell office:value-type="float" office:value="99827.6762006743">
                <text:p>99827.67620067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.4509048461914">
                <text:p>59.4509048461914</text:p>
              </table:table-cell>
              <table:table-cell office:value-type="float" office:value="99827.3872939433">
                <text:p>99827.38729394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9.5332822799683">
                <text:p>59.5332822799683</text:p>
              </table:table-cell>
              <table:table-cell office:value-type="float" office:value="99833.1657463041">
                <text:p>99833.16574630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.6156575679779">
                <text:p>59.6156575679779</text:p>
              </table:table-cell>
              <table:table-cell office:value-type="float" office:value="99835.7662681219">
                <text:p>99835.76626812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.6980464458466">
                <text:p>59.6980464458466</text:p>
              </table:table-cell>
              <table:table-cell office:value-type="float" office:value="99819.2985843433">
                <text:p>99819.29858434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.7804570198059">
                <text:p>59.7804570198059</text:p>
              </table:table-cell>
              <table:table-cell office:value-type="float" office:value="99793.0193285212">
                <text:p>99793.01932852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.8627300262451">
                <text:p>59.8627300262451</text:p>
              </table:table-cell>
              <table:table-cell office:value-type="float" office:value="99959.881812228">
                <text:p>99959.8818122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.944708108902">
                <text:p>59.944708108902</text:p>
              </table:table-cell>
              <table:table-cell office:value-type="float" office:value="100319.496790668">
                <text:p>100319.4967906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0266849994659">
                <text:p>60.0266849994659</text:p>
              </table:table-cell>
              <table:table-cell office:value-type="float" office:value="100320.955618376">
                <text:p>100320.9556183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1086573600769">
                <text:p>60.1086573600769</text:p>
              </table:table-cell>
              <table:table-cell office:value-type="float" office:value="100326.499550633">
                <text:p>100326.4995506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190625667572">
                <text:p>60.190625667572</text:p>
              </table:table-cell>
              <table:table-cell office:value-type="float" office:value="100331.460430483">
                <text:p>100331.4604304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2725956439972">
                <text:p>60.2725956439972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3545496463776">
                <text:p>60.3545496463776</text:p>
              </table:table-cell>
              <table:table-cell office:value-type="float" office:value="100348.973340315">
                <text:p>100348.9733403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4365177154541">
                <text:p>60.4365177154541</text:p>
              </table:table-cell>
              <table:table-cell office:value-type="float" office:value="100331.752262223">
                <text:p>100331.7522622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5184955596924">
                <text:p>60.5184955596924</text:p>
              </table:table-cell>
              <table:table-cell office:value-type="float" office:value="100319.788552815">
                <text:p>100319.7885528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6004841327667">
                <text:p>60.6004841327667</text:p>
              </table:table-cell>
              <table:table-cell office:value-type="float" office:value="100306.660936069">
                <text:p>100306.6609360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.682457447052">
                <text:p>60.682457447052</text:p>
              </table:table-cell>
              <table:table-cell office:value-type="float" office:value="100325.332356081">
                <text:p>100325.3323560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.764440536499">
                <text:p>60.764440536499</text:p>
              </table:table-cell>
              <table:table-cell office:value-type="float" office:value="100313.370177571">
                <text:p>100313.3701775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.8461062908173">
                <text:p>60.8461062908173</text:p>
              </table:table-cell>
              <table:table-cell office:value-type="float" office:value="100703.165833165">
                <text:p>100703.1658331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.9245865345001">
                <text:p>60.9245865345001</text:p>
              </table:table-cell>
              <table:table-cell office:value-type="float" office:value="104790.704183249">
                <text:p>104790.7041832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003084897995">
                <text:p>61.003084897995</text:p>
              </table:table-cell>
              <table:table-cell office:value-type="float" office:value="104766.515298591">
                <text:p>104766.5152985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0815508365631">
                <text:p>61.0815508365631</text:p>
              </table:table-cell>
              <table:table-cell office:value-type="float" office:value="104809.808562487">
                <text:p>104809.8085624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.1600205898285">
                <text:p>61.1600205898285</text:p>
              </table:table-cell>
              <table:table-cell office:value-type="float" office:value="104804.713380286">
                <text:p>104804.7133802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.2384970188141">
                <text:p>61.2384970188141</text:p>
              </table:table-cell>
              <table:table-cell office:value-type="float" office:value="104795.798003366">
                <text:p>104795.7980033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3169627189636">
                <text:p>61.3169627189636</text:p>
              </table:table-cell>
              <table:table-cell office:value-type="float" office:value="104810.127027824">
                <text:p>104810.1270278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.395409822464">
                <text:p>61.395409822464</text:p>
              </table:table-cell>
              <table:table-cell office:value-type="float" office:value="104834.973288231">
                <text:p>104834.9732882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.4738731384277">
                <text:p>61.4738731384277</text:p>
              </table:table-cell>
              <table:table-cell office:value-type="float" office:value="104813.311787638">
                <text:p>104813.3117876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.5523364543915">
                <text:p>61.5523364543915</text:p>
              </table:table-cell>
              <table:table-cell office:value-type="float" office:value="104813.311787638">
                <text:p>104813.3117876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.6307985782623">
                <text:p>61.6307985782623</text:p>
              </table:table-cell>
              <table:table-cell office:value-type="float" office:value="104814.904240126">
                <text:p>104814.9042401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1.7092609405518">
                <text:p>61.7092609405518</text:p>
              </table:table-cell>
              <table:table-cell office:value-type="float" office:value="104814.585745757">
                <text:p>104814.5857457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1.7877404689789">
                <text:p>61.7877404689789</text:p>
              </table:table-cell>
              <table:table-cell office:value-type="float" office:value="104791.659236801">
                <text:p>104791.6592368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1.8649954795837">
                <text:p>61.8649954795837</text:p>
              </table:table-cell>
              <table:table-cell office:value-type="float" office:value="106452.642173125">
                <text:p>106452.6421731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1.939905166626">
                <text:p>61.939905166626</text:p>
              </table:table-cell>
              <table:table-cell office:value-type="float" office:value="109785.534084037">
                <text:p>109785.5340840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014811038971">
                <text:p>62.014811038971</text:p>
              </table:table-cell>
              <table:table-cell office:value-type="float" office:value="109791.12508196">
                <text:p>109791.125081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0897145271301">
                <text:p>62.0897145271301</text:p>
              </table:table-cell>
              <table:table-cell office:value-type="float" office:value="109794.61974485">
                <text:p>109794.619744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1646220684052">
                <text:p>62.1646220684052</text:p>
              </table:table-cell>
              <table:table-cell office:value-type="float" office:value="109788.6789503">
                <text:p>109788.67895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2395281791687">
                <text:p>62.2395281791687</text:p>
              </table:table-cell>
              <table:table-cell office:value-type="float" office:value="109790.775627906">
                <text:p>109790.7756279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3144326210022">
                <text:p>62.3144326210022</text:p>
              </table:table-cell>
              <table:table-cell office:value-type="float" office:value="109793.221852998">
                <text:p>109793.2218529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.3893320560455">
                <text:p>62.3893320560455</text:p>
              </table:table-cell>
              <table:table-cell office:value-type="float" office:value="109800.561182361">
                <text:p>109800.5611823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.4642362594605">
                <text:p>62.4642362594605</text:p>
              </table:table-cell>
              <table:table-cell office:value-type="float" office:value="109793.571322624">
                <text:p>109793.5713226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5391438007355">
                <text:p>62.5391438007355</text:p>
              </table:table-cell>
              <table:table-cell office:value-type="float" office:value="109788.6789503">
                <text:p>109788.67895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.6140413284302">
                <text:p>62.6140413284302</text:p>
              </table:table-cell>
              <table:table-cell office:value-type="float" office:value="109803.357375463">
                <text:p>109803.3573754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2.6889939308167">
                <text:p>62.6889939308167</text:p>
              </table:table-cell>
              <table:table-cell office:value-type="float" office:value="109722.674572325">
                <text:p>109722.6745723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2.7639155387878">
                <text:p>62.7639155387878</text:p>
              </table:table-cell>
              <table:table-cell office:value-type="float" office:value="109768.065885108">
                <text:p>109768.0658851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2.8388321399689">
                <text:p>62.8388321399689</text:p>
              </table:table-cell>
              <table:table-cell office:value-type="float" office:value="109775.401851551">
                <text:p>109775.4018515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5.9415745735168">
                <text:p>75.9415745735168</text:p>
              </table:table-cell>
              <table:table-cell office:value-type="float" office:value="610.559204729307">
                <text:p>610.559204729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1.H1:source_1.I288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I2:source_1.I288" chart:label-cell-address="source_1.I1:source_1.I1" chart:class="chart:scatter">
            <chart:domain table:cell-range-address="source_1.H2:source_1.H288"/>
            <chart:data-point chart:repeated="2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1.I1:source_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0198888778687">
                <text:p>0.200198888778687</text:p>
                <draw:g>
                  <svg:desc>source_1.H2:source_1.H288</svg:desc>
                </draw:g>
              </table:table-cell>
              <table:table-cell office:value-type="float" office:value="0">
                <text:p>0</text:p>
                <draw:g>
                  <svg:desc>source_1.I2:source_1.I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2072067260742">
                <text:p>0.282072067260742</text:p>
              </table:table-cell>
              <table:table-cell office:value-type="float" office:value="100448.036249166">
                <text:p>100448.036249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4037990570068">
                <text:p>0.364037990570068</text:p>
              </table:table-cell>
              <table:table-cell office:value-type="float" office:value="100334.378824282">
                <text:p>100334.378824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595193862915">
                <text:p>0.44595193862915</text:p>
              </table:table-cell>
              <table:table-cell office:value-type="float" office:value="100398.042029036">
                <text:p>100398.042029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8011322021484">
                <text:p>0.528011322021484</text:p>
              </table:table-cell>
              <table:table-cell office:value-type="float" office:value="100220.104758529">
                <text:p>100220.104758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9949827194214">
                <text:p>0.609949827194214</text:p>
              </table:table-cell>
              <table:table-cell office:value-type="float" office:value="100367.952559831">
                <text:p>100367.952559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1901445388794">
                <text:p>0.691901445388794</text:p>
              </table:table-cell>
              <table:table-cell office:value-type="float" office:value="100351.892753033">
                <text:p>100351.892753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389669418335">
                <text:p>0.77389669418335</text:p>
              </table:table-cell>
              <table:table-cell office:value-type="float" office:value="100298.494375031">
                <text:p>100298.494375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6069087982178">
                <text:p>0.856069087982178</text:p>
              </table:table-cell>
              <table:table-cell office:value-type="float" office:value="100082.273617752">
                <text:p>100082.273617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7821626663208">
                <text:p>0.937821626663208</text:p>
              </table:table-cell>
              <table:table-cell office:value-type="float" office:value="100596.264442468">
                <text:p>100596.264442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978373527527">
                <text:p>1.01978373527527</text:p>
              </table:table-cell>
              <table:table-cell office:value-type="float" office:value="100339.048607515">
                <text:p>100339.048607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911036491394">
                <text:p>1.09911036491394</text:p>
              </table:table-cell>
              <table:table-cell office:value-type="float" office:value="103672.625919692">
                <text:p>103672.625919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754244804382">
                <text:p>1.17754244804382</text:p>
              </table:table-cell>
              <table:table-cell office:value-type="float" office:value="104855.050023103">
                <text:p>104855.050023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5598120689392">
                <text:p>1.25598120689392</text:p>
              </table:table-cell>
              <table:table-cell office:value-type="float" office:value="104846.12608056">
                <text:p>104846.12608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3448076248169">
                <text:p>1.33448076248169</text:p>
              </table:table-cell>
              <table:table-cell office:value-type="float" office:value="104764.924316099">
                <text:p>104764.924316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1297006607056">
                <text:p>1.41297006607056</text:p>
              </table:table-cell>
              <table:table-cell office:value-type="float" office:value="104778.608344876">
                <text:p>104778.608344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9139356613159">
                <text:p>1.49139356613159</text:p>
              </table:table-cell>
              <table:table-cell office:value-type="float" office:value="104866.52589593">
                <text:p>104866.52589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7014799118042">
                <text:p>1.57014799118042</text:p>
              </table:table-cell>
              <table:table-cell office:value-type="float" office:value="104425.878227174">
                <text:p>104425.8782271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9941806793213">
                <text:p>1.69941806793213</text:p>
              </table:table-cell>
              <table:table-cell office:value-type="float" office:value="63618.7446209687">
                <text:p>63618.74462096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788257598877">
                <text:p>1.77788257598877</text:p>
              </table:table-cell>
              <table:table-cell office:value-type="float" office:value="104811.719383538">
                <text:p>104811.7193835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5638332366943">
                <text:p>1.85638332366943</text:p>
              </table:table-cell>
              <table:table-cell office:value-type="float" office:value="104763.333381928">
                <text:p>104763.333381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8367652893066">
                <text:p>1.88367652893066</text:p>
              </table:table-cell>
              <table:table-cell office:value-type="float" office:value="301320.41734512">
                <text:p>301320.41734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6227931976318">
                <text:p>1.96227931976318</text:p>
              </table:table-cell>
              <table:table-cell office:value-type="float" office:value="104627.328277987">
                <text:p>104627.3282779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4064679145813">
                <text:p>2.04064679145813</text:p>
              </table:table-cell>
              <table:table-cell office:value-type="float" office:value="104941.49960602">
                <text:p>104941.49960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155571937561">
                <text:p>2.1155571937561</text:p>
              </table:table-cell>
              <table:table-cell office:value-type="float" office:value="109784.48583532">
                <text:p>109784.48583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3908400535583">
                <text:p>2.23908400535583</text:p>
              </table:table-cell>
              <table:table-cell office:value-type="float" office:value="66576.6394638966">
                <text:p>66576.6394638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1391835212708">
                <text:p>2.31391835212708</text:p>
              </table:table-cell>
              <table:table-cell office:value-type="float" office:value="109896.061832941">
                <text:p>109896.061832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8879871368408">
                <text:p>2.38879871368408</text:p>
              </table:table-cell>
              <table:table-cell office:value-type="float" office:value="109828.529523579">
                <text:p>109828.5295235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6369028091431">
                <text:p>2.46369028091431</text:p>
              </table:table-cell>
              <table:table-cell office:value-type="float" office:value="109812.096396895">
                <text:p>109812.0963968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49003672599792">
                <text:p>2.49003672599792</text:p>
              </table:table-cell>
              <table:table-cell office:value-type="float" office:value="312148.374245509">
                <text:p>312148.374245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6494355201721">
                <text:p>2.56494355201721</text:p>
              </table:table-cell>
              <table:table-cell office:value-type="float" office:value="109789.727279093">
                <text:p>109789.7272790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3996624946594">
                <text:p>2.63996624946594</text:p>
              </table:table-cell>
              <table:table-cell office:value-type="float" office:value="109620.158694243">
                <text:p>109620.1586942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147753238678">
                <text:p>2.7147753238678</text:p>
              </table:table-cell>
              <table:table-cell office:value-type="float" office:value="109933.187460959">
                <text:p>109933.1874609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8988122940063">
                <text:p>2.78988122940063</text:p>
              </table:table-cell>
              <table:table-cell office:value-type="float" office:value="109498.713072628">
                <text:p>109498.7130726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645498752594">
                <text:p>2.8645498752594</text:p>
              </table:table-cell>
              <table:table-cell office:value-type="float" office:value="110139.937659452">
                <text:p>110139.9376594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7380909919739">
                <text:p>5.87380909919739</text:p>
              </table:table-cell>
              <table:table-cell office:value-type="float" office:value="2732.89849361594">
                <text:p>2732.898493615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90819811820984">
                <text:p>5.90819811820984</text:p>
              </table:table-cell>
              <table:table-cell office:value-type="float" office:value="239146.106407465">
                <text:p>239146.1064074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1081137657166">
                <text:p>16.1081137657166</text:p>
              </table:table-cell>
              <table:table-cell office:value-type="float" office:value="806.281177630159">
                <text:p>806.2811776301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2109665870667">
                <text:p>16.2109665870667</text:p>
              </table:table-cell>
              <table:table-cell office:value-type="float" office:value="79958.9150015299">
                <text:p>79958.9150015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3139164447784">
                <text:p>16.3139164447784</text:p>
              </table:table-cell>
              <table:table-cell office:value-type="float" office:value="79883.548970248">
                <text:p>79883.548970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4168856143951">
                <text:p>16.4168856143951</text:p>
              </table:table-cell>
              <table:table-cell office:value-type="float" office:value="79868.566781821">
                <text:p>79868.5667818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588231086731">
                <text:p>16.588231086731</text:p>
              </table:table-cell>
              <table:table-cell office:value-type="float" office:value="47996.5994308971">
                <text:p>47996.59943089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6908366680145">
                <text:p>16.6908366680145</text:p>
              </table:table-cell>
              <table:table-cell office:value-type="float" office:value="80151.5852950676">
                <text:p>80151.58529506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793830871582">
                <text:p>16.793830871582</text:p>
              </table:table-cell>
              <table:table-cell office:value-type="float" office:value="79849.1537886381">
                <text:p>79849.15378863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8286375999451">
                <text:p>16.8286375999451</text:p>
              </table:table-cell>
              <table:table-cell office:value-type="float" office:value="236276.156558668">
                <text:p>236276.1565586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9316473007202">
                <text:p>16.9316473007202</text:p>
              </table:table-cell>
              <table:table-cell office:value-type="float" office:value="79837.1409499739">
                <text:p>79837.1409499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03449177742">
                <text:p>17.03449177742</text:p>
              </table:table-cell>
              <table:table-cell office:value-type="float" office:value="79965.4027508282">
                <text:p>79965.4027508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1317570209503">
                <text:p>17.1317570209503</text:p>
              </table:table-cell>
              <table:table-cell office:value-type="float" office:value="84552.2994803412">
                <text:p>84552.29948034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2286586761475">
                <text:p>17.2286586761475</text:p>
              </table:table-cell>
              <table:table-cell office:value-type="float" office:value="84869.5513329315">
                <text:p>84869.55133293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389333486557">
                <text:p>17.389333486557</text:p>
              </table:table-cell>
              <table:table-cell office:value-type="float" office:value="51184.1276117753">
                <text:p>51184.12761177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486236333847">
                <text:p>17.486236333847</text:p>
              </table:table-cell>
              <table:table-cell office:value-type="float" office:value="84868.5072729062">
                <text:p>84868.50727290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831618309021">
                <text:p>17.5831618309021</text:p>
              </table:table-cell>
              <table:table-cell office:value-type="float" office:value="84848.6750119916">
                <text:p>84848.67501199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6800765991211">
                <text:p>17.6800765991211</text:p>
              </table:table-cell>
              <table:table-cell office:value-type="float" office:value="84858.0680853158">
                <text:p>84858.06808531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7769272327423">
                <text:p>17.7769272327423</text:p>
              </table:table-cell>
              <table:table-cell office:value-type="float" office:value="84914.261192799">
                <text:p>84914.2611927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8740217685699">
                <text:p>17.8740217685699</text:p>
              </table:table-cell>
              <table:table-cell office:value-type="float" office:value="84700.9559281414">
                <text:p>84700.95592814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9070258140564">
                <text:p>17.9070258140564</text:p>
              </table:table-cell>
              <table:table-cell office:value-type="float" office:value="249181.57391876">
                <text:p>249181.573918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0040364265442">
                <text:p>18.0040364265442</text:p>
              </table:table-cell>
              <table:table-cell office:value-type="float" office:value="84774.2302527452">
                <text:p>84774.23025274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0903975963593">
                <text:p>18.0903975963593</text:p>
              </table:table-cell>
              <table:table-cell office:value-type="float" office:value="95227.982872524">
                <text:p>95227.9828725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1709523200989">
                <text:p>18.1709523200989</text:p>
              </table:table-cell>
              <table:table-cell office:value-type="float" office:value="102092.088684735">
                <text:p>102092.0886847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2513208389282">
                <text:p>18.2513208389282</text:p>
              </table:table-cell>
              <table:table-cell office:value-type="float" office:value="102328.624687769">
                <text:p>102328.6246877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3318593502045">
                <text:p>18.3318593502045</text:p>
              </table:table-cell>
              <table:table-cell office:value-type="float" office:value="102112.639899586">
                <text:p>102112.6398995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4645686149597">
                <text:p>18.4645686149597</text:p>
              </table:table-cell>
              <table:table-cell office:value-type="float" office:value="61970.051715434">
                <text:p>61970.0517154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5450294017792">
                <text:p>18.5450294017792</text:p>
              </table:table-cell>
              <table:table-cell office:value-type="float" office:value="102211.279867961">
                <text:p>102211.2798679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6256022453308">
                <text:p>18.6256022453308</text:p>
              </table:table-cell>
              <table:table-cell office:value-type="float" office:value="102069.129467047">
                <text:p>102069.1294670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7059922218323">
                <text:p>18.7059922218323</text:p>
              </table:table-cell>
              <table:table-cell office:value-type="float" office:value="102301.311157245">
                <text:p>102301.3111572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7865266799927">
                <text:p>18.7865266799927</text:p>
              </table:table-cell>
              <table:table-cell office:value-type="float" office:value="102117.778996169">
                <text:p>102117.7789961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866797208786">
                <text:p>18.866797208786</text:p>
              </table:table-cell>
              <table:table-cell office:value-type="float" office:value="102453.542086082">
                <text:p>102453.5420860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8948984146118">
                <text:p>18.8948984146118</text:p>
              </table:table-cell>
              <table:table-cell office:value-type="float" office:value="292656.48068553">
                <text:p>292656.480685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9754333496094">
                <text:p>18.9754333496094</text:p>
              </table:table-cell>
              <table:table-cell office:value-type="float" office:value="102117.174369723">
                <text:p>102117.1743697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0562596321106">
                <text:p>19.0562596321106</text:p>
              </table:table-cell>
              <table:table-cell office:value-type="float" office:value="101749.081431226">
                <text:p>101749.0814312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1386249065399">
                <text:p>19.1386249065399</text:p>
              </table:table-cell>
              <table:table-cell office:value-type="float" office:value="99847.9038281736">
                <text:p>99847.90382817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22096824646">
                <text:p>19.22096824646</text:p>
              </table:table-cell>
              <table:table-cell office:value-type="float" office:value="99874.5011798838">
                <text:p>99874.50117988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3033442497253">
                <text:p>19.3033442497253</text:p>
              </table:table-cell>
              <table:table-cell office:value-type="float" office:value="99834.8994124627">
                <text:p>99834.89941246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3857295513153">
                <text:p>19.3857295513153</text:p>
              </table:table-cell>
              <table:table-cell office:value-type="float" office:value="99823.631658607">
                <text:p>99823.6316586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4681353569031">
                <text:p>19.4681353569031</text:p>
              </table:table-cell>
              <table:table-cell office:value-type="float" office:value="99798.793802711">
                <text:p>99798.7938027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5505523681641">
                <text:p>19.5505523681641</text:p>
              </table:table-cell>
              <table:table-cell office:value-type="float" office:value="99785.224848271">
                <text:p>99785.2248482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6329696178436">
                <text:p>19.6329696178436</text:p>
              </table:table-cell>
              <table:table-cell office:value-type="float" office:value="99784.9361872004">
                <text:p>99784.93618720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7152960300446">
                <text:p>19.7152960300446</text:p>
              </table:table-cell>
              <table:table-cell office:value-type="float" office:value="99895.0370863766">
                <text:p>99895.0370863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7976205348969">
                <text:p>19.7976205348969</text:p>
              </table:table-cell>
              <table:table-cell office:value-type="float" office:value="99897.351520733">
                <text:p>99897.3515207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8800084590912">
                <text:p>19.8800084590912</text:p>
              </table:table-cell>
              <table:table-cell office:value-type="float" office:value="99820.4540340317">
                <text:p>99820.45403403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962468624115">
                <text:p>19.962468624115</text:p>
              </table:table-cell>
              <table:table-cell office:value-type="float" office:value="99733.0043861298">
                <text:p>99733.00438612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0449512004852">
                <text:p>20.0449512004852</text:p>
              </table:table-cell>
              <table:table-cell office:value-type="float" office:value="99705.9059247247">
                <text:p>99705.90592472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1802203655243">
                <text:p>20.1802203655243</text:p>
              </table:table-cell>
              <table:table-cell office:value-type="float" office:value="60797.2999435984">
                <text:p>60797.29994359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2621576786041">
                <text:p>20.2621576786041</text:p>
              </table:table-cell>
              <table:table-cell office:value-type="float" office:value="100369.41279716">
                <text:p>100369.41279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3442211151123">
                <text:p>20.3442211151123</text:p>
              </table:table-cell>
              <table:table-cell office:value-type="float" office:value="100215.154884238">
                <text:p>100215.1548842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4261150360107">
                <text:p>20.4261150360107</text:p>
              </table:table-cell>
              <table:table-cell office:value-type="float" office:value="100422.59437302">
                <text:p>100422.59437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5081350803375">
                <text:p>20.5081350803375</text:p>
              </table:table-cell>
              <table:table-cell office:value-type="float" office:value="100268.173072842">
                <text:p>100268.1730728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6186027526855">
                <text:p>20.6186027526855</text:p>
              </table:table-cell>
              <table:table-cell office:value-type="float" office:value="74447.1194621602">
                <text:p>74447.1194621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7005989551544">
                <text:p>20.7005989551544</text:p>
              </table:table-cell>
              <table:table-cell office:value-type="float" office:value="100297.327832006">
                <text:p>100297.3278320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8362023830414">
                <text:p>20.8362023830414</text:p>
              </table:table-cell>
              <table:table-cell office:value-type="float" office:value="60647.4344207243">
                <text:p>60647.43442072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864556312561">
                <text:p>20.864556312561</text:p>
              </table:table-cell>
              <table:table-cell office:value-type="float" office:value="290047.980626445">
                <text:p>290047.9806264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9181468486786">
                <text:p>20.9181468486786</text:p>
              </table:table-cell>
              <table:table-cell office:value-type="float" office:value="153459.931469247">
                <text:p>153459.9314692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9465146064758">
                <text:p>20.9465146064758</text:p>
              </table:table-cell>
              <table:table-cell office:value-type="float" office:value="289906.592504812">
                <text:p>289906.5925048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0285058021545">
                <text:p>21.0285058021545</text:p>
              </table:table-cell>
              <table:table-cell office:value-type="float" office:value="100303.452485635">
                <text:p>100303.4524856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1074824333191">
                <text:p>21.1074824333191</text:p>
              </table:table-cell>
              <table:table-cell office:value-type="float" office:value="104132.068926376">
                <text:p>104132.0689263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185791015625">
                <text:p>21.185791015625</text:p>
              </table:table-cell>
              <table:table-cell office:value-type="float" office:value="105020.417402953">
                <text:p>105020.4174029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2643258571625">
                <text:p>21.2643258571625</text:p>
              </table:table-cell>
              <table:table-cell office:value-type="float" office:value="104717.853108237">
                <text:p>104717.8531082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3428194522858">
                <text:p>21.3428194522858</text:p>
              </table:table-cell>
              <table:table-cell office:value-type="float" office:value="104772.879711809">
                <text:p>104772.8797118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4212684631348">
                <text:p>21.4212684631348</text:p>
              </table:table-cell>
              <table:table-cell office:value-type="float" office:value="104832.424411696">
                <text:p>104832.4244116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4997165203094">
                <text:p>21.4997165203094</text:p>
              </table:table-cell>
              <table:table-cell office:value-type="float" office:value="104833.698834471">
                <text:p>104833.6988344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578106880188">
                <text:p>21.578106880188</text:p>
              </table:table-cell>
              <table:table-cell office:value-type="float" office:value="104910.859099798">
                <text:p>104910.8590997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7079157829285">
                <text:p>21.7079157829285</text:p>
              </table:table-cell>
              <table:table-cell office:value-type="float" office:value="63354.6684886621">
                <text:p>63354.66848866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7863869667053">
                <text:p>21.7863869667053</text:p>
              </table:table-cell>
              <table:table-cell office:value-type="float" office:value="104802.802814676">
                <text:p>104802.8028146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8649160861969">
                <text:p>21.8649160861969</text:p>
              </table:table-cell>
              <table:table-cell office:value-type="float" office:value="104725.483403416">
                <text:p>104725.4834034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891934633255">
                <text:p>21.891934633255</text:p>
              </table:table-cell>
              <table:table-cell office:value-type="float" office:value="304383.503017896">
                <text:p>304383.5030178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9705142974853">
                <text:p>21.9705142974853</text:p>
              </table:table-cell>
              <table:table-cell office:value-type="float" office:value="104658.120908895">
                <text:p>104658.1209088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0485563278198">
                <text:p>22.0485563278198</text:p>
              </table:table-cell>
              <table:table-cell office:value-type="float" office:value="105379.113853824">
                <text:p>105379.1138538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1234748363495">
                <text:p>22.1234748363495</text:p>
              </table:table-cell>
              <table:table-cell office:value-type="float" office:value="109772.607082051">
                <text:p>109772.6070820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2472596168518">
                <text:p>22.2472596168518</text:p>
              </table:table-cell>
              <table:table-cell office:value-type="float" office:value="66437.892983507">
                <text:p>66437.8929835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3221914768219">
                <text:p>22.3221914768219</text:p>
              </table:table-cell>
              <table:table-cell office:value-type="float" office:value="109753.04767935">
                <text:p>109753.047679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397084236145">
                <text:p>22.397084236145</text:p>
              </table:table-cell>
              <table:table-cell office:value-type="float" office:value="109810.348481327">
                <text:p>109810.3484813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719066619873">
                <text:p>22.4719066619873</text:p>
              </table:table-cell>
              <table:table-cell office:value-type="float" office:value="109913.570796742">
                <text:p>109913.570796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979817867279">
                <text:p>22.4979817867279</text:p>
              </table:table-cell>
              <table:table-cell office:value-type="float" office:value="315396.381870217">
                <text:p>315396.3818702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5728726387024">
                <text:p>22.5728726387024</text:p>
              </table:table-cell>
              <table:table-cell office:value-type="float" office:value="109813.145172946">
                <text:p>109813.1451729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6478328704834">
                <text:p>22.6478328704834</text:p>
              </table:table-cell>
              <table:table-cell office:value-type="float" office:value="109711.507083198">
                <text:p>109711.5070831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7227454185486">
                <text:p>22.7227454185486</text:p>
              </table:table-cell>
              <table:table-cell office:value-type="float" office:value="109781.34120927">
                <text:p>109781.341209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7976675033569">
                <text:p>22.7976675033569</text:p>
              </table:table-cell>
              <table:table-cell office:value-type="float" office:value="109767.367272774">
                <text:p>109767.367272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872572183609">
                <text:p>22.872572183609</text:p>
              </table:table-cell>
              <table:table-cell office:value-type="float" office:value="109792.872385596">
                <text:p>109792.8723855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8737924098968">
                <text:p>25.8737924098968</text:p>
              </table:table-cell>
              <table:table-cell office:value-type="float" office:value="2740.21877100706">
                <text:p>2740.218771007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9081954956055">
                <text:p>25.9081954956055</text:p>
              </table:table-cell>
              <table:table-cell office:value-type="float" office:value="239048.324608273">
                <text:p>239048.3246082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1189301013947">
                <text:p>36.1189301013947</text:p>
              </table:table-cell>
              <table:table-cell office:value-type="float" office:value="805.426868634626">
                <text:p>805.4268686346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2218332290649">
                <text:p>36.2218332290649</text:p>
              </table:table-cell>
              <table:table-cell office:value-type="float" office:value="79919.8254337858">
                <text:p>79919.82543378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3248093128204">
                <text:p>36.3248093128204</text:p>
              </table:table-cell>
              <table:table-cell office:value-type="float" office:value="79863.2041545404">
                <text:p>79863.20415454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4277918338776">
                <text:p>36.4277918338776</text:p>
              </table:table-cell>
              <table:table-cell office:value-type="float" office:value="79858.2120109274">
                <text:p>79858.21201092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.5991616249084">
                <text:p>36.5991616249084</text:p>
              </table:table-cell>
              <table:table-cell office:value-type="float" office:value="47989.7883432553">
                <text:p>47989.78834325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.7020843029022">
                <text:p>36.7020843029022</text:p>
              </table:table-cell>
              <table:table-cell office:value-type="float" office:value="79904.6445380818">
                <text:p>79904.64453808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.8050487041473">
                <text:p>36.8050487041473</text:p>
              </table:table-cell>
              <table:table-cell office:value-type="float" office:value="79872.2655650853">
                <text:p>79872.26556508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.839631319046">
                <text:p>36.839631319046</text:p>
              </table:table-cell>
              <table:table-cell office:value-type="float" office:value="237807.349851775">
                <text:p>237807.3498517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.9425852298737">
                <text:p>36.9425852298737</text:p>
              </table:table-cell>
              <table:table-cell office:value-type="float" office:value="79880.4040942985">
                <text:p>79880.40409429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.0451927185059">
                <text:p>37.0451927185059</text:p>
              </table:table-cell>
              <table:table-cell office:value-type="float" office:value="80150.095374413">
                <text:p>80150.0953744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.1420426368713">
                <text:p>37.1420426368713</text:p>
              </table:table-cell>
              <table:table-cell office:value-type="float" office:value="84914.8883013554">
                <text:p>84914.88830135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2390036582947">
                <text:p>37.2390036582947</text:p>
              </table:table-cell>
              <table:table-cell office:value-type="float" office:value="84817.5883388577">
                <text:p>84817.58833885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4000017642975">
                <text:p>37.4000017642975</text:p>
              </table:table-cell>
              <table:table-cell office:value-type="float" office:value="51081.3462604124">
                <text:p>51081.34626041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.4968950748444">
                <text:p>37.4968950748444</text:p>
              </table:table-cell>
              <table:table-cell office:value-type="float" office:value="84876.8604724409">
                <text:p>84876.86047244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.5938606262207">
                <text:p>37.5938606262207</text:p>
              </table:table-cell>
              <table:table-cell office:value-type="float" office:value="84813.6259039151">
                <text:p>84813.62590391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.6906332969666">
                <text:p>37.6906332969666</text:p>
              </table:table-cell>
              <table:table-cell office:value-type="float" office:value="84982.670588873">
                <text:p>84982.6705888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7876079082489">
                <text:p>37.7876079082489</text:p>
              </table:table-cell>
              <table:table-cell office:value-type="float" office:value="84805.702144608">
                <text:p>84805.7021446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8844590187073">
                <text:p>37.8844590187073</text:p>
              </table:table-cell>
              <table:table-cell office:value-type="float" office:value="84913.8431255739">
                <text:p>84913.84312557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.917219877243">
                <text:p>37.917219877243</text:p>
              </table:table-cell>
              <table:table-cell office:value-type="float" office:value="251031.272303852">
                <text:p>251031.2723038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.0141177177429">
                <text:p>38.0141177177429</text:p>
              </table:table-cell>
              <table:table-cell office:value-type="float" office:value="84872.8924976441">
                <text:p>84872.89249764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.0988576412201">
                <text:p>38.0988576412201</text:p>
              </table:table-cell>
              <table:table-cell office:value-type="float" office:value="97049.8870253921">
                <text:p>97049.88702539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1793179512024">
                <text:p>38.1793179512024</text:p>
              </table:table-cell>
              <table:table-cell office:value-type="float" office:value="102211.885609304">
                <text:p>102211.8856093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2597835063934">
                <text:p>38.2597835063934</text:p>
              </table:table-cell>
              <table:table-cell office:value-type="float" office:value="102205.222849388">
                <text:p>102205.2228493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3402371406555">
                <text:p>38.3402371406555</text:p>
              </table:table-cell>
              <table:table-cell office:value-type="float" office:value="102220.366742037">
                <text:p>102220.3667420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4733002185821">
                <text:p>38.4733002185821</text:p>
              </table:table-cell>
              <table:table-cell office:value-type="float" office:value="61805.2740711011">
                <text:p>61805.27407110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.5537869930267">
                <text:p>38.5537869930267</text:p>
              </table:table-cell>
              <table:table-cell office:value-type="float" office:value="102178.277819578">
                <text:p>102178.2778195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.6342470645905">
                <text:p>38.6342470645905</text:p>
              </table:table-cell>
              <table:table-cell office:value-type="float" office:value="102212.188482668">
                <text:p>102212.1884826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.7147283554077">
                <text:p>38.7147283554077</text:p>
              </table:table-cell>
              <table:table-cell office:value-type="float" office:value="102185.239780426">
                <text:p>102185.2397804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.7951443195343">
                <text:p>38.7951443195343</text:p>
              </table:table-cell>
              <table:table-cell office:value-type="float" office:value="102268.25095393">
                <text:p>102268.250953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.875696182251">
                <text:p>38.875696182251</text:p>
              </table:table-cell>
              <table:table-cell office:value-type="float" office:value="102095.714768587">
                <text:p>102095.7147685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.9034464359283">
                <text:p>38.9034464359283</text:p>
              </table:table-cell>
              <table:table-cell office:value-type="float" office:value="296357.651198955">
                <text:p>296357.6511989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9839518070221">
                <text:p>38.9839518070221</text:p>
              </table:table-cell>
              <table:table-cell office:value-type="float" office:value="102154.674753601">
                <text:p>102154.6747536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.0650608539581">
                <text:p>39.0650608539581</text:p>
              </table:table-cell>
              <table:table-cell office:value-type="float" office:value="101394.361180026">
                <text:p>101394.3611800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.1474397182465">
                <text:p>39.1474397182465</text:p>
              </table:table-cell>
              <table:table-cell office:value-type="float" office:value="99831.4321403558">
                <text:p>99831.43214035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.2298219203949">
                <text:p>39.2298219203949</text:p>
              </table:table-cell>
              <table:table-cell office:value-type="float" office:value="99827.3872939433">
                <text:p>99827.38729394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312194108963">
                <text:p>39.312194108963</text:p>
              </table:table-cell>
              <table:table-cell office:value-type="float" office:value="99839.5228166046">
                <text:p>99839.52281660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3944954872131">
                <text:p>39.3944954872131</text:p>
              </table:table-cell>
              <table:table-cell office:value-type="float" office:value="99925.4225731973">
                <text:p>99925.42257319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4769413471222">
                <text:p>39.4769413471222</text:p>
              </table:table-cell>
              <table:table-cell office:value-type="float" office:value="99750.30897939">
                <text:p>99750.308979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5593526363373">
                <text:p>39.5593526363373</text:p>
              </table:table-cell>
              <table:table-cell office:value-type="float" office:value="99792.1532150276">
                <text:p>99792.15321502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6417582035065">
                <text:p>39.6417582035065</text:p>
              </table:table-cell>
              <table:table-cell office:value-type="float" office:value="99799.0825439627">
                <text:p>99799.08254396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7240872383118">
                <text:p>39.7240872383118</text:p>
              </table:table-cell>
              <table:table-cell office:value-type="float" office:value="99891.8549142372">
                <text:p>99891.85491423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8064892292023">
                <text:p>39.8064892292023</text:p>
              </table:table-cell>
              <table:table-cell office:value-type="float" office:value="99803.4138632425">
                <text:p>99803.41386324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8888671398163">
                <text:p>39.8888671398163</text:p>
              </table:table-cell>
              <table:table-cell office:value-type="float" office:value="99832.5878709647">
                <text:p>99832.58787096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9713070392609">
                <text:p>39.9713070392609</text:p>
              </table:table-cell>
              <table:table-cell office:value-type="float" office:value="99757.5209990225">
                <text:p>99757.52099902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.0535933971405">
                <text:p>40.0535933971405</text:p>
              </table:table-cell>
              <table:table-cell office:value-type="float" office:value="99943.6627396895">
                <text:p>99943.66273968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.1892218589783">
                <text:p>40.1892218589783</text:p>
              </table:table-cell>
              <table:table-cell office:value-type="float" office:value="60636.2402740887">
                <text:p>60636.24027408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2714295387268">
                <text:p>40.2714295387268</text:p>
              </table:table-cell>
              <table:table-cell office:value-type="float" office:value="100039.315367571">
                <text:p>100039.3153675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3532445430756">
                <text:p>40.3532445430756</text:p>
              </table:table-cell>
              <table:table-cell office:value-type="float" office:value="100519.459302885">
                <text:p>100519.4593028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4350926876068">
                <text:p>40.4350926876068</text:p>
              </table:table-cell>
              <table:table-cell office:value-type="float" office:value="100478.759134974">
                <text:p>100478.7591349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5169899463654">
                <text:p>40.5169899463654</text:p>
              </table:table-cell>
              <table:table-cell office:value-type="float" office:value="100418.501481796">
                <text:p>100418.5014817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6274077892303">
                <text:p>40.6274077892303</text:p>
              </table:table-cell>
              <table:table-cell office:value-type="float" office:value="74480.7160383999">
                <text:p>74480.71603839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7095055580139">
                <text:p>40.7095055580139</text:p>
              </table:table-cell>
              <table:table-cell office:value-type="float" office:value="100173.246141202">
                <text:p>100173.2461412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844929933548">
                <text:p>40.844929933548</text:p>
              </table:table-cell>
              <table:table-cell office:value-type="float" office:value="60727.6198806009">
                <text:p>60727.61988060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8733334541321">
                <text:p>40.8733334541321</text:p>
              </table:table-cell>
              <table:table-cell office:value-type="float" office:value="289541.571990968">
                <text:p>289541.5719909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9268801212311">
                <text:p>40.9268801212311</text:p>
              </table:table-cell>
              <table:table-cell office:value-type="float" office:value="153585.656130477">
                <text:p>153585.6561304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9553582668304">
                <text:p>40.9553582668304</text:p>
              </table:table-cell>
              <table:table-cell office:value-type="float" office:value="288782.848282906">
                <text:p>288782.8482829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0374188423157">
                <text:p>41.0374188423157</text:p>
              </table:table-cell>
              <table:table-cell office:value-type="float" office:value="100218.648862392">
                <text:p>100218.6488623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1159746646881">
                <text:p>41.1159746646881</text:p>
              </table:table-cell>
              <table:table-cell office:value-type="float" office:value="104689.884869509">
                <text:p>104689.8848695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2454721927643">
                <text:p>41.2454721927643</text:p>
              </table:table-cell>
              <table:table-cell office:value-type="float" office:value="63507.0037411259">
                <text:p>63507.00374112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3238673210144">
                <text:p>41.3238673210144</text:p>
              </table:table-cell>
              <table:table-cell office:value-type="float" office:value="104904.477912978">
                <text:p>104904.4779129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4023172855377">
                <text:p>41.4023172855377</text:p>
              </table:table-cell>
              <table:table-cell office:value-type="float" office:value="104831.150019906">
                <text:p>104831.1500199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4808082580566">
                <text:p>41.4808082580566</text:p>
              </table:table-cell>
              <table:table-cell office:value-type="float" office:value="104776.380468691">
                <text:p>104776.3804686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5592653751373">
                <text:p>41.5592653751373</text:p>
              </table:table-cell>
              <table:table-cell office:value-type="float" office:value="104821.593069015">
                <text:p>104821.5930690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6377048492432">
                <text:p>41.6377048492432</text:p>
              </table:table-cell>
              <table:table-cell office:value-type="float" office:value="104845.170033951">
                <text:p>104845.1700339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7161748409271">
                <text:p>41.7161748409271</text:p>
              </table:table-cell>
              <table:table-cell office:value-type="float" office:value="104804.394947847">
                <text:p>104804.3949478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.7946259975433">
                <text:p>41.7946259975433</text:p>
              </table:table-cell>
              <table:table-cell office:value-type="float" office:value="104829.55707374">
                <text:p>104829.557073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.8732163906097">
                <text:p>41.8732163906097</text:p>
              </table:table-cell>
              <table:table-cell office:value-type="float" office:value="104643.833414232">
                <text:p>104643.8334142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.9007065296173">
                <text:p>41.9007065296173</text:p>
              </table:table-cell>
              <table:table-cell office:value-type="float" office:value="299161.819361329">
                <text:p>299161.8193613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.9792444705963">
                <text:p>41.9792444705963</text:p>
              </table:table-cell>
              <table:table-cell office:value-type="float" office:value="104713.720495914">
                <text:p>104713.7204959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.0568554401398">
                <text:p>42.0568554401398</text:p>
              </table:table-cell>
              <table:table-cell office:value-type="float" office:value="105964.402305206">
                <text:p>105964.4023052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.1318671703339">
                <text:p>42.1318671703339</text:p>
              </table:table-cell>
              <table:table-cell office:value-type="float" office:value="109636.185950124">
                <text:p>109636.1859501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2550187110901">
                <text:p>42.2550187110901</text:p>
              </table:table-cell>
              <table:table-cell office:value-type="float" office:value="66779.5136747752">
                <text:p>66779.51367477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3299601078034">
                <text:p>42.3299601078034</text:p>
              </table:table-cell>
              <table:table-cell office:value-type="float" office:value="109739.080944367">
                <text:p>109739.0809443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4048776626587">
                <text:p>42.4048776626587</text:p>
              </table:table-cell>
              <table:table-cell office:value-type="float" office:value="109774.004449013">
                <text:p>109774.0044490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4798016548157">
                <text:p>42.4798016548157</text:p>
              </table:table-cell>
              <table:table-cell office:value-type="float" office:value="109764.572912358">
                <text:p>109764.5729123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5063889026642">
                <text:p>42.5063889026642</text:p>
              </table:table-cell>
              <table:table-cell office:value-type="float" office:value="309321.222221226">
                <text:p>309321.2222212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5813231468201">
                <text:p>42.5813231468201</text:p>
              </table:table-cell>
              <table:table-cell office:value-type="float" office:value="109749.555662319">
                <text:p>109749.5556623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656215429306">
                <text:p>42.656215429306</text:p>
              </table:table-cell>
              <table:table-cell office:value-type="float" office:value="109811.047640877">
                <text:p>109811.0476408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.7311351299286">
                <text:p>42.7311351299286</text:p>
              </table:table-cell>
              <table:table-cell office:value-type="float" office:value="109770.860423376">
                <text:p>109770.8604233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.8059732913971">
                <text:p>42.8059732913971</text:p>
              </table:table-cell>
              <table:table-cell office:value-type="float" office:value="109890.460142596">
                <text:p>109890.4601425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.880913734436">
                <text:p>42.880913734436</text:p>
              </table:table-cell>
              <table:table-cell office:value-type="float" office:value="109740.477457902">
                <text:p>109740.4774579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.8738043308258">
                <text:p>45.8738043308258</text:p>
              </table:table-cell>
              <table:table-cell office:value-type="float" office:value="2747.84518014803">
                <text:p>2747.845180148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.9082658290863">
                <text:p>45.9082658290863</text:p>
              </table:table-cell>
              <table:table-cell office:value-type="float" office:value="238643.135531541">
                <text:p>238643.1355315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.1305103302002">
                <text:p>56.1305103302002</text:p>
              </table:table-cell>
              <table:table-cell office:value-type="float" office:value="804.519985713886">
                <text:p>804.5199857138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6.2333798408508">
                <text:p>56.2333798408508</text:p>
              </table:table-cell>
              <table:table-cell office:value-type="float" office:value="79945.9426606036">
                <text:p>79945.94266060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6.3363742828369">
                <text:p>56.3363742828369</text:p>
              </table:table-cell>
              <table:table-cell office:value-type="float" office:value="79848.9689483553">
                <text:p>79848.96894835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.4392437934876">
                <text:p>56.4392437934876</text:p>
              </table:table-cell>
              <table:table-cell office:value-type="float" office:value="79945.9426606036">
                <text:p>79945.94266060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.6100125312805">
                <text:p>56.6100125312805</text:p>
              </table:table-cell>
              <table:table-cell office:value-type="float" office:value="48158.6975829871">
                <text:p>48158.69758298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.713005065918">
                <text:p>56.713005065918</text:p>
              </table:table-cell>
              <table:table-cell office:value-type="float" office:value="79850.4476945799">
                <text:p>79850.44769457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.8159306049347">
                <text:p>56.8159306049347</text:p>
              </table:table-cell>
              <table:table-cell office:value-type="float" office:value="79902.4234273259">
                <text:p>79902.42342732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6.8510479927063">
                <text:p>56.8510479927063</text:p>
              </table:table-cell>
              <table:table-cell office:value-type="float" office:value="234185.983692368">
                <text:p>234185.9836923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.9540994167328">
                <text:p>56.9540994167328</text:p>
              </table:table-cell>
              <table:table-cell office:value-type="float" office:value="79804.816650433">
                <text:p>79804.8166504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7.0560166835785">
                <text:p>57.0560166835785</text:p>
              </table:table-cell>
              <table:table-cell office:value-type="float" office:value="80692.9017479508">
                <text:p>80692.90174795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.1528744697571">
                <text:p>57.1528744697571</text:p>
              </table:table-cell>
              <table:table-cell office:value-type="float" office:value="84907.9906166385">
                <text:p>84907.99061663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2499220371246">
                <text:p>57.2499220371246</text:p>
              </table:table-cell>
              <table:table-cell office:value-type="float" office:value="84741.9489542977">
                <text:p>84741.94895429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.3466889858246">
                <text:p>57.3466889858246</text:p>
              </table:table-cell>
              <table:table-cell office:value-type="float" office:value="84987.6958040752">
                <text:p>84987.69580407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.4435589313507">
                <text:p>57.4435589313507</text:p>
              </table:table-cell>
              <table:table-cell office:value-type="float" office:value="84897.3327623295">
                <text:p>84897.33276232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.5404939651489">
                <text:p>57.5404939651489</text:p>
              </table:table-cell>
              <table:table-cell office:value-type="float" office:value="84840.3273590358">
                <text:p>84840.32735903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.6373796463013">
                <text:p>57.6373796463013</text:p>
              </table:table-cell>
              <table:table-cell office:value-type="float" office:value="84883.54421608">
                <text:p>84883.544216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.734265089035">
                <text:p>57.734265089035</text:p>
              </table:table-cell>
              <table:table-cell office:value-type="float" office:value="84883.7531000303">
                <text:p>84883.75310003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.8311643600464">
                <text:p>57.8311643600464</text:p>
              </table:table-cell>
              <table:table-cell office:value-type="float" office:value="84871.6395300486">
                <text:p>84871.63953004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.9281284809113">
                <text:p>57.9281284809113</text:p>
              </table:table-cell>
              <table:table-cell office:value-type="float" office:value="84814.8771591627">
                <text:p>84814.87715916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8.0249884128571">
                <text:p>58.0249884128571</text:p>
              </table:table-cell>
              <table:table-cell office:value-type="float" office:value="84906.1096243785">
                <text:p>84906.10962437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8.1080138683319">
                <text:p>58.1080138683319</text:p>
              </table:table-cell>
              <table:table-cell office:value-type="float" office:value="99053.9582464665">
                <text:p>99053.95824646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.1886992454529">
                <text:p>58.1886992454529</text:p>
              </table:table-cell>
              <table:table-cell office:value-type="float" office:value="101926.771534695">
                <text:p>101926.7715346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.2688670158386">
                <text:p>58.2688670158386</text:p>
              </table:table-cell>
              <table:table-cell office:value-type="float" office:value="102584.866217792">
                <text:p>102584.8662177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.3493633270264">
                <text:p>58.3493633270264</text:p>
              </table:table-cell>
              <table:table-cell office:value-type="float" office:value="102166.172320852">
                <text:p>102166.1723208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.4818029403687">
                <text:p>58.4818029403687</text:p>
              </table:table-cell>
              <table:table-cell office:value-type="float" office:value="62096.2247809149">
                <text:p>62096.22478091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.562239408493">
                <text:p>58.562239408493</text:p>
              </table:table-cell>
              <table:table-cell office:value-type="float" office:value="102242.181833272">
                <text:p>102242.1818332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.6427135467529">
                <text:p>58.6427135467529</text:p>
              </table:table-cell>
              <table:table-cell office:value-type="float" office:value="102194.322024809">
                <text:p>102194.3220248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.7231884002686">
                <text:p>58.7231884002686</text:p>
              </table:table-cell>
              <table:table-cell office:value-type="float" office:value="102193.413727721">
                <text:p>102193.4137277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8035733699799">
                <text:p>58.8035733699799</text:p>
              </table:table-cell>
              <table:table-cell office:value-type="float" office:value="102307.683010093">
                <text:p>102307.6830100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8841001987457">
                <text:p>58.8841001987457</text:p>
              </table:table-cell>
              <table:table-cell office:value-type="float" office:value="102127.453993143">
                <text:p>102127.4539931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9125986099243">
                <text:p>58.9125986099243</text:p>
              </table:table-cell>
              <table:table-cell office:value-type="float" office:value="288577.491161289">
                <text:p>288577.4911612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.9932060241699">
                <text:p>58.9932060241699</text:p>
              </table:table-cell>
              <table:table-cell office:value-type="float" office:value="102025.354329591">
                <text:p>102025.3543295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.0743448734284">
                <text:p>59.0743448734284</text:p>
              </table:table-cell>
              <table:table-cell office:value-type="float" office:value="101357.119002354">
                <text:p>101357.1190023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1566965579987">
                <text:p>59.1566965579987</text:p>
              </table:table-cell>
              <table:table-cell office:value-type="float" office:value="99864.3809523809">
                <text:p>99864.38095238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2391345500946">
                <text:p>59.2391345500946</text:p>
              </table:table-cell>
              <table:table-cell office:value-type="float" office:value="99759.8290655638">
                <text:p>99759.82906556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3216845989227">
                <text:p>59.3216845989227</text:p>
              </table:table-cell>
              <table:table-cell office:value-type="float" office:value="99624.411090573">
                <text:p>99624.4110905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.403829574585">
                <text:p>59.403829574585</text:p>
              </table:table-cell>
              <table:table-cell office:value-type="float" office:value="100115.678819067">
                <text:p>100115.6788190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.486221075058">
                <text:p>59.486221075058</text:p>
              </table:table-cell>
              <table:table-cell office:value-type="float" office:value="99816.1212356218">
                <text:p>99816.12123562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5686557292938">
                <text:p>59.5686557292938</text:p>
              </table:table-cell>
              <table:table-cell office:value-type="float" office:value="99763.8684390148">
                <text:p>99763.86843901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.6510353088379">
                <text:p>59.6510353088379</text:p>
              </table:table-cell>
              <table:table-cell office:value-type="float" office:value="99830.5653599595">
                <text:p>99830.56535995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9.7334680557251">
                <text:p>59.7334680557251</text:p>
              </table:table-cell>
              <table:table-cell office:value-type="float" office:value="99766.1767992873">
                <text:p>99766.17679928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.8156936168671">
                <text:p>59.8156936168671</text:p>
              </table:table-cell>
              <table:table-cell office:value-type="float" office:value="100017.560060195">
                <text:p>100017.5600601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.8982706069946">
                <text:p>59.8982706069946</text:p>
              </table:table-cell>
              <table:table-cell office:value-type="float" office:value="99591.9079551787">
                <text:p>99591.90795517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.9806776046753">
                <text:p>59.9806776046753</text:p>
              </table:table-cell>
              <table:table-cell office:value-type="float" office:value="99797.3501215137">
                <text:p>99797.35012151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.0628757476807">
                <text:p>60.0628757476807</text:p>
              </table:table-cell>
              <table:table-cell office:value-type="float" office:value="100050.922068429">
                <text:p>100050.9220684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0.1976156234741">
                <text:p>60.1976156234741</text:p>
              </table:table-cell>
              <table:table-cell office:value-type="float" office:value="61036.1257316771">
                <text:p>61036.12573167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2796499729157">
                <text:p>60.2796499729157</text:p>
              </table:table-cell>
              <table:table-cell office:value-type="float" office:value="100250.688351735">
                <text:p>100250.6883517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3616414070129">
                <text:p>60.3616414070129</text:p>
              </table:table-cell>
              <table:table-cell office:value-type="float" office:value="100303.160818501">
                <text:p>100303.1608185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4435541629791">
                <text:p>60.4435541629791</text:p>
              </table:table-cell>
              <table:table-cell office:value-type="float" office:value="100399.503142036">
                <text:p>100399.5031420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5255563259125">
                <text:p>60.5255563259125</text:p>
              </table:table-cell>
              <table:table-cell office:value-type="float" office:value="100290.037552843">
                <text:p>100290.0375528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6366312503815">
                <text:p>60.6366312503815</text:p>
              </table:table-cell>
              <table:table-cell office:value-type="float" office:value="74040.1133677627">
                <text:p>74040.11336776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7186019420624">
                <text:p>60.7186019420624</text:p>
              </table:table-cell>
              <table:table-cell office:value-type="float" office:value="100328.542206451">
                <text:p>100328.5422064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8534870147705">
                <text:p>60.8534870147705</text:p>
              </table:table-cell>
              <table:table-cell office:value-type="float" office:value="60970.4234492681">
                <text:p>60970.42344926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8826150894165">
                <text:p>60.8826150894165</text:p>
              </table:table-cell>
              <table:table-cell office:value-type="float" office:value="282339.292931277">
                <text:p>282339.2929312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.935441493988">
                <text:p>60.935441493988</text:p>
              </table:table-cell>
              <table:table-cell office:value-type="float" office:value="155679.722417295">
                <text:p>155679.7224172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.9645211696625">
                <text:p>60.9645211696625</text:p>
              </table:table-cell>
              <table:table-cell office:value-type="float" office:value="282809.206404906">
                <text:p>282809.2064049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.0462021827698">
                <text:p>61.0462021827698</text:p>
              </table:table-cell>
              <table:table-cell office:value-type="float" office:value="100684.3535253">
                <text:p>100684.35352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.1247315406799">
                <text:p>61.1247315406799</text:p>
              </table:table-cell>
              <table:table-cell office:value-type="float" office:value="104725.165452249">
                <text:p>104725.1654522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253821849823">
                <text:p>61.253821849823</text:p>
              </table:table-cell>
              <table:table-cell office:value-type="float" office:value="63707.3383323114">
                <text:p>63707.33833231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3321974277496">
                <text:p>61.3321974277496</text:p>
              </table:table-cell>
              <table:table-cell office:value-type="float" office:value="104930.645713364">
                <text:p>104930.6457133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.4105968475342">
                <text:p>61.4105968475342</text:p>
              </table:table-cell>
              <table:table-cell office:value-type="float" office:value="104898.735508514">
                <text:p>104898.7355085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.4890084266663">
                <text:p>61.4890084266663</text:p>
              </table:table-cell>
              <table:table-cell office:value-type="float" office:value="104882.468776035">
                <text:p>104882.4687760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5675423145294">
                <text:p>61.5675423145294</text:p>
              </table:table-cell>
              <table:table-cell office:value-type="float" office:value="104719.124746884">
                <text:p>104719.1247468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.6459774971008">
                <text:p>61.6459774971008</text:p>
              </table:table-cell>
              <table:table-cell office:value-type="float" office:value="104850.906575152">
                <text:p>104850.9065751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.7244701385498">
                <text:p>61.7244701385498</text:p>
              </table:table-cell>
              <table:table-cell office:value-type="float" office:value="104774.152687244">
                <text:p>104774.1526872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.8028676509857">
                <text:p>61.8028676509857</text:p>
              </table:table-cell>
              <table:table-cell office:value-type="float" office:value="104901.28761066">
                <text:p>104901.287610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.8814589977264">
                <text:p>61.8814589977264</text:p>
              </table:table-cell>
              <table:table-cell office:value-type="float" office:value="104642.56360349">
                <text:p>104642.563603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1.909238576889">
                <text:p>61.909238576889</text:p>
              </table:table-cell>
              <table:table-cell office:value-type="float" office:value="296044.801537986">
                <text:p>296044.8015379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1.987850189209">
                <text:p>61.987850189209</text:p>
              </table:table-cell>
              <table:table-cell office:value-type="float" office:value="104615.587408749">
                <text:p>104615.5874087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0651917457581">
                <text:p>62.0651917457581</text:p>
              </table:table-cell>
              <table:table-cell office:value-type="float" office:value="106333.520644648">
                <text:p>106333.5206446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.1400079727173">
                <text:p>62.1400079727173</text:p>
              </table:table-cell>
              <table:table-cell office:value-type="float" office:value="109922.677662985">
                <text:p>109922.6776629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262951374054">
                <text:p>62.262951374054</text:p>
              </table:table-cell>
              <table:table-cell office:value-type="float" office:value="66892.5693496903">
                <text:p>66892.56934969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3377211093903">
                <text:p>62.3377211093903</text:p>
              </table:table-cell>
              <table:table-cell office:value-type="float" office:value="109991.02729212">
                <text:p>109991.027292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4127020835877">
                <text:p>62.4127020835877</text:p>
              </table:table-cell>
              <table:table-cell office:value-type="float" office:value="109681.156960568">
                <text:p>109681.1569605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4875712394714">
                <text:p>62.4875712394714</text:p>
              </table:table-cell>
              <table:table-cell office:value-type="float" office:value="109844.967569358">
                <text:p>109844.9675693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5145845413208">
                <text:p>62.5145845413208</text:p>
              </table:table-cell>
              <table:table-cell office:value-type="float" office:value="304442.605567422">
                <text:p>304442.6055674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.5894370079041">
                <text:p>62.5894370079041</text:p>
              </table:table-cell>
              <table:table-cell office:value-type="float" office:value="109869.458888882">
                <text:p>109869.4588888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.6644241809845">
                <text:p>62.6644241809845</text:p>
              </table:table-cell>
              <table:table-cell office:value-type="float" office:value="109672.090067691">
                <text:p>109672.0900676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7393112182617">
                <text:p>62.7393112182617</text:p>
              </table:table-cell>
              <table:table-cell office:value-type="float" office:value="109818.738983569">
                <text:p>109818.7389835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.8141574859619">
                <text:p>62.8141574859619</text:p>
              </table:table-cell>
              <table:table-cell office:value-type="float" office:value="109878.558446523">
                <text:p>109878.5584465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2.8890962600708">
                <text:p>62.8890962600708</text:p>
              </table:table-cell>
              <table:table-cell office:value-type="float" office:value="109742.921442116">
                <text:p>109742.9214421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5.8738029003143">
                <text:p>65.8738029003143</text:p>
              </table:table-cell>
              <table:table-cell office:value-type="float" office:value="2755.37967085736">
                <text:p>2755.379670857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.9082095623016">
                <text:p>65.9082095623016</text:p>
              </table:table-cell>
              <table:table-cell office:value-type="float" office:value="239023.477576362">
                <text:p>239023.4775763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6.1417467594147">
                <text:p>76.1417467594147</text:p>
              </table:table-cell>
              <table:table-cell office:value-type="float" office:value="781.74338412107">
                <text:p>781.74338412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